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47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9.022cm"/>
    </style:style>
    <style:style style:name="co4" style:family="table-column">
      <style:table-column-properties fo:break-before="auto" style:column-width="1.226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0" table:default-cell-style-name="Default"/>
        <table:table-column table:style-name="co6" table:number-columns-repeated="27" table:default-cell-style-name="Default"/>
        <table:table-column table:style-name="co5" table:default-cell-style-name="Default"/>
        <table:table-row table:style-name="ro1">
          <table:table-cell office:value-type="string">
            <text:p>series</text:p>
          </table:table-cell>
          <table:table-cell office:value-type="string">
            <text:p>series_code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lgeria</text:p>
          </table:table-cell>
          <table:table-cell office:value-type="string">
            <text:p>DZA</text:p>
          </table:table-cell>
          <table:table-cell table:number-columns-repeated="30" office:value-type="string">
            <text:p>..</text:p>
          </table:table-cell>
          <table:table-cell office:value-type="string">
            <text:p>1.943082488</text:p>
          </table:table-cell>
          <table:table-cell office:value-type="string">
            <text:p>1.865286079</text:p>
          </table:table-cell>
          <table:table-cell office:value-type="string">
            <text:p>1.798958403</text:p>
          </table:table-cell>
          <table:table-cell office:value-type="string">
            <text:p>1.725965452</text:p>
          </table:table-cell>
          <table:table-cell office:value-type="string">
            <text:p>1.659197207</text:p>
          </table:table-cell>
          <table:table-cell office:value-type="string">
            <text:p>2.075822177</text:p>
          </table:table-cell>
          <table:table-cell office:value-type="string">
            <text:p>2.037057145</text:p>
          </table:table-cell>
          <table:table-cell office:value-type="string">
            <text:p>3.256037588</text:p>
          </table:table-cell>
          <table:table-cell office:value-type="string">
            <text:p>3.152413553</text:p>
          </table:table-cell>
          <table:table-cell office:value-type="string">
            <text:p>3.477318639</text:p>
          </table:table-cell>
          <table:table-cell office:value-type="string">
            <text:p>3.417370184</text:p>
          </table:table-cell>
          <table:table-cell office:value-type="string">
            <text:p>3.332688344</text:p>
          </table:table-cell>
          <table:table-cell office:value-type="string">
            <text:p>3.389478117</text:p>
          </table:table-cell>
          <table:table-cell office:value-type="string">
            <text:p>3.216076926</text:p>
          </table:table-cell>
          <table:table-cell office:value-type="string">
            <text:p>3.238342628</text:p>
          </table:table-cell>
          <table:table-cell office:value-type="string">
            <text:p>3.176553332</text:p>
          </table:table-cell>
          <table:table-cell office:value-type="string">
            <text:p>3.257021197</text:p>
          </table:table-cell>
          <table:table-cell office:value-type="string">
            <text:p>3.193037572</text:p>
          </table:table-cell>
          <table:table-cell office:value-type="string">
            <text:p>3.132877922</text:p>
          </table:table-cell>
          <table:table-cell office:value-type="string">
            <text:p>3.076957922</text:p>
          </table:table-cell>
          <table:table-cell office:value-type="string">
            <text:p>2.848186028</text:p>
          </table:table-cell>
          <table:table-cell office:value-type="string">
            <text:p>2.7925372</text:p>
          </table:table-cell>
          <table:table-cell office:value-type="string">
            <text:p>2.735012314</text:p>
          </table:table-cell>
          <table:table-cell office:value-type="string">
            <text:p>2.629190262</text:p>
          </table:table-cell>
          <table:table-cell office:value-type="string">
            <text:p>2.724492093</text:p>
          </table:table-cell>
          <table:table-cell office:value-type="string">
            <text:p>2.688424257</text:p>
          </table:table-cell>
          <table:table-cell office:value-type="string">
            <text:p>2.65724645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fghanistan</text:p>
          </table:table-cell>
          <table:table-cell office:value-type="string">
            <text:p>AFG</text:p>
          </table:table-cell>
          <table:table-cell table:number-columns-repeated="30" office:value-type="string">
            <text:p>..</text:p>
          </table:table-cell>
          <table:table-cell office:value-type="string">
            <text:p>1.773252925</text:p>
          </table:table-cell>
          <table:table-cell office:value-type="string">
            <text:p>1.292802166</text:p>
          </table:table-cell>
          <table:table-cell office:value-type="string">
            <text:p>1.197075306</text:p>
          </table:table-cell>
          <table:table-cell office:value-type="string">
            <text:p>1.106196866</text:p>
          </table:table-cell>
          <table:table-cell office:value-type="string">
            <text:p>1.030739397</text:p>
          </table:table-cell>
          <table:table-cell office:value-type="string">
            <text:p>8.269732326</text:p>
          </table:table-cell>
          <table:table-cell office:value-type="string">
            <text:p>8.934185045</text:p>
          </table:table-cell>
          <table:table-cell office:value-type="string">
            <text:p>8.711273667</text:p>
          </table:table-cell>
          <table:table-cell office:value-type="string">
            <text:p>7.948645392</text:p>
          </table:table-cell>
          <table:table-cell office:value-type="string">
            <text:p>7.748098471</text:p>
          </table:table-cell>
          <table:table-cell office:value-type="string">
            <text:p>7.49507199</text:p>
          </table:table-cell>
          <table:table-cell office:value-type="string">
            <text:p>..</text:p>
          </table:table-cell>
          <table:table-cell office:value-type="string">
            <text:p>2.021914861</text:p>
          </table:table-cell>
          <table:table-cell office:value-type="string">
            <text:p>2.065843846</text:p>
          </table:table-cell>
          <table:table-cell office:value-type="string">
            <text:p>0.406323293</text:p>
          </table:table-cell>
          <table:table-cell office:value-type="string">
            <text:p>0.387407589</text:p>
          </table:table-cell>
          <table:table-cell office:value-type="string">
            <text:p>0.714914318</text:p>
          </table:table-cell>
          <table:table-cell office:value-type="string">
            <text:p>0.702016356</text:p>
          </table:table-cell>
          <table:table-cell office:value-type="string">
            <text:p>1.271845296</text:p>
          </table:table-cell>
          <table:table-cell office:value-type="string">
            <text:p>3.387433997</text:p>
          </table:table-cell>
          <table:table-cell office:value-type="string">
            <text:p>3.950253586</text:p>
          </table:table-cell>
          <table:table-cell office:value-type="string">
            <text:p>4.1880566</text:p>
          </table:table-cell>
          <table:table-cell office:value-type="string">
            <text:p>3.950004842</text:p>
          </table:table-cell>
          <table:table-cell office:value-type="string">
            <text:p>3.653079325</text:p>
          </table:table-cell>
          <table:table-cell office:value-type="string">
            <text:p>3.227522236</text:p>
          </table:table-cell>
          <table:table-cell office:value-type="string">
            <text:p>3.166264159</text:p>
          </table:table-cell>
          <table:table-cell office:value-type="string">
            <text:p>3.06108910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lbania</text:p>
          </table:table-cell>
          <table:table-cell office:value-type="string">
            <text:p>ALB</text:p>
          </table:table-cell>
          <table:table-cell table:number-columns-repeated="32" office:value-type="string">
            <text:p>..</text:p>
          </table:table-cell>
          <table:table-cell office:value-type="string">
            <text:p>4.555112658</text:p>
          </table:table-cell>
          <table:table-cell office:value-type="string">
            <text:p>4.625567433</text:p>
          </table:table-cell>
          <table:table-cell office:value-type="string">
            <text:p>4.696908495</text:p>
          </table:table-cell>
          <table:table-cell office:value-type="string">
            <text:p>6.371214191</text:p>
          </table:table-cell>
          <table:table-cell office:value-type="string">
            <text:p>4.985792338</text:p>
          </table:table-cell>
          <table:table-cell office:value-type="string">
            <text:p>4.932036537</text:p>
          </table:table-cell>
          <table:table-cell office:value-type="string">
            <text:p>4.949072214</text:p>
          </table:table-cell>
          <table:table-cell office:value-type="string">
            <text:p>4.982925176</text:p>
          </table:table-cell>
          <table:table-cell office:value-type="string">
            <text:p>4.997419851</text:p>
          </table:table-cell>
          <table:table-cell office:value-type="string">
            <text:p>3.02616399</text:p>
          </table:table-cell>
          <table:table-cell office:value-type="string">
            <text:p>2.017795461</text:p>
          </table:table-cell>
          <table:table-cell office:value-type="string">
            <text:p>1.666848505</text:p>
          </table:table-cell>
          <table:table-cell office:value-type="string">
            <text:p>1.652206656</text:p>
          </table:table-cell>
          <table:table-cell office:value-type="string">
            <text:p>1.754780021</text:p>
          </table:table-cell>
          <table:table-cell office:value-type="string">
            <text:p>0.907713911</text:p>
          </table:table-cell>
          <table:table-cell office:value-type="string">
            <text:p>1.1594138</text:p>
          </table:table-cell>
          <table:table-cell office:value-type="string">
            <text:p>1.174348662</text:p>
          </table:table-cell>
          <table:table-cell office:value-type="string">
            <text:p>1.201992642</text:p>
          </table:table-cell>
          <table:table-cell office:value-type="string">
            <text:p>1.202942866</text:p>
          </table:table-cell>
          <table:table-cell office:value-type="string">
            <text:p>1.159744369</text:p>
          </table:table-cell>
          <table:table-cell office:value-type="string">
            <text:p>1.113173102</text:p>
          </table:table-cell>
          <table:table-cell office:value-type="string">
            <text:p>0.680488863</text:p>
          </table:table-cell>
          <table:table-cell office:value-type="string">
            <text:p>0.666226696</text:p>
          </table:table-cell>
          <table:table-cell office:value-type="string">
            <text:p>0.637642673</text:p>
          </table:table-cell>
          <table:table-cell office:value-type="string">
            <text:p>0.63825553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merican Samoa</text:p>
          </table:table-cell>
          <table:table-cell office:value-type="string">
            <text:p>AS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ndorra</text:p>
          </table:table-cell>
          <table:table-cell office:value-type="string">
            <text:p>AND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ngola</text:p>
          </table:table-cell>
          <table:table-cell office:value-type="string">
            <text:p>AGO</text:p>
          </table:table-cell>
          <table:table-cell table:number-columns-repeated="30" office:value-type="string">
            <text:p>..</text:p>
          </table:table-cell>
          <table:table-cell office:value-type="string">
            <text:p>2.334514395</text:p>
          </table:table-cell>
          <table:table-cell office:value-type="string">
            <text:p>2.957718818</text:p>
          </table:table-cell>
          <table:table-cell office:value-type="string">
            <text:p>2.44353991</text:p>
          </table:table-cell>
          <table:table-cell office:value-type="string">
            <text:p>2.3607895</text:p>
          </table:table-cell>
          <table:table-cell office:value-type="string">
            <text:p>2.140514426</text:p>
          </table:table-cell>
          <table:table-cell office:value-type="string">
            <text:p>2.107183076</text:p>
          </table:table-cell>
          <table:table-cell office:value-type="string">
            <text:p>1.786372063</text:p>
          </table:table-cell>
          <table:table-cell office:value-type="string">
            <text:p>2.048634418</text:p>
          </table:table-cell>
          <table:table-cell office:value-type="string">
            <text:p>2.046260071</text:p>
          </table:table-cell>
          <table:table-cell office:value-type="string">
            <text:p>1.9621117</text:p>
          </table:table-cell>
          <table:table-cell office:value-type="string">
            <text:p>1.750695324</text:p>
          </table:table-cell>
          <table:table-cell office:value-type="string">
            <text:p>2.098175885</text:p>
          </table:table-cell>
          <table:table-cell office:value-type="string">
            <text:p>1.531605515</text:p>
          </table:table-cell>
          <table:table-cell office:value-type="string">
            <text:p>1.745942999</text:p>
          </table:table-cell>
          <table:table-cell office:value-type="string">
            <text:p>1.527822159</text:p>
          </table:table-cell>
          <table:table-cell office:value-type="string">
            <text:p>1.472948551</text:p>
          </table:table-cell>
          <table:table-cell office:value-type="string">
            <text:p>1.326216774</text:p>
          </table:table-cell>
          <table:table-cell office:value-type="string">
            <text:p>1.361949007</text:p>
          </table:table-cell>
          <table:table-cell office:value-type="string">
            <text:p>1.314152694</text:p>
          </table:table-cell>
          <table:table-cell office:value-type="string">
            <text:p>1.267123358</text:p>
          </table:table-cell>
          <table:table-cell office:value-type="string">
            <text:p>1.221502452</text:p>
          </table:table-cell>
          <table:table-cell office:value-type="string">
            <text:p>1.178706397</text:p>
          </table:table-cell>
          <table:table-cell office:value-type="string">
            <text:p>1.136854661</text:p>
          </table:table-cell>
          <table:table-cell office:value-type="string">
            <text:p>1.096416013</text:p>
          </table:table-cell>
          <table:table-cell office:value-type="string">
            <text:p>1.057604174</text:p>
          </table:table-cell>
          <table:table-cell office:value-type="string">
            <text:p>1.02054185</text:p>
          </table:table-cell>
          <table:table-cell office:value-type="string">
            <text:p>0.98559282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rab World</text:p>
          </table:table-cell>
          <table:table-cell office:value-type="string">
            <text:p>ARB</text:p>
          </table:table-cell>
          <table:table-cell table:number-columns-repeated="30" office:value-type="string">
            <text:p>..</text:p>
          </table:table-cell>
          <table:table-cell office:value-type="string">
            <text:p>5.419588079</text:p>
          </table:table-cell>
          <table:table-cell office:value-type="string">
            <text:p>3.929119655</text:p>
          </table:table-cell>
          <table:table-cell office:value-type="string">
            <text:p>3.601375</text:p>
          </table:table-cell>
          <table:table-cell office:value-type="string">
            <text:p>3.473995844</text:p>
          </table:table-cell>
          <table:table-cell office:value-type="string">
            <text:p>3.259927435</text:p>
          </table:table-cell>
          <table:table-cell office:value-type="string">
            <text:p>4.264990198</text:p>
          </table:table-cell>
          <table:table-cell office:value-type="string">
            <text:p>4.276127983</text:p>
          </table:table-cell>
          <table:table-cell office:value-type="string">
            <text:p>4.240224271</text:p>
          </table:table-cell>
          <table:table-cell office:value-type="string">
            <text:p>4.189453204</text:p>
          </table:table-cell>
          <table:table-cell office:value-type="string">
            <text:p>3.878374484</text:p>
          </table:table-cell>
          <table:table-cell office:value-type="string">
            <text:p>3.862722501</text:p>
          </table:table-cell>
          <table:table-cell office:value-type="string">
            <text:p>3.878239705</text:p>
          </table:table-cell>
          <table:table-cell office:value-type="string">
            <text:p>3.746111821</text:p>
          </table:table-cell>
          <table:table-cell office:value-type="string">
            <text:p>3.625569826</text:p>
          </table:table-cell>
          <table:table-cell office:value-type="string">
            <text:p>3.249949187</text:p>
          </table:table-cell>
          <table:table-cell office:value-type="string">
            <text:p>3.242690756</text:p>
          </table:table-cell>
          <table:table-cell office:value-type="string">
            <text:p>3.687148774</text:p>
          </table:table-cell>
          <table:table-cell office:value-type="string">
            <text:p>3.216883561</text:p>
          </table:table-cell>
          <table:table-cell office:value-type="string">
            <text:p>3.307182925</text:p>
          </table:table-cell>
          <table:table-cell office:value-type="string">
            <text:p>3.214379907</text:p>
          </table:table-cell>
          <table:table-cell office:value-type="string">
            <text:p>3.188128978</text:p>
          </table:table-cell>
          <table:table-cell office:value-type="string">
            <text:p>3.032458988</text:p>
          </table:table-cell>
          <table:table-cell office:value-type="string">
            <text:p>2.920884419</text:p>
          </table:table-cell>
          <table:table-cell office:value-type="string">
            <text:p>2.32042386</text:p>
          </table:table-cell>
          <table:table-cell office:value-type="string">
            <text:p>2.298731472</text:p>
          </table:table-cell>
          <table:table-cell office:value-type="string">
            <text:p>2.294290889</text:p>
          </table:table-cell>
          <table:table-cell office:value-type="string">
            <text:p>2.17111944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rgentina</text:p>
          </table:table-cell>
          <table:table-cell office:value-type="string">
            <text:p>ARG</text:p>
          </table:table-cell>
          <table:table-cell table:number-columns-repeated="30" office:value-type="string">
            <text:p>..</text:p>
          </table:table-cell>
          <table:table-cell office:value-type="string">
            <text:p>0.630370619</text:p>
          </table:table-cell>
          <table:table-cell office:value-type="string">
            <text:p>0.507749859</text:p>
          </table:table-cell>
          <table:table-cell office:value-type="string">
            <text:p>0.460053257</text:p>
          </table:table-cell>
          <table:table-cell office:value-type="string">
            <text:p>0.450044319</text:p>
          </table:table-cell>
          <table:table-cell office:value-type="string">
            <text:p>0.467231181</text:p>
          </table:table-cell>
          <table:table-cell office:value-type="string">
            <text:p>0.657039296</text:p>
          </table:table-cell>
          <table:table-cell office:value-type="string">
            <text:p>0.677624316</text:p>
          </table:table-cell>
          <table:table-cell office:value-type="string">
            <text:p>0.665938334</text:p>
          </table:table-cell>
          <table:table-cell office:value-type="string">
            <text:p>0.653074072</text:p>
          </table:table-cell>
          <table:table-cell office:value-type="string">
            <text:p>0.62832753</text:p>
          </table:table-cell>
          <table:table-cell office:value-type="string">
            <text:p>0.621567103</text:p>
          </table:table-cell>
          <table:table-cell office:value-type="string">
            <text:p>0.606779034</text:p>
          </table:table-cell>
          <table:table-cell office:value-type="string">
            <text:p>0.6006876</text:p>
          </table:table-cell>
          <table:table-cell office:value-type="string">
            <text:p>0.596158958</text:p>
          </table:table-cell>
          <table:table-cell office:value-type="string">
            <text:p>0.5796157</text:p>
          </table:table-cell>
          <table:table-cell office:value-type="string">
            <text:p>0.574607875</text:p>
          </table:table-cell>
          <table:table-cell office:value-type="string">
            <text:p>0.592319334</text:p>
          </table:table-cell>
          <table:table-cell office:value-type="string">
            <text:p>0.591474225</text:p>
          </table:table-cell>
          <table:table-cell office:value-type="string">
            <text:p>0.590549932</text:p>
          </table:table-cell>
          <table:table-cell office:value-type="string">
            <text:p>0.564767412</text:p>
          </table:table-cell>
          <table:table-cell office:value-type="string">
            <text:p>0.571774495</text:p>
          </table:table-cell>
          <table:table-cell office:value-type="string">
            <text:p>0.554166849</text:p>
          </table:table-cell>
          <table:table-cell office:value-type="string">
            <text:p>0.548749259</text:p>
          </table:table-cell>
          <table:table-cell office:value-type="string">
            <text:p>0.551651844</text:p>
          </table:table-cell>
          <table:table-cell office:value-type="string">
            <text:p>0.55004945</text:p>
          </table:table-cell>
          <table:table-cell office:value-type="string">
            <text:p>0.541131345</text:p>
          </table:table-cell>
          <table:table-cell office:value-type="string">
            <text:p>0.53516829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rmenia</text:p>
          </table:table-cell>
          <table:table-cell office:value-type="string">
            <text:p>ARM</text:p>
          </table:table-cell>
          <table:table-cell table:number-columns-repeated="32" office:value-type="string">
            <text:p>..</text:p>
          </table:table-cell>
          <table:table-cell office:value-type="string">
            <text:p>1.405427057</text:p>
          </table:table-cell>
          <table:table-cell office:value-type="string">
            <text:p>1.512677316</text:p>
          </table:table-cell>
          <table:table-cell office:value-type="string">
            <text:p>3.325111687</text:p>
          </table:table-cell>
          <table:table-cell office:value-type="string">
            <text:p>4.608785857</text:p>
          </table:table-cell>
          <table:table-cell office:value-type="string">
            <text:p>4.473570315</text:p>
          </table:table-cell>
          <table:table-cell office:value-type="string">
            <text:p>4.712426127</text:p>
          </table:table-cell>
          <table:table-cell office:value-type="string">
            <text:p>4.219684206</text:p>
          </table:table-cell>
          <table:table-cell office:value-type="string">
            <text:p>4.227173264</text:p>
          </table:table-cell>
          <table:table-cell office:value-type="string">
            <text:p>3.291165438</text:p>
          </table:table-cell>
          <table:table-cell office:value-type="string">
            <text:p>3.333149881</text:p>
          </table:table-cell>
          <table:table-cell office:value-type="string">
            <text:p>3.52262553</text:p>
          </table:table-cell>
          <table:table-cell office:value-type="string">
            <text:p>3.5111954</text:p>
          </table:table-cell>
          <table:table-cell office:value-type="string">
            <text:p>3.759727335</text:p>
          </table:table-cell>
          <table:table-cell office:value-type="string">
            <text:p>3.745049274</text:p>
          </table:table-cell>
          <table:table-cell office:value-type="string">
            <text:p>3.586384558</text:p>
          </table:table-cell>
          <table:table-cell office:value-type="string">
            <text:p>3.198230921</text:p>
          </table:table-cell>
          <table:table-cell office:value-type="string">
            <text:p>3.201966312</text:p>
          </table:table-cell>
          <table:table-cell office:value-type="string">
            <text:p>4.191769889</text:p>
          </table:table-cell>
          <table:table-cell office:value-type="string">
            <text:p>4.02224083</text:p>
          </table:table-cell>
          <table:table-cell office:value-type="string">
            <text:p>3.954936622</text:p>
          </table:table-cell>
          <table:table-cell office:value-type="string">
            <text:p>3.503776729</text:p>
          </table:table-cell>
          <table:table-cell office:value-type="string">
            <text:p>3.471412108</text:p>
          </table:table-cell>
          <table:table-cell office:value-type="string">
            <text:p>3.477507045</text:p>
          </table:table-cell>
          <table:table-cell office:value-type="string">
            <text:p>3.511472</text:p>
          </table:table-cell>
          <table:table-cell office:value-type="string">
            <text:p>3.4996610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ruba</text:p>
          </table:table-cell>
          <table:table-cell office:value-type="string">
            <text:p>ABW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ustralia</text:p>
          </table:table-cell>
          <table:table-cell office:value-type="string">
            <text:p>AUS</text:p>
          </table:table-cell>
          <table:table-cell table:number-columns-repeated="30" office:value-type="string">
            <text:p>..</text:p>
          </table:table-cell>
          <table:table-cell office:value-type="string">
            <text:p>0.800174909</text:p>
          </table:table-cell>
          <table:table-cell office:value-type="string">
            <text:p>0.796023348</text:p>
          </table:table-cell>
          <table:table-cell office:value-type="string">
            <text:p>0.789174659</text:p>
          </table:table-cell>
          <table:table-cell office:value-type="string">
            <text:p>0.786030936</text:p>
          </table:table-cell>
          <table:table-cell office:value-type="string">
            <text:p>0.736937722</text:p>
          </table:table-cell>
          <table:table-cell office:value-type="string">
            <text:p>0.632682985</text:p>
          </table:table-cell>
          <table:table-cell office:value-type="string">
            <text:p>0.642368882</text:p>
          </table:table-cell>
          <table:table-cell office:value-type="string">
            <text:p>0.633363255</text:p>
          </table:table-cell>
          <table:table-cell office:value-type="string">
            <text:p>0.626462842</text:p>
          </table:table-cell>
          <table:table-cell office:value-type="string">
            <text:p>0.596833026</text:p>
          </table:table-cell>
          <table:table-cell office:value-type="string">
            <text:p>0.537327384</text:p>
          </table:table-cell>
          <table:table-cell office:value-type="string">
            <text:p>0.528091182</text:p>
          </table:table-cell>
          <table:table-cell office:value-type="string">
            <text:p>0.511710479</text:p>
          </table:table-cell>
          <table:table-cell office:value-type="string">
            <text:p>0.529282819</text:p>
          </table:table-cell>
          <table:table-cell office:value-type="string">
            <text:p>0.507460499</text:p>
          </table:table-cell>
          <table:table-cell office:value-type="string">
            <text:p>0.502048357</text:p>
          </table:table-cell>
          <table:table-cell office:value-type="string">
            <text:p>0.472158699</text:p>
          </table:table-cell>
          <table:table-cell office:value-type="string">
            <text:p>0.501388116</text:p>
          </table:table-cell>
          <table:table-cell office:value-type="string">
            <text:p>0.488486593</text:p>
          </table:table-cell>
          <table:table-cell office:value-type="string">
            <text:p>0.49197055</text:p>
          </table:table-cell>
          <table:table-cell office:value-type="string">
            <text:p>0.483659473</text:p>
          </table:table-cell>
          <table:table-cell office:value-type="string">
            <text:p>0.481032521</text:p>
          </table:table-cell>
          <table:table-cell office:value-type="string">
            <text:p>0.467311634</text:p>
          </table:table-cell>
          <table:table-cell office:value-type="string">
            <text:p>0.464944229</text:p>
          </table:table-cell>
          <table:table-cell office:value-type="string">
            <text:p>0.459308839</text:p>
          </table:table-cell>
          <table:table-cell office:value-type="string">
            <text:p>0.459004724</text:p>
          </table:table-cell>
          <table:table-cell office:value-type="string">
            <text:p>0.4536184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ustria</text:p>
          </table:table-cell>
          <table:table-cell office:value-type="string">
            <text:p>AUT</text:p>
          </table:table-cell>
          <table:table-cell table:number-columns-repeated="30" office:value-type="string">
            <text:p>..</text:p>
          </table:table-cell>
          <table:table-cell office:value-type="string">
            <text:p>1.205062383</text:p>
          </table:table-cell>
          <table:table-cell office:value-type="string">
            <text:p>1.216313977</text:p>
          </table:table-cell>
          <table:table-cell office:value-type="string">
            <text:p>1.190334162</text:p>
          </table:table-cell>
          <table:table-cell office:value-type="string">
            <text:p>1.2058747</text:p>
          </table:table-cell>
          <table:table-cell office:value-type="string">
            <text:p>1.175695705</text:p>
          </table:table-cell>
          <table:table-cell office:value-type="string">
            <text:p>1.444835632</text:p>
          </table:table-cell>
          <table:table-cell office:value-type="string">
            <text:p>1.455298094</text:p>
          </table:table-cell>
          <table:table-cell office:value-type="string">
            <text:p>1.189870048</text:p>
          </table:table-cell>
          <table:table-cell office:value-type="string">
            <text:p>1.179081793</text:p>
          </table:table-cell>
          <table:table-cell office:value-type="string">
            <text:p>1.041676044</text:p>
          </table:table-cell>
          <table:table-cell office:value-type="string">
            <text:p>1.038679128</text:p>
          </table:table-cell>
          <table:table-cell office:value-type="string">
            <text:p>0.890164276</text:p>
          </table:table-cell>
          <table:table-cell office:value-type="string">
            <text:p>0.870895089</text:p>
          </table:table-cell>
          <table:table-cell office:value-type="string">
            <text:p>0.86667333</text:p>
          </table:table-cell>
          <table:table-cell office:value-type="string">
            <text:p>1.002253786</text:p>
          </table:table-cell>
          <table:table-cell office:value-type="string">
            <text:p>0.995717172</text:p>
          </table:table-cell>
          <table:table-cell office:value-type="string">
            <text:p>0.981724463</text:p>
          </table:table-cell>
          <table:table-cell office:value-type="string">
            <text:p>0.840810541</text:p>
          </table:table-cell>
          <table:table-cell office:value-type="string">
            <text:p>0.831455629</text:p>
          </table:table-cell>
          <table:table-cell office:value-type="string">
            <text:p>0.608441408</text:p>
          </table:table-cell>
          <table:table-cell office:value-type="string">
            <text:p>0.602306808</text:p>
          </table:table-cell>
          <table:table-cell office:value-type="string">
            <text:p>0.540032179</text:p>
          </table:table-cell>
          <table:table-cell office:value-type="string">
            <text:p>0.523855771</text:p>
          </table:table-cell>
          <table:table-cell office:value-type="string">
            <text:p>0.512145823</text:p>
          </table:table-cell>
          <table:table-cell office:value-type="string">
            <text:p>0.510257653</text:p>
          </table:table-cell>
          <table:table-cell office:value-type="string">
            <text:p>0.479138404</text:p>
          </table:table-cell>
          <table:table-cell office:value-type="string">
            <text:p>0.49420849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Azerbaijan</text:p>
          </table:table-cell>
          <table:table-cell office:value-type="string">
            <text:p>AZE</text:p>
          </table:table-cell>
          <table:table-cell table:number-columns-repeated="32" office:value-type="string">
            <text:p>..</text:p>
          </table:table-cell>
          <table:table-cell office:value-type="string">
            <text:p>1.42185282</text:p>
          </table:table-cell>
          <table:table-cell office:value-type="string">
            <text:p>1.447348827</text:p>
          </table:table-cell>
          <table:table-cell office:value-type="string">
            <text:p>1.569422625</text:p>
          </table:table-cell>
          <table:table-cell office:value-type="string">
            <text:p>3.901183965</text:p>
          </table:table-cell>
          <table:table-cell office:value-type="string">
            <text:p>3.359297333</text:p>
          </table:table-cell>
          <table:table-cell office:value-type="string">
            <text:p>3.193683272</text:p>
          </table:table-cell>
          <table:table-cell office:value-type="string">
            <text:p>2.57323914</text:p>
          </table:table-cell>
          <table:table-cell office:value-type="string">
            <text:p>2.468326774</text:p>
          </table:table-cell>
          <table:table-cell office:value-type="string">
            <text:p>2.482485084</text:p>
          </table:table-cell>
          <table:table-cell office:value-type="string">
            <text:p>2.428678144</text:p>
          </table:table-cell>
          <table:table-cell office:value-type="string">
            <text:p>2.377693468</text:p>
          </table:table-cell>
          <table:table-cell office:value-type="string">
            <text:p>2.177810331</text:p>
          </table:table-cell>
          <table:table-cell office:value-type="string">
            <text:p>2.115016145</text:p>
          </table:table-cell>
          <table:table-cell office:value-type="string">
            <text:p>2.08773742</text:p>
          </table:table-cell>
          <table:table-cell office:value-type="string">
            <text:p>2.038954981</text:p>
          </table:table-cell>
          <table:table-cell office:value-type="string">
            <text:p>1.988667023</text:p>
          </table:table-cell>
          <table:table-cell office:value-type="string">
            <text:p>1.924879466</text:p>
          </table:table-cell>
          <table:table-cell office:value-type="string">
            <text:p>1.866140728</text:p>
          </table:table-cell>
          <table:table-cell office:value-type="string">
            <text:p>1.832259074</text:p>
          </table:table-cell>
          <table:table-cell office:value-type="string">
            <text:p>1.805039441</text:p>
          </table:table-cell>
          <table:table-cell office:value-type="string">
            <text:p>1.771396284</text:p>
          </table:table-cell>
          <table:table-cell office:value-type="string">
            <text:p>1.743454917</text:p>
          </table:table-cell>
          <table:table-cell office:value-type="string">
            <text:p>1.711491238</text:p>
          </table:table-cell>
          <table:table-cell office:value-type="string">
            <text:p>1.681571332</text:p>
          </table:table-cell>
          <table:table-cell office:value-type="string">
            <text:p>1.65000620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ahamas</text:p>
          </table:table-cell>
          <table:table-cell office:value-type="string">
            <text:p>BHS</text:p>
          </table:table-cell>
          <table:table-cell table:number-columns-repeated="35" office:value-type="string">
            <text:p>..</text:p>
          </table:table-cell>
          <table:table-cell office:value-type="string">
            <text:p>1.45285486</text:p>
          </table:table-cell>
          <table:table-cell office:value-type="string">
            <text:p>2.179346605</text:p>
          </table:table-cell>
          <table:table-cell office:value-type="string">
            <text:p>2.116118663</text:p>
          </table:table-cell>
          <table:table-cell office:value-type="string">
            <text:p>2.077143533</text:p>
          </table:table-cell>
          <table:table-cell office:value-type="string">
            <text:p>2.063304769</text:p>
          </table:table-cell>
          <table:table-cell office:value-type="string">
            <text:p>2.023728213</text:p>
          </table:table-cell>
          <table:table-cell office:value-type="string">
            <text:p>1.961782034</text:p>
          </table:table-cell>
          <table:table-cell office:value-type="string">
            <text:p>0.534556081</text:p>
          </table:table-cell>
          <table:table-cell office:value-type="string">
            <text:p>0.518137698</text:p>
          </table:table-cell>
          <table:table-cell office:value-type="string">
            <text:p>0.479768818</text:p>
          </table:table-cell>
          <table:table-cell office:value-type="string">
            <text:p>0.464729214</text:p>
          </table:table-cell>
          <table:table-cell office:value-type="string">
            <text:p>0.452638726</text:p>
          </table:table-cell>
          <table:table-cell office:value-type="string">
            <text:p>0.440853821</text:p>
          </table:table-cell>
          <table:table-cell office:value-type="string">
            <text:p>0.499046821</text:p>
          </table:table-cell>
          <table:table-cell office:value-type="string">
            <text:p>0.417504102</text:p>
          </table:table-cell>
          <table:table-cell office:value-type="string">
            <text:p>0.40580394</text:p>
          </table:table-cell>
          <table:table-cell office:value-type="string">
            <text:p>0.393467513</text:p>
          </table:table-cell>
          <table:table-cell office:value-type="string">
            <text:p>0.385344226</text:p>
          </table:table-cell>
          <table:table-cell office:value-type="string">
            <text:p>0.577721289</text:p>
          </table:table-cell>
          <table:table-cell office:value-type="string">
            <text:p>0.567715339</text:p>
          </table:table-cell>
          <table:table-cell office:value-type="string">
            <text:p>0.559476674</text:p>
          </table:table-cell>
          <table:table-cell office:value-type="string">
            <text:p>0.55214593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ahrain</text:p>
          </table:table-cell>
          <table:table-cell office:value-type="string">
            <text:p>BHR</text:p>
          </table:table-cell>
          <table:table-cell table:number-columns-repeated="30" office:value-type="string">
            <text:p>..</text:p>
          </table:table-cell>
          <table:table-cell office:value-type="string">
            <text:p>3.69192714</text:p>
          </table:table-cell>
          <table:table-cell office:value-type="string">
            <text:p>3.600343833</text:p>
          </table:table-cell>
          <table:table-cell office:value-type="string">
            <text:p>3.045080238</text:p>
          </table:table-cell>
          <table:table-cell office:value-type="string">
            <text:p>2.934690558</text:p>
          </table:table-cell>
          <table:table-cell office:value-type="string">
            <text:p>3.226717219</text:p>
          </table:table-cell>
          <table:table-cell office:value-type="string">
            <text:p>7.760872012</text:p>
          </table:table-cell>
          <table:table-cell office:value-type="string">
            <text:p>7.689102686</text:p>
          </table:table-cell>
          <table:table-cell office:value-type="string">
            <text:p>7.684029748</text:p>
          </table:table-cell>
          <table:table-cell office:value-type="string">
            <text:p>7.443291756</text:p>
          </table:table-cell>
          <table:table-cell office:value-type="string">
            <text:p>7.262376085</text:p>
          </table:table-cell>
          <table:table-cell office:value-type="string">
            <text:p>6.940624918</text:p>
          </table:table-cell>
          <table:table-cell office:value-type="string">
            <text:p>6.505901344</text:p>
          </table:table-cell>
          <table:table-cell office:value-type="string">
            <text:p>5.974928172</text:p>
          </table:table-cell>
          <table:table-cell office:value-type="string">
            <text:p>5.650523069</text:p>
          </table:table-cell>
          <table:table-cell office:value-type="string">
            <text:p>5.081583615</text:p>
          </table:table-cell>
          <table:table-cell office:value-type="string">
            <text:p>4.631712675</text:p>
          </table:table-cell>
          <table:table-cell office:value-type="string">
            <text:p>3.787448396</text:p>
          </table:table-cell>
          <table:table-cell office:value-type="string">
            <text:p>3.413729661</text:p>
          </table:table-cell>
          <table:table-cell office:value-type="string">
            <text:p>3.09416018</text:p>
          </table:table-cell>
          <table:table-cell office:value-type="string">
            <text:p>2.912375801</text:p>
          </table:table-cell>
          <table:table-cell office:value-type="string">
            <text:p>2.724997865</text:p>
          </table:table-cell>
          <table:table-cell office:value-type="string">
            <text:p>2.676348833</text:p>
          </table:table-cell>
          <table:table-cell office:value-type="string">
            <text:p>2.629616017</text:p>
          </table:table-cell>
          <table:table-cell office:value-type="string">
            <text:p>2.601816458</text:p>
          </table:table-cell>
          <table:table-cell office:value-type="string">
            <text:p>2.564497913</text:p>
          </table:table-cell>
          <table:table-cell office:value-type="string">
            <text:p>2.501613322</text:p>
          </table:table-cell>
          <table:table-cell office:value-type="string">
            <text:p>2.38371430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angladesh</text:p>
          </table:table-cell>
          <table:table-cell office:value-type="string">
            <text:p>BGD</text:p>
          </table:table-cell>
          <table:table-cell table:number-columns-repeated="30" office:value-type="string">
            <text:p>..</text:p>
          </table:table-cell>
          <table:table-cell office:value-type="string">
            <text:p>0.297809731</text:p>
          </table:table-cell>
          <table:table-cell office:value-type="string">
            <text:p>0.300376627</text:p>
          </table:table-cell>
          <table:table-cell office:value-type="string">
            <text:p>0.291367111</text:p>
          </table:table-cell>
          <table:table-cell office:value-type="string">
            <text:p>0.282363673</text:p>
          </table:table-cell>
          <table:table-cell office:value-type="string">
            <text:p>0.288715467</text:p>
          </table:table-cell>
          <table:table-cell office:value-type="string">
            <text:p>0.421386171</text:p>
          </table:table-cell>
          <table:table-cell office:value-type="string">
            <text:p>0.400230104</text:p>
          </table:table-cell>
          <table:table-cell office:value-type="string">
            <text:p>0.395393167</text:p>
          </table:table-cell>
          <table:table-cell office:value-type="string">
            <text:p>0.382492303</text:p>
          </table:table-cell>
          <table:table-cell office:value-type="string">
            <text:p>0.416803559</text:p>
          </table:table-cell>
          <table:table-cell office:value-type="string">
            <text:p>0.287822545</text:p>
          </table:table-cell>
          <table:table-cell office:value-type="string">
            <text:p>0.409015553</text:p>
          </table:table-cell>
          <table:table-cell office:value-type="string">
            <text:p>0.397980644</text:p>
          </table:table-cell>
          <table:table-cell office:value-type="string">
            <text:p>0.365395147</text:p>
          </table:table-cell>
          <table:table-cell office:value-type="string">
            <text:p>0.474157491</text:p>
          </table:table-cell>
          <table:table-cell office:value-type="string">
            <text:p>0.465158554</text:p>
          </table:table-cell>
          <table:table-cell office:value-type="string">
            <text:p>0.388007156</text:p>
          </table:table-cell>
          <table:table-cell office:value-type="string">
            <text:p>0.393999393</text:p>
          </table:table-cell>
          <table:table-cell office:value-type="string">
            <text:p>0.387687005</text:p>
          </table:table-cell>
          <table:table-cell office:value-type="string">
            <text:p>0.381476729</text:p>
          </table:table-cell>
          <table:table-cell office:value-type="string">
            <text:p>0.375383125</text:p>
          </table:table-cell>
          <table:table-cell office:value-type="string">
            <text:p>0.368664243</text:p>
          </table:table-cell>
          <table:table-cell office:value-type="string">
            <text:p>0.362115106</text:p>
          </table:table-cell>
          <table:table-cell office:value-type="string">
            <text:p>0.355731323</text:p>
          </table:table-cell>
          <table:table-cell office:value-type="string">
            <text:p>0.349522254</text:p>
          </table:table-cell>
          <table:table-cell office:value-type="string">
            <text:p>0.343539784</text:p>
          </table:table-cell>
          <table:table-cell office:value-type="string">
            <text:p>0.33792674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arbados</text:p>
          </table:table-cell>
          <table:table-cell office:value-type="string">
            <text:p>BRB</text:p>
          </table:table-cell>
          <table:table-cell table:number-columns-repeated="35" office:value-type="string">
            <text:p>..</text:p>
          </table:table-cell>
          <table:table-cell office:value-type="string">
            <text:p>0.417603374</text:p>
          </table:table-cell>
          <table:table-cell office:value-type="string">
            <text:p>0.419718369</text:p>
          </table:table-cell>
          <table:table-cell office:value-type="string">
            <text:p>0.417385497</text:p>
          </table:table-cell>
          <table:table-cell office:value-type="string">
            <text:p>0.422718705</text:p>
          </table:table-cell>
          <table:table-cell office:value-type="string">
            <text:p>0.421526895</text:p>
          </table:table-cell>
          <table:table-cell office:value-type="string">
            <text:p>0.413818789</text:p>
          </table:table-cell>
          <table:table-cell office:value-type="string">
            <text:p>0.41047533</text:p>
          </table:table-cell>
          <table:table-cell office:value-type="string">
            <text:p>0.407622542</text:p>
          </table:table-cell>
          <table:table-cell office:value-type="string">
            <text:p>0.405071495</text:p>
          </table:table-cell>
          <table:table-cell office:value-type="string">
            <text:p>0.405795559</text:p>
          </table:table-cell>
          <table:table-cell office:value-type="string">
            <text:p>0.403981536</text:p>
          </table:table-cell>
          <table:table-cell office:value-type="string">
            <text:p>0.402717352</text:p>
          </table:table-cell>
          <table:table-cell office:value-type="string">
            <text:p>0.401508619</text:p>
          </table:table-cell>
          <table:table-cell office:value-type="string">
            <text:p>0.656603129</text:p>
          </table:table-cell>
          <table:table-cell office:value-type="string">
            <text:p>0.400036725</text:p>
          </table:table-cell>
          <table:table-cell office:value-type="string">
            <text:p>0.400656814</text:p>
          </table:table-cell>
          <table:table-cell office:value-type="string">
            <text:p>0.399021416</text:p>
          </table:table-cell>
          <table:table-cell office:value-type="string">
            <text:p>0.403676767</text:p>
          </table:table-cell>
          <table:table-cell office:value-type="string">
            <text:p>0.398128145</text:p>
          </table:table-cell>
          <table:table-cell office:value-type="string">
            <text:p>0.409508657</text:p>
          </table:table-cell>
          <table:table-cell office:value-type="string">
            <text:p>0.405315615</text:p>
          </table:table-cell>
          <table:table-cell office:value-type="string">
            <text:p>0.39955982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elarus</text:p>
          </table:table-cell>
          <table:table-cell office:value-type="string">
            <text:p>BLR</text:p>
          </table:table-cell>
          <table:table-cell table:number-columns-repeated="32" office:value-type="string">
            <text:p>..</text:p>
          </table:table-cell>
          <table:table-cell office:value-type="string">
            <text:p>2.175960543</text:p>
          </table:table-cell>
          <table:table-cell office:value-type="string">
            <text:p>2.445452065</text:p>
          </table:table-cell>
          <table:table-cell office:value-type="string">
            <text:p>1.3792123</text:p>
          </table:table-cell>
          <table:table-cell office:value-type="string">
            <text:p>2.253814698</text:p>
          </table:table-cell>
          <table:table-cell office:value-type="string">
            <text:p>1.975722491</text:p>
          </table:table-cell>
          <table:table-cell office:value-type="string">
            <text:p>1.896889481</text:p>
          </table:table-cell>
          <table:table-cell office:value-type="string">
            <text:p>1.919927625</text:p>
          </table:table-cell>
          <table:table-cell office:value-type="string">
            <text:p>2.183844386</text:p>
          </table:table-cell>
          <table:table-cell office:value-type="string">
            <text:p>1.896951593</text:p>
          </table:table-cell>
          <table:table-cell office:value-type="string">
            <text:p>3.98630233</text:p>
          </table:table-cell>
          <table:table-cell office:value-type="string">
            <text:p>3.894993599</text:p>
          </table:table-cell>
          <table:table-cell office:value-type="string">
            <text:p>3.729133976</text:p>
          </table:table-cell>
          <table:table-cell office:value-type="string">
            <text:p>3.688039667</text:p>
          </table:table-cell>
          <table:table-cell office:value-type="string">
            <text:p>3.687586837</text:p>
          </table:table-cell>
          <table:table-cell office:value-type="string">
            <text:p>3.675046375</text:p>
          </table:table-cell>
          <table:table-cell office:value-type="string">
            <text:p>3.655884936</text:p>
          </table:table-cell>
          <table:table-cell office:value-type="string">
            <text:p>3.634262155</text:p>
          </table:table-cell>
          <table:table-cell office:value-type="string">
            <text:p>3.610372628</text:p>
          </table:table-cell>
          <table:table-cell office:value-type="string">
            <text:p>3.592687367</text:p>
          </table:table-cell>
          <table:table-cell office:value-type="string">
            <text:p>3.097493207</text:p>
          </table:table-cell>
          <table:table-cell office:value-type="string">
            <text:p>3.093640181</text:p>
          </table:table-cell>
          <table:table-cell office:value-type="string">
            <text:p>3.090954868</text:p>
          </table:table-cell>
          <table:table-cell office:value-type="string">
            <text:p>3.089970152</text:p>
          </table:table-cell>
          <table:table-cell office:value-type="string">
            <text:p>3.089573784</text:p>
          </table:table-cell>
          <table:table-cell office:value-type="string">
            <text:p>3.04596674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elgium</text:p>
          </table:table-cell>
          <table:table-cell office:value-type="string">
            <text:p>BEL</text:p>
          </table:table-cell>
          <table:table-cell table:number-columns-repeated="30" office:value-type="string">
            <text:p>..</text:p>
          </table:table-cell>
          <table:table-cell office:value-type="string">
            <text:p>2.684370002</text:p>
          </table:table-cell>
          <table:table-cell office:value-type="string">
            <text:p>2.501494085</text:p>
          </table:table-cell>
          <table:table-cell office:value-type="string">
            <text:p>1.93787278</text:p>
          </table:table-cell>
          <table:table-cell office:value-type="string">
            <text:p>1.707167176</text:p>
          </table:table-cell>
          <table:table-cell office:value-type="string">
            <text:p>1.273089153</text:p>
          </table:table-cell>
          <table:table-cell office:value-type="string">
            <text:p>1.125103929</text:p>
          </table:table-cell>
          <table:table-cell office:value-type="string">
            <text:p>1.103020704</text:p>
          </table:table-cell>
          <table:table-cell office:value-type="string">
            <text:p>1.053742778</text:p>
          </table:table-cell>
          <table:table-cell office:value-type="string">
            <text:p>1.027004097</text:p>
          </table:table-cell>
          <table:table-cell office:value-type="string">
            <text:p>0.956033891</text:p>
          </table:table-cell>
          <table:table-cell office:value-type="string">
            <text:p>0.890918278</text:p>
          </table:table-cell>
          <table:table-cell office:value-type="string">
            <text:p>0.914668403</text:p>
          </table:table-cell>
          <table:table-cell office:value-type="string">
            <text:p>0.901046478</text:p>
          </table:table-cell>
          <table:table-cell office:value-type="string">
            <text:p>0.931132483</text:p>
          </table:table-cell>
          <table:table-cell office:value-type="string">
            <text:p>0.806250953</text:p>
          </table:table-cell>
          <table:table-cell office:value-type="string">
            <text:p>0.801550241</text:p>
          </table:table-cell>
          <table:table-cell office:value-type="string">
            <text:p>0.863014375</text:p>
          </table:table-cell>
          <table:table-cell office:value-type="string">
            <text:p>0.825783414</text:p>
          </table:table-cell>
          <table:table-cell office:value-type="string">
            <text:p>0.818279439</text:p>
          </table:table-cell>
          <table:table-cell office:value-type="string">
            <text:p>0.824580097</text:p>
          </table:table-cell>
          <table:table-cell office:value-type="string">
            <text:p>0.731185867</text:p>
          </table:table-cell>
          <table:table-cell office:value-type="string">
            <text:p>0.69897498</text:p>
          </table:table-cell>
          <table:table-cell office:value-type="string">
            <text:p>0.624955978</text:p>
          </table:table-cell>
          <table:table-cell office:value-type="string">
            <text:p>0.754689338</text:p>
          </table:table-cell>
          <table:table-cell office:value-type="string">
            <text:p>0.754357367</text:p>
          </table:table-cell>
          <table:table-cell office:value-type="string">
            <text:p>0.72686771</text:p>
          </table:table-cell>
          <table:table-cell office:value-type="string">
            <text:p>0.6749419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elize</text:p>
          </table:table-cell>
          <table:table-cell office:value-type="string">
            <text:p>BLZ</text:p>
          </table:table-cell>
          <table:table-cell table:number-columns-repeated="30" office:value-type="string">
            <text:p>..</text:p>
          </table:table-cell>
          <table:table-cell office:value-type="string">
            <text:p>1.616762595</text:p>
          </table:table-cell>
          <table:table-cell office:value-type="string">
            <text:p>1.576913979</text:p>
          </table:table-cell>
          <table:table-cell office:value-type="string">
            <text:p>1.544401544</text:p>
          </table:table-cell>
          <table:table-cell office:value-type="string">
            <text:p>1.514967883</text:p>
          </table:table-cell>
          <table:table-cell office:value-type="string">
            <text:p>1.482184147</text:p>
          </table:table-cell>
          <table:table-cell office:value-type="string">
            <text:p>1.577875319</text:p>
          </table:table-cell>
          <table:table-cell office:value-type="string">
            <text:p>1.509330406</text:p>
          </table:table-cell>
          <table:table-cell office:value-type="string">
            <text:p>1.36750801</text:p>
          </table:table-cell>
          <table:table-cell office:value-type="string">
            <text:p>1.29612028</text:p>
          </table:table-cell>
          <table:table-cell office:value-type="string">
            <text:p>1.231065047</text:p>
          </table:table-cell>
          <table:table-cell office:value-type="string">
            <text:p>1.229572332</text:p>
          </table:table-cell>
          <table:table-cell office:value-type="string">
            <text:p>1.175716118</text:p>
          </table:table-cell>
          <table:table-cell office:value-type="string">
            <text:p>1.126668237</text:p>
          </table:table-cell>
          <table:table-cell office:value-type="string">
            <text:p>1.081112957</text:p>
          </table:table-cell>
          <table:table-cell office:value-type="string">
            <text:p>0.943155989</text:p>
          </table:table-cell>
          <table:table-cell office:value-type="string">
            <text:p>0.904780862</text:p>
          </table:table-cell>
          <table:table-cell office:value-type="string">
            <text:p>0.862619257</text:p>
          </table:table-cell>
          <table:table-cell office:value-type="string">
            <text:p>0.823018172</text:p>
          </table:table-cell>
          <table:table-cell office:value-type="string">
            <text:p>0.785959617</text:p>
          </table:table-cell>
          <table:table-cell office:value-type="string">
            <text:p>0.78908804</text:p>
          </table:table-cell>
          <table:table-cell office:value-type="string">
            <text:p>0.755711016</text:p>
          </table:table-cell>
          <table:table-cell office:value-type="string">
            <text:p>0.721153846</text:p>
          </table:table-cell>
          <table:table-cell office:value-type="string">
            <text:p>0.690921294</text:p>
          </table:table-cell>
          <table:table-cell office:value-type="string">
            <text:p>0.677026243</text:p>
          </table:table-cell>
          <table:table-cell office:value-type="string">
            <text:p>0.663821716</text:p>
          </table:table-cell>
          <table:table-cell office:value-type="string">
            <text:p>0.930405657</text:p>
          </table:table-cell>
          <table:table-cell office:value-type="string">
            <text:p>0.89936684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enin</text:p>
          </table:table-cell>
          <table:table-cell office:value-type="string">
            <text:p>BEN</text:p>
          </table:table-cell>
          <table:table-cell table:number-columns-repeated="30" office:value-type="string">
            <text:p>..</text:p>
          </table:table-cell>
          <table:table-cell office:value-type="string">
            <text:p>0.306967235</text:p>
          </table:table-cell>
          <table:table-cell office:value-type="string">
            <text:p>0.346052407</text:p>
          </table:table-cell>
          <table:table-cell office:value-type="string">
            <text:p>0.333840453</text:p>
          </table:table-cell>
          <table:table-cell office:value-type="string">
            <text:p>0.36735736</text:p>
          </table:table-cell>
          <table:table-cell office:value-type="string">
            <text:p>0.353889914</text:p>
          </table:table-cell>
          <table:table-cell office:value-type="string">
            <text:p>0.311435307</text:p>
          </table:table-cell>
          <table:table-cell office:value-type="string">
            <text:p>0.302162824</text:p>
          </table:table-cell>
          <table:table-cell office:value-type="string">
            <text:p>0.293321354</text:p>
          </table:table-cell>
          <table:table-cell office:value-type="string">
            <text:p>0.28481814</text:p>
          </table:table-cell>
          <table:table-cell office:value-type="string">
            <text:p>0.27652175</text:p>
          </table:table-cell>
          <table:table-cell office:value-type="string">
            <text:p>0.268363311</text:p>
          </table:table-cell>
          <table:table-cell office:value-type="string">
            <text:p>0.260701251</text:p>
          </table:table-cell>
          <table:table-cell office:value-type="string">
            <text:p>0.246178427</text:p>
          </table:table-cell>
          <table:table-cell office:value-type="string">
            <text:p>0.237971544</text:p>
          </table:table-cell>
          <table:table-cell office:value-type="string">
            <text:p>0.194512731</text:p>
          </table:table-cell>
          <table:table-cell office:value-type="string">
            <text:p>0.251049544</text:p>
          </table:table-cell>
          <table:table-cell office:value-type="string">
            <text:p>..</text:p>
          </table:table-cell>
          <table:table-cell office:value-type="string">
            <text:p>0.237105745</text:p>
          </table:table-cell>
          <table:table-cell office:value-type="string">
            <text:p>0.230562434</text:p>
          </table:table-cell>
          <table:table-cell office:value-type="string">
            <text:p>0.203185842</text:p>
          </table:table-cell>
          <table:table-cell office:value-type="string">
            <text:p>0.197550052</text:p>
          </table:table-cell>
          <table:table-cell office:value-type="string">
            <text:p>0.250562174</text:p>
          </table:table-cell>
          <table:table-cell office:value-type="string">
            <text:p>0.243081377</text:p>
          </table:table-cell>
          <table:table-cell office:value-type="string">
            <text:p>0.235759679</text:p>
          </table:table-cell>
          <table:table-cell office:value-type="string">
            <text:p>0.22860195</text:p>
          </table:table-cell>
          <table:table-cell office:value-type="string">
            <text:p>0.228633282</text:p>
          </table:table-cell>
          <table:table-cell office:value-type="string">
            <text:p>0.22172863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ermuda</text:p>
          </table:table-cell>
          <table:table-cell office:value-type="string">
            <text:p>BMU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hutan</text:p>
          </table:table-cell>
          <table:table-cell office:value-type="string">
            <text:p>BTN</text:p>
          </table:table-cell>
          <table:table-cell table:number-columns-repeated="32" office:value-type="string">
            <text:p>..</text:p>
          </table:table-cell>
          <table:table-cell office:value-type="string">
            <text:p>2.644229498</text:p>
          </table:table-cell>
          <table:table-cell office:value-type="string">
            <text:p>2.69998812</text:p>
          </table:table-cell>
          <table:table-cell office:value-type="string">
            <text:p>2.750033</text:p>
          </table:table-cell>
          <table:table-cell office:value-type="string">
            <text:p>2.224026155</text:p>
          </table:table-cell>
          <table:table-cell office:value-type="string">
            <text:p>2.718839382</text:p>
          </table:table-cell>
          <table:table-cell office:value-type="string">
            <text:p>3.156964263</text:p>
          </table:table-cell>
          <table:table-cell office:value-type="string">
            <text:p>3.533212195</text:p>
          </table:table-cell>
          <table:table-cell office:value-type="string">
            <text:p>3.367262512</text:p>
          </table:table-cell>
          <table:table-cell office:value-type="string">
            <text:p>2.73841309</text:p>
          </table:table-cell>
          <table:table-cell table:number-columns-repeated="17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olivia</text:p>
          </table:table-cell>
          <table:table-cell office:value-type="string">
            <text:p>BOL</text:p>
          </table:table-cell>
          <table:table-cell table:number-columns-repeated="30" office:value-type="string">
            <text:p>..</text:p>
          </table:table-cell>
          <table:table-cell office:value-type="string">
            <text:p>1.089755931</text:p>
          </table:table-cell>
          <table:table-cell office:value-type="string">
            <text:p>1.16604766</text:p>
          </table:table-cell>
          <table:table-cell office:value-type="string">
            <text:p>1.103316639</text:p>
          </table:table-cell>
          <table:table-cell office:value-type="string">
            <text:p>1.072881512</text:p>
          </table:table-cell>
          <table:table-cell office:value-type="string">
            <text:p>0.911971317</text:p>
          </table:table-cell>
          <table:table-cell office:value-type="string">
            <text:p>2.027167844</text:p>
          </table:table-cell>
          <table:table-cell office:value-type="string">
            <text:p>1.970337355</text:p>
          </table:table-cell>
          <table:table-cell office:value-type="string">
            <text:p>2.106564095</text:p>
          </table:table-cell>
          <table:table-cell office:value-type="string">
            <text:p>2.052235498</text:p>
          </table:table-cell>
          <table:table-cell office:value-type="string">
            <text:p>1.97196411</text:p>
          </table:table-cell>
          <table:table-cell office:value-type="string">
            <text:p>1.922716201</text:p>
          </table:table-cell>
          <table:table-cell office:value-type="string">
            <text:p>1.839641704</text:p>
          </table:table-cell>
          <table:table-cell office:value-type="string">
            <text:p>1.785757052</text:p>
          </table:table-cell>
          <table:table-cell office:value-type="string">
            <text:p>1.733711515</text:p>
          </table:table-cell>
          <table:table-cell office:value-type="string">
            <text:p>1.669091759</text:p>
          </table:table-cell>
          <table:table-cell office:value-type="string">
            <text:p>1.669518363</text:p>
          </table:table-cell>
          <table:table-cell office:value-type="string">
            <text:p>1.9244864</text:p>
          </table:table-cell>
          <table:table-cell office:value-type="string">
            <text:p>1.912386435</text:p>
          </table:table-cell>
          <table:table-cell office:value-type="string">
            <text:p>1.860401313</text:p>
          </table:table-cell>
          <table:table-cell office:value-type="string">
            <text:p>1.823412973</text:p>
          </table:table-cell>
          <table:table-cell office:value-type="string">
            <text:p>1.784432414</text:p>
          </table:table-cell>
          <table:table-cell office:value-type="string">
            <text:p>1.748689744</text:p>
          </table:table-cell>
          <table:table-cell office:value-type="string">
            <text:p>1.781706288</text:p>
          </table:table-cell>
          <table:table-cell office:value-type="string">
            <text:p>1.732007626</text:p>
          </table:table-cell>
          <table:table-cell office:value-type="string">
            <text:p>1.409092088</text:p>
          </table:table-cell>
          <table:table-cell office:value-type="string">
            <text:p>1.465748021</text:p>
          </table:table-cell>
          <table:table-cell office:value-type="string">
            <text:p>1.42838256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table:number-columns-repeated="32" office:value-type="string">
            <text:p>..</text:p>
          </table:table-cell>
          <table:table-cell office:value-type="string">
            <text:p>3.577506073</text:p>
          </table:table-cell>
          <table:table-cell office:value-type="string">
            <text:p>..</text:p>
          </table:table-cell>
          <table:table-cell office:value-type="string">
            <text:p>4.496717717</text:p>
          </table:table-cell>
          <table:table-cell office:value-type="string">
            <text:p>6.094947355</text:p>
          </table:table-cell>
          <table:table-cell office:value-type="string">
            <text:p>15.29631042</text:p>
          </table:table-cell>
          <table:table-cell office:value-type="string">
            <text:p>5.842966868</text:p>
          </table:table-cell>
          <table:table-cell office:value-type="string">
            <text:p>5.851598031</text:p>
          </table:table-cell>
          <table:table-cell office:value-type="string">
            <text:p>5.83989586</text:p>
          </table:table-cell>
          <table:table-cell office:value-type="string">
            <text:p>5.145614109</text:p>
          </table:table-cell>
          <table:table-cell office:value-type="string">
            <text:p>1.620281605</text:p>
          </table:table-cell>
          <table:table-cell office:value-type="string">
            <text:p>1.329815814</text:p>
          </table:table-cell>
          <table:table-cell office:value-type="string">
            <text:p>1.254667463</text:p>
          </table:table-cell>
          <table:table-cell office:value-type="string">
            <text:p>1.591886684</text:p>
          </table:table-cell>
          <table:table-cell office:value-type="string">
            <text:p>0.788995096</text:p>
          </table:table-cell>
          <table:table-cell office:value-type="string">
            <text:p>0.589776809</text:p>
          </table:table-cell>
          <table:table-cell office:value-type="string">
            <text:p>0.589417596</text:p>
          </table:table-cell>
          <table:table-cell office:value-type="string">
            <text:p>0.590411714</text:p>
          </table:table-cell>
          <table:table-cell office:value-type="string">
            <text:p>0.696058127</text:p>
          </table:table-cell>
          <table:table-cell office:value-type="string">
            <text:p>0.699561559</text:p>
          </table:table-cell>
          <table:table-cell office:value-type="string">
            <text:p>0.706480468</text:p>
          </table:table-cell>
          <table:table-cell office:value-type="string">
            <text:p>0.71304153</text:p>
          </table:table-cell>
          <table:table-cell office:value-type="string">
            <text:p>0.723681263</text:p>
          </table:table-cell>
          <table:table-cell office:value-type="string">
            <text:p>0.734631509</text:p>
          </table:table-cell>
          <table:table-cell office:value-type="string">
            <text:p>0.742808552</text:p>
          </table:table-cell>
          <table:table-cell office:value-type="string">
            <text:p>0.74488159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otswana</text:p>
          </table:table-cell>
          <table:table-cell office:value-type="string">
            <text:p>BWA</text:p>
          </table:table-cell>
          <table:table-cell table:number-columns-repeated="30" office:value-type="string">
            <text:p>..</text:p>
          </table:table-cell>
          <table:table-cell office:value-type="string">
            <text:p>1.254959705</text:p>
          </table:table-cell>
          <table:table-cell office:value-type="string">
            <text:p>1.411896641</text:p>
          </table:table-cell>
          <table:table-cell office:value-type="string">
            <text:p>1.36286201</text:p>
          </table:table-cell>
          <table:table-cell office:value-type="string">
            <text:p>1.316482359</text:p>
          </table:table-cell>
          <table:table-cell office:value-type="string">
            <text:p>1.272162895</text:p>
          </table:table-cell>
          <table:table-cell office:value-type="string">
            <text:p>1.493578491</text:p>
          </table:table-cell>
          <table:table-cell office:value-type="string">
            <text:p>1.45226408</text:p>
          </table:table-cell>
          <table:table-cell office:value-type="string">
            <text:p>1.4122698</text:p>
          </table:table-cell>
          <table:table-cell office:value-type="string">
            <text:p>1.534634272</text:p>
          </table:table-cell>
          <table:table-cell office:value-type="string">
            <text:p>1.591849729</text:p>
          </table:table-cell>
          <table:table-cell office:value-type="string">
            <text:p>1.573091329</text:p>
          </table:table-cell>
          <table:table-cell office:value-type="string">
            <text:p>1.51820172</text:p>
          </table:table-cell>
          <table:table-cell office:value-type="string">
            <text:p>1.539505921</text:p>
          </table:table-cell>
          <table:table-cell office:value-type="string">
            <text:p>1.487513388</text:p>
          </table:table-cell>
          <table:table-cell office:value-type="string">
            <text:p>1.369229042</text:p>
          </table:table-cell>
          <table:table-cell office:value-type="string">
            <text:p>1.45592389</text:p>
          </table:table-cell>
          <table:table-cell office:value-type="string">
            <text:p>1.40534491</text:p>
          </table:table-cell>
          <table:table-cell office:value-type="string">
            <text:p>1.376164579</text:p>
          </table:table-cell>
          <table:table-cell office:value-type="string">
            <text:p>1.3475537</text:p>
          </table:table-cell>
          <table:table-cell office:value-type="string">
            <text:p>1.259474547</text:p>
          </table:table-cell>
          <table:table-cell office:value-type="string">
            <text:p>1.290449445</text:p>
          </table:table-cell>
          <table:table-cell office:value-type="string">
            <text:p>1.178342734</text:p>
          </table:table-cell>
          <table:table-cell office:value-type="string">
            <text:p>1.091210662</text:p>
          </table:table-cell>
          <table:table-cell office:value-type="string">
            <text:p>1.021043214</text:p>
          </table:table-cell>
          <table:table-cell office:value-type="string">
            <text:p>0.997646504</text:p>
          </table:table-cell>
          <table:table-cell office:value-type="string">
            <text:p>0.835365282</text:p>
          </table:table-cell>
          <table:table-cell office:value-type="string">
            <text:p>0.8168755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razil</text:p>
          </table:table-cell>
          <table:table-cell office:value-type="string">
            <text:p>BRA</text:p>
          </table:table-cell>
          <table:table-cell table:number-columns-repeated="30" office:value-type="string">
            <text:p>..</text:p>
          </table:table-cell>
          <table:table-cell office:value-type="string">
            <text:p>0.492192936</text:p>
          </table:table-cell>
          <table:table-cell office:value-type="string">
            <text:p>0.477960225</text:p>
          </table:table-cell>
          <table:table-cell office:value-type="string">
            <text:p>0.46608021</text:p>
          </table:table-cell>
          <table:table-cell office:value-type="string">
            <text:p>0.453102172</text:p>
          </table:table-cell>
          <table:table-cell office:value-type="string">
            <text:p>0.440349079</text:p>
          </table:table-cell>
          <table:table-cell office:value-type="string">
            <text:p>0.983586747</text:p>
          </table:table-cell>
          <table:table-cell office:value-type="string">
            <text:p>0.956229084</text:p>
          </table:table-cell>
          <table:table-cell office:value-type="string">
            <text:p>0.956394306</text:p>
          </table:table-cell>
          <table:table-cell office:value-type="string">
            <text:p>0.927812842</text:p>
          </table:table-cell>
          <table:table-cell office:value-type="string">
            <text:p>0.873588401</text:p>
          </table:table-cell>
          <table:table-cell office:value-type="string">
            <text:p>0.845788592</text:p>
          </table:table-cell>
          <table:table-cell office:value-type="string">
            <text:p>0.82437921</text:p>
          </table:table-cell>
          <table:table-cell office:value-type="string">
            <text:p>0.797431749</text:p>
          </table:table-cell>
          <table:table-cell office:value-type="string">
            <text:p>0.780530391</text:p>
          </table:table-cell>
          <table:table-cell office:value-type="string">
            <text:p>0.772512577</text:p>
          </table:table-cell>
          <table:table-cell office:value-type="string">
            <text:p>0.740271816</text:p>
          </table:table-cell>
          <table:table-cell office:value-type="string">
            <text:p>0.811551918</text:p>
          </table:table-cell>
          <table:table-cell office:value-type="string">
            <text:p>0.767412665</text:p>
          </table:table-cell>
          <table:table-cell office:value-type="string">
            <text:p>0.753492566</text:p>
          </table:table-cell>
          <table:table-cell office:value-type="string">
            <text:p>0.732525141</text:p>
          </table:table-cell>
          <table:table-cell office:value-type="string">
            <text:p>0.733272303</text:p>
          </table:table-cell>
          <table:table-cell office:value-type="string">
            <text:p>0.734740291</text:p>
          </table:table-cell>
          <table:table-cell office:value-type="string">
            <text:p>0.726546873</text:p>
          </table:table-cell>
          <table:table-cell office:value-type="string">
            <text:p>0.716763789</text:p>
          </table:table-cell>
          <table:table-cell office:value-type="string">
            <text:p>0.725123488</text:p>
          </table:table-cell>
          <table:table-cell office:value-type="string">
            <text:p>0.713087172</text:p>
          </table:table-cell>
          <table:table-cell office:value-type="string">
            <text:p>0.70678366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runei Darussalam</text:p>
          </table:table-cell>
          <table:table-cell office:value-type="string">
            <text:p>BRN</text:p>
          </table:table-cell>
          <table:table-cell table:number-columns-repeated="30" office:value-type="string">
            <text:p>..</text:p>
          </table:table-cell>
          <table:table-cell office:value-type="string">
            <text:p>3.636859572</text:p>
          </table:table-cell>
          <table:table-cell office:value-type="string">
            <text:p>3.513672578</text:p>
          </table:table-cell>
          <table:table-cell office:value-type="string">
            <text:p>3.391440005</text:p>
          </table:table-cell>
          <table:table-cell office:value-type="string">
            <text:p>3.271100644</text:p>
          </table:table-cell>
          <table:table-cell office:value-type="string">
            <text:p>3.940545056</text:p>
          </table:table-cell>
          <table:table-cell office:value-type="string">
            <text:p>6.83008272</text:p>
          </table:table-cell>
          <table:table-cell office:value-type="string">
            <text:p>6.686604013</text:p>
          </table:table-cell>
          <table:table-cell office:value-type="string">
            <text:p>6.427009062</text:p>
          </table:table-cell>
          <table:table-cell office:value-type="string">
            <text:p>6.201136076</text:p>
          </table:table-cell>
          <table:table-cell office:value-type="string">
            <text:p>5.77908697</text:p>
          </table:table-cell>
          <table:table-cell office:value-type="string">
            <text:p>5.602240896</text:p>
          </table:table-cell>
          <table:table-cell office:value-type="string">
            <text:p>6.0246202</text:p>
          </table:table-cell>
          <table:table-cell office:value-type="string">
            <text:p>6.485398761</text:p>
          </table:table-cell>
          <table:table-cell office:value-type="string">
            <text:p>6.3228681</text:p>
          </table:table-cell>
          <table:table-cell office:value-type="string">
            <text:p>5.759738277</text:p>
          </table:table-cell>
          <table:table-cell office:value-type="string">
            <text:p>6.178803334</text:p>
          </table:table-cell>
          <table:table-cell office:value-type="string">
            <text:p>4.976279733</text:p>
          </table:table-cell>
          <table:table-cell office:value-type="string">
            <text:p>4.896600127</text:p>
          </table:table-cell>
          <table:table-cell office:value-type="string">
            <text:p>4.813220312</text:p>
          </table:table-cell>
          <table:table-cell office:value-type="string">
            <text:p>4.855362682</text:p>
          </table:table-cell>
          <table:table-cell office:value-type="string">
            <text:p>4.75847523</text:p>
          </table:table-cell>
          <table:table-cell office:value-type="string">
            <text:p>4.64775074</text:p>
          </table:table-cell>
          <table:table-cell office:value-type="string">
            <text:p>4.545409873</text:p>
          </table:table-cell>
          <table:table-cell office:value-type="string">
            <text:p>4.44927585</text:p>
          </table:table-cell>
          <table:table-cell office:value-type="string">
            <text:p>4.35681618</text:p>
          </table:table-cell>
          <table:table-cell office:value-type="string">
            <text:p>4.294655128</text:p>
          </table:table-cell>
          <table:table-cell office:value-type="string">
            <text:p>5.55435695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ulgaria</text:p>
          </table:table-cell>
          <table:table-cell office:value-type="string">
            <text:p>BGR</text:p>
          </table:table-cell>
          <table:table-cell table:number-columns-repeated="30" office:value-type="string">
            <text:p>..</text:p>
          </table:table-cell>
          <table:table-cell office:value-type="string">
            <text:p>3.204388572</text:p>
          </table:table-cell>
          <table:table-cell office:value-type="string">
            <text:p>2.678800548</text:p>
          </table:table-cell>
          <table:table-cell office:value-type="string">
            <text:p>2.494462419</text:p>
          </table:table-cell>
          <table:table-cell office:value-type="string">
            <text:p>1.333231119</text:p>
          </table:table-cell>
          <table:table-cell office:value-type="string">
            <text:p>2.078704427</text:p>
          </table:table-cell>
          <table:table-cell office:value-type="string">
            <text:p>3.586726736</text:p>
          </table:table-cell>
          <table:table-cell office:value-type="string">
            <text:p>3.687863523</text:p>
          </table:table-cell>
          <table:table-cell office:value-type="string">
            <text:p>3.700940011</text:p>
          </table:table-cell>
          <table:table-cell office:value-type="string">
            <text:p>3.776572929</text:p>
          </table:table-cell>
          <table:table-cell office:value-type="string">
            <text:p>3.265937096</text:p>
          </table:table-cell>
          <table:table-cell office:value-type="string">
            <text:p>3.310948066</text:p>
          </table:table-cell>
          <table:table-cell office:value-type="string">
            <text:p>3.17202824</text:p>
          </table:table-cell>
          <table:table-cell office:value-type="string">
            <text:p>2.994549569</text:p>
          </table:table-cell>
          <table:table-cell office:value-type="string">
            <text:p>2.53723315</text:p>
          </table:table-cell>
          <table:table-cell office:value-type="string">
            <text:p>2.505266217</text:p>
          </table:table-cell>
          <table:table-cell office:value-type="string">
            <text:p>2.549205668</text:p>
          </table:table-cell>
          <table:table-cell office:value-type="string">
            <text:p>2.178885956</text:p>
          </table:table-cell>
          <table:table-cell office:value-type="string">
            <text:p>2.132108271</text:p>
          </table:table-cell>
          <table:table-cell office:value-type="string">
            <text:p>2.093043894</text:p>
          </table:table-cell>
          <table:table-cell office:value-type="string">
            <text:p>1.861012312</text:p>
          </table:table-cell>
          <table:table-cell office:value-type="string">
            <text:p>1.906448445</text:p>
          </table:table-cell>
          <table:table-cell office:value-type="string">
            <text:p>1.414513446</text:p>
          </table:table-cell>
          <table:table-cell office:value-type="string">
            <text:p>1.410370367</text:p>
          </table:table-cell>
          <table:table-cell office:value-type="string">
            <text:p>1.399936367</text:p>
          </table:table-cell>
          <table:table-cell office:value-type="string">
            <text:p>1.403138224</text:p>
          </table:table-cell>
          <table:table-cell office:value-type="string">
            <text:p>1.41433961</text:p>
          </table:table-cell>
          <table:table-cell office:value-type="string">
            <text:p>0.9562665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urkina Faso</text:p>
          </table:table-cell>
          <table:table-cell office:value-type="string">
            <text:p>BFA</text:p>
          </table:table-cell>
          <table:table-cell table:number-columns-repeated="30" office:value-type="string">
            <text:p>..</text:p>
          </table:table-cell>
          <table:table-cell office:value-type="string">
            <text:p>0.258954384</text:p>
          </table:table-cell>
          <table:table-cell office:value-type="string">
            <text:p>0.252380007</text:p>
          </table:table-cell>
          <table:table-cell office:value-type="string">
            <text:p>0.222602515</text:p>
          </table:table-cell>
          <table:table-cell office:value-type="string">
            <text:p>0.217956517</text:p>
          </table:table-cell>
          <table:table-cell office:value-type="string">
            <text:p>0.213214666</text:p>
          </table:table-cell>
          <table:table-cell office:value-type="string">
            <text:p>0.238568625</text:p>
          </table:table-cell>
          <table:table-cell office:value-type="string">
            <text:p>0.233938796</text:p>
          </table:table-cell>
          <table:table-cell office:value-type="string">
            <text:p>0.222435018</text:p>
          </table:table-cell>
          <table:table-cell office:value-type="string">
            <text:p>0.223129009</text:p>
          </table:table-cell>
          <table:table-cell office:value-type="string">
            <text:p>0.219350739</text:p>
          </table:table-cell>
          <table:table-cell office:value-type="string">
            <text:p>0.235351259</text:p>
          </table:table-cell>
          <table:table-cell office:value-type="string">
            <text:p>0.290037597</text:p>
          </table:table-cell>
          <table:table-cell office:value-type="string">
            <text:p>0.288208317</text:p>
          </table:table-cell>
          <table:table-cell office:value-type="string">
            <text:p>0.294027536</text:p>
          </table:table-cell>
          <table:table-cell office:value-type="string">
            <text:p>0.196678267</text:p>
          </table:table-cell>
          <table:table-cell office:value-type="string">
            <text:p>0.211268002</text:p>
          </table:table-cell>
          <table:table-cell office:value-type="string">
            <text:p>..</text:p>
          </table:table-cell>
          <table:table-cell office:value-type="string">
            <text:p>0.202918271</text:p>
          </table:table-cell>
          <table:table-cell office:value-type="string">
            <text:p>0.198664656</text:p>
          </table:table-cell>
          <table:table-cell office:value-type="string">
            <text:p>0.197968172</text:p>
          </table:table-cell>
          <table:table-cell office:value-type="string">
            <text:p>0.193864764</text:p>
          </table:table-cell>
          <table:table-cell office:value-type="string">
            <text:p>0.190285786</text:p>
          </table:table-cell>
          <table:table-cell office:value-type="string">
            <text:p>0.186738135</text:p>
          </table:table-cell>
          <table:table-cell office:value-type="string">
            <text:p>0.183295988</text:p>
          </table:table-cell>
          <table:table-cell office:value-type="string">
            <text:p>0.180028899</text:p>
          </table:table-cell>
          <table:table-cell office:value-type="string">
            <text:p>0.174237343</text:p>
          </table:table-cell>
          <table:table-cell office:value-type="string">
            <text:p>0.16870122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Burundi</text:p>
          </table:table-cell>
          <table:table-cell office:value-type="string">
            <text:p>BDI</text:p>
          </table:table-cell>
          <table:table-cell table:number-columns-repeated="30" office:value-type="string">
            <text:p>..</text:p>
          </table:table-cell>
          <table:table-cell office:value-type="string">
            <text:p>0.465255675</text:p>
          </table:table-cell>
          <table:table-cell office:value-type="string">
            <text:p>0.463374315</text:p>
          </table:table-cell>
          <table:table-cell office:value-type="string">
            <text:p>0.499572289</text:p>
          </table:table-cell>
          <table:table-cell office:value-type="string">
            <text:p>0.497042597</text:p>
          </table:table-cell>
          <table:table-cell office:value-type="string">
            <text:p>0.646989065</text:p>
          </table:table-cell>
          <table:table-cell office:value-type="string">
            <text:p>0.553377422</text:p>
          </table:table-cell>
          <table:table-cell office:value-type="string">
            <text:p>0.832137766</text:p>
          </table:table-cell>
          <table:table-cell office:value-type="string">
            <text:p>0.83104387</text:p>
          </table:table-cell>
          <table:table-cell office:value-type="string">
            <text:p>1.639327582</text:p>
          </table:table-cell>
          <table:table-cell office:value-type="string">
            <text:p>1.699609837</text:p>
          </table:table-cell>
          <table:table-cell office:value-type="string">
            <text:p>1.676227302</text:p>
          </table:table-cell>
          <table:table-cell office:value-type="string">
            <text:p>1.819805045</text:p>
          </table:table-cell>
          <table:table-cell office:value-type="string">
            <text:p>1.75515275</text:p>
          </table:table-cell>
          <table:table-cell office:value-type="string">
            <text:p>1.853782876</text:p>
          </table:table-cell>
          <table:table-cell office:value-type="string">
            <text:p>2.577355671</text:p>
          </table:table-cell>
          <table:table-cell office:value-type="string">
            <text:p>2.509837338</text:p>
          </table:table-cell>
          <table:table-cell office:value-type="string">
            <text:p>..</text:p>
          </table:table-cell>
          <table:table-cell office:value-type="string">
            <text:p>1.451527106</text:p>
          </table:table-cell>
          <table:table-cell office:value-type="string">
            <text:p>1.401467364</text:p>
          </table:table-cell>
          <table:table-cell office:value-type="string">
            <text:p>1.356178769</text:p>
          </table:table-cell>
          <table:table-cell office:value-type="string">
            <text:p>1.312919176</text:p>
          </table:table-cell>
          <table:table-cell office:value-type="string">
            <text:p>1.281453985</text:p>
          </table:table-cell>
          <table:table-cell office:value-type="string">
            <text:p>1.249575512</text:p>
          </table:table-cell>
          <table:table-cell office:value-type="string">
            <text:p>1.220962965</text:p>
          </table:table-cell>
          <table:table-cell office:value-type="string">
            <text:p>1.191920715</text:p>
          </table:table-cell>
          <table:table-cell office:value-type="string">
            <text:p>0.926760596</text:p>
          </table:table-cell>
          <table:table-cell office:value-type="string">
            <text:p>1.11651861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abo Verde</text:p>
          </table:table-cell>
          <table:table-cell office:value-type="string">
            <text:p>CPV</text:p>
          </table:table-cell>
          <table:table-cell table:number-columns-repeated="30" office:value-type="string">
            <text:p>..</text:p>
          </table:table-cell>
          <table:table-cell office:value-type="string">
            <text:p>0.879739597</text:p>
          </table:table-cell>
          <table:table-cell office:value-type="string">
            <text:p>0.856655787</text:p>
          </table:table-cell>
          <table:table-cell office:value-type="string">
            <text:p>0.831642327</text:p>
          </table:table-cell>
          <table:table-cell office:value-type="string">
            <text:p>0.80571737</text:p>
          </table:table-cell>
          <table:table-cell office:value-type="string">
            <text:p>0.780560911</text:p>
          </table:table-cell>
          <table:table-cell office:value-type="string">
            <text:p>0.870104715</text:p>
          </table:table-cell>
          <table:table-cell office:value-type="string">
            <text:p>0.845501198</text:p>
          </table:table-cell>
          <table:table-cell office:value-type="string">
            <text:p>0.822621372</text:p>
          </table:table-cell>
          <table:table-cell office:value-type="string">
            <text:p>0.801030892</text:p>
          </table:table-cell>
          <table:table-cell office:value-type="string">
            <text:p>0.813923518</text:p>
          </table:table-cell>
          <table:table-cell office:value-type="string">
            <text:p>0.792450587</text:p>
          </table:table-cell>
          <table:table-cell office:value-type="string">
            <text:p>0.83305031</text:p>
          </table:table-cell>
          <table:table-cell office:value-type="string">
            <text:p>0.809026244</text:p>
          </table:table-cell>
          <table:table-cell office:value-type="string">
            <text:p>0.786420336</text:p>
          </table:table-cell>
          <table:table-cell office:value-type="string">
            <text:p>0.589070388</text:p>
          </table:table-cell>
          <table:table-cell office:value-type="string">
            <text:p>0.574336354</text:p>
          </table:table-cell>
          <table:table-cell office:value-type="string">
            <text:p>..</text:p>
          </table:table-cell>
          <table:table-cell office:value-type="string">
            <text:p>0.546439129</text:p>
          </table:table-cell>
          <table:table-cell office:value-type="string">
            <text:p>0.533674885</text:p>
          </table:table-cell>
          <table:table-cell office:value-type="string">
            <text:p>0.625355019</text:p>
          </table:table-cell>
          <table:table-cell office:value-type="string">
            <text:p>0.611025964</text:p>
          </table:table-cell>
          <table:table-cell office:value-type="string">
            <text:p>0.597743518</text:p>
          </table:table-cell>
          <table:table-cell office:value-type="string">
            <text:p>0.584177551</text:p>
          </table:table-cell>
          <table:table-cell office:value-type="string">
            <text:p>0.570778971</text:p>
          </table:table-cell>
          <table:table-cell office:value-type="string">
            <text:p>0.557898211</text:p>
          </table:table-cell>
          <table:table-cell office:value-type="string">
            <text:p>0.545633116</text:p>
          </table:table-cell>
          <table:table-cell office:value-type="string">
            <text:p>0.53368912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ambodia</text:p>
          </table:table-cell>
          <table:table-cell office:value-type="string">
            <text:p>KHM</text:p>
          </table:table-cell>
          <table:table-cell table:number-columns-repeated="30" office:value-type="string">
            <text:p>..</text:p>
          </table:table-cell>
          <table:table-cell office:value-type="string">
            <text:p>2.79726707</text:p>
          </table:table-cell>
          <table:table-cell office:value-type="string">
            <text:p>2.715336487</text:p>
          </table:table-cell>
          <table:table-cell office:value-type="string">
            <text:p>3.190400251</text:p>
          </table:table-cell>
          <table:table-cell office:value-type="string">
            <text:p>2.351593147</text:p>
          </table:table-cell>
          <table:table-cell office:value-type="string">
            <text:p>1.571563854</text:p>
          </table:table-cell>
          <table:table-cell office:value-type="string">
            <text:p>6.707666417</text:p>
          </table:table-cell>
          <table:table-cell office:value-type="string">
            <text:p>6.488546882</text:p>
          </table:table-cell>
          <table:table-cell office:value-type="string">
            <text:p>7.294703175</text:p>
          </table:table-cell>
          <table:table-cell office:value-type="string">
            <text:p>6.941880987</text:p>
          </table:table-cell>
          <table:table-cell office:value-type="string">
            <text:p>6.622528773</text:p>
          </table:table-cell>
          <table:table-cell office:value-type="string">
            <text:p>6.452487111</text:p>
          </table:table-cell>
          <table:table-cell office:value-type="string">
            <text:p>3.359853452</text:p>
          </table:table-cell>
          <table:table-cell office:value-type="string">
            <text:p>3.030377164</text:p>
          </table:table-cell>
          <table:table-cell office:value-type="string">
            <text:p>2.970532779</text:p>
          </table:table-cell>
          <table:table-cell office:value-type="string">
            <text:p>2.933295486</text:p>
          </table:table-cell>
          <table:table-cell office:value-type="string">
            <text:p>2.805577724</text:p>
          </table:table-cell>
          <table:table-cell office:value-type="string">
            <text:p>2.696495459</text:p>
          </table:table-cell>
          <table:table-cell office:value-type="string">
            <text:p>2.595623236</text:p>
          </table:table-cell>
          <table:table-cell office:value-type="string">
            <text:p>2.501584118</text:p>
          </table:table-cell>
          <table:table-cell office:value-type="string">
            <text:p>2.423421834</text:p>
          </table:table-cell>
          <table:table-cell office:value-type="string">
            <text:p>2.348219465</text:p>
          </table:table-cell>
          <table:table-cell office:value-type="string">
            <text:p>2.302718532</text:p>
          </table:table-cell>
          <table:table-cell office:value-type="string">
            <text:p>2.256563083</text:p>
          </table:table-cell>
          <table:table-cell office:value-type="string">
            <text:p>2.212128942</text:p>
          </table:table-cell>
          <table:table-cell office:value-type="string">
            <text:p>2.170746395</text:p>
          </table:table-cell>
          <table:table-cell office:value-type="string">
            <text:p>2.133148854</text:p>
          </table:table-cell>
          <table:table-cell office:value-type="string">
            <text:p>2.09639148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ameroon</text:p>
          </table:table-cell>
          <table:table-cell office:value-type="string">
            <text:p>CMR</text:p>
          </table:table-cell>
          <table:table-cell table:number-columns-repeated="30" office:value-type="string">
            <text:p>..</text:p>
          </table:table-cell>
          <table:table-cell office:value-type="string">
            <text:p>0.470559737</text:p>
          </table:table-cell>
          <table:table-cell office:value-type="string">
            <text:p>0.477673634</text:p>
          </table:table-cell>
          <table:table-cell office:value-type="string">
            <text:p>0.232293793</text:p>
          </table:table-cell>
          <table:table-cell office:value-type="string">
            <text:p>0.225849023</text:p>
          </table:table-cell>
          <table:table-cell office:value-type="string">
            <text:p>0.219625718</text:p>
          </table:table-cell>
          <table:table-cell office:value-type="string">
            <text:p>0.419990255</text:p>
          </table:table-cell>
          <table:table-cell office:value-type="string">
            <text:p>0.383152324</text:p>
          </table:table-cell>
          <table:table-cell office:value-type="string">
            <text:p>0.373146047</text:p>
          </table:table-cell>
          <table:table-cell office:value-type="string">
            <text:p>0.363237654</text:p>
          </table:table-cell>
          <table:table-cell office:value-type="string">
            <text:p>0.35340752</text:p>
          </table:table-cell>
          <table:table-cell office:value-type="string">
            <text:p>0.343674782</text:p>
          </table:table-cell>
          <table:table-cell office:value-type="string">
            <text:p>0.470746225</text:p>
          </table:table-cell>
          <table:table-cell office:value-type="string">
            <text:p>0.472682695</text:p>
          </table:table-cell>
          <table:table-cell office:value-type="string">
            <text:p>0.459593367</text:p>
          </table:table-cell>
          <table:table-cell office:value-type="string">
            <text:p>0.320003206</text:p>
          </table:table-cell>
          <table:table-cell office:value-type="string">
            <text:p>0.310776961</text:p>
          </table:table-cell>
          <table:table-cell office:value-type="string">
            <text:p>..</text:p>
          </table:table-cell>
          <table:table-cell office:value-type="string">
            <text:p>0.293345084</text:p>
          </table:table-cell>
          <table:table-cell office:value-type="string">
            <text:p>0.284753799</text:p>
          </table:table-cell>
          <table:table-cell office:value-type="string">
            <text:p>0.277568833</text:p>
          </table:table-cell>
          <table:table-cell office:value-type="string">
            <text:p>0.270579842</text:p>
          </table:table-cell>
          <table:table-cell office:value-type="string">
            <text:p>0.261749819</text:p>
          </table:table-cell>
          <table:table-cell office:value-type="string">
            <text:p>0.255369333</text:p>
          </table:table-cell>
          <table:table-cell office:value-type="string">
            <text:p>0.248067877</text:p>
          </table:table-cell>
          <table:table-cell office:value-type="string">
            <text:p>0.240973141</text:p>
          </table:table-cell>
          <table:table-cell office:value-type="string">
            <text:p>0.236109211</text:p>
          </table:table-cell>
          <table:table-cell office:value-type="string">
            <text:p>0.2294977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table:number-columns-repeated="30" office:value-type="string">
            <text:p>..</text:p>
          </table:table-cell>
          <table:table-cell office:value-type="string">
            <text:p>0.591173896</text:p>
          </table:table-cell>
          <table:table-cell office:value-type="string">
            <text:p>0.580743151</text:p>
          </table:table-cell>
          <table:table-cell office:value-type="string">
            <text:p>0.554416448</text:p>
          </table:table-cell>
          <table:table-cell office:value-type="string">
            <text:p>0.510865367</text:p>
          </table:table-cell>
          <table:table-cell office:value-type="string">
            <text:p>0.500427265</text:p>
          </table:table-cell>
          <table:table-cell office:value-type="string">
            <text:p>0.502909868</text:p>
          </table:table-cell>
          <table:table-cell office:value-type="string">
            <text:p>0.525189863</text:p>
          </table:table-cell>
          <table:table-cell office:value-type="string">
            <text:p>0.47069524</text:p>
          </table:table-cell>
          <table:table-cell office:value-type="string">
            <text:p>0.445570378</text:p>
          </table:table-cell>
          <table:table-cell office:value-type="string">
            <text:p>0.437569963</text:p>
          </table:table-cell>
          <table:table-cell office:value-type="string">
            <text:p>0.421921462</text:p>
          </table:table-cell>
          <table:table-cell office:value-type="string">
            <text:p>0.400796111</text:p>
          </table:table-cell>
          <table:table-cell office:value-type="string">
            <text:p>0.363535329</text:p>
          </table:table-cell>
          <table:table-cell office:value-type="string">
            <text:p>0.354804496</text:p>
          </table:table-cell>
          <table:table-cell office:value-type="string">
            <text:p>0.403778617</text:p>
          </table:table-cell>
          <table:table-cell office:value-type="string">
            <text:p>0.400343551</text:p>
          </table:table-cell>
          <table:table-cell office:value-type="string">
            <text:p>0.357301649</text:p>
          </table:table-cell>
          <table:table-cell office:value-type="string">
            <text:p>0.350210507</text:p>
          </table:table-cell>
          <table:table-cell office:value-type="string">
            <text:p>0.344575133</text:p>
          </table:table-cell>
          <table:table-cell office:value-type="string">
            <text:p>0.351284501</text:p>
          </table:table-cell>
          <table:table-cell office:value-type="string">
            <text:p>0.34737065</text:p>
          </table:table-cell>
          <table:table-cell office:value-type="string">
            <text:p>0.344716408</text:p>
          </table:table-cell>
          <table:table-cell office:value-type="string">
            <text:p>0.342604132</text:p>
          </table:table-cell>
          <table:table-cell office:value-type="string">
            <text:p>0.336841579</text:p>
          </table:table-cell>
          <table:table-cell office:value-type="string">
            <text:p>0.358142581</text:p>
          </table:table-cell>
          <table:table-cell office:value-type="string">
            <text:p>0.34205832</text:p>
          </table:table-cell>
          <table:table-cell office:value-type="string">
            <text:p>0.33874505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aribbean small states</text:p>
          </table:table-cell>
          <table:table-cell office:value-type="string">
            <text:p>CSS</text:p>
          </table:table-cell>
          <table:table-cell table:number-columns-repeated="30" office:value-type="string">
            <text:p>..</text:p>
          </table:table-cell>
          <table:table-cell office:value-type="string">
            <text:p>0.691646638</text:p>
          </table:table-cell>
          <table:table-cell office:value-type="string">
            <text:p>0.685227858</text:p>
          </table:table-cell>
          <table:table-cell office:value-type="string">
            <text:p>0.477985425</text:p>
          </table:table-cell>
          <table:table-cell office:value-type="string">
            <text:p>0.468689876</text:p>
          </table:table-cell>
          <table:table-cell office:value-type="string">
            <text:p>0.46019434</text:p>
          </table:table-cell>
          <table:table-cell office:value-type="string">
            <text:p>0.768253667</text:p>
          </table:table-cell>
          <table:table-cell office:value-type="string">
            <text:p>0.803171653</text:p>
          </table:table-cell>
          <table:table-cell office:value-type="string">
            <text:p>0.79114641</text:p>
          </table:table-cell>
          <table:table-cell office:value-type="string">
            <text:p>0.804900236</text:p>
          </table:table-cell>
          <table:table-cell office:value-type="string">
            <text:p>0.784400487</text:p>
          </table:table-cell>
          <table:table-cell office:value-type="string">
            <text:p>0.785114535</text:p>
          </table:table-cell>
          <table:table-cell office:value-type="string">
            <text:p>0.594180888</text:p>
          </table:table-cell>
          <table:table-cell office:value-type="string">
            <text:p>0.50121451</text:p>
          </table:table-cell>
          <table:table-cell office:value-type="string">
            <text:p>0.485977524</text:p>
          </table:table-cell>
          <table:table-cell office:value-type="string">
            <text:p>0.342423155</text:p>
          </table:table-cell>
          <table:table-cell office:value-type="string">
            <text:p>0.478486066</text:p>
          </table:table-cell>
          <table:table-cell office:value-type="string">
            <text:p>0.47117441</text:p>
          </table:table-cell>
          <table:table-cell office:value-type="string">
            <text:p>0.499019721</text:p>
          </table:table-cell>
          <table:table-cell office:value-type="string">
            <text:p>0.509969738</text:p>
          </table:table-cell>
          <table:table-cell office:value-type="string">
            <text:p>0.465462438</text:p>
          </table:table-cell>
          <table:table-cell office:value-type="string">
            <text:p>0.45826476</text:p>
          </table:table-cell>
          <table:table-cell office:value-type="string">
            <text:p>0.402241592</text:p>
          </table:table-cell>
          <table:table-cell office:value-type="string">
            <text:p>0.396889902</text:p>
          </table:table-cell>
          <table:table-cell office:value-type="string">
            <text:p>0.409076804</text:p>
          </table:table-cell>
          <table:table-cell office:value-type="string">
            <text:p>0.49607473</text:p>
          </table:table-cell>
          <table:table-cell office:value-type="string">
            <text:p>0.505356468</text:p>
          </table:table-cell>
          <table:table-cell office:value-type="string">
            <text:p>0.51545265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ayman Islands</text:p>
          </table:table-cell>
          <table:table-cell office:value-type="string">
            <text:p>CY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table:number-columns-repeated="30" office:value-type="string">
            <text:p>..</text:p>
          </table:table-cell>
          <table:table-cell office:value-type="string">
            <text:p>0.331474315</text:p>
          </table:table-cell>
          <table:table-cell office:value-type="string">
            <text:p>0.323466003</text:p>
          </table:table-cell>
          <table:table-cell office:value-type="string">
            <text:p>0.314814873</text:p>
          </table:table-cell>
          <table:table-cell office:value-type="string">
            <text:p>0.306020494</text:p>
          </table:table-cell>
          <table:table-cell office:value-type="string">
            <text:p>0.297446865</text:p>
          </table:table-cell>
          <table:table-cell office:value-type="string">
            <text:p>0.361635402</text:p>
          </table:table-cell>
          <table:table-cell office:value-type="string">
            <text:p>0.353102607</text:p>
          </table:table-cell>
          <table:table-cell office:value-type="string">
            <text:p>0.345068182</text:p>
          </table:table-cell>
          <table:table-cell office:value-type="string">
            <text:p>0.333971815</text:p>
          </table:table-cell>
          <table:table-cell office:value-type="string">
            <text:p>0.329825964</text:p>
          </table:table-cell>
          <table:table-cell office:value-type="string">
            <text:p>0.34819413</text:p>
          </table:table-cell>
          <table:table-cell office:value-type="string">
            <text:p>0.265813364</text:p>
          </table:table-cell>
          <table:table-cell office:value-type="string">
            <text:p>0.220544017</text:p>
          </table:table-cell>
          <table:table-cell office:value-type="string">
            <text:p>0.219489711</text:p>
          </table:table-cell>
          <table:table-cell office:value-type="string">
            <text:p>0.119718327</text:p>
          </table:table-cell>
          <table:table-cell office:value-type="string">
            <text:p>0.176283831</text:p>
          </table:table-cell>
          <table:table-cell office:value-type="string">
            <text:p>..</text:p>
          </table:table-cell>
          <table:table-cell office:value-type="string">
            <text:p>0.170569195</text:p>
          </table:table-cell>
          <table:table-cell office:value-type="string">
            <text:p>0.167933727</text:p>
          </table:table-cell>
          <table:table-cell office:value-type="string">
            <text:p>0.174020843</text:p>
          </table:table-cell>
          <table:table-cell office:value-type="string">
            <text:p>0.172276594</text:p>
          </table:table-cell>
          <table:table-cell office:value-type="string">
            <text:p>0.171799659</text:p>
          </table:table-cell>
          <table:table-cell office:value-type="string">
            <text:p>0.444837187</text:p>
          </table:table-cell>
          <table:table-cell office:value-type="string">
            <text:p>0.445232327</text:p>
          </table:table-cell>
          <table:table-cell office:value-type="string">
            <text:p>0.445591866</text:p>
          </table:table-cell>
          <table:table-cell office:value-type="string">
            <text:p>0.444515712</text:p>
          </table:table-cell>
          <table:table-cell office:value-type="string">
            <text:p>0.4392195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entral Europe and the Baltics</text:p>
          </table:table-cell>
          <table:table-cell office:value-type="string">
            <text:p>CEB</text:p>
          </table:table-cell>
          <table:table-cell table:number-columns-repeated="30" office:value-type="string">
            <text:p>..</text:p>
          </table:table-cell>
          <table:table-cell office:value-type="string">
            <text:p>1.730849684</text:p>
          </table:table-cell>
          <table:table-cell office:value-type="string">
            <text:p>1.825264461</text:p>
          </table:table-cell>
          <table:table-cell office:value-type="string">
            <text:p>1.668528236</text:p>
          </table:table-cell>
          <table:table-cell office:value-type="string">
            <text:p>1.573443732</text:p>
          </table:table-cell>
          <table:table-cell office:value-type="string">
            <text:p>1.603766554</text:p>
          </table:table-cell>
          <table:table-cell office:value-type="string">
            <text:p>2.191233971</text:p>
          </table:table-cell>
          <table:table-cell office:value-type="string">
            <text:p>2.07518713</text:p>
          </table:table-cell>
          <table:table-cell office:value-type="string">
            <text:p>2.015588865</text:p>
          </table:table-cell>
          <table:table-cell office:value-type="string">
            <text:p>2.003492265</text:p>
          </table:table-cell>
          <table:table-cell office:value-type="string">
            <text:p>1.930376347</text:p>
          </table:table-cell>
          <table:table-cell office:value-type="string">
            <text:p>1.8609801</text:p>
          </table:table-cell>
          <table:table-cell office:value-type="string">
            <text:p>1.533508552</text:p>
          </table:table-cell>
          <table:table-cell office:value-type="string">
            <text:p>1.456780245</text:p>
          </table:table-cell>
          <table:table-cell office:value-type="string">
            <text:p>1.355391738</text:p>
          </table:table-cell>
          <table:table-cell office:value-type="string">
            <text:p>1.216142938</text:p>
          </table:table-cell>
          <table:table-cell office:value-type="string">
            <text:p>1.228996456</text:p>
          </table:table-cell>
          <table:table-cell office:value-type="string">
            <text:p>1.110746942</text:p>
          </table:table-cell>
          <table:table-cell office:value-type="string">
            <text:p>1.087896673</text:p>
          </table:table-cell>
          <table:table-cell office:value-type="string">
            <text:p>1.064622114</text:p>
          </table:table-cell>
          <table:table-cell office:value-type="string">
            <text:p>1.004363586</text:p>
          </table:table-cell>
          <table:table-cell office:value-type="string">
            <text:p>0.990885718</text:p>
          </table:table-cell>
          <table:table-cell office:value-type="string">
            <text:p>0.951037433</text:p>
          </table:table-cell>
          <table:table-cell office:value-type="string">
            <text:p>1.055687147</text:p>
          </table:table-cell>
          <table:table-cell office:value-type="string">
            <text:p>1.046489907</text:p>
          </table:table-cell>
          <table:table-cell office:value-type="string">
            <text:p>1.052324164</text:p>
          </table:table-cell>
          <table:table-cell office:value-type="string">
            <text:p>1.052940952</text:p>
          </table:table-cell>
          <table:table-cell office:value-type="string">
            <text:p>1.03298490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had</text:p>
          </table:table-cell>
          <table:table-cell office:value-type="string">
            <text:p>TCD</text:p>
          </table:table-cell>
          <table:table-cell table:number-columns-repeated="30" office:value-type="string">
            <text:p>..</text:p>
          </table:table-cell>
          <table:table-cell office:value-type="string">
            <text:p>2.211747387</text:p>
          </table:table-cell>
          <table:table-cell office:value-type="string">
            <text:p>2.151116817</text:p>
          </table:table-cell>
          <table:table-cell office:value-type="string">
            <text:p>1.588970205</text:p>
          </table:table-cell>
          <table:table-cell office:value-type="string">
            <text:p>1.217531479</text:p>
          </table:table-cell>
          <table:table-cell office:value-type="string">
            <text:p>1.575026382</text:p>
          </table:table-cell>
          <table:table-cell office:value-type="string">
            <text:p>1.3296609</text:p>
          </table:table-cell>
          <table:table-cell office:value-type="string">
            <text:p>1.289763864</text:p>
          </table:table-cell>
          <table:table-cell office:value-type="string">
            <text:p>1.249467587</text:p>
          </table:table-cell>
          <table:table-cell office:value-type="string">
            <text:p>1.208879454</text:p>
          </table:table-cell>
          <table:table-cell office:value-type="string">
            <text:p>1.167830085</text:p>
          </table:table-cell>
          <table:table-cell office:value-type="string">
            <text:p>1.118670218</text:p>
          </table:table-cell>
          <table:table-cell office:value-type="string">
            <text:p>1.089440914</text:p>
          </table:table-cell>
          <table:table-cell office:value-type="string">
            <text:p>1.050292457</text:p>
          </table:table-cell>
          <table:table-cell office:value-type="string">
            <text:p>1.009170108</text:p>
          </table:table-cell>
          <table:table-cell office:value-type="string">
            <text:p>0.950681443</text:p>
          </table:table-cell>
          <table:table-cell office:value-type="string">
            <text:p>0.943842198</text:p>
          </table:table-cell>
          <table:table-cell office:value-type="string">
            <text:p>..</text:p>
          </table:table-cell>
          <table:table-cell office:value-type="string">
            <text:p>0.882066455</text:p>
          </table:table-cell>
          <table:table-cell office:value-type="string">
            <text:p>0.852842096</text:p>
          </table:table-cell>
          <table:table-cell office:value-type="string">
            <text:p>0.824925903</text:p>
          </table:table-cell>
          <table:table-cell office:value-type="string">
            <text:p>0.792876533</text:p>
          </table:table-cell>
          <table:table-cell office:value-type="string">
            <text:p>0.766055625</text:p>
          </table:table-cell>
          <table:table-cell office:value-type="string">
            <text:p>0.739884285</text:p>
          </table:table-cell>
          <table:table-cell office:value-type="string">
            <text:p>0.714305772</text:p>
          </table:table-cell>
          <table:table-cell office:value-type="string">
            <text:p>0.788663667</text:p>
          </table:table-cell>
          <table:table-cell office:value-type="string">
            <text:p>0.761605598</text:p>
          </table:table-cell>
          <table:table-cell office:value-type="string">
            <text:p>0.7363847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hile</text:p>
          </table:table-cell>
          <table:table-cell office:value-type="string">
            <text:p>CHL</text:p>
          </table:table-cell>
          <table:table-cell table:number-columns-repeated="30" office:value-type="string">
            <text:p>..</text:p>
          </table:table-cell>
          <table:table-cell office:value-type="string">
            <text:p>1.900467515</text:p>
          </table:table-cell>
          <table:table-cell office:value-type="string">
            <text:p>1.771192266</text:p>
          </table:table-cell>
          <table:table-cell office:value-type="string">
            <text:p>1.739582266</text:p>
          </table:table-cell>
          <table:table-cell office:value-type="string">
            <text:p>1.668897608</text:p>
          </table:table-cell>
          <table:table-cell office:value-type="string">
            <text:p>1.818636639</text:p>
          </table:table-cell>
          <table:table-cell office:value-type="string">
            <text:p>2.31919469</text:p>
          </table:table-cell>
          <table:table-cell office:value-type="string">
            <text:p>2.123451387</text:p>
          </table:table-cell>
          <table:table-cell office:value-type="string">
            <text:p>2.152670109</text:p>
          </table:table-cell>
          <table:table-cell office:value-type="string">
            <text:p>2.074418423</text:p>
          </table:table-cell>
          <table:table-cell office:value-type="string">
            <text:p>2.011896632</text:p>
          </table:table-cell>
          <table:table-cell office:value-type="string">
            <text:p>1.92244383</text:p>
          </table:table-cell>
          <table:table-cell office:value-type="string">
            <text:p>1.981027206</text:p>
          </table:table-cell>
          <table:table-cell office:value-type="string">
            <text:p>1.87965979</text:p>
          </table:table-cell>
          <table:table-cell office:value-type="string">
            <text:p>1.786096965</text:p>
          </table:table-cell>
          <table:table-cell office:value-type="string">
            <text:p>1.736430507</text:p>
          </table:table-cell>
          <table:table-cell office:value-type="string">
            <text:p>1.721446763</text:p>
          </table:table-cell>
          <table:table-cell office:value-type="string">
            <text:p>1.484599942</text:p>
          </table:table-cell>
          <table:table-cell office:value-type="string">
            <text:p>1.423024397</text:p>
          </table:table-cell>
          <table:table-cell office:value-type="string">
            <text:p>1.379555681</text:p>
          </table:table-cell>
          <table:table-cell office:value-type="string">
            <text:p>1.377215525</text:p>
          </table:table-cell>
          <table:table-cell office:value-type="string">
            <text:p>1.296271914</text:p>
          </table:table-cell>
          <table:table-cell office:value-type="string">
            <text:p>1.253521035</text:p>
          </table:table-cell>
          <table:table-cell office:value-type="string">
            <text:p>1.266235351</text:p>
          </table:table-cell>
          <table:table-cell office:value-type="string">
            <text:p>1.247763493</text:p>
          </table:table-cell>
          <table:table-cell office:value-type="string">
            <text:p>1.266695322</text:p>
          </table:table-cell>
          <table:table-cell office:value-type="string">
            <text:p>1.250109649</text:p>
          </table:table-cell>
          <table:table-cell office:value-type="string">
            <text:p>1.37871909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hina</text:p>
          </table:table-cell>
          <table:table-cell office:value-type="string">
            <text:p>CHN</text:p>
          </table:table-cell>
          <table:table-cell table:number-columns-repeated="30" office:value-type="string">
            <text:p>..</text:p>
          </table:table-cell>
          <table:table-cell office:value-type="string">
            <text:p>0.546923343</text:p>
          </table:table-cell>
          <table:table-cell office:value-type="string">
            <text:p>0.493698674</text:p>
          </table:table-cell>
          <table:table-cell office:value-type="string">
            <text:p>0.480146264</text:p>
          </table:table-cell>
          <table:table-cell office:value-type="string">
            <text:p>0.45293565</text:p>
          </table:table-cell>
          <table:table-cell office:value-type="string">
            <text:p>0.43133282</text:p>
          </table:table-cell>
          <table:table-cell office:value-type="string">
            <text:p>0.600137728</text:p>
          </table:table-cell>
          <table:table-cell office:value-type="string">
            <text:p>0.59032996</text:p>
          </table:table-cell>
          <table:table-cell office:value-type="string">
            <text:p>0.512922399</text:p>
          </table:table-cell>
          <table:table-cell office:value-type="string">
            <text:p>0.532627809</text:p>
          </table:table-cell>
          <table:table-cell office:value-type="string">
            <text:p>0.526712617</text:p>
          </table:table-cell>
          <table:table-cell office:value-type="string">
            <text:p>0.532081914</text:p>
          </table:table-cell>
          <table:table-cell office:value-type="string">
            <text:p>0.514399633</text:p>
          </table:table-cell>
          <table:table-cell office:value-type="string">
            <text:p>0.504443737</text:p>
          </table:table-cell>
          <table:table-cell office:value-type="string">
            <text:p>0.497089224</text:p>
          </table:table-cell>
          <table:table-cell office:value-type="string">
            <text:p>0.493543762</text:p>
          </table:table-cell>
          <table:table-cell office:value-type="string">
            <text:p>0.489978048</text:p>
          </table:table-cell>
          <table:table-cell office:value-type="string">
            <text:p>0.467956473</text:p>
          </table:table-cell>
          <table:table-cell office:value-type="string">
            <text:p>0.37264978</text:p>
          </table:table-cell>
          <table:table-cell office:value-type="string">
            <text:p>0.371109212</text:p>
          </table:table-cell>
          <table:table-cell office:value-type="string">
            <text:p>0.377852479</text:p>
          </table:table-cell>
          <table:table-cell office:value-type="string">
            <text:p>0.377585047</text:p>
          </table:table-cell>
          <table:table-cell office:value-type="string">
            <text:p>0.376326525</text:p>
          </table:table-cell>
          <table:table-cell office:value-type="string">
            <text:p>0.381526149</text:p>
          </table:table-cell>
          <table:table-cell office:value-type="string">
            <text:p>0.380911302</text:p>
          </table:table-cell>
          <table:table-cell office:value-type="string">
            <text:p>0.38051125</text:p>
          </table:table-cell>
          <table:table-cell office:value-type="string">
            <text:p>0.361211637</text:p>
          </table:table-cell>
          <table:table-cell office:value-type="string">
            <text:p>0.3424178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olombia</text:p>
          </table:table-cell>
          <table:table-cell office:value-type="string">
            <text:p>COL</text:p>
          </table:table-cell>
          <table:table-cell table:number-columns-repeated="30" office:value-type="string">
            <text:p>..</text:p>
          </table:table-cell>
          <table:table-cell office:value-type="string">
            <text:p>0.943094452</text:p>
          </table:table-cell>
          <table:table-cell office:value-type="string">
            <text:p>0.914889646</text:p>
          </table:table-cell>
          <table:table-cell office:value-type="string">
            <text:p>1.120565965</text:p>
          </table:table-cell>
          <table:table-cell office:value-type="string">
            <text:p>1.088978472</text:p>
          </table:table-cell>
          <table:table-cell office:value-type="string">
            <text:p>1.099413237</text:p>
          </table:table-cell>
          <table:table-cell office:value-type="string">
            <text:p>1.689300813</text:p>
          </table:table-cell>
          <table:table-cell office:value-type="string">
            <text:p>1.624009106</text:p>
          </table:table-cell>
          <table:table-cell office:value-type="string">
            <text:p>1.561502622</text:p>
          </table:table-cell>
          <table:table-cell office:value-type="string">
            <text:p>1.501581713</text:p>
          </table:table-cell>
          <table:table-cell office:value-type="string">
            <text:p>1.430665846</text:p>
          </table:table-cell>
          <table:table-cell office:value-type="string">
            <text:p>1.473411367</text:p>
          </table:table-cell>
          <table:table-cell office:value-type="string">
            <text:p>1.508628626</text:p>
          </table:table-cell>
          <table:table-cell office:value-type="string">
            <text:p>1.45489762</text:p>
          </table:table-cell>
          <table:table-cell office:value-type="string">
            <text:p>1.629259489</text:p>
          </table:table-cell>
          <table:table-cell office:value-type="string">
            <text:p>1.736197322</text:p>
          </table:table-cell>
          <table:table-cell office:value-type="string">
            <text:p>1.678046335</text:p>
          </table:table-cell>
          <table:table-cell office:value-type="string">
            <text:p>1.924407811</text:p>
          </table:table-cell>
          <table:table-cell office:value-type="string">
            <text:p>1.924412991</text:p>
          </table:table-cell>
          <table:table-cell office:value-type="string">
            <text:p>1.86470203</text:p>
          </table:table-cell>
          <table:table-cell office:value-type="string">
            <text:p>1.944798941</text:p>
          </table:table-cell>
          <table:table-cell office:value-type="string">
            <text:p>1.894775601</text:p>
          </table:table-cell>
          <table:table-cell office:value-type="string">
            <text:p>1.834770617</text:p>
          </table:table-cell>
          <table:table-cell office:value-type="string">
            <text:p>1.782976091</text:p>
          </table:table-cell>
          <table:table-cell office:value-type="string">
            <text:p>1.822919427</text:p>
          </table:table-cell>
          <table:table-cell office:value-type="string">
            <text:p>1.799826585</text:p>
          </table:table-cell>
          <table:table-cell office:value-type="string">
            <text:p>1.866628737</text:p>
          </table:table-cell>
          <table:table-cell office:value-type="string">
            <text:p>1.84893888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omoros</text:p>
          </table:table-cell>
          <table:table-cell office:value-type="string">
            <text:p>CO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ongo</text:p>
          </table:table-cell>
          <table:table-cell office:value-type="string">
            <text:p>COD</text:p>
          </table:table-cell>
          <table:table-cell table:number-columns-repeated="30" office:value-type="string">
            <text:p>..</text:p>
          </table:table-cell>
          <table:table-cell office:value-type="string">
            <text:p>0.40375827</text:p>
          </table:table-cell>
          <table:table-cell office:value-type="string">
            <text:p>0.424753471</text:p>
          </table:table-cell>
          <table:table-cell office:value-type="string">
            <text:p>0.30638809</text:p>
          </table:table-cell>
          <table:table-cell office:value-type="string">
            <text:p>0.261815607</text:p>
          </table:table-cell>
          <table:table-cell office:value-type="string">
            <text:p>0.252454616</text:p>
          </table:table-cell>
          <table:table-cell office:value-type="string">
            <text:p>0.397643386</text:p>
          </table:table-cell>
          <table:table-cell office:value-type="string">
            <text:p>0.38724511</text:p>
          </table:table-cell>
          <table:table-cell office:value-type="string">
            <text:p>0.447120405</text:p>
          </table:table-cell>
          <table:table-cell office:value-type="string">
            <text:p>0.493825058</text:p>
          </table:table-cell>
          <table:table-cell office:value-type="string">
            <text:p>0.514911282</text:p>
          </table:table-cell>
          <table:table-cell office:value-type="string">
            <text:p>0.501685913</text:p>
          </table:table-cell>
          <table:table-cell office:value-type="string">
            <text:p>0.427984823</text:p>
          </table:table-cell>
          <table:table-cell office:value-type="string">
            <text:p>0.415971082</text:p>
          </table:table-cell>
          <table:table-cell office:value-type="string">
            <text:p>0.485071671</text:p>
          </table:table-cell>
          <table:table-cell office:value-type="string">
            <text:p>0.307805781</text:p>
          </table:table-cell>
          <table:table-cell office:value-type="string">
            <text:p>0.302961166</text:p>
          </table:table-cell>
          <table:table-cell office:value-type="string">
            <text:p>..</text:p>
          </table:table-cell>
          <table:table-cell office:value-type="string">
            <text:p>0.626523097</text:p>
          </table:table-cell>
          <table:table-cell office:value-type="string">
            <text:p>0.640722253</text:p>
          </table:table-cell>
          <table:table-cell office:value-type="string">
            <text:p>0.652962664</text:p>
          </table:table-cell>
          <table:table-cell office:value-type="string">
            <text:p>0.631920624</text:p>
          </table:table-cell>
          <table:table-cell office:value-type="string">
            <text:p>0.51676899</text:p>
          </table:table-cell>
          <table:table-cell office:value-type="string">
            <text:p>0.500285787</text:p>
          </table:table-cell>
          <table:table-cell office:value-type="string">
            <text:p>0.484225694</text:p>
          </table:table-cell>
          <table:table-cell office:value-type="string">
            <text:p>0.46859028</text:p>
          </table:table-cell>
          <table:table-cell office:value-type="string">
            <text:p>0.453346508</text:p>
          </table:table-cell>
          <table:table-cell office:value-type="string">
            <text:p>0.4388046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ongo</text:p>
          </table:table-cell>
          <table:table-cell office:value-type="string">
            <text:p>COG</text:p>
          </table:table-cell>
          <table:table-cell table:number-columns-repeated="30" office:value-type="string">
            <text:p>..</text:p>
          </table:table-cell>
          <table:table-cell office:value-type="string">
            <text:p>0.955626036</text:p>
          </table:table-cell>
          <table:table-cell office:value-type="string">
            <text:p>0.928464876</text:p>
          </table:table-cell>
          <table:table-cell office:value-type="string">
            <text:p>1.00174504</text:p>
          </table:table-cell>
          <table:table-cell office:value-type="string">
            <text:p>0.971749304</text:p>
          </table:table-cell>
          <table:table-cell office:value-type="string">
            <text:p>0.941569936</text:p>
          </table:table-cell>
          <table:table-cell office:value-type="string">
            <text:p>1.524681118</text:p>
          </table:table-cell>
          <table:table-cell office:value-type="string">
            <text:p>1.328721194</text:p>
          </table:table-cell>
          <table:table-cell office:value-type="string">
            <text:p>1.287490655</text:p>
          </table:table-cell>
          <table:table-cell office:value-type="string">
            <text:p>1.247675165</text:p>
          </table:table-cell>
          <table:table-cell office:value-type="string">
            <text:p>1.207904527</text:p>
          </table:table-cell>
          <table:table-cell office:value-type="string">
            <text:p>1.170952875</text:p>
          </table:table-cell>
          <table:table-cell office:value-type="string">
            <text:p>0.910062332</text:p>
          </table:table-cell>
          <table:table-cell office:value-type="string">
            <text:p>0.884026742</text:p>
          </table:table-cell>
          <table:table-cell office:value-type="string">
            <text:p>0.857650709</text:p>
          </table:table-cell>
          <table:table-cell office:value-type="string">
            <text:p>0.83119186</text:p>
          </table:table-cell>
          <table:table-cell office:value-type="string">
            <text:p>0.804647105</text:p>
          </table:table-cell>
          <table:table-cell office:value-type="string">
            <text:p>..</text:p>
          </table:table-cell>
          <table:table-cell office:value-type="string">
            <text:p>0.748813598</text:p>
          </table:table-cell>
          <table:table-cell office:value-type="string">
            <text:p>0.722042514</text:p>
          </table:table-cell>
          <table:table-cell office:value-type="string">
            <text:p>0.697264573</text:p>
          </table:table-cell>
          <table:table-cell office:value-type="string">
            <text:p>0.674873883</text:p>
          </table:table-cell>
          <table:table-cell office:value-type="string">
            <text:p>0.657161915</text:p>
          </table:table-cell>
          <table:table-cell office:value-type="string">
            <text:p>0.641199984</text:p>
          </table:table-cell>
          <table:table-cell office:value-type="string">
            <text:p>0.626363973</text:p>
          </table:table-cell>
          <table:table-cell office:value-type="string">
            <text:p>0.612262391</text:p>
          </table:table-cell>
          <table:table-cell office:value-type="string">
            <text:p>0.597880811</text:p>
          </table:table-cell>
          <table:table-cell office:value-type="string">
            <text:p>0.58261251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osta Rica</text:p>
          </table:table-cell>
          <table:table-cell office:value-type="string">
            <text:p>CRI</text:p>
          </table:table-cell>
          <table:table-cell table:number-columns-repeated="30" office:value-type="string">
            <text:p>..</text:p>
          </table:table-cell>
          <table:table-cell office:value-type="string">
            <text:p>0.681563951</text:p>
          </table:table-cell>
          <table:table-cell office:value-type="string">
            <text:p>0.665140723</text:p>
          </table:table-cell>
          <table:table-cell office:value-type="string">
            <text:p>0.655878558</text:p>
          </table:table-cell>
          <table:table-cell office:value-type="string">
            <text:p>0.628513291</text:p>
          </table:table-cell>
          <table:table-cell office:value-type="string">
            <text:p>0.605291153</text:p>
          </table:table-cell>
          <table:table-cell office:value-type="string">
            <text:p>1.168678549</text:p>
          </table:table-cell>
          <table:table-cell office:value-type="string">
            <text:p>1.171628368</text:p>
          </table:table-cell>
          <table:table-cell office:value-type="string">
            <text:p>1.040114656</text:p>
          </table:table-cell>
          <table:table-cell office:value-type="string">
            <text:p>0.983306771</text:p>
          </table:table-cell>
          <table:table-cell office:value-type="string">
            <text:p>0.960331452</text:p>
          </table:table-cell>
          <table:table-cell office:value-type="string">
            <text:p>0.952835862</text:p>
          </table:table-cell>
          <table:table-cell office:value-type="string">
            <text:p>1.276657512</text:p>
          </table:table-cell>
          <table:table-cell office:value-type="string">
            <text:p>1.473003654</text:p>
          </table:table-cell>
          <table:table-cell office:value-type="string">
            <text:p>0.93984235</text:p>
          </table:table-cell>
          <table:table-cell table:number-columns-repeated="2" office:value-type="string">
            <text:p>..</text:p>
          </table:table-cell>
          <table:table-cell office:value-type="string">
            <text:p>0.50974609</text:p>
          </table:table-cell>
          <table:table-cell office:value-type="string">
            <text:p>0.49236611</text:p>
          </table:table-cell>
          <table:table-cell office:value-type="string">
            <text:p>0.484919019</text:p>
          </table:table-cell>
          <table:table-cell office:value-type="string">
            <text:p>0.470370047</text:p>
          </table:table-cell>
          <table:table-cell office:value-type="string">
            <text:p>0.472306683</text:p>
          </table:table-cell>
          <table:table-cell office:value-type="string">
            <text:p>0.453243116</text:p>
          </table:table-cell>
          <table:table-cell office:value-type="string">
            <text:p>0.449134797</text:p>
          </table:table-cell>
          <table:table-cell office:value-type="string">
            <text:p>0.440036101</text:p>
          </table:table-cell>
          <table:table-cell office:value-type="string">
            <text:p>0.4234679</text:p>
          </table:table-cell>
          <table:table-cell office:value-type="string">
            <text:p>0.422008701</text:p>
          </table:table-cell>
          <table:table-cell office:value-type="string">
            <text:p>0.43501285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ote d'Ivoire</text:p>
          </table:table-cell>
          <table:table-cell office:value-type="string">
            <text:p>CIV</text:p>
          </table:table-cell>
          <table:table-cell table:number-columns-repeated="30" office:value-type="string">
            <text:p>..</text:p>
          </table:table-cell>
          <table:table-cell office:value-type="string">
            <text:p>0.328695369</text:p>
          </table:table-cell>
          <table:table-cell office:value-type="string">
            <text:p>0.317291901</text:p>
          </table:table-cell>
          <table:table-cell office:value-type="string">
            <text:p>0.306189998</text:p>
          </table:table-cell>
          <table:table-cell office:value-type="string">
            <text:p>0.295522247</text:p>
          </table:table-cell>
          <table:table-cell office:value-type="string">
            <text:p>0.285436461</text:p>
          </table:table-cell>
          <table:table-cell office:value-type="string">
            <text:p>0.276170364</text:p>
          </table:table-cell>
          <table:table-cell office:value-type="string">
            <text:p>0.268160595</text:p>
          </table:table-cell>
          <table:table-cell office:value-type="string">
            <text:p>0.260478214</text:p>
          </table:table-cell>
          <table:table-cell office:value-type="string">
            <text:p>0.253382487</text:p>
          </table:table-cell>
          <table:table-cell office:value-type="string">
            <text:p>0.248070631</text:p>
          </table:table-cell>
          <table:table-cell table:number-columns-repeated="4" office:value-type="string">
            <text:p>..</text:p>
          </table:table-cell>
          <table:table-cell office:value-type="string">
            <text:p>0.280727321</text:p>
          </table:table-cell>
          <table:table-cell office:value-type="string">
            <text:p>0.293420614</text:p>
          </table:table-cell>
          <table:table-cell office:value-type="string">
            <text:p>..</text:p>
          </table:table-cell>
          <table:table-cell office:value-type="string">
            <text:p>0.285976223</text:p>
          </table:table-cell>
          <table:table-cell office:value-type="string">
            <text:p>0.281919856</text:p>
          </table:table-cell>
          <table:table-cell office:value-type="string">
            <text:p>0.271037714</text:p>
          </table:table-cell>
          <table:table-cell table:number-columns-repeated="4" office:value-type="string">
            <text:p>..</text:p>
          </table:table-cell>
          <table:table-cell office:value-type="string">
            <text:p>0.332860981</text:p>
          </table:table-cell>
          <table:table-cell office:value-type="string">
            <text:p>0.3262154</text:p>
          </table:table-cell>
          <table:table-cell office:value-type="string">
            <text:p>0.32026034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roatia</text:p>
          </table:table-cell>
          <table:table-cell office:value-type="string">
            <text:p>HRV</text:p>
          </table:table-cell>
          <table:table-cell table:number-columns-repeated="32" office:value-type="string">
            <text:p>..</text:p>
          </table:table-cell>
          <table:table-cell office:value-type="string">
            <text:p>4.997384864</text:p>
          </table:table-cell>
          <table:table-cell office:value-type="string">
            <text:p>3.760612566</text:p>
          </table:table-cell>
          <table:table-cell office:value-type="string">
            <text:p>3.303218987</text:p>
          </table:table-cell>
          <table:table-cell office:value-type="string">
            <text:p>7.095305084</text:p>
          </table:table-cell>
          <table:table-cell office:value-type="string">
            <text:p>5.16614816</text:p>
          </table:table-cell>
          <table:table-cell office:value-type="string">
            <text:p>4.775316487</text:p>
          </table:table-cell>
          <table:table-cell office:value-type="string">
            <text:p>4.783632397</text:p>
          </table:table-cell>
          <table:table-cell office:value-type="string">
            <text:p>4.985502553</text:p>
          </table:table-cell>
          <table:table-cell office:value-type="string">
            <text:p>5.144965778</text:p>
          </table:table-cell>
          <table:table-cell office:value-type="string">
            <text:p>3.483121142</text:p>
          </table:table-cell>
          <table:table-cell office:value-type="string">
            <text:p>3.156240638</text:p>
          </table:table-cell>
          <table:table-cell office:value-type="string">
            <text:p>1.584065535</text:p>
          </table:table-cell>
          <table:table-cell office:value-type="string">
            <text:p>1.503206339</text:p>
          </table:table-cell>
          <table:table-cell office:value-type="string">
            <text:p>1.55383097</text:p>
          </table:table-cell>
          <table:table-cell office:value-type="string">
            <text:p>1.061083012</text:p>
          </table:table-cell>
          <table:table-cell office:value-type="string">
            <text:p>1.053648257</text:p>
          </table:table-cell>
          <table:table-cell office:value-type="string">
            <text:p>1.10153885</text:p>
          </table:table-cell>
          <table:table-cell office:value-type="string">
            <text:p>1.083719325</text:p>
          </table:table-cell>
          <table:table-cell office:value-type="string">
            <text:p>1.097641849</text:p>
          </table:table-cell>
          <table:table-cell office:value-type="string">
            <text:p>1.150548774</text:p>
          </table:table-cell>
          <table:table-cell office:value-type="string">
            <text:p>1.052394723</text:p>
          </table:table-cell>
          <table:table-cell office:value-type="string">
            <text:p>1.063656727</text:p>
          </table:table-cell>
          <table:table-cell office:value-type="string">
            <text:p>1.034147497</text:p>
          </table:table-cell>
          <table:table-cell office:value-type="string">
            <text:p>0.979606235</text:p>
          </table:table-cell>
          <table:table-cell office:value-type="string">
            <text:p>1.01185424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uba</text:p>
          </table:table-cell>
          <table:table-cell office:value-type="string">
            <text:p>CUB</text:p>
          </table:table-cell>
          <table:table-cell table:number-columns-repeated="30" office:value-type="string">
            <text:p>..</text:p>
          </table:table-cell>
          <table:table-cell office:value-type="string">
            <text:p>7.309511545</text:p>
          </table:table-cell>
          <table:table-cell office:value-type="string">
            <text:p>7.195511745</text:p>
          </table:table-cell>
          <table:table-cell office:value-type="string">
            <text:p>4.180059777</text:p>
          </table:table-cell>
          <table:table-cell office:value-type="string">
            <text:p>4.134346902</text:p>
          </table:table-cell>
          <table:table-cell office:value-type="string">
            <text:p>3.265916268</text:p>
          </table:table-cell>
          <table:table-cell office:value-type="string">
            <text:p>2.862191261</text:p>
          </table:table-cell>
          <table:table-cell office:value-type="string">
            <text:p>2.708788402</text:p>
          </table:table-cell>
          <table:table-cell office:value-type="string">
            <text:p>1.783867918</text:p>
          </table:table-cell>
          <table:table-cell office:value-type="string">
            <text:p>1.775107776</text:p>
          </table:table-cell>
          <table:table-cell office:value-type="string">
            <text:p>2.041027554</text:p>
          </table:table-cell>
          <table:table-cell office:value-type="string">
            <text:p>1.86803659</text:p>
          </table:table-cell>
          <table:table-cell office:value-type="string">
            <text:p>1.590635741</text:p>
          </table:table-cell>
          <table:table-cell office:value-type="string">
            <text:p>1.576261031</text:p>
          </table:table-cell>
          <table:table-cell office:value-type="string">
            <text:p>1.559363126</text:p>
          </table:table-cell>
          <table:table-cell office:value-type="string">
            <text:p>1.596184481</text:p>
          </table:table-cell>
          <table:table-cell office:value-type="string">
            <text:p>1.582613244</text:p>
          </table:table-cell>
          <table:table-cell office:value-type="string">
            <text:p>1.549718328</text:p>
          </table:table-cell>
          <table:table-cell office:value-type="string">
            <text:p>1.519108891</text:p>
          </table:table-cell>
          <table:table-cell office:value-type="string">
            <text:p>1.496646625</text:p>
          </table:table-cell>
          <table:table-cell office:value-type="string">
            <text:p>1.450559272</text:p>
          </table:table-cell>
          <table:table-cell office:value-type="string">
            <text:p>1.453758727</text:p>
          </table:table-cell>
          <table:table-cell office:value-type="string">
            <text:p>1.448458476</text:p>
          </table:table-cell>
          <table:table-cell office:value-type="string">
            <text:p>1.444111268</text:p>
          </table:table-cell>
          <table:table-cell office:value-type="string">
            <text:p>1.441014321</text:p>
          </table:table-cell>
          <table:table-cell office:value-type="string">
            <text:p>1.439944401</text:p>
          </table:table-cell>
          <table:table-cell office:value-type="string">
            <text:p>1.438894715</text:p>
          </table:table-cell>
          <table:table-cell office:value-type="string">
            <text:p>1.44211200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uracao</text:p>
          </table:table-cell>
          <table:table-cell office:value-type="string">
            <text:p>CUW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yprus</text:p>
          </table:table-cell>
          <table:table-cell office:value-type="string">
            <text:p>CYP</text:p>
          </table:table-cell>
          <table:table-cell table:number-columns-repeated="30" office:value-type="string">
            <text:p>..</text:p>
          </table:table-cell>
          <table:table-cell office:value-type="string">
            <text:p>2.925045704</text:p>
          </table:table-cell>
          <table:table-cell office:value-type="string">
            <text:p>2.839497409</text:p>
          </table:table-cell>
          <table:table-cell office:value-type="string">
            <text:p>2.777662042</text:p>
          </table:table-cell>
          <table:table-cell table:number-columns-repeated="2" office:value-type="string">
            <text:p>..</text:p>
          </table:table-cell>
          <table:table-cell office:value-type="string">
            <text:p>3.602704087</text:p>
          </table:table-cell>
          <table:table-cell office:value-type="string">
            <text:p>3.502670786</text:p>
          </table:table-cell>
          <table:table-cell office:value-type="string">
            <text:p>2.544948641</text:p>
          </table:table-cell>
          <table:table-cell office:value-type="string">
            <text:p>2.520858801</text:p>
          </table:table-cell>
          <table:table-cell office:value-type="string">
            <text:p>2.487475848</text:p>
          </table:table-cell>
          <table:table-cell office:value-type="string">
            <text:p>2.426617295</text:p>
          </table:table-cell>
          <table:table-cell office:value-type="string">
            <text:p>2.322146179</text:p>
          </table:table-cell>
          <table:table-cell office:value-type="string">
            <text:p>2.124231806</text:p>
          </table:table-cell>
          <table:table-cell office:value-type="string">
            <text:p>2.042004642</text:p>
          </table:table-cell>
          <table:table-cell office:value-type="string">
            <text:p>2.159666076</text:p>
          </table:table-cell>
          <table:table-cell office:value-type="string">
            <text:p>2.074872998</text:p>
          </table:table-cell>
          <table:table-cell office:value-type="string">
            <text:p>2.021622902</text:p>
          </table:table-cell>
          <table:table-cell office:value-type="string">
            <text:p>1.966512577</text:p>
          </table:table-cell>
          <table:table-cell office:value-type="string">
            <text:p>1.927932969</text:p>
          </table:table-cell>
          <table:table-cell office:value-type="string">
            <text:p>1.88361205</text:p>
          </table:table-cell>
          <table:table-cell office:value-type="string">
            <text:p>2.177730105</text:p>
          </table:table-cell>
          <table:table-cell office:value-type="string">
            <text:p>2.177179741</text:p>
          </table:table-cell>
          <table:table-cell office:value-type="string">
            <text:p>2.163998866</text:p>
          </table:table-cell>
          <table:table-cell office:value-type="string">
            <text:p>2.147176757</text:p>
          </table:table-cell>
          <table:table-cell office:value-type="string">
            <text:p>2.10884275</text:p>
          </table:table-cell>
          <table:table-cell office:value-type="string">
            <text:p>2.10970115</text:p>
          </table:table-cell>
          <table:table-cell office:value-type="string">
            <text:p>2.57557050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Czech Republic</text:p>
          </table:table-cell>
          <table:table-cell office:value-type="string">
            <text:p>CZE</text:p>
          </table:table-cell>
          <table:table-cell table:number-columns-repeated="33" office:value-type="string">
            <text:p>..</text:p>
          </table:table-cell>
          <table:table-cell office:value-type="string">
            <text:p>2.106567924</text:p>
          </table:table-cell>
          <table:table-cell office:value-type="string">
            <text:p>1.751438904</text:p>
          </table:table-cell>
          <table:table-cell office:value-type="string">
            <text:p>1.783319681</text:p>
          </table:table-cell>
          <table:table-cell office:value-type="string">
            <text:p>1.465982516</text:p>
          </table:table-cell>
          <table:table-cell office:value-type="string">
            <text:p>1.310699966</text:p>
          </table:table-cell>
          <table:table-cell office:value-type="string">
            <text:p>1.254866</text:p>
          </table:table-cell>
          <table:table-cell office:value-type="string">
            <text:p>1.149690249</text:p>
          </table:table-cell>
          <table:table-cell office:value-type="string">
            <text:p>1.228347942</text:p>
          </table:table-cell>
          <table:table-cell office:value-type="string">
            <text:p>1.153487488</text:p>
          </table:table-cell>
          <table:table-cell office:value-type="string">
            <text:p>1.071319909</text:p>
          </table:table-cell>
          <table:table-cell office:value-type="string">
            <text:p>1.220739308</text:p>
          </table:table-cell>
          <table:table-cell office:value-type="string">
            <text:p>0.526837492</text:p>
          </table:table-cell>
          <table:table-cell office:value-type="string">
            <text:p>0.540484718</text:p>
          </table:table-cell>
          <table:table-cell office:value-type="string">
            <text:p>0.501339444</text:p>
          </table:table-cell>
          <table:table-cell office:value-type="string">
            <text:p>0.520642311</text:p>
          </table:table-cell>
          <table:table-cell office:value-type="string">
            <text:p>0.518701793</text:p>
          </table:table-cell>
          <table:table-cell office:value-type="string">
            <text:p>0.505566835</text:p>
          </table:table-cell>
          <table:table-cell office:value-type="string">
            <text:p>0.544159411</text:p>
          </table:table-cell>
          <table:table-cell office:value-type="string">
            <text:p>0.511226242</text:p>
          </table:table-cell>
          <table:table-cell office:value-type="string">
            <text:p>0.50767057</text:p>
          </table:table-cell>
          <table:table-cell office:value-type="string">
            <text:p>0.452843065</text:p>
          </table:table-cell>
          <table:table-cell office:value-type="string">
            <text:p>0.465928246</text:p>
          </table:table-cell>
          <table:table-cell office:value-type="string">
            <text:p>0.469434563</text:p>
          </table:table-cell>
          <table:table-cell office:value-type="string">
            <text:p>0.43062509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Denmark</text:p>
          </table:table-cell>
          <table:table-cell office:value-type="string">
            <text:p>DNK</text:p>
          </table:table-cell>
          <table:table-cell table:number-columns-repeated="30" office:value-type="string">
            <text:p>..</text:p>
          </table:table-cell>
          <table:table-cell office:value-type="string">
            <text:p>1.079533029</text:p>
          </table:table-cell>
          <table:table-cell office:value-type="string">
            <text:p>1.043440878</text:p>
          </table:table-cell>
          <table:table-cell office:value-type="string">
            <text:p>0.97311492</text:p>
          </table:table-cell>
          <table:table-cell office:value-type="string">
            <text:p>0.9444803</text:p>
          </table:table-cell>
          <table:table-cell office:value-type="string">
            <text:p>1.006887832</text:p>
          </table:table-cell>
          <table:table-cell office:value-type="string">
            <text:p>1.171280071</text:p>
          </table:table-cell>
          <table:table-cell office:value-type="string">
            <text:p>1.159836382</text:p>
          </table:table-cell>
          <table:table-cell office:value-type="string">
            <text:p>1.151509615</text:p>
          </table:table-cell>
          <table:table-cell office:value-type="string">
            <text:p>1.127987982</text:p>
          </table:table-cell>
          <table:table-cell office:value-type="string">
            <text:p>0.937891765</text:p>
          </table:table-cell>
          <table:table-cell office:value-type="string">
            <text:p>0.761386128</text:p>
          </table:table-cell>
          <table:table-cell office:value-type="string">
            <text:p>0.749677183</text:p>
          </table:table-cell>
          <table:table-cell office:value-type="string">
            <text:p>0.785304361</text:p>
          </table:table-cell>
          <table:table-cell office:value-type="string">
            <text:p>0.794304143</text:p>
          </table:table-cell>
          <table:table-cell office:value-type="string">
            <text:p>0.724479436</text:p>
          </table:table-cell>
          <table:table-cell office:value-type="string">
            <text:p>0.72392899</text:p>
          </table:table-cell>
          <table:table-cell office:value-type="string">
            <text:p>1.023464632</text:p>
          </table:table-cell>
          <table:table-cell office:value-type="string">
            <text:p>1.023600474</text:p>
          </table:table-cell>
          <table:table-cell office:value-type="string">
            <text:p>1.01254578</text:p>
          </table:table-cell>
          <table:table-cell office:value-type="string">
            <text:p>0.633581692</text:p>
          </table:table-cell>
          <table:table-cell office:value-type="string">
            <text:p>0.635796344</text:p>
          </table:table-cell>
          <table:table-cell office:value-type="string">
            <text:p>0.561774538</text:p>
          </table:table-cell>
          <table:table-cell office:value-type="string">
            <text:p>0.590685508</text:p>
          </table:table-cell>
          <table:table-cell office:value-type="string">
            <text:p>0.594217709</text:p>
          </table:table-cell>
          <table:table-cell office:value-type="string">
            <text:p>0.591674452</text:p>
          </table:table-cell>
          <table:table-cell office:value-type="string">
            <text:p>0.566285993</text:p>
          </table:table-cell>
          <table:table-cell office:value-type="string">
            <text:p>0.5323308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Djibouti</text:p>
          </table:table-cell>
          <table:table-cell office:value-type="string">
            <text:p>DJI</text:p>
          </table:table-cell>
          <table:table-cell table:number-columns-repeated="30" office:value-type="string">
            <text:p>..</text:p>
          </table:table-cell>
          <table:table-cell office:value-type="string">
            <text:p>1.943379634</text:p>
          </table:table-cell>
          <table:table-cell office:value-type="string">
            <text:p>1.419211392</text:p>
          </table:table-cell>
          <table:table-cell office:value-type="string">
            <text:p>3.721709195</text:p>
          </table:table-cell>
          <table:table-cell office:value-type="string">
            <text:p>3.676453693</text:p>
          </table:table-cell>
          <table:table-cell office:value-type="string">
            <text:p>3.631230397</text:p>
          </table:table-cell>
          <table:table-cell office:value-type="string">
            <text:p>5.621110392</text:p>
          </table:table-cell>
          <table:table-cell office:value-type="string">
            <text:p>5.466899227</text:p>
          </table:table-cell>
          <table:table-cell office:value-type="string">
            <text:p>5.297345021</text:p>
          </table:table-cell>
          <table:table-cell office:value-type="string">
            <text:p>5.122555098</text:p>
          </table:table-cell>
          <table:table-cell office:value-type="string">
            <text:p>4.954738854</text:p>
          </table:table-cell>
          <table:table-cell office:value-type="string">
            <text:p>4.800877875</text:p>
          </table:table-cell>
          <table:table-cell office:value-type="string">
            <text:p>4.686750259</text:p>
          </table:table-cell>
          <table:table-cell office:value-type="string">
            <text:p>4.47267848</text:p>
          </table:table-cell>
          <table:table-cell office:value-type="string">
            <text:p>4.377068432</text:p>
          </table:table-cell>
          <table:table-cell office:value-type="string">
            <text:p>3.83264578</text:p>
          </table:table-cell>
          <table:table-cell office:value-type="string">
            <text:p>4.433561378</text:p>
          </table:table-cell>
          <table:table-cell office:value-type="string">
            <text:p>..</text:p>
          </table:table-cell>
          <table:table-cell office:value-type="string">
            <text:p>3.91329444</text:p>
          </table:table-cell>
          <table:table-cell office:value-type="string">
            <text:p>4.142620877</text:p>
          </table:table-cell>
          <table:table-cell office:value-type="string">
            <text:p>4.03078963</text:p>
          </table:table-cell>
          <table:table-cell office:value-type="string">
            <text:p>3.935596022</text:p>
          </table:table-cell>
          <table:table-cell office:value-type="string">
            <text:p>3.840006642</text:p>
          </table:table-cell>
          <table:table-cell office:value-type="string">
            <text:p>3.745968383</text:p>
          </table:table-cell>
          <table:table-cell office:value-type="string">
            <text:p>3.654197248</text:p>
          </table:table-cell>
          <table:table-cell office:value-type="string">
            <text:p>3.566147212</text:p>
          </table:table-cell>
          <table:table-cell office:value-type="string">
            <text:p>3.482484046</text:p>
          </table:table-cell>
          <table:table-cell office:value-type="string">
            <text:p>3.44778578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Dominica</text:p>
          </table:table-cell>
          <table:table-cell office:value-type="string">
            <text:p>DMA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table:number-columns-repeated="30" office:value-type="string">
            <text:p>..</text:p>
          </table:table-cell>
          <table:table-cell office:value-type="string">
            <text:p>0.747299846</text:p>
          </table:table-cell>
          <table:table-cell office:value-type="string">
            <text:p>0.728208365</text:p>
          </table:table-cell>
          <table:table-cell office:value-type="string">
            <text:p>0.742829668</text:p>
          </table:table-cell>
          <table:table-cell office:value-type="string">
            <text:p>0.724541744</text:p>
          </table:table-cell>
          <table:table-cell office:value-type="string">
            <text:p>0.707713628</text:p>
          </table:table-cell>
          <table:table-cell office:value-type="string">
            <text:p>1.240214472</text:p>
          </table:table-cell>
          <table:table-cell office:value-type="string">
            <text:p>1.21035772</text:p>
          </table:table-cell>
          <table:table-cell office:value-type="string">
            <text:p>1.180589906</text:p>
          </table:table-cell>
          <table:table-cell office:value-type="string">
            <text:p>1.15180095</text:p>
          </table:table-cell>
          <table:table-cell office:value-type="string">
            <text:p>1.124582054</text:p>
          </table:table-cell>
          <table:table-cell office:value-type="string">
            <text:p>1.099292862</text:p>
          </table:table-cell>
          <table:table-cell office:value-type="string">
            <text:p>1.074068293</text:p>
          </table:table-cell>
          <table:table-cell office:value-type="string">
            <text:p>1.050309283</text:p>
          </table:table-cell>
          <table:table-cell office:value-type="string">
            <text:p>1.02931006</text:p>
          </table:table-cell>
          <table:table-cell office:value-type="string">
            <text:p>0.995723749</text:p>
          </table:table-cell>
          <table:table-cell office:value-type="string">
            <text:p>0.998798445</text:p>
          </table:table-cell>
          <table:table-cell office:value-type="string">
            <text:p>1.587620274</text:p>
          </table:table-cell>
          <table:table-cell office:value-type="string">
            <text:p>1.552776855</text:p>
          </table:table-cell>
          <table:table-cell office:value-type="string">
            <text:p>0.957468759</text:p>
          </table:table-cell>
          <table:table-cell office:value-type="string">
            <text:p>0.948710546</text:p>
          </table:table-cell>
          <table:table-cell office:value-type="string">
            <text:p>0.911476691</text:p>
          </table:table-cell>
          <table:table-cell office:value-type="string">
            <text:p>0.87531794</text:p>
          </table:table-cell>
          <table:table-cell office:value-type="string">
            <text:p>1.321821496</text:p>
          </table:table-cell>
          <table:table-cell office:value-type="string">
            <text:p>1.297634349</text:p>
          </table:table-cell>
          <table:table-cell office:value-type="string">
            <text:p>1.477090135</text:p>
          </table:table-cell>
          <table:table-cell office:value-type="string">
            <text:p>1.444669171</text:p>
          </table:table-cell>
          <table:table-cell office:value-type="string">
            <text:p>1.41983091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arly-demographic dividend</text:p>
          </table:table-cell>
          <table:table-cell office:value-type="string">
            <text:p>EAR</text:p>
          </table:table-cell>
          <table:table-cell table:number-columns-repeated="30" office:value-type="string">
            <text:p>..</text:p>
          </table:table-cell>
          <table:table-cell office:value-type="string">
            <text:p>0.92799781</text:p>
          </table:table-cell>
          <table:table-cell office:value-type="string">
            <text:p>0.910738981</text:p>
          </table:table-cell>
          <table:table-cell office:value-type="string">
            <text:p>0.864796753</text:p>
          </table:table-cell>
          <table:table-cell office:value-type="string">
            <text:p>0.841985008</text:p>
          </table:table-cell>
          <table:table-cell office:value-type="string">
            <text:p>0.813549236</text:p>
          </table:table-cell>
          <table:table-cell office:value-type="string">
            <text:p>1.142370142</text:p>
          </table:table-cell>
          <table:table-cell office:value-type="string">
            <text:p>1.160285113</text:p>
          </table:table-cell>
          <table:table-cell office:value-type="string">
            <text:p>1.160475964</text:p>
          </table:table-cell>
          <table:table-cell office:value-type="string">
            <text:p>1.130540679</text:p>
          </table:table-cell>
          <table:table-cell office:value-type="string">
            <text:p>1.110742302</text:p>
          </table:table-cell>
          <table:table-cell office:value-type="string">
            <text:p>1.104243962</text:p>
          </table:table-cell>
          <table:table-cell office:value-type="string">
            <text:p>1.02222531</text:p>
          </table:table-cell>
          <table:table-cell office:value-type="string">
            <text:p>1.01136361</text:p>
          </table:table-cell>
          <table:table-cell office:value-type="string">
            <text:p>0.984805653</text:p>
          </table:table-cell>
          <table:table-cell office:value-type="string">
            <text:p>0.966146641</text:p>
          </table:table-cell>
          <table:table-cell office:value-type="string">
            <text:p>1.000255291</text:p>
          </table:table-cell>
          <table:table-cell office:value-type="string">
            <text:p>0.994294444</text:p>
          </table:table-cell>
          <table:table-cell office:value-type="string">
            <text:p>0.95081255</text:p>
          </table:table-cell>
          <table:table-cell office:value-type="string">
            <text:p>0.938619361</text:p>
          </table:table-cell>
          <table:table-cell office:value-type="string">
            <text:p>0.937789556</text:p>
          </table:table-cell>
          <table:table-cell office:value-type="string">
            <text:p>0.91792328</text:p>
          </table:table-cell>
          <table:table-cell office:value-type="string">
            <text:p>0.893422069</text:p>
          </table:table-cell>
          <table:table-cell office:value-type="string">
            <text:p>0.886287651</text:p>
          </table:table-cell>
          <table:table-cell office:value-type="string">
            <text:p>0.868152835</text:p>
          </table:table-cell>
          <table:table-cell office:value-type="string">
            <text:p>0.860207681</text:p>
          </table:table-cell>
          <table:table-cell office:value-type="string">
            <text:p>0.843089078</text:p>
          </table:table-cell>
          <table:table-cell office:value-type="string">
            <text:p>0.84323856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ast Asia &amp; Pacific</text:p>
          </table:table-cell>
          <table:table-cell office:value-type="string">
            <text:p>EAS</text:p>
          </table:table-cell>
          <table:table-cell table:number-columns-repeated="30" office:value-type="string">
            <text:p>..</text:p>
          </table:table-cell>
          <table:table-cell office:value-type="string">
            <text:p>0.885420888</text:p>
          </table:table-cell>
          <table:table-cell office:value-type="string">
            <text:p>0.85302751</text:p>
          </table:table-cell>
          <table:table-cell office:value-type="string">
            <text:p>0.813426395</text:p>
          </table:table-cell>
          <table:table-cell office:value-type="string">
            <text:p>0.784814189</text:p>
          </table:table-cell>
          <table:table-cell office:value-type="string">
            <text:p>0.740271791</text:p>
          </table:table-cell>
          <table:table-cell office:value-type="string">
            <text:p>0.916060144</text:p>
          </table:table-cell>
          <table:table-cell office:value-type="string">
            <text:p>0.898497904</text:p>
          </table:table-cell>
          <table:table-cell office:value-type="string">
            <text:p>0.849201392</text:p>
          </table:table-cell>
          <table:table-cell office:value-type="string">
            <text:p>0.858581907</text:p>
          </table:table-cell>
          <table:table-cell office:value-type="string">
            <text:p>0.845057896</text:p>
          </table:table-cell>
          <table:table-cell office:value-type="string">
            <text:p>0.841311957</text:p>
          </table:table-cell>
          <table:table-cell office:value-type="string">
            <text:p>0.812586288</text:p>
          </table:table-cell>
          <table:table-cell office:value-type="string">
            <text:p>0.809048661</text:p>
          </table:table-cell>
          <table:table-cell office:value-type="string">
            <text:p>0.799195619</text:p>
          </table:table-cell>
          <table:table-cell office:value-type="string">
            <text:p>0.776269203</text:p>
          </table:table-cell>
          <table:table-cell office:value-type="string">
            <text:p>0.783503454</text:p>
          </table:table-cell>
          <table:table-cell office:value-type="string">
            <text:p>0.763703473</text:p>
          </table:table-cell>
          <table:table-cell office:value-type="string">
            <text:p>0.696284631</text:p>
          </table:table-cell>
          <table:table-cell office:value-type="string">
            <text:p>0.69130662</text:p>
          </table:table-cell>
          <table:table-cell office:value-type="string">
            <text:p>0.697619668</text:p>
          </table:table-cell>
          <table:table-cell office:value-type="string">
            <text:p>0.696225802</text:p>
          </table:table-cell>
          <table:table-cell office:value-type="string">
            <text:p>0.703387834</text:p>
          </table:table-cell>
          <table:table-cell office:value-type="string">
            <text:p>0.701466926</text:p>
          </table:table-cell>
          <table:table-cell office:value-type="string">
            <text:p>0.697968186</text:p>
          </table:table-cell>
          <table:table-cell office:value-type="string">
            <text:p>0.685914003</text:p>
          </table:table-cell>
          <table:table-cell office:value-type="string">
            <text:p>0.672735584</text:p>
          </table:table-cell>
          <table:table-cell office:value-type="string">
            <text:p>0.66479261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ast Asia &amp; Pacific (excluding high income)</text:p>
          </table:table-cell>
          <table:table-cell office:value-type="string">
            <text:p>EAP</text:p>
          </table:table-cell>
          <table:table-cell table:number-columns-repeated="30" office:value-type="string">
            <text:p>..</text:p>
          </table:table-cell>
          <table:table-cell office:value-type="string">
            <text:p>0.827206285</text:p>
          </table:table-cell>
          <table:table-cell office:value-type="string">
            <text:p>0.782260719</text:p>
          </table:table-cell>
          <table:table-cell office:value-type="string">
            <text:p>0.74267663</text:p>
          </table:table-cell>
          <table:table-cell office:value-type="string">
            <text:p>0.703202743</text:p>
          </table:table-cell>
          <table:table-cell office:value-type="string">
            <text:p>0.659188835</text:p>
          </table:table-cell>
          <table:table-cell office:value-type="string">
            <text:p>0.869985966</text:p>
          </table:table-cell>
          <table:table-cell office:value-type="string">
            <text:p>0.849834627</text:p>
          </table:table-cell>
          <table:table-cell office:value-type="string">
            <text:p>0.784216862</text:p>
          </table:table-cell>
          <table:table-cell office:value-type="string">
            <text:p>0.79471372</text:p>
          </table:table-cell>
          <table:table-cell office:value-type="string">
            <text:p>0.781078758</text:p>
          </table:table-cell>
          <table:table-cell office:value-type="string">
            <text:p>0.780282732</text:p>
          </table:table-cell>
          <table:table-cell office:value-type="string">
            <text:p>0.750487406</text:p>
          </table:table-cell>
          <table:table-cell office:value-type="string">
            <text:p>0.747045472</text:p>
          </table:table-cell>
          <table:table-cell office:value-type="string">
            <text:p>0.743288897</text:p>
          </table:table-cell>
          <table:table-cell office:value-type="string">
            <text:p>0.716417794</text:p>
          </table:table-cell>
          <table:table-cell office:value-type="string">
            <text:p>0.725935339</text:p>
          </table:table-cell>
          <table:table-cell office:value-type="string">
            <text:p>0.708364064</text:p>
          </table:table-cell>
          <table:table-cell office:value-type="string">
            <text:p>0.635304569</text:p>
          </table:table-cell>
          <table:table-cell office:value-type="string">
            <text:p>0.630698032</text:p>
          </table:table-cell>
          <table:table-cell office:value-type="string">
            <text:p>0.641128947</text:p>
          </table:table-cell>
          <table:table-cell office:value-type="string">
            <text:p>0.640224316</text:p>
          </table:table-cell>
          <table:table-cell office:value-type="string">
            <text:p>0.648759749</text:p>
          </table:table-cell>
          <table:table-cell office:value-type="string">
            <text:p>0.647380015</text:p>
          </table:table-cell>
          <table:table-cell office:value-type="string">
            <text:p>0.644373948</text:p>
          </table:table-cell>
          <table:table-cell office:value-type="string">
            <text:p>0.641186341</text:p>
          </table:table-cell>
          <table:table-cell office:value-type="string">
            <text:p>0.626903368</text:p>
          </table:table-cell>
          <table:table-cell office:value-type="string">
            <text:p>0.61908892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ast Asia &amp; Pacific (IDA &amp; IBRD countries)</text:p>
          </table:table-cell>
          <table:table-cell office:value-type="string">
            <text:p>TEA</text:p>
          </table:table-cell>
          <table:table-cell table:number-columns-repeated="30" office:value-type="string">
            <text:p>..</text:p>
          </table:table-cell>
          <table:table-cell office:value-type="string">
            <text:p>0.695280801</text:p>
          </table:table-cell>
          <table:table-cell office:value-type="string">
            <text:p>0.652183003</text:p>
          </table:table-cell>
          <table:table-cell office:value-type="string">
            <text:p>0.614615873</text:p>
          </table:table-cell>
          <table:table-cell office:value-type="string">
            <text:p>0.5881488</text:p>
          </table:table-cell>
          <table:table-cell office:value-type="string">
            <text:p>0.545838757</text:p>
          </table:table-cell>
          <table:table-cell office:value-type="string">
            <text:p>0.745883927</text:p>
          </table:table-cell>
          <table:table-cell office:value-type="string">
            <text:p>0.73593096</text:p>
          </table:table-cell>
          <table:table-cell office:value-type="string">
            <text:p>0.663332196</text:p>
          </table:table-cell>
          <table:table-cell office:value-type="string">
            <text:p>0.675893164</text:p>
          </table:table-cell>
          <table:table-cell office:value-type="string">
            <text:p>0.663939276</text:p>
          </table:table-cell>
          <table:table-cell office:value-type="string">
            <text:p>0.665030797</text:p>
          </table:table-cell>
          <table:table-cell office:value-type="string">
            <text:p>0.633543483</text:p>
          </table:table-cell>
          <table:table-cell office:value-type="string">
            <text:p>0.631472816</text:p>
          </table:table-cell>
          <table:table-cell office:value-type="string">
            <text:p>0.629056303</text:p>
          </table:table-cell>
          <table:table-cell office:value-type="string">
            <text:p>0.595354832</text:p>
          </table:table-cell>
          <table:table-cell office:value-type="string">
            <text:p>0.611641269</text:p>
          </table:table-cell>
          <table:table-cell office:value-type="string">
            <text:p>0.594885552</text:p>
          </table:table-cell>
          <table:table-cell office:value-type="string">
            <text:p>0.521835542</text:p>
          </table:table-cell>
          <table:table-cell office:value-type="string">
            <text:p>0.518102936</text:p>
          </table:table-cell>
          <table:table-cell office:value-type="string">
            <text:p>0.521727473</text:p>
          </table:table-cell>
          <table:table-cell office:value-type="string">
            <text:p>0.521516066</text:p>
          </table:table-cell>
          <table:table-cell office:value-type="string">
            <text:p>0.531185632</text:p>
          </table:table-cell>
          <table:table-cell office:value-type="string">
            <text:p>0.53053362</text:p>
          </table:table-cell>
          <table:table-cell office:value-type="string">
            <text:p>0.52810391</text:p>
          </table:table-cell>
          <table:table-cell office:value-type="string">
            <text:p>0.525517519</text:p>
          </table:table-cell>
          <table:table-cell office:value-type="string">
            <text:p>0.511257503</text:p>
          </table:table-cell>
          <table:table-cell office:value-type="string">
            <text:p>0.49580802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cuador</text:p>
          </table:table-cell>
          <table:table-cell office:value-type="string">
            <text:p>ECU</text:p>
          </table:table-cell>
          <table:table-cell table:number-columns-repeated="30" office:value-type="string">
            <text:p>..</text:p>
          </table:table-cell>
          <table:table-cell office:value-type="string">
            <text:p>1.322658894</text:p>
          </table:table-cell>
          <table:table-cell office:value-type="string">
            <text:p>1.277669069</text:p>
          </table:table-cell>
          <table:table-cell office:value-type="string">
            <text:p>1.329147529</text:p>
          </table:table-cell>
          <table:table-cell office:value-type="string">
            <text:p>1.285900886</text:p>
          </table:table-cell>
          <table:table-cell office:value-type="string">
            <text:p>1.242624641</text:p>
          </table:table-cell>
          <table:table-cell office:value-type="string">
            <text:p>1.211924663</text:p>
          </table:table-cell>
          <table:table-cell office:value-type="string">
            <text:p>1.176217939</text:p>
          </table:table-cell>
          <table:table-cell office:value-type="string">
            <text:p>1.142230721</text:p>
          </table:table-cell>
          <table:table-cell office:value-type="string">
            <text:p>1.072991073</text:p>
          </table:table-cell>
          <table:table-cell office:value-type="string">
            <text:p>1.048560582</text:p>
          </table:table-cell>
          <table:table-cell office:value-type="string">
            <text:p>1.032660294</text:p>
          </table:table-cell>
          <table:table-cell office:value-type="string">
            <text:p>1.045850396</text:p>
          </table:table-cell>
          <table:table-cell office:value-type="string">
            <text:p>1.024011179</text:p>
          </table:table-cell>
          <table:table-cell office:value-type="string">
            <text:p>0.985246186</text:p>
          </table:table-cell>
          <table:table-cell office:value-type="string">
            <text:p>0.742600198</text:p>
          </table:table-cell>
          <table:table-cell office:value-type="string">
            <text:p>0.739414384</text:p>
          </table:table-cell>
          <table:table-cell office:value-type="string">
            <text:p>0.863318095</text:p>
          </table:table-cell>
          <table:table-cell office:value-type="string">
            <text:p>0.869570655</text:p>
          </table:table-cell>
          <table:table-cell office:value-type="string">
            <text:p>0.861941476</text:p>
          </table:table-cell>
          <table:table-cell office:value-type="string">
            <text:p>0.86376809</text:p>
          </table:table-cell>
          <table:table-cell office:value-type="string">
            <text:p>0.876287771</text:p>
          </table:table-cell>
          <table:table-cell office:value-type="string">
            <text:p>0.868154396</text:p>
          </table:table-cell>
          <table:table-cell office:value-type="string">
            <text:p>0.83507283</text:p>
          </table:table-cell>
          <table:table-cell office:value-type="string">
            <text:p>0.832460644</text:p>
          </table:table-cell>
          <table:table-cell office:value-type="string">
            <text:p>0.565395676</text:p>
          </table:table-cell>
          <table:table-cell office:value-type="string">
            <text:p>0.534244131</text:p>
          </table:table-cell>
          <table:table-cell office:value-type="string">
            <text:p>0.50922681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gypt</text:p>
          </table:table-cell>
          <table:table-cell office:value-type="string">
            <text:p>EGY</text:p>
          </table:table-cell>
          <table:table-cell table:number-columns-repeated="30" office:value-type="string">
            <text:p>..</text:p>
          </table:table-cell>
          <table:table-cell office:value-type="string">
            <text:p>2.749288748</text:p>
          </table:table-cell>
          <table:table-cell office:value-type="string">
            <text:p>2.680892446</text:p>
          </table:table-cell>
          <table:table-cell office:value-type="string">
            <text:p>2.557736529</text:p>
          </table:table-cell>
          <table:table-cell office:value-type="string">
            <text:p>2.490474961</text:p>
          </table:table-cell>
          <table:table-cell office:value-type="string">
            <text:p>2.409866374</text:p>
          </table:table-cell>
          <table:table-cell office:value-type="string">
            <text:p>3.413008621</text:p>
          </table:table-cell>
          <table:table-cell office:value-type="string">
            <text:p>3.693213747</text:p>
          </table:table-cell>
          <table:table-cell office:value-type="string">
            <text:p>3.677915029</text:p>
          </table:table-cell>
          <table:table-cell office:value-type="string">
            <text:p>3.622048796</text:p>
          </table:table-cell>
          <table:table-cell office:value-type="string">
            <text:p>3.407307653</text:p>
          </table:table-cell>
          <table:table-cell office:value-type="string">
            <text:p>3.317975451</text:p>
          </table:table-cell>
          <table:table-cell office:value-type="string">
            <text:p>3.688191989</text:p>
          </table:table-cell>
          <table:table-cell office:value-type="string">
            <text:p>3.645076497</text:p>
          </table:table-cell>
          <table:table-cell office:value-type="string">
            <text:p>3.533523923</text:p>
          </table:table-cell>
          <table:table-cell office:value-type="string">
            <text:p>3.476507501</text:p>
          </table:table-cell>
          <table:table-cell office:value-type="string">
            <text:p>3.353588476</text:p>
          </table:table-cell>
          <table:table-cell office:value-type="string">
            <text:p>3.51793258</text:p>
          </table:table-cell>
          <table:table-cell office:value-type="string">
            <text:p>3.359336772</text:p>
          </table:table-cell>
          <table:table-cell office:value-type="string">
            <text:p>3.260446172</text:p>
          </table:table-cell>
          <table:table-cell office:value-type="string">
            <text:p>3.166395685</text:p>
          </table:table-cell>
          <table:table-cell office:value-type="string">
            <text:p>2.966664597</text:p>
          </table:table-cell>
          <table:table-cell office:value-type="string">
            <text:p>2.931413657</text:p>
          </table:table-cell>
          <table:table-cell office:value-type="string">
            <text:p>2.867785315</text:p>
          </table:table-cell>
          <table:table-cell office:value-type="string">
            <text:p>2.799528808</text:p>
          </table:table-cell>
          <table:table-cell office:value-type="string">
            <text:p>2.787496947</text:p>
          </table:table-cell>
          <table:table-cell office:value-type="string">
            <text:p>2.777834299</text:p>
          </table:table-cell>
          <table:table-cell office:value-type="string">
            <text:p>2.74214421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l Salvador</text:p>
          </table:table-cell>
          <table:table-cell office:value-type="string">
            <text:p>SLV</text:p>
          </table:table-cell>
          <table:table-cell table:number-columns-repeated="30" office:value-type="string">
            <text:p>..</text:p>
          </table:table-cell>
          <table:table-cell office:value-type="string">
            <text:p>2.8690438</text:p>
          </table:table-cell>
          <table:table-cell office:value-type="string">
            <text:p>3.051950298</text:p>
          </table:table-cell>
          <table:table-cell office:value-type="string">
            <text:p>2.430359053</text:p>
          </table:table-cell>
          <table:table-cell office:value-type="string">
            <text:p>2.346653385</text:p>
          </table:table-cell>
          <table:table-cell office:value-type="string">
            <text:p>1.391887892</text:p>
          </table:table-cell>
          <table:table-cell office:value-type="string">
            <text:p>1.776779294</text:p>
          </table:table-cell>
          <table:table-cell office:value-type="string">
            <text:p>1.880241639</text:p>
          </table:table-cell>
          <table:table-cell office:value-type="string">
            <text:p>1.86152125</text:p>
          </table:table-cell>
          <table:table-cell office:value-type="string">
            <text:p>1.616482111</text:p>
          </table:table-cell>
          <table:table-cell office:value-type="string">
            <text:p>1.604618495</text:p>
          </table:table-cell>
          <table:table-cell office:value-type="string">
            <text:p>1.259698696</text:p>
          </table:table-cell>
          <table:table-cell office:value-type="string">
            <text:p>1.256507772</text:p>
          </table:table-cell>
          <table:table-cell office:value-type="string">
            <text:p>1.254094859</text:p>
          </table:table-cell>
          <table:table-cell office:value-type="string">
            <text:p>1.156601778</text:p>
          </table:table-cell>
          <table:table-cell office:value-type="string">
            <text:p>0.637577274</text:p>
          </table:table-cell>
          <table:table-cell office:value-type="string">
            <text:p>0.66755897</text:p>
          </table:table-cell>
          <table:table-cell office:value-type="string">
            <text:p>1.142992902</text:p>
          </table:table-cell>
          <table:table-cell office:value-type="string">
            <text:p>1.318413158</text:p>
          </table:table-cell>
          <table:table-cell office:value-type="string">
            <text:p>1.303763451</text:p>
          </table:table-cell>
          <table:table-cell office:value-type="string">
            <text:p>1.269679545</text:p>
          </table:table-cell>
          <table:table-cell office:value-type="string">
            <text:p>1.257285972</text:p>
          </table:table-cell>
          <table:table-cell office:value-type="string">
            <text:p>1.226779029</text:p>
          </table:table-cell>
          <table:table-cell office:value-type="string">
            <text:p>1.20322509</text:p>
          </table:table-cell>
          <table:table-cell office:value-type="string">
            <text:p>1.178155322</text:p>
          </table:table-cell>
          <table:table-cell office:value-type="string">
            <text:p>1.502407654</text:p>
          </table:table-cell>
          <table:table-cell office:value-type="string">
            <text:p>1.493071071</text:p>
          </table:table-cell>
          <table:table-cell office:value-type="string">
            <text:p>1.48223920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table:number-columns-repeated="30" office:value-type="string">
            <text:p>..</text:p>
          </table:table-cell>
          <table:table-cell office:value-type="string">
            <text:p>0.669285805</text:p>
          </table:table-cell>
          <table:table-cell office:value-type="string">
            <text:p>0.648041941</text:p>
          </table:table-cell>
          <table:table-cell office:value-type="string">
            <text:p>0.628942684</text:p>
          </table:table-cell>
          <table:table-cell office:value-type="string">
            <text:p>0.608520504</text:p>
          </table:table-cell>
          <table:table-cell office:value-type="string">
            <text:p>0.587526806</text:p>
          </table:table-cell>
          <table:table-cell office:value-type="string">
            <text:p>0.90523338</text:p>
          </table:table-cell>
          <table:table-cell office:value-type="string">
            <text:p>0.877524941</text:p>
          </table:table-cell>
          <table:table-cell office:value-type="string">
            <text:p>0.864262736</text:p>
          </table:table-cell>
          <table:table-cell office:value-type="string">
            <text:p>0.819046937</text:p>
          </table:table-cell>
          <table:table-cell office:value-type="string">
            <text:p>0.784159969</text:p>
          </table:table-cell>
          <table:table-cell office:value-type="string">
            <text:p>0.748615062</text:p>
          </table:table-cell>
          <table:table-cell office:value-type="string">
            <text:p>0.724568768</text:p>
          </table:table-cell>
          <table:table-cell office:value-type="string">
            <text:p>0.998047299</text:p>
          </table:table-cell>
          <table:table-cell office:value-type="string">
            <text:p>0.538188623</text:p>
          </table:table-cell>
          <table:table-cell office:value-type="string">
            <text:p>0.395950221</text:p>
          </table:table-cell>
          <table:table-cell office:value-type="string">
            <text:p>0.376389819</text:p>
          </table:table-cell>
          <table:table-cell office:value-type="string">
            <text:p>..</text:p>
          </table:table-cell>
          <table:table-cell office:value-type="string">
            <text:p>0.342515019</text:p>
          </table:table-cell>
          <table:table-cell office:value-type="string">
            <text:p>0.325885757</text:p>
          </table:table-cell>
          <table:table-cell office:value-type="string">
            <text:p>0.406686919</text:p>
          </table:table-cell>
          <table:table-cell office:value-type="string">
            <text:p>0.383063931</text:p>
          </table:table-cell>
          <table:table-cell office:value-type="string">
            <text:p>0.366846014</text:p>
          </table:table-cell>
          <table:table-cell office:value-type="string">
            <text:p>0.350938761</text:p>
          </table:table-cell>
          <table:table-cell office:value-type="string">
            <text:p>0.333800317</text:p>
          </table:table-cell>
          <table:table-cell office:value-type="string">
            <text:p>0.317525228</text:p>
          </table:table-cell>
          <table:table-cell office:value-type="string">
            <text:p>0.30126944</text:p>
          </table:table-cell>
          <table:table-cell office:value-type="string">
            <text:p>0.31847553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ritrea</text:p>
          </table:table-cell>
          <table:table-cell office:value-type="string">
            <text:p>ERI</text:p>
          </table:table-cell>
          <table:table-cell table:number-columns-repeated="33" office:value-type="string">
            <text:p>..</text:p>
          </table:table-cell>
          <table:table-cell office:value-type="string">
            <text:p>4.023900506</text:p>
          </table:table-cell>
          <table:table-cell office:value-type="string">
            <text:p>4.082926464</text:p>
          </table:table-cell>
          <table:table-cell office:value-type="string">
            <text:p>4.116338195</text:p>
          </table:table-cell>
          <table:table-cell office:value-type="string">
            <text:p>4.05353317</text:p>
          </table:table-cell>
          <table:table-cell office:value-type="string">
            <text:p>3.317919434</text:p>
          </table:table-cell>
          <table:table-cell office:value-type="string">
            <text:p>3.305986995</text:p>
          </table:table-cell>
          <table:table-cell office:value-type="string">
            <text:p>13.60281415</text:p>
          </table:table-cell>
          <table:table-cell office:value-type="string">
            <text:p>13.14272872</text:p>
          </table:table-cell>
          <table:table-cell office:value-type="string">
            <text:p>10.85413657</text:p>
          </table:table-cell>
          <table:table-cell office:value-type="string">
            <text:p>10.4233881</text:p>
          </table:table-cell>
          <table:table-cell office:value-type="string">
            <text:p>11.71998972</text:p>
          </table:table-cell>
          <table:table-cell office:value-type="string">
            <text:p>11.20766805</text:p>
          </table:table-cell>
          <table:table-cell office:value-type="string">
            <text:p>10.86708001</text:p>
          </table:table-cell>
          <table:table-cell office:value-type="string">
            <text:p>..</text:p>
          </table:table-cell>
          <table:table-cell office:value-type="string">
            <text:p>10.35058243</text:p>
          </table:table-cell>
          <table:table-cell office:value-type="string">
            <text:p>10.14088297</text:p>
          </table:table-cell>
          <table:table-cell office:value-type="string">
            <text:p>9.942562298</text:p>
          </table:table-cell>
          <table:table-cell office:value-type="string">
            <text:p>9.763314039</text:p>
          </table:table-cell>
          <table:table-cell office:value-type="string">
            <text:p>9.582697851</text:p>
          </table:table-cell>
          <table:table-cell office:value-type="string">
            <text:p>9.405752264</text:p>
          </table:table-cell>
          <table:table-cell office:value-type="string">
            <text:p>9.227843342</text:p>
          </table:table-cell>
          <table:table-cell office:value-type="string">
            <text:p>9.046720088</text:p>
          </table:table-cell>
          <table:table-cell office:value-type="string">
            <text:p>8.859043074</text:p>
          </table:table-cell>
          <table:table-cell office:value-type="string">
            <text:p>8.63740864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stonia</text:p>
          </table:table-cell>
          <table:table-cell office:value-type="string">
            <text:p>EST</text:p>
          </table:table-cell>
          <table:table-cell table:number-columns-repeated="32" office:value-type="string">
            <text:p>..</text:p>
          </table:table-cell>
          <table:table-cell office:value-type="string">
            <text:p>0.399160698</text:p>
          </table:table-cell>
          <table:table-cell office:value-type="string">
            <text:p>0.682866071</text:p>
          </table:table-cell>
          <table:table-cell office:value-type="string">
            <text:p>0.557917406</text:p>
          </table:table-cell>
          <table:table-cell office:value-type="string">
            <text:p>0.780869548</text:p>
          </table:table-cell>
          <table:table-cell office:value-type="string">
            <text:p>0.792559737</text:p>
          </table:table-cell>
          <table:table-cell office:value-type="string">
            <text:p>0.905867433</text:p>
          </table:table-cell>
          <table:table-cell office:value-type="string">
            <text:p>1.048857054</text:p>
          </table:table-cell>
          <table:table-cell office:value-type="string">
            <text:p>1.128060048</text:p>
          </table:table-cell>
          <table:table-cell office:value-type="string">
            <text:p>1.118820175</text:p>
          </table:table-cell>
          <table:table-cell office:value-type="string">
            <text:p>1.091105843</text:p>
          </table:table-cell>
          <table:table-cell office:value-type="string">
            <text:p>1.237257016</text:p>
          </table:table-cell>
          <table:table-cell office:value-type="string">
            <text:p>1.195046312</text:p>
          </table:table-cell>
          <table:table-cell office:value-type="string">
            <text:p>0.884624344</text:p>
          </table:table-cell>
          <table:table-cell office:value-type="string">
            <text:p>1.187236025</text:p>
          </table:table-cell>
          <table:table-cell office:value-type="string">
            <text:p>1.009484831</text:p>
          </table:table-cell>
          <table:table-cell office:value-type="string">
            <text:p>1.011522688</text:p>
          </table:table-cell>
          <table:table-cell office:value-type="string">
            <text:p>1.00310964</text:p>
          </table:table-cell>
          <table:table-cell office:value-type="string">
            <text:p>0.789297988</text:p>
          </table:table-cell>
          <table:table-cell office:value-type="string">
            <text:p>0.840671543</text:p>
          </table:table-cell>
          <table:table-cell office:value-type="string">
            <text:p>0.836012207</text:p>
          </table:table-cell>
          <table:table-cell office:value-type="string">
            <text:p>0.839761771</text:p>
          </table:table-cell>
          <table:table-cell office:value-type="string">
            <text:p>0.844420948</text:p>
          </table:table-cell>
          <table:table-cell office:value-type="string">
            <text:p>0.850503646</text:p>
          </table:table-cell>
          <table:table-cell office:value-type="string">
            <text:p>0.93270939</text:p>
          </table:table-cell>
          <table:table-cell office:value-type="string">
            <text:p>0.92204405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thiopia</text:p>
          </table:table-cell>
          <table:table-cell office:value-type="string">
            <text:p>ETH</text:p>
          </table:table-cell>
          <table:table-cell table:number-columns-repeated="30" office:value-type="string">
            <text:p>..</text:p>
          </table:table-cell>
          <table:table-cell office:value-type="string">
            <text:p>1.241800577</text:p>
          </table:table-cell>
          <table:table-cell office:value-type="string">
            <text:p>0.57680278</text:p>
          </table:table-cell>
          <table:table-cell office:value-type="string">
            <text:p>0.557337902</text:p>
          </table:table-cell>
          <table:table-cell office:value-type="string">
            <text:p>0.538355786</text:p>
          </table:table-cell>
          <table:table-cell office:value-type="string">
            <text:p>0.520074778</text:p>
          </table:table-cell>
          <table:table-cell office:value-type="string">
            <text:p>0.498470443</text:p>
          </table:table-cell>
          <table:table-cell office:value-type="string">
            <text:p>0.480024155</text:p>
          </table:table-cell>
          <table:table-cell office:value-type="string">
            <text:p>0.46273852</text:p>
          </table:table-cell>
          <table:table-cell office:value-type="string">
            <text:p>0.446376345</text:p>
          </table:table-cell>
          <table:table-cell office:value-type="string">
            <text:p>1.168024086</text:p>
          </table:table-cell>
          <table:table-cell office:value-type="string">
            <text:p>1.21572446</text:p>
          </table:table-cell>
          <table:table-cell office:value-type="string">
            <text:p>0.839897423</text:p>
          </table:table-cell>
          <table:table-cell office:value-type="string">
            <text:p>0.809136675</text:p>
          </table:table-cell>
          <table:table-cell office:value-type="string">
            <text:p>0.501140635</text:p>
          </table:table-cell>
          <table:table-cell office:value-type="string">
            <text:p>0.540958992</text:p>
          </table:table-cell>
          <table:table-cell office:value-type="string">
            <text:p>0.524093554</text:p>
          </table:table-cell>
          <table:table-cell office:value-type="string">
            <text:p>..</text:p>
          </table:table-cell>
          <table:table-cell office:value-type="string">
            <text:p>0.372197244</text:p>
          </table:table-cell>
          <table:table-cell office:value-type="string">
            <text:p>0.360854173</text:p>
          </table:table-cell>
          <table:table-cell office:value-type="string">
            <text:p>0.349509751</text:p>
          </table:table-cell>
          <table:table-cell office:value-type="string">
            <text:p>0.338255382</text:p>
          </table:table-cell>
          <table:table-cell office:value-type="string">
            <text:p>0.326920132</text:p>
          </table:table-cell>
          <table:table-cell office:value-type="string">
            <text:p>0.315942471</text:p>
          </table:table-cell>
          <table:table-cell office:value-type="string">
            <text:p>0.305333384</text:p>
          </table:table-cell>
          <table:table-cell office:value-type="string">
            <text:p>0.295703588</text:p>
          </table:table-cell>
          <table:table-cell office:value-type="string">
            <text:p>0.286474755</text:p>
          </table:table-cell>
          <table:table-cell office:value-type="string">
            <text:p>0.27788183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uro area</text:p>
          </table:table-cell>
          <table:table-cell office:value-type="string">
            <text:p>EMU</text:p>
          </table:table-cell>
          <table:table-cell table:number-columns-repeated="30" office:value-type="string">
            <text:p>..</text:p>
          </table:table-cell>
          <table:table-cell office:value-type="string">
            <text:p>1.848051444</text:p>
          </table:table-cell>
          <table:table-cell office:value-type="string">
            <text:p>1.725827991</text:p>
          </table:table-cell>
          <table:table-cell office:value-type="string">
            <text:p>1.60715014</text:p>
          </table:table-cell>
          <table:table-cell office:value-type="string">
            <text:p>1.528470089</text:p>
          </table:table-cell>
          <table:table-cell office:value-type="string">
            <text:p>1.52502184</text:p>
          </table:table-cell>
          <table:table-cell office:value-type="string">
            <text:p>1.670694594</text:p>
          </table:table-cell>
          <table:table-cell office:value-type="string">
            <text:p>1.651145136</text:p>
          </table:table-cell>
          <table:table-cell office:value-type="string">
            <text:p>1.551036359</text:p>
          </table:table-cell>
          <table:table-cell office:value-type="string">
            <text:p>1.49944786</text:p>
          </table:table-cell>
          <table:table-cell office:value-type="string">
            <text:p>1.418341894</text:p>
          </table:table-cell>
          <table:table-cell office:value-type="string">
            <text:p>1.279306195</text:p>
          </table:table-cell>
          <table:table-cell office:value-type="string">
            <text:p>1.284805127</text:p>
          </table:table-cell>
          <table:table-cell office:value-type="string">
            <text:p>1.279561508</text:p>
          </table:table-cell>
          <table:table-cell office:value-type="string">
            <text:p>1.220495301</text:p>
          </table:table-cell>
          <table:table-cell office:value-type="string">
            <text:p>1.179205388</text:p>
          </table:table-cell>
          <table:table-cell office:value-type="string">
            <text:p>1.175733558</text:p>
          </table:table-cell>
          <table:table-cell office:value-type="string">
            <text:p>1.123730526</text:p>
          </table:table-cell>
          <table:table-cell office:value-type="string">
            <text:p>1.101860969</text:p>
          </table:table-cell>
          <table:table-cell office:value-type="string">
            <text:p>1.088435819</text:p>
          </table:table-cell>
          <table:table-cell office:value-type="string">
            <text:p>0.9924519</text:p>
          </table:table-cell>
          <table:table-cell office:value-type="string">
            <text:p>1.013432576</text:p>
          </table:table-cell>
          <table:table-cell office:value-type="string">
            <text:p>0.97125853</text:p>
          </table:table-cell>
          <table:table-cell office:value-type="string">
            <text:p>0.948439679</text:p>
          </table:table-cell>
          <table:table-cell office:value-type="string">
            <text:p>0.935486483</text:p>
          </table:table-cell>
          <table:table-cell office:value-type="string">
            <text:p>0.918217771</text:p>
          </table:table-cell>
          <table:table-cell office:value-type="string">
            <text:p>0.907925466</text:p>
          </table:table-cell>
          <table:table-cell office:value-type="string">
            <text:p>0.90282617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urope &amp; Central Asia</text:p>
          </table:table-cell>
          <table:table-cell office:value-type="string">
            <text:p>ECS</text:p>
          </table:table-cell>
          <table:table-cell table:number-columns-repeated="32" office:value-type="string">
            <text:p>..</text:p>
          </table:table-cell>
          <table:table-cell office:value-type="string">
            <text:p>1.866360168</text:p>
          </table:table-cell>
          <table:table-cell office:value-type="string">
            <text:p>1.656723726</text:p>
          </table:table-cell>
          <table:table-cell office:value-type="string">
            <text:p>1.652745443</text:p>
          </table:table-cell>
          <table:table-cell office:value-type="string">
            <text:p>1.977410223</text:p>
          </table:table-cell>
          <table:table-cell office:value-type="string">
            <text:p>1.92108356</text:p>
          </table:table-cell>
          <table:table-cell office:value-type="string">
            <text:p>1.934013199</text:p>
          </table:table-cell>
          <table:table-cell office:value-type="string">
            <text:p>1.88012313</text:p>
          </table:table-cell>
          <table:table-cell office:value-type="string">
            <text:p>1.758899852</text:p>
          </table:table-cell>
          <table:table-cell office:value-type="string">
            <text:p>1.657200468</text:p>
          </table:table-cell>
          <table:table-cell office:value-type="string">
            <text:p>1.583846467</text:p>
          </table:table-cell>
          <table:table-cell office:value-type="string">
            <text:p>1.538302626</text:p>
          </table:table-cell>
          <table:table-cell office:value-type="string">
            <text:p>1.488651473</text:p>
          </table:table-cell>
          <table:table-cell office:value-type="string">
            <text:p>1.410893074</text:p>
          </table:table-cell>
          <table:table-cell office:value-type="string">
            <text:p>1.439510952</text:p>
          </table:table-cell>
          <table:table-cell office:value-type="string">
            <text:p>1.321324903</text:p>
          </table:table-cell>
          <table:table-cell office:value-type="string">
            <text:p>1.302630984</text:p>
          </table:table-cell>
          <table:table-cell office:value-type="string">
            <text:p>1.289151517</text:p>
          </table:table-cell>
          <table:table-cell office:value-type="string">
            <text:p>1.250211848</text:p>
          </table:table-cell>
          <table:table-cell office:value-type="string">
            <text:p>1.234052123</text:p>
          </table:table-cell>
          <table:table-cell office:value-type="string">
            <text:p>1.17517726</text:p>
          </table:table-cell>
          <table:table-cell office:value-type="string">
            <text:p>1.172822019</text:p>
          </table:table-cell>
          <table:table-cell office:value-type="string">
            <text:p>1.111953048</text:p>
          </table:table-cell>
          <table:table-cell office:value-type="string">
            <text:p>1.132622891</text:p>
          </table:table-cell>
          <table:table-cell office:value-type="string">
            <text:p>1.157615897</text:p>
          </table:table-cell>
          <table:table-cell office:value-type="string">
            <text:p>1.1482089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urope &amp; Central Asia (excluding high income)</text:p>
          </table:table-cell>
          <table:table-cell office:value-type="string">
            <text:p>ECA</text:p>
          </table:table-cell>
          <table:table-cell table:number-columns-repeated="32" office:value-type="string">
            <text:p>..</text:p>
          </table:table-cell>
          <table:table-cell office:value-type="string">
            <text:p>2.312008637</text:p>
          </table:table-cell>
          <table:table-cell office:value-type="string">
            <text:p>1.91657136</text:p>
          </table:table-cell>
          <table:table-cell office:value-type="string">
            <text:p>1.924846761</text:p>
          </table:table-cell>
          <table:table-cell office:value-type="string">
            <text:p>2.482381213</text:p>
          </table:table-cell>
          <table:table-cell office:value-type="string">
            <text:p>2.412473165</text:p>
          </table:table-cell>
          <table:table-cell office:value-type="string">
            <text:p>2.54582607</text:p>
          </table:table-cell>
          <table:table-cell office:value-type="string">
            <text:p>2.483797346</text:p>
          </table:table-cell>
          <table:table-cell office:value-type="string">
            <text:p>2.282874236</text:p>
          </table:table-cell>
          <table:table-cell office:value-type="string">
            <text:p>2.202802063</text:p>
          </table:table-cell>
          <table:table-cell office:value-type="string">
            <text:p>2.067980432</text:p>
          </table:table-cell>
          <table:table-cell office:value-type="string">
            <text:p>2.001676042</text:p>
          </table:table-cell>
          <table:table-cell office:value-type="string">
            <text:p>1.944517929</text:p>
          </table:table-cell>
          <table:table-cell office:value-type="string">
            <text:p>1.877376102</text:p>
          </table:table-cell>
          <table:table-cell office:value-type="string">
            <text:p>1.875464132</text:p>
          </table:table-cell>
          <table:table-cell office:value-type="string">
            <text:p>1.746950929</text:p>
          </table:table-cell>
          <table:table-cell office:value-type="string">
            <text:p>1.743952479</text:p>
          </table:table-cell>
          <table:table-cell office:value-type="string">
            <text:p>1.728554544</text:p>
          </table:table-cell>
          <table:table-cell office:value-type="string">
            <text:p>1.722344016</text:p>
          </table:table-cell>
          <table:table-cell office:value-type="string">
            <text:p>1.673425014</text:p>
          </table:table-cell>
          <table:table-cell office:value-type="string">
            <text:p>1.582351386</text:p>
          </table:table-cell>
          <table:table-cell office:value-type="string">
            <text:p>1.571488261</text:p>
          </table:table-cell>
          <table:table-cell office:value-type="string">
            <text:p>1.45448148</text:p>
          </table:table-cell>
          <table:table-cell office:value-type="string">
            <text:p>1.512909242</text:p>
          </table:table-cell>
          <table:table-cell office:value-type="string">
            <text:p>1.579007874</text:p>
          </table:table-cell>
          <table:table-cell office:value-type="string">
            <text:p>1.56467337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urope &amp; Central Asia (IDA &amp; IBRD countries)</text:p>
          </table:table-cell>
          <table:table-cell office:value-type="string">
            <text:p>TEC</text:p>
          </table:table-cell>
          <table:table-cell table:number-columns-repeated="32" office:value-type="string">
            <text:p>..</text:p>
          </table:table-cell>
          <table:table-cell office:value-type="string">
            <text:p>2.236452339</text:p>
          </table:table-cell>
          <table:table-cell office:value-type="string">
            <text:p>1.875053203</text:p>
          </table:table-cell>
          <table:table-cell office:value-type="string">
            <text:p>1.882116491</text:p>
          </table:table-cell>
          <table:table-cell office:value-type="string">
            <text:p>2.416114913</text:p>
          </table:table-cell>
          <table:table-cell office:value-type="string">
            <text:p>2.337877895</text:p>
          </table:table-cell>
          <table:table-cell office:value-type="string">
            <text:p>2.456373808</text:p>
          </table:table-cell>
          <table:table-cell office:value-type="string">
            <text:p>2.398620486</text:p>
          </table:table-cell>
          <table:table-cell office:value-type="string">
            <text:p>2.217900892</text:p>
          </table:table-cell>
          <table:table-cell office:value-type="string">
            <text:p>2.130324773</text:p>
          </table:table-cell>
          <table:table-cell office:value-type="string">
            <text:p>1.998888836</text:p>
          </table:table-cell>
          <table:table-cell office:value-type="string">
            <text:p>1.918367513</text:p>
          </table:table-cell>
          <table:table-cell office:value-type="string">
            <text:p>1.866964329</text:p>
          </table:table-cell>
          <table:table-cell office:value-type="string">
            <text:p>1.795078526</text:p>
          </table:table-cell>
          <table:table-cell office:value-type="string">
            <text:p>1.79146548</text:p>
          </table:table-cell>
          <table:table-cell office:value-type="string">
            <text:p>1.669449182</text:p>
          </table:table-cell>
          <table:table-cell office:value-type="string">
            <text:p>1.664417043</text:p>
          </table:table-cell>
          <table:table-cell office:value-type="string">
            <text:p>1.649561897</text:p>
          </table:table-cell>
          <table:table-cell office:value-type="string">
            <text:p>1.631726788</text:p>
          </table:table-cell>
          <table:table-cell office:value-type="string">
            <text:p>1.586226041</text:p>
          </table:table-cell>
          <table:table-cell office:value-type="string">
            <text:p>1.501710744</text:p>
          </table:table-cell>
          <table:table-cell office:value-type="string">
            <text:p>1.517244694</text:p>
          </table:table-cell>
          <table:table-cell office:value-type="string">
            <text:p>1.410444188</text:p>
          </table:table-cell>
          <table:table-cell office:value-type="string">
            <text:p>1.463151036</text:p>
          </table:table-cell>
          <table:table-cell office:value-type="string">
            <text:p>1.524384613</text:p>
          </table:table-cell>
          <table:table-cell office:value-type="string">
            <text:p>1.5137295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European Union</text:p>
          </table:table-cell>
          <table:table-cell office:value-type="string">
            <text:p>EUU</text:p>
          </table:table-cell>
          <table:table-cell table:number-columns-repeated="30" office:value-type="string">
            <text:p>..</text:p>
          </table:table-cell>
          <table:table-cell office:value-type="string">
            <text:p>1.694632433</text:p>
          </table:table-cell>
          <table:table-cell office:value-type="string">
            <text:p>1.631117989</text:p>
          </table:table-cell>
          <table:table-cell office:value-type="string">
            <text:p>1.550988446</text:p>
          </table:table-cell>
          <table:table-cell office:value-type="string">
            <text:p>1.478051983</text:p>
          </table:table-cell>
          <table:table-cell office:value-type="string">
            <text:p>1.468926221</text:p>
          </table:table-cell>
          <table:table-cell office:value-type="string">
            <text:p>1.700523187</text:p>
          </table:table-cell>
          <table:table-cell office:value-type="string">
            <text:p>1.653411878</text:p>
          </table:table-cell>
          <table:table-cell office:value-type="string">
            <text:p>1.570462935</text:p>
          </table:table-cell>
          <table:table-cell office:value-type="string">
            <text:p>1.528874685</text:p>
          </table:table-cell>
          <table:table-cell office:value-type="string">
            <text:p>1.454364987</text:p>
          </table:table-cell>
          <table:table-cell office:value-type="string">
            <text:p>1.34535586</text:p>
          </table:table-cell>
          <table:table-cell office:value-type="string">
            <text:p>1.268619048</text:p>
          </table:table-cell>
          <table:table-cell office:value-type="string">
            <text:p>1.243384316</text:p>
          </table:table-cell>
          <table:table-cell office:value-type="string">
            <text:p>1.185479932</text:p>
          </table:table-cell>
          <table:table-cell office:value-type="string">
            <text:p>1.111496197</text:p>
          </table:table-cell>
          <table:table-cell office:value-type="string">
            <text:p>1.112823591</text:p>
          </table:table-cell>
          <table:table-cell office:value-type="string">
            <text:p>1.038517302</text:p>
          </table:table-cell>
          <table:table-cell office:value-type="string">
            <text:p>1.006734342</text:p>
          </table:table-cell>
          <table:table-cell office:value-type="string">
            <text:p>0.996805035</text:p>
          </table:table-cell>
          <table:table-cell office:value-type="string">
            <text:p>0.924874621</text:p>
          </table:table-cell>
          <table:table-cell office:value-type="string">
            <text:p>0.93370744</text:p>
          </table:table-cell>
          <table:table-cell office:value-type="string">
            <text:p>0.892593158</text:p>
          </table:table-cell>
          <table:table-cell office:value-type="string">
            <text:p>0.896655108</text:p>
          </table:table-cell>
          <table:table-cell office:value-type="string">
            <text:p>0.881433914</text:p>
          </table:table-cell>
          <table:table-cell office:value-type="string">
            <text:p>0.872087098</text:p>
          </table:table-cell>
          <table:table-cell office:value-type="string">
            <text:p>0.86261936</text:p>
          </table:table-cell>
          <table:table-cell office:value-type="string">
            <text:p>0.85239023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Faroe Islands</text:p>
          </table:table-cell>
          <table:table-cell office:value-type="string">
            <text:p>FRO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Fiji</text:p>
          </table:table-cell>
          <table:table-cell office:value-type="string">
            <text:p>FJI</text:p>
          </table:table-cell>
          <table:table-cell table:number-columns-repeated="30" office:value-type="string">
            <text:p>..</text:p>
          </table:table-cell>
          <table:table-cell office:value-type="string">
            <text:p>1.856244965</text:p>
          </table:table-cell>
          <table:table-cell office:value-type="string">
            <text:p>1.824504556</text:p>
          </table:table-cell>
          <table:table-cell office:value-type="string">
            <text:p>1.800737582</text:p>
          </table:table-cell>
          <table:table-cell office:value-type="string">
            <text:p>1.768140235</text:p>
          </table:table-cell>
          <table:table-cell office:value-type="string">
            <text:p>1.390356487</text:p>
          </table:table-cell>
          <table:table-cell office:value-type="string">
            <text:p>1.329914203</text:p>
          </table:table-cell>
          <table:table-cell office:value-type="string">
            <text:p>1.215079132</text:p>
          </table:table-cell>
          <table:table-cell office:value-type="string">
            <text:p>1.206264534</text:p>
          </table:table-cell>
          <table:table-cell office:value-type="string">
            <text:p>1.165117061</text:p>
          </table:table-cell>
          <table:table-cell office:value-type="string">
            <text:p>1.159869829</text:p>
          </table:table-cell>
          <table:table-cell office:value-type="string">
            <text:p>1.157013319</text:p>
          </table:table-cell>
          <table:table-cell office:value-type="string">
            <text:p>1.138833574</text:p>
          </table:table-cell>
          <table:table-cell office:value-type="string">
            <text:p>1.125224643</text:p>
          </table:table-cell>
          <table:table-cell office:value-type="string">
            <text:p>1.114046535</text:p>
          </table:table-cell>
          <table:table-cell office:value-type="string">
            <text:p>0.945486405</text:p>
          </table:table-cell>
          <table:table-cell office:value-type="string">
            <text:p>1.247446633</text:p>
          </table:table-cell>
          <table:table-cell office:value-type="string">
            <text:p>1.247602264</text:p>
          </table:table-cell>
          <table:table-cell office:value-type="string">
            <text:p>1.244547327</text:p>
          </table:table-cell>
          <table:table-cell office:value-type="string">
            <text:p>1.213227823</text:p>
          </table:table-cell>
          <table:table-cell office:value-type="string">
            <text:p>1.035037498</text:p>
          </table:table-cell>
          <table:table-cell office:value-type="string">
            <text:p>1.010238041</text:p>
          </table:table-cell>
          <table:table-cell office:value-type="string">
            <text:p>0.991951026</text:p>
          </table:table-cell>
          <table:table-cell office:value-type="string">
            <text:p>0.974808172</text:p>
          </table:table-cell>
          <table:table-cell office:value-type="string">
            <text:p>0.959011834</text:p>
          </table:table-cell>
          <table:table-cell office:value-type="string">
            <text:p>0.944544446</text:p>
          </table:table-cell>
          <table:table-cell office:value-type="string">
            <text:p>0.941305564</text:p>
          </table:table-cell>
          <table:table-cell office:value-type="string">
            <text:p>0.9344297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Finland</text:p>
          </table:table-cell>
          <table:table-cell office:value-type="string">
            <text:p>FIN</text:p>
          </table:table-cell>
          <table:table-cell table:number-columns-repeated="30" office:value-type="string">
            <text:p>..</text:p>
          </table:table-cell>
          <table:table-cell office:value-type="string">
            <text:p>1.181878523</text:p>
          </table:table-cell>
          <table:table-cell office:value-type="string">
            <text:p>1.239611475</text:p>
          </table:table-cell>
          <table:table-cell office:value-type="string">
            <text:p>1.300910953</text:p>
          </table:table-cell>
          <table:table-cell office:value-type="string">
            <text:p>1.232774953</text:p>
          </table:table-cell>
          <table:table-cell office:value-type="string">
            <text:p>1.403067667</text:p>
          </table:table-cell>
          <table:table-cell office:value-type="string">
            <text:p>1.393920245</text:p>
          </table:table-cell>
          <table:table-cell office:value-type="string">
            <text:p>1.464911106</text:p>
          </table:table-cell>
          <table:table-cell office:value-type="string">
            <text:p>1.373855137</text:p>
          </table:table-cell>
          <table:table-cell office:value-type="string">
            <text:p>1.391529668</text:p>
          </table:table-cell>
          <table:table-cell office:value-type="string">
            <text:p>1.367747044</text:p>
          </table:table-cell>
          <table:table-cell office:value-type="string">
            <text:p>1.357268696</text:p>
          </table:table-cell>
          <table:table-cell office:value-type="string">
            <text:p>1.357256318</text:p>
          </table:table-cell>
          <table:table-cell office:value-type="string">
            <text:p>1.330314903</text:p>
          </table:table-cell>
          <table:table-cell office:value-type="string">
            <text:p>1.148465273</text:p>
          </table:table-cell>
          <table:table-cell office:value-type="string">
            <text:p>1.18694771</text:p>
          </table:table-cell>
          <table:table-cell office:value-type="string">
            <text:p>1.179651394</text:p>
          </table:table-cell>
          <table:table-cell office:value-type="string">
            <text:p>1.202511596</text:p>
          </table:table-cell>
          <table:table-cell office:value-type="string">
            <text:p>1.189427034</text:p>
          </table:table-cell>
          <table:table-cell office:value-type="string">
            <text:p>1.177143118</text:p>
          </table:table-cell>
          <table:table-cell office:value-type="string">
            <text:p>0.93147158</text:p>
          </table:table-cell>
          <table:table-cell office:value-type="string">
            <text:p>0.932183684</text:p>
          </table:table-cell>
          <table:table-cell office:value-type="string">
            <text:p>0.928648241</text:p>
          </table:table-cell>
          <table:table-cell office:value-type="string">
            <text:p>0.92615026</text:p>
          </table:table-cell>
          <table:table-cell office:value-type="string">
            <text:p>0.931006463</text:p>
          </table:table-cell>
          <table:table-cell office:value-type="string">
            <text:p>0.929823609</text:p>
          </table:table-cell>
          <table:table-cell office:value-type="string">
            <text:p>0.923913326</text:p>
          </table:table-cell>
          <table:table-cell office:value-type="string">
            <text:p>0.90056631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Fragile and conflict affected situations</text:p>
          </table:table-cell>
          <table:table-cell office:value-type="string">
            <text:p>FCS</text:p>
          </table:table-cell>
          <table:table-cell table:number-columns-repeated="30" office:value-type="string">
            <text:p>..</text:p>
          </table:table-cell>
          <table:table-cell office:value-type="string">
            <text:p>3.131999583</text:p>
          </table:table-cell>
          <table:table-cell office:value-type="string">
            <text:p>2.076487251</text:p>
          </table:table-cell>
          <table:table-cell office:value-type="string">
            <text:p>1.850309645</text:p>
          </table:table-cell>
          <table:table-cell office:value-type="string">
            <text:p>1.887252121</text:p>
          </table:table-cell>
          <table:table-cell office:value-type="string">
            <text:p>1.746687688</text:p>
          </table:table-cell>
          <table:table-cell office:value-type="string">
            <text:p>2.521637036</text:p>
          </table:table-cell>
          <table:table-cell office:value-type="string">
            <text:p>2.567283185</text:p>
          </table:table-cell>
          <table:table-cell office:value-type="string">
            <text:p>2.466355095</text:p>
          </table:table-cell>
          <table:table-cell office:value-type="string">
            <text:p>2.431749156</text:p>
          </table:table-cell>
          <table:table-cell office:value-type="string">
            <text:p>2.354507904</text:p>
          </table:table-cell>
          <table:table-cell office:value-type="string">
            <text:p>2.43270096</text:p>
          </table:table-cell>
          <table:table-cell office:value-type="string">
            <text:p>2.110145921</text:p>
          </table:table-cell>
          <table:table-cell office:value-type="string">
            <text:p>2.120410323</text:p>
          </table:table-cell>
          <table:table-cell office:value-type="string">
            <text:p>2.141733269</text:p>
          </table:table-cell>
          <table:table-cell office:value-type="string">
            <text:p>1.655816579</text:p>
          </table:table-cell>
          <table:table-cell office:value-type="string">
            <text:p>1.696120084</text:p>
          </table:table-cell>
          <table:table-cell office:value-type="string">
            <text:p>..</text:p>
          </table:table-cell>
          <table:table-cell office:value-type="string">
            <text:p>1.765123481</text:p>
          </table:table-cell>
          <table:table-cell office:value-type="string">
            <text:p>1.912654145</text:p>
          </table:table-cell>
          <table:table-cell office:value-type="string">
            <text:p>2.015039123</text:p>
          </table:table-cell>
          <table:table-cell office:value-type="string">
            <text:p>2.14377968</text:p>
          </table:table-cell>
          <table:table-cell office:value-type="string">
            <text:p>2.088279049</text:p>
          </table:table-cell>
          <table:table-cell office:value-type="string">
            <text:p>2.021381691</text:p>
          </table:table-cell>
          <table:table-cell office:value-type="string">
            <text:p>1.533548912</text:p>
          </table:table-cell>
          <table:table-cell office:value-type="string">
            <text:p>1.442325041</text:p>
          </table:table-cell>
          <table:table-cell office:value-type="string">
            <text:p>1.423659966</text:p>
          </table:table-cell>
          <table:table-cell office:value-type="string">
            <text:p>1.33461857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France</text:p>
          </table:table-cell>
          <table:table-cell office:value-type="string">
            <text:p>FRA</text:p>
          </table:table-cell>
          <table:table-cell table:number-columns-repeated="30" office:value-type="string">
            <text:p>..</text:p>
          </table:table-cell>
          <table:table-cell office:value-type="string">
            <text:p>2.105062925</text:p>
          </table:table-cell>
          <table:table-cell office:value-type="string">
            <text:p>2.086470658</text:p>
          </table:table-cell>
          <table:table-cell office:value-type="string">
            <text:p>1.994640607</text:p>
          </table:table-cell>
          <table:table-cell office:value-type="string">
            <text:p>1.925402304</text:p>
          </table:table-cell>
          <table:table-cell office:value-type="string">
            <text:p>1.920804764</text:p>
          </table:table-cell>
          <table:table-cell office:value-type="string">
            <text:p>1.897703435</text:p>
          </table:table-cell>
          <table:table-cell office:value-type="string">
            <text:p>1.833171129</text:p>
          </table:table-cell>
          <table:table-cell office:value-type="string">
            <text:p>1.767258318</text:p>
          </table:table-cell>
          <table:table-cell office:value-type="string">
            <text:p>1.678068963</text:p>
          </table:table-cell>
          <table:table-cell office:value-type="string">
            <text:p>1.509731773</text:p>
          </table:table-cell>
          <table:table-cell office:value-type="string">
            <text:p>1.417050421</text:p>
          </table:table-cell>
          <table:table-cell office:value-type="string">
            <text:p>1.358543508</text:p>
          </table:table-cell>
          <table:table-cell office:value-type="string">
            <text:p>1.296598897</text:p>
          </table:table-cell>
          <table:table-cell office:value-type="string">
            <text:p>1.265977433</text:p>
          </table:table-cell>
          <table:table-cell office:value-type="string">
            <text:p>1.249089613</text:p>
          </table:table-cell>
          <table:table-cell office:value-type="string">
            <text:p>1.240318648</text:p>
          </table:table-cell>
          <table:table-cell office:value-type="string">
            <text:p>1.216915831</text:p>
          </table:table-cell>
          <table:table-cell office:value-type="string">
            <text:p>1.203613527</text:p>
          </table:table-cell>
          <table:table-cell office:value-type="string">
            <text:p>1.195368607</text:p>
          </table:table-cell>
          <table:table-cell office:value-type="string">
            <text:p>1.148867635</text:p>
          </table:table-cell>
          <table:table-cell office:value-type="string">
            <text:p>1.145194004</text:p>
          </table:table-cell>
          <table:table-cell office:value-type="string">
            <text:p>1.112809287</text:p>
          </table:table-cell>
          <table:table-cell office:value-type="string">
            <text:p>1.082018641</text:p>
          </table:table-cell>
          <table:table-cell office:value-type="string">
            <text:p>1.053200902</text:p>
          </table:table-cell>
          <table:table-cell office:value-type="string">
            <text:p>1.033572664</text:p>
          </table:table-cell>
          <table:table-cell office:value-type="string">
            <text:p>1.012223637</text:p>
          </table:table-cell>
          <table:table-cell office:value-type="string">
            <text:p>1.00907534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abon</text:p>
          </table:table-cell>
          <table:table-cell office:value-type="string">
            <text:p>GAB</text:p>
          </table:table-cell>
          <table:table-cell table:number-columns-repeated="30" office:value-type="string">
            <text:p>..</text:p>
          </table:table-cell>
          <table:table-cell office:value-type="string">
            <text:p>3.422274444</text:p>
          </table:table-cell>
          <table:table-cell office:value-type="string">
            <text:p>3.71924187</text:p>
          </table:table-cell>
          <table:table-cell office:value-type="string">
            <text:p>2.538273539</text:p>
          </table:table-cell>
          <table:table-cell office:value-type="string">
            <text:p>2.477060649</text:p>
          </table:table-cell>
          <table:table-cell office:value-type="string">
            <text:p>2.070300504</text:p>
          </table:table-cell>
          <table:table-cell office:value-type="string">
            <text:p>3.195006373</text:p>
          </table:table-cell>
          <table:table-cell office:value-type="string">
            <text:p>3.111438631</text:p>
          </table:table-cell>
          <table:table-cell office:value-type="string">
            <text:p>3.029017992</text:p>
          </table:table-cell>
          <table:table-cell office:value-type="string">
            <text:p>2.944722902</text:p>
          </table:table-cell>
          <table:table-cell office:value-type="string">
            <text:p>2.851508448</text:p>
          </table:table-cell>
          <table:table-cell office:value-type="string">
            <text:p>1.949397142</text:p>
          </table:table-cell>
          <table:table-cell office:value-type="string">
            <text:p>1.891367741</text:p>
          </table:table-cell>
          <table:table-cell office:value-type="string">
            <text:p>1.831311602</text:p>
          </table:table-cell>
          <table:table-cell office:value-type="string">
            <text:p>1.771142017</text:p>
          </table:table-cell>
          <table:table-cell office:value-type="string">
            <text:p>1.53038581</text:p>
          </table:table-cell>
          <table:table-cell office:value-type="string">
            <text:p>1.720662701</text:p>
          </table:table-cell>
          <table:table-cell office:value-type="string">
            <text:p>..</text:p>
          </table:table-cell>
          <table:table-cell office:value-type="string">
            <text:p>1.580927688</text:p>
          </table:table-cell>
          <table:table-cell office:value-type="string">
            <text:p>1.50973998</text:p>
          </table:table-cell>
          <table:table-cell office:value-type="string">
            <text:p>1.379094573</text:p>
          </table:table-cell>
          <table:table-cell office:value-type="string">
            <text:p>1.317090527</text:p>
          </table:table-cell>
          <table:table-cell office:value-type="string">
            <text:p>1.26129993</text:p>
          </table:table-cell>
          <table:table-cell office:value-type="string">
            <text:p>1.206077189</text:p>
          </table:table-cell>
          <table:table-cell office:value-type="string">
            <text:p>1.153758066</text:p>
          </table:table-cell>
          <table:table-cell office:value-type="string">
            <text:p>1.105398967</text:p>
          </table:table-cell>
          <table:table-cell office:value-type="string">
            <text:p>1.061900898</text:p>
          </table:table-cell>
          <table:table-cell office:value-type="string">
            <text:p>1.03064079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ambia</text:p>
          </table:table-cell>
          <table:table-cell office:value-type="string">
            <text:p>GMB</text:p>
          </table:table-cell>
          <table:table-cell table:number-columns-repeated="30" office:value-type="string">
            <text:p>..</text:p>
          </table:table-cell>
          <table:table-cell office:value-type="string">
            <text:p>0.70721858</text:p>
          </table:table-cell>
          <table:table-cell office:value-type="string">
            <text:p>0.683751333</text:p>
          </table:table-cell>
          <table:table-cell office:value-type="string">
            <text:p>0.331959023</text:p>
          </table:table-cell>
          <table:table-cell office:value-type="string">
            <text:p>0.323139364</text:p>
          </table:table-cell>
          <table:table-cell office:value-type="string">
            <text:p>0.313958928</text:p>
          </table:table-cell>
          <table:table-cell office:value-type="string">
            <text:p>0.243690696</text:p>
          </table:table-cell>
          <table:table-cell office:value-type="string">
            <text:p>0.237236667</text:p>
          </table:table-cell>
          <table:table-cell office:value-type="string">
            <text:p>0.230453244</text:p>
          </table:table-cell>
          <table:table-cell office:value-type="string">
            <text:p>0.223416882</text:p>
          </table:table-cell>
          <table:table-cell office:value-type="string">
            <text:p>0.216208035</text:p>
          </table:table-cell>
          <table:table-cell office:value-type="string">
            <text:p>0.208932382</text:p>
          </table:table-cell>
          <table:table-cell office:value-type="string">
            <text:p>0.202498836</text:p>
          </table:table-cell>
          <table:table-cell office:value-type="string">
            <text:p>0.19588111</text:p>
          </table:table-cell>
          <table:table-cell office:value-type="string">
            <text:p>0.189237585</text:p>
          </table:table-cell>
          <table:table-cell office:value-type="string">
            <text:p>0.182710974</text:p>
          </table:table-cell>
          <table:table-cell office:value-type="string">
            <text:p>0.176354791</text:p>
          </table:table-cell>
          <table:table-cell office:value-type="string">
            <text:p>..</text:p>
          </table:table-cell>
          <table:table-cell office:value-type="string">
            <text:p>0.206209802</text:p>
          </table:table-cell>
          <table:table-cell office:value-type="string">
            <text:p>0.199225412</text:p>
          </table:table-cell>
          <table:table-cell office:value-type="string">
            <text:p>0.153873378</text:p>
          </table:table-cell>
          <table:table-cell office:value-type="string">
            <text:p>0.148467628</text:p>
          </table:table-cell>
          <table:table-cell office:value-type="string">
            <text:p>0.143465076</text:p>
          </table:table-cell>
          <table:table-cell office:value-type="string">
            <text:p>0.138549251</text:p>
          </table:table-cell>
          <table:table-cell office:value-type="string">
            <text:p>0.134156833</text:p>
          </table:table-cell>
          <table:table-cell office:value-type="string">
            <text:p>0.129817655</text:p>
          </table:table-cell>
          <table:table-cell office:value-type="string">
            <text:p>0.125654187</text:p>
          </table:table-cell>
          <table:table-cell office:value-type="string">
            <text:p>0.12172780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eorgia</text:p>
          </table:table-cell>
          <table:table-cell office:value-type="string">
            <text:p>GEO</text:p>
          </table:table-cell>
          <table:table-cell table:number-columns-repeated="33" office:value-type="string">
            <text:p>..</text:p>
          </table:table-cell>
          <table:table-cell office:value-type="string">
            <text:p>1.00314345</text:p>
          </table:table-cell>
          <table:table-cell office:value-type="string">
            <text:p>0.281552141</text:p>
          </table:table-cell>
          <table:table-cell office:value-type="string">
            <text:p>0.579742793</text:p>
          </table:table-cell>
          <table:table-cell office:value-type="string">
            <text:p>0.640682027</text:p>
          </table:table-cell>
          <table:table-cell office:value-type="string">
            <text:p>1.714447412</text:p>
          </table:table-cell>
          <table:table-cell office:value-type="string">
            <text:p>1.730303125</text:p>
          </table:table-cell>
          <table:table-cell office:value-type="string">
            <text:p>1.457073849</text:p>
          </table:table-cell>
          <table:table-cell office:value-type="string">
            <text:p>1.538047803</text:p>
          </table:table-cell>
          <table:table-cell office:value-type="string">
            <text:p>1.265211954</text:p>
          </table:table-cell>
          <table:table-cell office:value-type="string">
            <text:p>1.338520559</text:p>
          </table:table-cell>
          <table:table-cell office:value-type="string">
            <text:p>1.31863745</text:p>
          </table:table-cell>
          <table:table-cell office:value-type="string">
            <text:p>1.019315094</text:p>
          </table:table-cell>
          <table:table-cell office:value-type="string">
            <text:p>1.075414116</text:p>
          </table:table-cell>
          <table:table-cell office:value-type="string">
            <text:p>1.554761528</text:p>
          </table:table-cell>
          <table:table-cell office:value-type="string">
            <text:p>1.566344664</text:p>
          </table:table-cell>
          <table:table-cell office:value-type="string">
            <text:p>1.577816474</text:p>
          </table:table-cell>
          <table:table-cell office:value-type="string">
            <text:p>1.55982737</text:p>
          </table:table-cell>
          <table:table-cell office:value-type="string">
            <text:p>1.550158441</text:p>
          </table:table-cell>
          <table:table-cell office:value-type="string">
            <text:p>1.545186065</text:p>
          </table:table-cell>
          <table:table-cell office:value-type="string">
            <text:p>1.538122862</text:p>
          </table:table-cell>
          <table:table-cell office:value-type="string">
            <text:p>1.573616555</text:p>
          </table:table-cell>
          <table:table-cell office:value-type="string">
            <text:p>1.586632073</text:p>
          </table:table-cell>
          <table:table-cell office:value-type="string">
            <text:p>1.265645049</text:p>
          </table:table-cell>
          <table:table-cell office:value-type="string">
            <text:p>1.28023920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ermany</text:p>
          </table:table-cell>
          <table:table-cell office:value-type="string">
            <text:p>DEU</text:p>
          </table:table-cell>
          <table:table-cell table:number-columns-repeated="30" office:value-type="string">
            <text:p>..</text:p>
          </table:table-cell>
          <table:table-cell office:value-type="string">
            <text:p>1.401748214</text:p>
          </table:table-cell>
          <table:table-cell office:value-type="string">
            <text:p>1.141442197</text:p>
          </table:table-cell>
          <table:table-cell office:value-type="string">
            <text:p>1.108224045</text:p>
          </table:table-cell>
          <table:table-cell office:value-type="string">
            <text:p>1.003497137</text:p>
          </table:table-cell>
          <table:table-cell office:value-type="string">
            <text:p>0.906842977</text:p>
          </table:table-cell>
          <table:table-cell office:value-type="string">
            <text:p>0.917258485</text:p>
          </table:table-cell>
          <table:table-cell office:value-type="string">
            <text:p>0.96317093</text:p>
          </table:table-cell>
          <table:table-cell office:value-type="string">
            <text:p>0.8668112</text:p>
          </table:table-cell>
          <table:table-cell office:value-type="string">
            <text:p>0.832193299</text:p>
          </table:table-cell>
          <table:table-cell office:value-type="string">
            <text:p>0.821508798</text:p>
          </table:table-cell>
          <table:table-cell office:value-type="string">
            <text:p>0.549280429</text:p>
          </table:table-cell>
          <table:table-cell office:value-type="string">
            <text:p>0.764574724</text:p>
          </table:table-cell>
          <table:table-cell office:value-type="string">
            <text:p>0.731700902</text:p>
          </table:table-cell>
          <table:table-cell office:value-type="string">
            <text:p>0.699736363</text:p>
          </table:table-cell>
          <table:table-cell office:value-type="string">
            <text:p>0.700180356</text:p>
          </table:table-cell>
          <table:table-cell office:value-type="string">
            <text:p>0.690724697</text:p>
          </table:table-cell>
          <table:table-cell office:value-type="string">
            <text:p>0.591209266</text:p>
          </table:table-cell>
          <table:table-cell office:value-type="string">
            <text:p>0.582497775</text:p>
          </table:table-cell>
          <table:table-cell office:value-type="string">
            <text:p>0.582399116</text:p>
          </table:table-cell>
          <table:table-cell office:value-type="string">
            <text:p>0.599344657</text:p>
          </table:table-cell>
          <table:table-cell office:value-type="string">
            <text:p>0.59848822</text:p>
          </table:table-cell>
          <table:table-cell office:value-type="string">
            <text:p>0.470027994</text:p>
          </table:table-cell>
          <table:table-cell office:value-type="string">
            <text:p>0.445972773</text:p>
          </table:table-cell>
          <table:table-cell office:value-type="string">
            <text:p>0.430174962</text:p>
          </table:table-cell>
          <table:table-cell office:value-type="string">
            <text:p>0.420656416</text:p>
          </table:table-cell>
          <table:table-cell office:value-type="string">
            <text:p>0.41443708</text:p>
          </table:table-cell>
          <table:table-cell office:value-type="string">
            <text:p>0.4129791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hana</text:p>
          </table:table-cell>
          <table:table-cell office:value-type="string">
            <text:p>GHA</text:p>
          </table:table-cell>
          <table:table-cell table:number-columns-repeated="30" office:value-type="string">
            <text:p>..</text:p>
          </table:table-cell>
          <table:table-cell office:value-type="string">
            <text:p>0.144967105</text:p>
          </table:table-cell>
          <table:table-cell office:value-type="string">
            <text:p>0.140736116</text:p>
          </table:table-cell>
          <table:table-cell office:value-type="string">
            <text:p>0.106198503</text:p>
          </table:table-cell>
          <table:table-cell office:value-type="string">
            <text:p>0.103030813</text:p>
          </table:table-cell>
          <table:table-cell office:value-type="string">
            <text:p>0.099997814</text:p>
          </table:table-cell>
          <table:table-cell office:value-type="string">
            <text:p>0.177626228</text:p>
          </table:table-cell>
          <table:table-cell office:value-type="string">
            <text:p>0.195847043</text:p>
          </table:table-cell>
          <table:table-cell office:value-type="string">
            <text:p>0.105244712</text:p>
          </table:table-cell>
          <table:table-cell office:value-type="string">
            <text:p>0.102537351</text:p>
          </table:table-cell>
          <table:table-cell office:value-type="string">
            <text:p>0.099857042</text:p>
          </table:table-cell>
          <table:table-cell office:value-type="string">
            <text:p>0.097169289</text:p>
          </table:table-cell>
          <table:table-cell office:value-type="string">
            <text:p>0.082518308</text:p>
          </table:table-cell>
          <table:table-cell office:value-type="string">
            <text:p>0.079978081</text:p>
          </table:table-cell>
          <table:table-cell office:value-type="string">
            <text:p>0.077450652</text:p>
          </table:table-cell>
          <table:table-cell office:value-type="string">
            <text:p>0.074991703</text:p>
          </table:table-cell>
          <table:table-cell office:value-type="string">
            <text:p>0.072623193</text:p>
          </table:table-cell>
          <table:table-cell office:value-type="string">
            <text:p>..</text:p>
          </table:table-cell>
          <table:table-cell office:value-type="string">
            <text:p>0.136359276</text:p>
          </table:table-cell>
          <table:table-cell office:value-type="string">
            <text:p>0.132153979</text:p>
          </table:table-cell>
          <table:table-cell office:value-type="string">
            <text:p>0.141798321</text:p>
          </table:table-cell>
          <table:table-cell office:value-type="string">
            <text:p>0.137432657</text:p>
          </table:table-cell>
          <table:table-cell office:value-type="string">
            <text:p>0.133473593</text:p>
          </table:table-cell>
          <table:table-cell office:value-type="string">
            <text:p>0.129639798</text:p>
          </table:table-cell>
          <table:table-cell office:value-type="string">
            <text:p>0.125948576</text:p>
          </table:table-cell>
          <table:table-cell office:value-type="string">
            <text:p>0.122759491</text:p>
          </table:table-cell>
          <table:table-cell office:value-type="string">
            <text:p>0.119680399</text:p>
          </table:table-cell>
          <table:table-cell office:value-type="string">
            <text:p>0.1167781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ibraltar</text:p>
          </table:table-cell>
          <table:table-cell office:value-type="string">
            <text:p>GIB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reece</text:p>
          </table:table-cell>
          <table:table-cell office:value-type="string">
            <text:p>GRC</text:p>
          </table:table-cell>
          <table:table-cell table:number-columns-repeated="30" office:value-type="string">
            <text:p>..</text:p>
          </table:table-cell>
          <table:table-cell office:value-type="string">
            <text:p>4.787625916</text:p>
          </table:table-cell>
          <table:table-cell office:value-type="string">
            <text:p>4.923796444</text:p>
          </table:table-cell>
          <table:table-cell office:value-type="string">
            <text:p>4.858920768</text:p>
          </table:table-cell>
          <table:table-cell office:value-type="string">
            <text:p>4.932181349</text:p>
          </table:table-cell>
          <table:table-cell office:value-type="string">
            <text:p>4.65481181</text:p>
          </table:table-cell>
          <table:table-cell office:value-type="string">
            <text:p>4.467833041</text:p>
          </table:table-cell>
          <table:table-cell office:value-type="string">
            <text:p>4.30919002</text:p>
          </table:table-cell>
          <table:table-cell office:value-type="string">
            <text:p>3.58528262</text:p>
          </table:table-cell>
          <table:table-cell office:value-type="string">
            <text:p>3.617454122</text:p>
          </table:table-cell>
          <table:table-cell office:value-type="string">
            <text:p>3.50281361</text:p>
          </table:table-cell>
          <table:table-cell office:value-type="string">
            <text:p>3.34746777</text:p>
          </table:table-cell>
          <table:table-cell office:value-type="string">
            <text:p>3.387910102</text:p>
          </table:table-cell>
          <table:table-cell office:value-type="string">
            <text:p>3.728830264</text:p>
          </table:table-cell>
          <table:table-cell office:value-type="string">
            <text:p>3.692013682</text:p>
          </table:table-cell>
          <table:table-cell office:value-type="string">
            <text:p>3.334642563</text:p>
          </table:table-cell>
          <table:table-cell office:value-type="string">
            <text:p>3.35636975</text:p>
          </table:table-cell>
          <table:table-cell office:value-type="string">
            <text:p>3.188932779</text:p>
          </table:table-cell>
          <table:table-cell office:value-type="string">
            <text:p>3.185596198</text:p>
          </table:table-cell>
          <table:table-cell office:value-type="string">
            <text:p>3.17766022</text:p>
          </table:table-cell>
          <table:table-cell office:value-type="string">
            <text:p>2.789719633</text:p>
          </table:table-cell>
          <table:table-cell office:value-type="string">
            <text:p>2.906829818</text:p>
          </table:table-cell>
          <table:table-cell office:value-type="string">
            <text:p>2.918541127</text:p>
          </table:table-cell>
          <table:table-cell office:value-type="string">
            <text:p>2.923591969</text:p>
          </table:table-cell>
          <table:table-cell office:value-type="string">
            <text:p>2.987363423</text:p>
          </table:table-cell>
          <table:table-cell office:value-type="string">
            <text:p>2.982808509</text:p>
          </table:table-cell>
          <table:table-cell office:value-type="string">
            <text:p>2.99354722</text:p>
          </table:table-cell>
          <table:table-cell office:value-type="string">
            <text:p>2.9638580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reenland</text:p>
          </table:table-cell>
          <table:table-cell office:value-type="string">
            <text:p>GRL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renada</text:p>
          </table:table-cell>
          <table:table-cell office:value-type="string">
            <text:p>GRD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uam</text:p>
          </table:table-cell>
          <table:table-cell office:value-type="string">
            <text:p>GU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uatemala</text:p>
          </table:table-cell>
          <table:table-cell office:value-type="string">
            <text:p>GTM</text:p>
          </table:table-cell>
          <table:table-cell table:number-columns-repeated="30" office:value-type="string">
            <text:p>..</text:p>
          </table:table-cell>
          <table:table-cell office:value-type="string">
            <text:p>1.378263439</text:p>
          </table:table-cell>
          <table:table-cell office:value-type="string">
            <text:p>1.342138595</text:p>
          </table:table-cell>
          <table:table-cell office:value-type="string">
            <text:p>1.338717004</text:p>
          </table:table-cell>
          <table:table-cell office:value-type="string">
            <text:p>1.305715085</text:p>
          </table:table-cell>
          <table:table-cell office:value-type="string">
            <text:p>0.983163612</text:p>
          </table:table-cell>
          <table:table-cell office:value-type="string">
            <text:p>1.58950309</text:p>
          </table:table-cell>
          <table:table-cell office:value-type="string">
            <text:p>1.549457306</text:p>
          </table:table-cell>
          <table:table-cell office:value-type="string">
            <text:p>1.346825772</text:p>
          </table:table-cell>
          <table:table-cell office:value-type="string">
            <text:p>1.067098479</text:p>
          </table:table-cell>
          <table:table-cell office:value-type="string">
            <text:p>1.029209675</text:p>
          </table:table-cell>
          <table:table-cell office:value-type="string">
            <text:p>1.29424248</text:p>
          </table:table-cell>
          <table:table-cell office:value-type="string">
            <text:p>1.195745708</text:p>
          </table:table-cell>
          <table:table-cell office:value-type="string">
            <text:p>1.159966251</text:p>
          </table:table-cell>
          <table:table-cell office:value-type="string">
            <text:p>1.12577573</text:p>
          </table:table-cell>
          <table:table-cell office:value-type="string">
            <text:p>1.039134903</text:p>
          </table:table-cell>
          <table:table-cell office:value-type="string">
            <text:p>0.978369075</text:p>
          </table:table-cell>
          <table:table-cell office:value-type="string">
            <text:p>0.673231378</text:p>
          </table:table-cell>
          <table:table-cell office:value-type="string">
            <text:p>0.661665984</text:p>
          </table:table-cell>
          <table:table-cell office:value-type="string">
            <text:p>0.650151095</text:p>
          </table:table-cell>
          <table:table-cell office:value-type="string">
            <text:p>0.624839279</text:p>
          </table:table-cell>
          <table:table-cell office:value-type="string">
            <text:p>0.614981298</text:p>
          </table:table-cell>
          <table:table-cell office:value-type="string">
            <text:p>0.747771799</text:p>
          </table:table-cell>
          <table:table-cell office:value-type="string">
            <text:p>0.673348684</text:p>
          </table:table-cell>
          <table:table-cell office:value-type="string">
            <text:p>0.707618424</text:p>
          </table:table-cell>
          <table:table-cell office:value-type="string">
            <text:p>0.69228602</text:p>
          </table:table-cell>
          <table:table-cell office:value-type="string">
            <text:p>0.675750978</text:p>
          </table:table-cell>
          <table:table-cell office:value-type="string">
            <text:p>0.65098112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uinea</text:p>
          </table:table-cell>
          <table:table-cell office:value-type="string">
            <text:p>GIN</text:p>
          </table:table-cell>
          <table:table-cell table:number-columns-repeated="30" office:value-type="string">
            <text:p>..</text:p>
          </table:table-cell>
          <table:table-cell office:value-type="string">
            <text:p>0.673913483</text:p>
          </table:table-cell>
          <table:table-cell office:value-type="string">
            <text:p>0.640140114</text:p>
          </table:table-cell>
          <table:table-cell office:value-type="string">
            <text:p>0.604808957</text:p>
          </table:table-cell>
          <table:table-cell office:value-type="string">
            <text:p>0.571628478</text:p>
          </table:table-cell>
          <table:table-cell office:value-type="string">
            <text:p>0.434584684</text:p>
          </table:table-cell>
          <table:table-cell office:value-type="string">
            <text:p>0.669843739</text:p>
          </table:table-cell>
          <table:table-cell office:value-type="string">
            <text:p>0.64983887</text:p>
          </table:table-cell>
          <table:table-cell office:value-type="string">
            <text:p>0.635004404</text:p>
          </table:table-cell>
          <table:table-cell office:value-type="string">
            <text:p>0.623199422</text:p>
          </table:table-cell>
          <table:table-cell office:value-type="string">
            <text:p>0.612496775</text:p>
          </table:table-cell>
          <table:table-cell office:value-type="string">
            <text:p>0.601434218</text:p>
          </table:table-cell>
          <table:table-cell office:value-type="string">
            <text:p>0.529962486</text:p>
          </table:table-cell>
          <table:table-cell office:value-type="string">
            <text:p>0.58091044</text:p>
          </table:table-cell>
          <table:table-cell office:value-type="string">
            <text:p>0.363226479</text:p>
          </table:table-cell>
          <table:table-cell office:value-type="string">
            <text:p>0.318472997</text:p>
          </table:table-cell>
          <table:table-cell office:value-type="string">
            <text:p>0.368714726</text:p>
          </table:table-cell>
          <table:table-cell office:value-type="string">
            <text:p>..</text:p>
          </table:table-cell>
          <table:table-cell office:value-type="string">
            <text:p>0.516297894</text:p>
          </table:table-cell>
          <table:table-cell office:value-type="string">
            <text:p>0.504701695</text:p>
          </table:table-cell>
          <table:table-cell office:value-type="string">
            <text:p>0.500489079</text:p>
          </table:table-cell>
          <table:table-cell office:value-type="string">
            <text:p>0.488668338</text:p>
          </table:table-cell>
          <table:table-cell office:value-type="string">
            <text:p>0.304378748</text:p>
          </table:table-cell>
          <table:table-cell office:value-type="string">
            <text:p>0.29734845</text:p>
          </table:table-cell>
          <table:table-cell office:value-type="string">
            <text:p>0.290216792</text:p>
          </table:table-cell>
          <table:table-cell office:value-type="string">
            <text:p>0.28292597</text:p>
          </table:table-cell>
          <table:table-cell office:value-type="string">
            <text:p>0.275554918</text:p>
          </table:table-cell>
          <table:table-cell office:value-type="string">
            <text:p>0.26846229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uinea-Bissau</text:p>
          </table:table-cell>
          <table:table-cell office:value-type="string">
            <text:p>GNB</text:p>
          </table:table-cell>
          <table:table-cell table:number-columns-repeated="30" office:value-type="string">
            <text:p>..</text:p>
          </table:table-cell>
          <table:table-cell office:value-type="string">
            <text:p>2.994953503</text:p>
          </table:table-cell>
          <table:table-cell office:value-type="string">
            <text:p>2.926607988</text:p>
          </table:table-cell>
          <table:table-cell office:value-type="string">
            <text:p>2.619715023</text:p>
          </table:table-cell>
          <table:table-cell office:value-type="string">
            <text:p>2.55770532</text:p>
          </table:table-cell>
          <table:table-cell office:value-type="string">
            <text:p>1.589402771</text:p>
          </table:table-cell>
          <table:table-cell office:value-type="string">
            <text:p>2.041001954</text:p>
          </table:table-cell>
          <table:table-cell office:value-type="string">
            <text:p>2.028707299</text:p>
          </table:table-cell>
          <table:table-cell office:value-type="string">
            <text:p>1.984024846</text:p>
          </table:table-cell>
          <table:table-cell office:value-type="string">
            <text:p>1.948143577</text:p>
          </table:table-cell>
          <table:table-cell office:value-type="string">
            <text:p>1.92385267</text:p>
          </table:table-cell>
          <table:table-cell office:value-type="string">
            <text:p>1.887642639</text:p>
          </table:table-cell>
          <table:table-cell office:value-type="string">
            <text:p>2.242828902</text:p>
          </table:table-cell>
          <table:table-cell office:value-type="string">
            <text:p>2.189977654</text:p>
          </table:table-cell>
          <table:table-cell office:value-type="string">
            <text:p>2.684157798</text:p>
          </table:table-cell>
          <table:table-cell office:value-type="string">
            <text:p>1.657995962</text:p>
          </table:table-cell>
          <table:table-cell office:value-type="string">
            <text:p>1.615021857</text:p>
          </table:table-cell>
          <table:table-cell office:value-type="string">
            <text:p>1.574120067</text:p>
          </table:table-cell>
          <table:table-cell office:value-type="string">
            <text:p>1.532992555</text:p>
          </table:table-cell>
          <table:table-cell office:value-type="string">
            <text:p>0.994507006</text:p>
          </table:table-cell>
          <table:table-cell office:value-type="string">
            <text:p>1.040872541</text:p>
          </table:table-cell>
          <table:table-cell office:value-type="string">
            <text:p>1.011466313</text:p>
          </table:table-cell>
          <table:table-cell office:value-type="string">
            <text:p>0.982520279</text:p>
          </table:table-cell>
          <table:table-cell office:value-type="string">
            <text:p>0.954286002</text:p>
          </table:table-cell>
          <table:table-cell office:value-type="string">
            <text:p>0.926539096</text:p>
          </table:table-cell>
          <table:table-cell office:value-type="string">
            <text:p>0.899730918</text:p>
          </table:table-cell>
          <table:table-cell office:value-type="string">
            <text:p>0.603048035</text:p>
          </table:table-cell>
          <table:table-cell office:value-type="string">
            <text:p>0.58664170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Guyana</text:p>
          </table:table-cell>
          <table:table-cell office:value-type="string">
            <text:p>GUY</text:p>
          </table:table-cell>
          <table:table-cell table:number-columns-repeated="30" office:value-type="string">
            <text:p>..</text:p>
          </table:table-cell>
          <table:table-cell office:value-type="string">
            <text:p>1.416821927</text:p>
          </table:table-cell>
          <table:table-cell office:value-type="string">
            <text:p>1.404006332</text:p>
          </table:table-cell>
          <table:table-cell office:value-type="string">
            <text:p>0.695507025</text:p>
          </table:table-cell>
          <table:table-cell office:value-type="string">
            <text:p>0.689857372</text:p>
          </table:table-cell>
          <table:table-cell office:value-type="string">
            <text:p>0.692683873</text:p>
          </table:table-cell>
          <table:table-cell office:value-type="string">
            <text:p>1.079898559</text:p>
          </table:table-cell>
          <table:table-cell office:value-type="string">
            <text:p>1.085323969</text:p>
          </table:table-cell>
          <table:table-cell office:value-type="string">
            <text:p>1.092006862</text:p>
          </table:table-cell>
          <table:table-cell office:value-type="string">
            <text:p>1.100996935</text:p>
          </table:table-cell>
          <table:table-cell office:value-type="string">
            <text:p>1.113113918</text:p>
          </table:table-cell>
          <table:table-cell office:value-type="string">
            <text:p>1.127727919</text:p>
          </table:table-cell>
          <table:table-cell office:value-type="string">
            <text:p>1.138906136</text:p>
          </table:table-cell>
          <table:table-cell office:value-type="string">
            <text:p>1.152343532</text:p>
          </table:table-cell>
          <table:table-cell office:value-type="string">
            <text:p>1.157269143</text:p>
          </table:table-cell>
          <table:table-cell office:value-type="string">
            <text:p>0.747535003</text:p>
          </table:table-cell>
          <table:table-cell office:value-type="string">
            <text:p>1.121365374</text:p>
          </table:table-cell>
          <table:table-cell office:value-type="string">
            <text:p>1.107984134</text:p>
          </table:table-cell>
          <table:table-cell office:value-type="string">
            <text:p>1.094271489</text:p>
          </table:table-cell>
          <table:table-cell office:value-type="string">
            <text:p>1.082434612</text:p>
          </table:table-cell>
          <table:table-cell office:value-type="string">
            <text:p>0.928438794</text:p>
          </table:table-cell>
          <table:table-cell office:value-type="string">
            <text:p>0.919091655</text:p>
          </table:table-cell>
          <table:table-cell office:value-type="string">
            <text:p>0.382189948</text:p>
          </table:table-cell>
          <table:table-cell office:value-type="string">
            <text:p>0.375239642</text:p>
          </table:table-cell>
          <table:table-cell office:value-type="string">
            <text:p>0.368124439</text:p>
          </table:table-cell>
          <table:table-cell office:value-type="string">
            <text:p>1.116701919</text:p>
          </table:table-cell>
          <table:table-cell office:value-type="string">
            <text:p>1.097237865</text:p>
          </table:table-cell>
          <table:table-cell office:value-type="string">
            <text:p>1.08119109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Haiti</text:p>
          </table:table-cell>
          <table:table-cell office:value-type="string">
            <text:p>HTI</text:p>
          </table:table-cell>
          <table:table-cell table:number-columns-repeated="30" office:value-type="string">
            <text:p>..</text:p>
          </table:table-cell>
          <table:table-cell office:value-type="string">
            <text:p>0.293975307</text:p>
          </table:table-cell>
          <table:table-cell office:value-type="string">
            <text:p>0.289024337</text:p>
          </table:table-cell>
          <table:table-cell office:value-type="string">
            <text:p>0.284516067</text:p>
          </table:table-cell>
          <table:table-cell office:value-type="string">
            <text:p>0.280187389</text:p>
          </table:table-cell>
          <table:table-cell office:value-type="string">
            <text:p>..</text:p>
          </table:table-cell>
          <table:table-cell office:value-type="string">
            <text:p>0.237154766</text:p>
          </table:table-cell>
          <table:table-cell office:value-type="string">
            <text:p>0.23309185</text:p>
          </table:table-cell>
          <table:table-cell office:value-type="string">
            <text:p>0.179875997</text:p>
          </table:table-cell>
          <table:table-cell office:value-type="string">
            <text:p>0.170147466</text:p>
          </table:table-cell>
          <table:table-cell office:value-type="string">
            <text:p>0.166977886</text:p>
          </table:table-cell>
          <table:table-cell office:value-type="string">
            <text:p>0.163838394</text:p>
          </table:table-cell>
          <table:table-cell office:value-type="string">
            <text:p>0.249965517</text:p>
          </table:table-cell>
          <table:table-cell office:value-type="string">
            <text:p>0.155386761</text:p>
          </table:table-cell>
          <table:table-cell office:value-type="string">
            <text:p>0.151200734</text:p>
          </table:table-cell>
          <table:table-cell table:number-columns-repeated="2" office:value-type="string">
            <text:p>..</text:p>
          </table:table-cell>
          <table:table-cell office:value-type="string">
            <text:p>0.141917745</text:p>
          </table:table-cell>
          <table:table-cell table:number-columns-repeated="3" office:value-type="string">
            <text:p>..</text:p>
          </table:table-cell>
          <table:table-cell office:value-type="float" office:value="0">
            <text:p>0</text:p>
          </table:table-cell>
          <table:table-cell office:value-type="string">
            <text:p>0.001153217</text:p>
          </table:table-cell>
          <table:table-cell office:value-type="string">
            <text:p>0.001123683</text:p>
          </table:table-cell>
          <table:table-cell office:value-type="string">
            <text:p>0.002627547</text:p>
          </table:table-cell>
          <table:table-cell office:value-type="string">
            <text:p>0.002562757</text:p>
          </table:table-cell>
          <table:table-cell office:value-type="string">
            <text:p>0.002503004</text:p>
          </table:table-cell>
          <table:table-cell office:value-type="string">
            <text:p>0.00407673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Heavily indebted poor countries (HIPC)</text:p>
          </table:table-cell>
          <table:table-cell office:value-type="string">
            <text:p>HPC</text:p>
          </table:table-cell>
          <table:table-cell table:number-columns-repeated="30" office:value-type="string">
            <text:p>..</text:p>
          </table:table-cell>
          <table:table-cell office:value-type="string">
            <text:p>0.745697212</text:p>
          </table:table-cell>
          <table:table-cell office:value-type="string">
            <text:p>0.61418808</text:p>
          </table:table-cell>
          <table:table-cell office:value-type="string">
            <text:p>0.573074083</text:p>
          </table:table-cell>
          <table:table-cell office:value-type="string">
            <text:p>0.578064253</text:p>
          </table:table-cell>
          <table:table-cell office:value-type="string">
            <text:p>0.531200634</text:p>
          </table:table-cell>
          <table:table-cell office:value-type="string">
            <text:p>0.974910304</text:p>
          </table:table-cell>
          <table:table-cell office:value-type="string">
            <text:p>0.965331979</text:p>
          </table:table-cell>
          <table:table-cell office:value-type="string">
            <text:p>0.938222151</text:p>
          </table:table-cell>
          <table:table-cell office:value-type="string">
            <text:p>0.898340614</text:p>
          </table:table-cell>
          <table:table-cell office:value-type="string">
            <text:p>0.971724874</text:p>
          </table:table-cell>
          <table:table-cell office:value-type="string">
            <text:p>1.009887769</text:p>
          </table:table-cell>
          <table:table-cell office:value-type="string">
            <text:p>0.705594318</text:p>
          </table:table-cell>
          <table:table-cell office:value-type="string">
            <text:p>0.729686601</text:p>
          </table:table-cell>
          <table:table-cell office:value-type="string">
            <text:p>0.676738718</text:p>
          </table:table-cell>
          <table:table-cell office:value-type="string">
            <text:p>0.583974975</text:p>
          </table:table-cell>
          <table:table-cell office:value-type="string">
            <text:p>0.577463198</text:p>
          </table:table-cell>
          <table:table-cell office:value-type="string">
            <text:p>..</text:p>
          </table:table-cell>
          <table:table-cell office:value-type="string">
            <text:p>0.55497065</text:p>
          </table:table-cell>
          <table:table-cell office:value-type="string">
            <text:p>0.558615411</text:p>
          </table:table-cell>
          <table:table-cell office:value-type="string">
            <text:p>0.606825155</text:p>
          </table:table-cell>
          <table:table-cell office:value-type="string">
            <text:p>0.608304137</text:p>
          </table:table-cell>
          <table:table-cell office:value-type="string">
            <text:p>0.646849645</text:p>
          </table:table-cell>
          <table:table-cell office:value-type="string">
            <text:p>0.633686485</text:p>
          </table:table-cell>
          <table:table-cell office:value-type="string">
            <text:p>0.608863228</text:p>
          </table:table-cell>
          <table:table-cell office:value-type="string">
            <text:p>0.575157757</text:p>
          </table:table-cell>
          <table:table-cell office:value-type="string">
            <text:p>0.55915182</text:p>
          </table:table-cell>
          <table:table-cell office:value-type="string">
            <text:p>0.50516024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High income</text:p>
          </table:table-cell>
          <table:table-cell office:value-type="string">
            <text:p>HIC</text:p>
          </table:table-cell>
          <table:table-cell table:number-columns-repeated="30" office:value-type="string">
            <text:p>..</text:p>
          </table:table-cell>
          <table:table-cell office:value-type="string">
            <text:p>1.649800666</text:p>
          </table:table-cell>
          <table:table-cell office:value-type="string">
            <text:p>1.612736326</text:p>
          </table:table-cell>
          <table:table-cell office:value-type="string">
            <text:p>1.502022892</text:p>
          </table:table-cell>
          <table:table-cell office:value-type="string">
            <text:p>1.464013868</text:p>
          </table:table-cell>
          <table:table-cell office:value-type="string">
            <text:p>1.420611602</text:p>
          </table:table-cell>
          <table:table-cell office:value-type="string">
            <text:p>1.444085509</text:p>
          </table:table-cell>
          <table:table-cell office:value-type="string">
            <text:p>1.40762257</text:p>
          </table:table-cell>
          <table:table-cell office:value-type="string">
            <text:p>1.3762569</text:p>
          </table:table-cell>
          <table:table-cell office:value-type="string">
            <text:p>1.364185778</text:p>
          </table:table-cell>
          <table:table-cell office:value-type="string">
            <text:p>1.324713255</text:p>
          </table:table-cell>
          <table:table-cell office:value-type="string">
            <text:p>1.246057789</text:p>
          </table:table-cell>
          <table:table-cell office:value-type="string">
            <text:p>1.221610058</text:p>
          </table:table-cell>
          <table:table-cell office:value-type="string">
            <text:p>1.207519692</text:p>
          </table:table-cell>
          <table:table-cell office:value-type="string">
            <text:p>1.178214293</text:p>
          </table:table-cell>
          <table:table-cell office:value-type="string">
            <text:p>1.134764015</text:p>
          </table:table-cell>
          <table:table-cell office:value-type="string">
            <text:p>1.168520834</text:p>
          </table:table-cell>
          <table:table-cell office:value-type="string">
            <text:p>1.098788716</text:p>
          </table:table-cell>
          <table:table-cell office:value-type="string">
            <text:p>1.0866002</text:p>
          </table:table-cell>
          <table:table-cell office:value-type="string">
            <text:p>1.069830027</text:p>
          </table:table-cell>
          <table:table-cell office:value-type="string">
            <text:p>1.039036127</text:p>
          </table:table-cell>
          <table:table-cell office:value-type="string">
            <text:p>1.038056684</text:p>
          </table:table-cell>
          <table:table-cell office:value-type="string">
            <text:p>1.010419802</text:p>
          </table:table-cell>
          <table:table-cell office:value-type="string">
            <text:p>1.001446677</text:p>
          </table:table-cell>
          <table:table-cell office:value-type="string">
            <text:p>0.981265532</text:p>
          </table:table-cell>
          <table:table-cell office:value-type="string">
            <text:p>0.946154995</text:p>
          </table:table-cell>
          <table:table-cell office:value-type="string">
            <text:p>0.930914968</text:p>
          </table:table-cell>
          <table:table-cell office:value-type="string">
            <text:p>0.92592020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Honduras</text:p>
          </table:table-cell>
          <table:table-cell office:value-type="string">
            <text:p>HND</text:p>
          </table:table-cell>
          <table:table-cell table:number-columns-repeated="30" office:value-type="string">
            <text:p>..</text:p>
          </table:table-cell>
          <table:table-cell office:value-type="string">
            <text:p>1.022899306</text:p>
          </table:table-cell>
          <table:table-cell office:value-type="string">
            <text:p>0.93261321</text:p>
          </table:table-cell>
          <table:table-cell office:value-type="string">
            <text:p>0.899597509</text:p>
          </table:table-cell>
          <table:table-cell office:value-type="string">
            <text:p>0.867408454</text:p>
          </table:table-cell>
          <table:table-cell office:value-type="string">
            <text:p>0.838078336</text:p>
          </table:table-cell>
          <table:table-cell office:value-type="string">
            <text:p>1.154691612</text:p>
          </table:table-cell>
          <table:table-cell office:value-type="string">
            <text:p>1.113588298</text:p>
          </table:table-cell>
          <table:table-cell office:value-type="string">
            <text:p>1.072304192</text:p>
          </table:table-cell>
          <table:table-cell office:value-type="string">
            <text:p>0.607727575</text:p>
          </table:table-cell>
          <table:table-cell office:value-type="string">
            <text:p>0.586311632</text:p>
          </table:table-cell>
          <table:table-cell office:value-type="string">
            <text:p>0.579181151</text:p>
          </table:table-cell>
          <table:table-cell office:value-type="string">
            <text:p>0.5726409</text:p>
          </table:table-cell>
          <table:table-cell office:value-type="string">
            <text:p>0.564500944</text:p>
          </table:table-cell>
          <table:table-cell office:value-type="string">
            <text:p>0.700896914</text:p>
          </table:table-cell>
          <table:table-cell office:value-type="string">
            <text:p>0.768432781</text:p>
          </table:table-cell>
          <table:table-cell office:value-type="string">
            <text:p>0.758403969</text:p>
          </table:table-cell>
          <table:table-cell office:value-type="string">
            <text:p>0.710077995</text:p>
          </table:table-cell>
          <table:table-cell office:value-type="string">
            <text:p>0.67818818</text:p>
          </table:table-cell>
          <table:table-cell office:value-type="string">
            <text:p>0.648038372</text:p>
          </table:table-cell>
          <table:table-cell office:value-type="string">
            <text:p>0.619715761</text:p>
          </table:table-cell>
          <table:table-cell office:value-type="string">
            <text:p>0.598592171</text:p>
          </table:table-cell>
          <table:table-cell office:value-type="string">
            <text:p>0.594434017</text:p>
          </table:table-cell>
          <table:table-cell office:value-type="string">
            <text:p>0.591362558</text:p>
          </table:table-cell>
          <table:table-cell office:value-type="string">
            <text:p>0.554862286</text:p>
          </table:table-cell>
          <table:table-cell office:value-type="string">
            <text:p>0.487840892</text:p>
          </table:table-cell>
          <table:table-cell office:value-type="string">
            <text:p>0.458977927</text:p>
          </table:table-cell>
          <table:table-cell office:value-type="string">
            <text:p>0.54004479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Hong Kong SAR</text:p>
          </table:table-cell>
          <table:table-cell office:value-type="string">
            <text:p>HKG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Hungary</text:p>
          </table:table-cell>
          <table:table-cell office:value-type="string">
            <text:p>HUN</text:p>
          </table:table-cell>
          <table:table-cell table:number-columns-repeated="30" office:value-type="string">
            <text:p>..</text:p>
          </table:table-cell>
          <table:table-cell office:value-type="string">
            <text:p>2.087500469</text:p>
          </table:table-cell>
          <table:table-cell office:value-type="string">
            <text:p>1.92771426</text:p>
          </table:table-cell>
          <table:table-cell office:value-type="string">
            <text:p>1.721833019</text:p>
          </table:table-cell>
          <table:table-cell office:value-type="string">
            <text:p>1.482110133</text:p>
          </table:table-cell>
          <table:table-cell office:value-type="string">
            <text:p>1.409570088</text:p>
          </table:table-cell>
          <table:table-cell office:value-type="string">
            <text:p>1.74526078</text:p>
          </table:table-cell>
          <table:table-cell office:value-type="string">
            <text:p>1.914322194</text:p>
          </table:table-cell>
          <table:table-cell office:value-type="string">
            <text:p>1.847294785</text:p>
          </table:table-cell>
          <table:table-cell office:value-type="string">
            <text:p>1.741250218</text:p>
          </table:table-cell>
          <table:table-cell office:value-type="string">
            <text:p>1.570319891</text:p>
          </table:table-cell>
          <table:table-cell office:value-type="string">
            <text:p>1.389229386</text:p>
          </table:table-cell>
          <table:table-cell office:value-type="string">
            <text:p>1.15254847</text:p>
          </table:table-cell>
          <table:table-cell office:value-type="string">
            <text:p>1.142125467</text:p>
          </table:table-cell>
          <table:table-cell office:value-type="string">
            <text:p>1.122852633</text:p>
          </table:table-cell>
          <table:table-cell office:value-type="string">
            <text:p>1.09470117</text:p>
          </table:table-cell>
          <table:table-cell office:value-type="string">
            <text:p>1.029638857</text:p>
          </table:table-cell>
          <table:table-cell office:value-type="string">
            <text:p>1.022168512</text:p>
          </table:table-cell>
          <table:table-cell office:value-type="string">
            <text:p>0.863018245</text:p>
          </table:table-cell>
          <table:table-cell office:value-type="string">
            <text:p>0.868768523</text:p>
          </table:table-cell>
          <table:table-cell office:value-type="string">
            <text:p>0.977461971</text:p>
          </table:table-cell>
          <table:table-cell office:value-type="string">
            <text:p>0.8044145</text:p>
          </table:table-cell>
          <table:table-cell office:value-type="string">
            <text:p>0.89203007</text:p>
          </table:table-cell>
          <table:table-cell office:value-type="string">
            <text:p>0.881249461</text:p>
          </table:table-cell>
          <table:table-cell office:value-type="string">
            <text:p>0.874774746</text:p>
          </table:table-cell>
          <table:table-cell office:value-type="string">
            <text:p>0.850711604</text:p>
          </table:table-cell>
          <table:table-cell office:value-type="string">
            <text:p>0.834032693</text:p>
          </table:table-cell>
          <table:table-cell office:value-type="string">
            <text:p>0.84932123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BRD only</text:p>
          </table:table-cell>
          <table:table-cell office:value-type="string">
            <text:p>IBD</text:p>
          </table:table-cell>
          <table:table-cell table:number-columns-repeated="30" office:value-type="string">
            <text:p>..</text:p>
          </table:table-cell>
          <table:table-cell office:value-type="string">
            <text:p>0.872324781</text:p>
          </table:table-cell>
          <table:table-cell office:value-type="string">
            <text:p>0.785317607</text:p>
          </table:table-cell>
          <table:table-cell office:value-type="string">
            <text:p>0.856105774</text:p>
          </table:table-cell>
          <table:table-cell office:value-type="string">
            <text:p>0.793515264</text:p>
          </table:table-cell>
          <table:table-cell office:value-type="string">
            <text:p>0.766942626</text:p>
          </table:table-cell>
          <table:table-cell office:value-type="string">
            <text:p>1.048022002</text:p>
          </table:table-cell>
          <table:table-cell office:value-type="string">
            <text:p>1.033103083</text:p>
          </table:table-cell>
          <table:table-cell office:value-type="string">
            <text:p>0.997864225</text:p>
          </table:table-cell>
          <table:table-cell office:value-type="string">
            <text:p>0.985779923</text:p>
          </table:table-cell>
          <table:table-cell office:value-type="string">
            <text:p>0.944585796</text:p>
          </table:table-cell>
          <table:table-cell office:value-type="string">
            <text:p>0.932232031</text:p>
          </table:table-cell>
          <table:table-cell office:value-type="string">
            <text:p>0.892829332</text:p>
          </table:table-cell>
          <table:table-cell office:value-type="string">
            <text:p>0.869986568</text:p>
          </table:table-cell>
          <table:table-cell office:value-type="string">
            <text:p>0.854373552</text:p>
          </table:table-cell>
          <table:table-cell office:value-type="string">
            <text:p>0.819894627</text:p>
          </table:table-cell>
          <table:table-cell office:value-type="string">
            <text:p>0.840781944</text:p>
          </table:table-cell>
          <table:table-cell office:value-type="string">
            <text:p>0.825759278</text:p>
          </table:table-cell>
          <table:table-cell office:value-type="string">
            <text:p>0.775243043</text:p>
          </table:table-cell>
          <table:table-cell office:value-type="string">
            <text:p>0.779192013</text:p>
          </table:table-cell>
          <table:table-cell office:value-type="string">
            <text:p>0.785923413</text:p>
          </table:table-cell>
          <table:table-cell office:value-type="string">
            <text:p>0.781663872</text:p>
          </table:table-cell>
          <table:table-cell office:value-type="string">
            <text:p>0.777338815</text:p>
          </table:table-cell>
          <table:table-cell office:value-type="string">
            <text:p>0.778411747</text:p>
          </table:table-cell>
          <table:table-cell office:value-type="string">
            <text:p>0.734337077</text:p>
          </table:table-cell>
          <table:table-cell office:value-type="string">
            <text:p>0.741206217</text:p>
          </table:table-cell>
          <table:table-cell office:value-type="string">
            <text:p>0.741513707</text:p>
          </table:table-cell>
          <table:table-cell office:value-type="string">
            <text:p>0.73844824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celand</text:p>
          </table:table-cell>
          <table:table-cell office:value-type="string">
            <text:p>ISL</text:p>
          </table:table-cell>
          <table:table-cell table:number-columns-repeated="35" office:value-type="string">
            <text:p>..</text:p>
          </table:table-cell>
          <table:table-cell office:value-type="string">
            <text:p>0.064473285</text:p>
          </table:table-cell>
          <table:table-cell office:value-type="string">
            <text:p>0.065057999</text:p>
          </table:table-cell>
          <table:table-cell office:value-type="string">
            <text:p>0.078085855</text:p>
          </table:table-cell>
          <table:table-cell office:value-type="string">
            <text:p>0.075531553</text:p>
          </table:table-cell>
          <table:table-cell office:value-type="string">
            <text:p>0.060968175</text:p>
          </table:table-cell>
          <table:table-cell office:value-type="string">
            <text:p>0.059088734</text:p>
          </table:table-cell>
          <table:table-cell office:value-type="string">
            <text:p>0.058262496</text:p>
          </table:table-cell>
          <table:table-cell office:value-type="string">
            <text:p>0.058421794</text:p>
          </table:table-cell>
          <table:table-cell office:value-type="string">
            <text:p>0.058097988</text:p>
          </table:table-cell>
          <table:table-cell table:number-columns-repeated="2" office:value-type="string">
            <text:p>..</text:p>
          </table:table-cell>
          <table:table-cell office:value-type="string">
            <text:p>0.071537056</text:p>
          </table:table-cell>
          <table:table-cell office:value-type="string">
            <text:p>0.069398846</text:p>
          </table:table-cell>
          <table:table-cell office:value-type="string">
            <text:p>0.068436541</text:p>
          </table:table-cell>
          <table:table-cell office:value-type="string">
            <text:p>0.069266468</text:p>
          </table:table-cell>
          <table:table-cell office:value-type="string">
            <text:p>0.06890155</text:p>
          </table:table-cell>
          <table:table-cell office:value-type="string">
            <text:p>0.095793597</text:p>
          </table:table-cell>
          <table:table-cell office:value-type="string">
            <text:p>0.095104747</text:p>
          </table:table-cell>
          <table:table-cell office:value-type="string">
            <text:p>0.103472003</text:p>
          </table:table-cell>
          <table:table-cell office:value-type="string">
            <text:p>0.100612732</text:p>
          </table:table-cell>
          <table:table-cell office:value-type="string">
            <text:p>0.123132086</text:p>
          </table:table-cell>
          <table:table-cell office:value-type="string">
            <text:p>0.12009126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DA &amp; IBRD total</text:p>
          </table:table-cell>
          <table:table-cell office:value-type="string">
            <text:p>IBT</text:p>
          </table:table-cell>
          <table:table-cell table:number-columns-repeated="30" office:value-type="string">
            <text:p>..</text:p>
          </table:table-cell>
          <table:table-cell office:value-type="string">
            <text:p>0.891009643</text:p>
          </table:table-cell>
          <table:table-cell office:value-type="string">
            <text:p>0.809397943</text:p>
          </table:table-cell>
          <table:table-cell office:value-type="string">
            <text:p>0.856639445</text:p>
          </table:table-cell>
          <table:table-cell office:value-type="string">
            <text:p>0.802860656</text:p>
          </table:table-cell>
          <table:table-cell office:value-type="string">
            <text:p>0.76805859</text:p>
          </table:table-cell>
          <table:table-cell office:value-type="string">
            <text:p>1.082551605</text:p>
          </table:table-cell>
          <table:table-cell office:value-type="string">
            <text:p>1.069862395</text:p>
          </table:table-cell>
          <table:table-cell office:value-type="string">
            <text:p>1.036632021</text:p>
          </table:table-cell>
          <table:table-cell office:value-type="string">
            <text:p>1.021003864</text:p>
          </table:table-cell>
          <table:table-cell office:value-type="string">
            <text:p>0.990454327</text:p>
          </table:table-cell>
          <table:table-cell office:value-type="string">
            <text:p>0.979060464</text:p>
          </table:table-cell>
          <table:table-cell office:value-type="string">
            <text:p>0.918081419</text:p>
          </table:table-cell>
          <table:table-cell office:value-type="string">
            <text:p>0.901973819</text:p>
          </table:table-cell>
          <table:table-cell office:value-type="string">
            <text:p>0.883587367</text:p>
          </table:table-cell>
          <table:table-cell office:value-type="string">
            <text:p>0.844122313</text:p>
          </table:table-cell>
          <table:table-cell office:value-type="string">
            <text:p>0.858003603</text:p>
          </table:table-cell>
          <table:table-cell office:value-type="string">
            <text:p>0.860299567</text:p>
          </table:table-cell>
          <table:table-cell office:value-type="string">
            <text:p>0.796152106</text:p>
          </table:table-cell>
          <table:table-cell office:value-type="string">
            <text:p>0.797278747</text:p>
          </table:table-cell>
          <table:table-cell office:value-type="string">
            <text:p>0.805368994</text:p>
          </table:table-cell>
          <table:table-cell office:value-type="string">
            <text:p>0.80558077</text:p>
          </table:table-cell>
          <table:table-cell office:value-type="string">
            <text:p>0.796635833</text:p>
          </table:table-cell>
          <table:table-cell office:value-type="string">
            <text:p>0.793723338</text:p>
          </table:table-cell>
          <table:table-cell office:value-type="string">
            <text:p>0.752832546</text:p>
          </table:table-cell>
          <table:table-cell office:value-type="string">
            <text:p>0.751242347</text:p>
          </table:table-cell>
          <table:table-cell office:value-type="string">
            <text:p>0.748650226</text:p>
          </table:table-cell>
          <table:table-cell office:value-type="string">
            <text:p>0.73880542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DA blend</text:p>
          </table:table-cell>
          <table:table-cell office:value-type="string">
            <text:p>IDB</text:p>
          </table:table-cell>
          <table:table-cell table:number-columns-repeated="30" office:value-type="string">
            <text:p>..</text:p>
          </table:table-cell>
          <table:table-cell office:value-type="string">
            <text:p>0.94739453</text:p>
          </table:table-cell>
          <table:table-cell office:value-type="string">
            <text:p>0.941108034</text:p>
          </table:table-cell>
          <table:table-cell office:value-type="string">
            <text:p>0.860926596</text:p>
          </table:table-cell>
          <table:table-cell office:value-type="string">
            <text:p>0.855959206</text:p>
          </table:table-cell>
          <table:table-cell office:value-type="string">
            <text:p>0.792770731</text:p>
          </table:table-cell>
          <table:table-cell office:value-type="string">
            <text:p>1.131035519</text:p>
          </table:table-cell>
          <table:table-cell office:value-type="string">
            <text:p>1.087222642</text:p>
          </table:table-cell>
          <table:table-cell office:value-type="string">
            <text:p>1.085037991</text:p>
          </table:table-cell>
          <table:table-cell office:value-type="string">
            <text:p>1.071322919</text:p>
          </table:table-cell>
          <table:table-cell office:value-type="string">
            <text:p>1.04989803</text:p>
          </table:table-cell>
          <table:table-cell office:value-type="string">
            <text:p>1.044612487</text:p>
          </table:table-cell>
          <table:table-cell office:value-type="string">
            <text:p>1.068160913</text:p>
          </table:table-cell>
          <table:table-cell office:value-type="string">
            <text:p>1.037271914</text:p>
          </table:table-cell>
          <table:table-cell office:value-type="string">
            <text:p>1.000007083</text:p>
          </table:table-cell>
          <table:table-cell office:value-type="string">
            <text:p>0.971934192</text:p>
          </table:table-cell>
          <table:table-cell office:value-type="string">
            <text:p>0.956802932</text:p>
          </table:table-cell>
          <table:table-cell office:value-type="string">
            <text:p>1.044096223</text:p>
          </table:table-cell>
          <table:table-cell office:value-type="string">
            <text:p>0.899527314</text:p>
          </table:table-cell>
          <table:table-cell office:value-type="string">
            <text:p>0.877216243</text:p>
          </table:table-cell>
          <table:table-cell office:value-type="string">
            <text:p>0.851265529</text:p>
          </table:table-cell>
          <table:table-cell office:value-type="string">
            <text:p>0.856532317</text:p>
          </table:table-cell>
          <table:table-cell office:value-type="string">
            <text:p>0.822194654</text:p>
          </table:table-cell>
          <table:table-cell office:value-type="string">
            <text:p>0.799832475</text:p>
          </table:table-cell>
          <table:table-cell office:value-type="string">
            <text:p>0.777168309</text:p>
          </table:table-cell>
          <table:table-cell office:value-type="string">
            <text:p>0.745348344</text:p>
          </table:table-cell>
          <table:table-cell office:value-type="string">
            <text:p>0.747892116</text:p>
          </table:table-cell>
          <table:table-cell office:value-type="string">
            <text:p>0.72467001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DA only</text:p>
          </table:table-cell>
          <table:table-cell office:value-type="string">
            <text:p>IDX</text:p>
          </table:table-cell>
          <table:table-cell table:number-columns-repeated="30" office:value-type="string">
            <text:p>..</text:p>
          </table:table-cell>
          <table:table-cell office:value-type="string">
            <text:p>0.999310122</text:p>
          </table:table-cell>
          <table:table-cell office:value-type="string">
            <text:p>0.92485121</text:p>
          </table:table-cell>
          <table:table-cell office:value-type="string">
            <text:p>0.858686804</text:p>
          </table:table-cell>
          <table:table-cell office:value-type="string">
            <text:p>0.848371522</text:p>
          </table:table-cell>
          <table:table-cell office:value-type="string">
            <text:p>0.765321154</text:p>
          </table:table-cell>
          <table:table-cell office:value-type="string">
            <text:p>1.304639088</text:p>
          </table:table-cell>
          <table:table-cell office:value-type="string">
            <text:p>1.318076028</text:p>
          </table:table-cell>
          <table:table-cell office:value-type="string">
            <text:p>1.282290471</text:p>
          </table:table-cell>
          <table:table-cell office:value-type="string">
            <text:p>1.238429406</text:p>
          </table:table-cell>
          <table:table-cell office:value-type="string">
            <text:p>1.272929969</text:p>
          </table:table-cell>
          <table:table-cell office:value-type="string">
            <text:p>1.267886291</text:p>
          </table:table-cell>
          <table:table-cell office:value-type="string">
            <text:p>1.024811313</text:p>
          </table:table-cell>
          <table:table-cell office:value-type="string">
            <text:p>1.056232761</text:p>
          </table:table-cell>
          <table:table-cell office:value-type="string">
            <text:p>1.025305552</text:p>
          </table:table-cell>
          <table:table-cell office:value-type="string">
            <text:p>0.941595484</text:p>
          </table:table-cell>
          <table:table-cell office:value-type="string">
            <text:p>0.925015143</text:p>
          </table:table-cell>
          <table:table-cell office:value-type="string">
            <text:p>..</text:p>
          </table:table-cell>
          <table:table-cell office:value-type="string">
            <text:p>0.880365855</text:p>
          </table:table-cell>
          <table:table-cell office:value-type="string">
            <text:p>0.872449846</text:p>
          </table:table-cell>
          <table:table-cell office:value-type="string">
            <text:p>0.901100243</text:p>
          </table:table-cell>
          <table:table-cell office:value-type="string">
            <text:p>0.922561974</text:p>
          </table:table-cell>
          <table:table-cell office:value-type="string">
            <text:p>0.895898493</text:p>
          </table:table-cell>
          <table:table-cell office:value-type="string">
            <text:p>0.877234113</text:p>
          </table:table-cell>
          <table:table-cell office:value-type="string">
            <text:p>0.844559662</text:p>
          </table:table-cell>
          <table:table-cell office:value-type="string">
            <text:p>0.807370486</text:p>
          </table:table-cell>
          <table:table-cell office:value-type="string">
            <text:p>0.786366432</text:p>
          </table:table-cell>
          <table:table-cell office:value-type="string">
            <text:p>0.74679832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DA total</text:p>
          </table:table-cell>
          <table:table-cell office:value-type="string">
            <text:p>IDA</text:p>
          </table:table-cell>
          <table:table-cell table:number-columns-repeated="30" office:value-type="string">
            <text:p>..</text:p>
          </table:table-cell>
          <table:table-cell office:value-type="string">
            <text:p>0.984385734</text:p>
          </table:table-cell>
          <table:table-cell office:value-type="string">
            <text:p>0.929544635</text:p>
          </table:table-cell>
          <table:table-cell office:value-type="string">
            <text:p>0.85937147</text:p>
          </table:table-cell>
          <table:table-cell office:value-type="string">
            <text:p>0.85064224</text:p>
          </table:table-cell>
          <table:table-cell office:value-type="string">
            <text:p>0.77371988</text:p>
          </table:table-cell>
          <table:table-cell office:value-type="string">
            <text:p>1.252824728</text:p>
          </table:table-cell>
          <table:table-cell office:value-type="string">
            <text:p>1.24907044</text:p>
          </table:table-cell>
          <table:table-cell office:value-type="string">
            <text:p>1.223213027</text:p>
          </table:table-cell>
          <table:table-cell office:value-type="string">
            <text:p>1.188479968</text:p>
          </table:table-cell>
          <table:table-cell office:value-type="string">
            <text:p>1.206286366</text:p>
          </table:table-cell>
          <table:table-cell office:value-type="string">
            <text:p>1.199991931</text:p>
          </table:table-cell>
          <table:table-cell office:value-type="string">
            <text:p>1.038239802</text:p>
          </table:table-cell>
          <table:table-cell office:value-type="string">
            <text:p>1.050443576</text:p>
          </table:table-cell>
          <table:table-cell office:value-type="string">
            <text:p>1.017564126</text:p>
          </table:table-cell>
          <table:table-cell office:value-type="string">
            <text:p>0.95086805</text:p>
          </table:table-cell>
          <table:table-cell office:value-type="string">
            <text:p>0.934730727</text:p>
          </table:table-cell>
          <table:table-cell office:value-type="string">
            <text:p>..</text:p>
          </table:table-cell>
          <table:table-cell office:value-type="string">
            <text:p>0.886262709</text:p>
          </table:table-cell>
          <table:table-cell office:value-type="string">
            <text:p>0.873916662</text:p>
          </table:table-cell>
          <table:table-cell office:value-type="string">
            <text:p>0.885790045</text:p>
          </table:table-cell>
          <table:table-cell office:value-type="string">
            <text:p>0.902516631</text:p>
          </table:table-cell>
          <table:table-cell office:value-type="string">
            <text:p>0.873508564</text:p>
          </table:table-cell>
          <table:table-cell office:value-type="string">
            <text:p>0.85368063</text:p>
          </table:table-cell>
          <table:table-cell office:value-type="string">
            <text:p>0.82401876</text:p>
          </table:table-cell>
          <table:table-cell office:value-type="string">
            <text:p>0.788726962</text:p>
          </table:table-cell>
          <table:table-cell office:value-type="string">
            <text:p>0.774751537</text:p>
          </table:table-cell>
          <table:table-cell office:value-type="string">
            <text:p>0.74008769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30" office:value-type="string">
            <text:p>..</text:p>
          </table:table-cell>
          <table:table-cell office:value-type="string">
            <text:p>0.384600819</text:p>
          </table:table-cell>
          <table:table-cell office:value-type="string">
            <text:p>0.378755083</text:p>
          </table:table-cell>
          <table:table-cell office:value-type="string">
            <text:p>0.369884653</text:p>
          </table:table-cell>
          <table:table-cell office:value-type="string">
            <text:p>0.360957688</text:p>
          </table:table-cell>
          <table:table-cell office:value-type="string">
            <text:p>0.351856894</text:p>
          </table:table-cell>
          <table:table-cell office:value-type="string">
            <text:p>0.583752174</text:p>
          </table:table-cell>
          <table:table-cell office:value-type="string">
            <text:p>0.592381824</text:p>
          </table:table-cell>
          <table:table-cell office:value-type="string">
            <text:p>0.58371843</text:p>
          </table:table-cell>
          <table:table-cell office:value-type="string">
            <text:p>0.580707259</text:p>
          </table:table-cell>
          <table:table-cell office:value-type="string">
            <text:p>0.569003014</text:p>
          </table:table-cell>
          <table:table-cell office:value-type="string">
            <text:p>0.584926524</text:p>
          </table:table-cell>
          <table:table-cell office:value-type="string">
            <text:p>0.56419206</text:p>
          </table:table-cell>
          <table:table-cell office:value-type="string">
            <text:p>0.556751379</text:p>
          </table:table-cell>
          <table:table-cell office:value-type="string">
            <text:p>0.547489388</text:p>
          </table:table-cell>
          <table:table-cell office:value-type="string">
            <text:p>0.577080463</text:p>
          </table:table-cell>
          <table:table-cell office:value-type="string">
            <text:p>0.653645077</text:p>
          </table:table-cell>
          <table:table-cell office:value-type="string">
            <text:p>0.554192937</text:p>
          </table:table-cell>
          <table:table-cell office:value-type="string">
            <text:p>0.550280303</text:p>
          </table:table-cell>
          <table:table-cell office:value-type="string">
            <text:p>0.550529986</text:p>
          </table:table-cell>
          <table:table-cell office:value-type="string">
            <text:p>0.558838183</text:p>
          </table:table-cell>
          <table:table-cell office:value-type="string">
            <text:p>0.55791033</text:p>
          </table:table-cell>
          <table:table-cell office:value-type="string">
            <text:p>0.558843485</text:p>
          </table:table-cell>
          <table:table-cell office:value-type="string">
            <text:p>0.572293713</text:p>
          </table:table-cell>
          <table:table-cell office:value-type="string">
            <text:p>0.565890503</text:p>
          </table:table-cell>
          <table:table-cell office:value-type="string">
            <text:p>0.555535665</text:p>
          </table:table-cell>
          <table:table-cell office:value-type="string">
            <text:p>0.555499726</text:p>
          </table:table-cell>
          <table:table-cell office:value-type="string">
            <text:p>0.58136745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ndonesia</text:p>
          </table:table-cell>
          <table:table-cell office:value-type="string">
            <text:p>IDN</text:p>
          </table:table-cell>
          <table:table-cell table:number-columns-repeated="30" office:value-type="string">
            <text:p>..</text:p>
          </table:table-cell>
          <table:table-cell office:value-type="string">
            <text:p>0.387740267</text:p>
          </table:table-cell>
          <table:table-cell office:value-type="string">
            <text:p>0.365788622</text:p>
          </table:table-cell>
          <table:table-cell office:value-type="string">
            <text:p>0.358094623</text:p>
          </table:table-cell>
          <table:table-cell office:value-type="string">
            <text:p>0.333742942</text:p>
          </table:table-cell>
          <table:table-cell office:value-type="string">
            <text:p>0.335662499</text:p>
          </table:table-cell>
          <table:table-cell office:value-type="string">
            <text:p>0.537308647</text:p>
          </table:table-cell>
          <table:table-cell office:value-type="string">
            <text:p>0.551734314</text:p>
          </table:table-cell>
          <table:table-cell office:value-type="string">
            <text:p>0.536197556</text:p>
          </table:table-cell>
          <table:table-cell office:value-type="string">
            <text:p>0.533030045</text:p>
          </table:table-cell>
          <table:table-cell office:value-type="string">
            <text:p>0.515067702</text:p>
          </table:table-cell>
          <table:table-cell office:value-type="string">
            <text:p>0.496877107</text:p>
          </table:table-cell>
          <table:table-cell office:value-type="string">
            <text:p>0.488062783</text:p>
          </table:table-cell>
          <table:table-cell office:value-type="string">
            <text:p>0.480020554</text:p>
          </table:table-cell>
          <table:table-cell office:value-type="string">
            <text:p>0.477484231</text:p>
          </table:table-cell>
          <table:table-cell office:value-type="string">
            <text:p>0.551087883</text:p>
          </table:table-cell>
          <table:table-cell office:value-type="string">
            <text:p>0.543418224</text:p>
          </table:table-cell>
          <table:table-cell office:value-type="string">
            <text:p>0.533646949</text:p>
          </table:table-cell>
          <table:table-cell office:value-type="string">
            <text:p>0.524443543</text:p>
          </table:table-cell>
          <table:table-cell office:value-type="string">
            <text:p>0.516029664</text:p>
          </table:table-cell>
          <table:table-cell office:value-type="string">
            <text:p>0.506417339</text:p>
          </table:table-cell>
          <table:table-cell office:value-type="string">
            <text:p>0.497482907</text:p>
          </table:table-cell>
          <table:table-cell office:value-type="string">
            <text:p>0.5700541</text:p>
          </table:table-cell>
          <table:table-cell office:value-type="string">
            <text:p>0.562801351</text:p>
          </table:table-cell>
          <table:table-cell office:value-type="string">
            <text:p>0.556098584</text:p>
          </table:table-cell>
          <table:table-cell office:value-type="string">
            <text:p>0.549715051</text:p>
          </table:table-cell>
          <table:table-cell office:value-type="string">
            <text:p>0.551058436</text:p>
          </table:table-cell>
          <table:table-cell office:value-type="string">
            <text:p>0.53874689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ran</text:p>
          </table:table-cell>
          <table:table-cell office:value-type="string">
            <text:p>IRN</text:p>
          </table:table-cell>
          <table:table-cell table:number-columns-repeated="30" office:value-type="string">
            <text:p>..</text:p>
          </table:table-cell>
          <table:table-cell office:value-type="string">
            <text:p>3.090981205</text:p>
          </table:table-cell>
          <table:table-cell office:value-type="string">
            <text:p>3.231322902</text:p>
          </table:table-cell>
          <table:table-cell office:value-type="string">
            <text:p>3.616349434</text:p>
          </table:table-cell>
          <table:table-cell office:value-type="string">
            <text:p>3.56894933</text:p>
          </table:table-cell>
          <table:table-cell office:value-type="string">
            <text:p>3.517659818</text:p>
          </table:table-cell>
          <table:table-cell office:value-type="string">
            <text:p>4.996527642</text:p>
          </table:table-cell>
          <table:table-cell office:value-type="string">
            <text:p>5.508357928</text:p>
          </table:table-cell>
          <table:table-cell office:value-type="string">
            <text:p>5.294646789</text:p>
          </table:table-cell>
          <table:table-cell office:value-type="string">
            <text:p>4.76992555</text:p>
          </table:table-cell>
          <table:table-cell office:value-type="string">
            <text:p>4.351862967</text:p>
          </table:table-cell>
          <table:table-cell office:value-type="string">
            <text:p>3.968589432</text:p>
          </table:table-cell>
          <table:table-cell office:value-type="string">
            <text:p>2.764431633</text:p>
          </table:table-cell>
          <table:table-cell office:value-type="string">
            <text:p>2.654070323</text:p>
          </table:table-cell>
          <table:table-cell office:value-type="string">
            <text:p>2.605431948</text:p>
          </table:table-cell>
          <table:table-cell office:value-type="string">
            <text:p>1.960052177</text:p>
          </table:table-cell>
          <table:table-cell office:value-type="string">
            <text:p>2.369099075</text:p>
          </table:table-cell>
          <table:table-cell office:value-type="string">
            <text:p>2.366705526</text:p>
          </table:table-cell>
          <table:table-cell office:value-type="string">
            <text:p>2.278774045</text:p>
          </table:table-cell>
          <table:table-cell office:value-type="string">
            <text:p>2.34991543</text:p>
          </table:table-cell>
          <table:table-cell office:value-type="string">
            <text:p>2.284949799</text:p>
          </table:table-cell>
          <table:table-cell office:value-type="string">
            <text:p>2.285558582</text:p>
          </table:table-cell>
          <table:table-cell office:value-type="string">
            <text:p>2.276978546</text:p>
          </table:table-cell>
          <table:table-cell office:value-type="string">
            <text:p>2.268454918</text:p>
          </table:table-cell>
          <table:table-cell office:value-type="string">
            <text:p>2.260930585</text:p>
          </table:table-cell>
          <table:table-cell office:value-type="string">
            <text:p>2.255557465</text:p>
          </table:table-cell>
          <table:table-cell office:value-type="string">
            <text:p>2.170651283</text:p>
          </table:table-cell>
          <table:table-cell office:value-type="string">
            <text:p>2.07250017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raq</text:p>
          </table:table-cell>
          <table:table-cell office:value-type="string">
            <text:p>IRQ</text:p>
          </table:table-cell>
          <table:table-cell table:number-columns-repeated="30" office:value-type="string">
            <text:p>..</text:p>
          </table:table-cell>
          <table:table-cell office:value-type="string">
            <text:p>34.69700033</text:p>
          </table:table-cell>
          <table:table-cell office:value-type="string">
            <text:p>11.48803974</text:p>
          </table:table-cell>
          <table:table-cell office:value-type="string">
            <text:p>9.551802216</text:p>
          </table:table-cell>
          <table:table-cell office:value-type="string">
            <text:p>9.190028796</text:p>
          </table:table-cell>
          <table:table-cell office:value-type="string">
            <text:p>9.234848276</text:p>
          </table:table-cell>
          <table:table-cell office:value-type="string">
            <text:p>8.534445277</text:p>
          </table:table-cell>
          <table:table-cell office:value-type="string">
            <text:p>8.719139287</text:p>
          </table:table-cell>
          <table:table-cell office:value-type="string">
            <text:p>8.616964544</text:p>
          </table:table-cell>
          <table:table-cell office:value-type="string">
            <text:p>9.039941254</text:p>
          </table:table-cell>
          <table:table-cell office:value-type="string">
            <text:p>8.773292267</text:p>
          </table:table-cell>
          <table:table-cell office:value-type="string">
            <text:p>8.51828898</text:p>
          </table:table-cell>
          <table:table-cell office:value-type="string">
            <text:p>8.088807135</text:p>
          </table:table-cell>
          <table:table-cell office:value-type="string">
            <text:p>7.286416904</text:p>
          </table:table-cell>
          <table:table-cell office:value-type="string">
            <text:p>7.09773349</text:p>
          </table:table-cell>
          <table:table-cell office:value-type="string">
            <text:p>2.867680726</text:p>
          </table:table-cell>
          <table:table-cell office:value-type="string">
            <text:p>3.401388576</text:p>
          </table:table-cell>
          <table:table-cell office:value-type="string">
            <text:p>6.970178759</text:p>
          </table:table-cell>
          <table:table-cell office:value-type="string">
            <text:p>4.811143352</text:p>
          </table:table-cell>
          <table:table-cell office:value-type="string">
            <text:p>7.254623062</text:p>
          </table:table-cell>
          <table:table-cell office:value-type="string">
            <text:p>8.061908197</text:p>
          </table:table-cell>
          <table:table-cell office:value-type="string">
            <text:p>9.549018334</text:p>
          </table:table-cell>
          <table:table-cell office:value-type="string">
            <text:p>9.260391974</text:p>
          </table:table-cell>
          <table:table-cell office:value-type="string">
            <text:p>9.021148094</text:p>
          </table:table-cell>
          <table:table-cell office:value-type="string">
            <text:p>1.926707859</text:p>
          </table:table-cell>
          <table:table-cell office:value-type="string">
            <text:p>2.172646608</text:p>
          </table:table-cell>
          <table:table-cell office:value-type="string">
            <text:p>2.093417923</text:p>
          </table:table-cell>
          <table:table-cell office:value-type="string">
            <text:p>2.04201569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reland</text:p>
          </table:table-cell>
          <table:table-cell office:value-type="string">
            <text:p>IRL</text:p>
          </table:table-cell>
          <table:table-cell table:number-columns-repeated="30" office:value-type="string">
            <text:p>..</text:p>
          </table:table-cell>
          <table:table-cell office:value-type="string">
            <text:p>0.964623545</text:p>
          </table:table-cell>
          <table:table-cell office:value-type="string">
            <text:p>0.942550803</text:p>
          </table:table-cell>
          <table:table-cell office:value-type="string">
            <text:p>0.945367915</text:p>
          </table:table-cell>
          <table:table-cell office:value-type="string">
            <text:p>0.922106147</text:p>
          </table:table-cell>
          <table:table-cell office:value-type="string">
            <text:p>1.174930575</text:p>
          </table:table-cell>
          <table:table-cell office:value-type="string">
            <text:p>0.876357505</text:p>
          </table:table-cell>
          <table:table-cell office:value-type="string">
            <text:p>0.83424257</text:p>
          </table:table-cell>
          <table:table-cell office:value-type="string">
            <text:p>0.810949737</text:p>
          </table:table-cell>
          <table:table-cell office:value-type="string">
            <text:p>0.699588277</text:p>
          </table:table-cell>
          <table:table-cell office:value-type="string">
            <text:p>0.669956639</text:p>
          </table:table-cell>
          <table:table-cell office:value-type="string">
            <text:p>0.647573935</text:p>
          </table:table-cell>
          <table:table-cell office:value-type="string">
            <text:p>0.577476121</text:p>
          </table:table-cell>
          <table:table-cell office:value-type="string">
            <text:p>0.561792342</text:p>
          </table:table-cell>
          <table:table-cell office:value-type="string">
            <text:p>0.543227597</text:p>
          </table:table-cell>
          <table:table-cell office:value-type="string">
            <text:p>0.507552379</text:p>
          </table:table-cell>
          <table:table-cell office:value-type="string">
            <text:p>0.481597671</text:p>
          </table:table-cell>
          <table:table-cell office:value-type="string">
            <text:p>0.463332342</text:p>
          </table:table-cell>
          <table:table-cell office:value-type="string">
            <text:p>0.446081862</text:p>
          </table:table-cell>
          <table:table-cell office:value-type="string">
            <text:p>0.440487884</text:p>
          </table:table-cell>
          <table:table-cell office:value-type="string">
            <text:p>0.467104417</text:p>
          </table:table-cell>
          <table:table-cell office:value-type="string">
            <text:p>0.473011655</text:p>
          </table:table-cell>
          <table:table-cell office:value-type="string">
            <text:p>0.406328127</text:p>
          </table:table-cell>
          <table:table-cell office:value-type="string">
            <text:p>0.429350491</text:p>
          </table:table-cell>
          <table:table-cell office:value-type="string">
            <text:p>0.427466872</text:p>
          </table:table-cell>
          <table:table-cell office:value-type="string">
            <text:p>0.417107265</text:p>
          </table:table-cell>
          <table:table-cell office:value-type="string">
            <text:p>0.415427233</text:p>
          </table:table-cell>
          <table:table-cell office:value-type="string">
            <text:p>0.405225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sle of Man</text:p>
          </table:table-cell>
          <table:table-cell office:value-type="string">
            <text:p>IMN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srael</text:p>
          </table:table-cell>
          <table:table-cell office:value-type="string">
            <text:p>ISR</text:p>
          </table:table-cell>
          <table:table-cell table:number-columns-repeated="30" office:value-type="string">
            <text:p>..</text:p>
          </table:table-cell>
          <table:table-cell office:value-type="string">
            <text:p>10.05431447</text:p>
          </table:table-cell>
          <table:table-cell office:value-type="string">
            <text:p>9.384115557</text:p>
          </table:table-cell>
          <table:table-cell office:value-type="string">
            <text:p>8.515867743</text:p>
          </table:table-cell>
          <table:table-cell office:value-type="string">
            <text:p>8.057203474</text:p>
          </table:table-cell>
          <table:table-cell office:value-type="string">
            <text:p>7.875587849</text:p>
          </table:table-cell>
          <table:table-cell office:value-type="string">
            <text:p>7.314793214</text:p>
          </table:table-cell>
          <table:table-cell office:value-type="string">
            <text:p>7.301406579</text:p>
          </table:table-cell>
          <table:table-cell office:value-type="string">
            <text:p>7.153061692</text:p>
          </table:table-cell>
          <table:table-cell office:value-type="string">
            <text:p>7.013092656</text:p>
          </table:table-cell>
          <table:table-cell office:value-type="string">
            <text:p>6.727278995</text:p>
          </table:table-cell>
          <table:table-cell office:value-type="string">
            <text:p>6.519882028</text:p>
          </table:table-cell>
          <table:table-cell office:value-type="string">
            <text:p>6.049483007</text:p>
          </table:table-cell>
          <table:table-cell office:value-type="string">
            <text:p>5.925361421</text:p>
          </table:table-cell>
          <table:table-cell office:value-type="string">
            <text:p>5.97001687</text:p>
          </table:table-cell>
          <table:table-cell office:value-type="string">
            <text:p>5.845593303</text:p>
          </table:table-cell>
          <table:table-cell office:value-type="string">
            <text:p>5.704395626</text:p>
          </table:table-cell>
          <table:table-cell office:value-type="string">
            <text:p>5.834935049</text:p>
          </table:table-cell>
          <table:table-cell office:value-type="string">
            <text:p>5.672586292</text:p>
          </table:table-cell>
          <table:table-cell office:value-type="string">
            <text:p>5.56123202</text:p>
          </table:table-cell>
          <table:table-cell office:value-type="string">
            <text:p>5.410282968</text:p>
          </table:table-cell>
          <table:table-cell office:value-type="string">
            <text:p>5.280788888</text:p>
          </table:table-cell>
          <table:table-cell office:value-type="string">
            <text:p>5.208997806</text:p>
          </table:table-cell>
          <table:table-cell office:value-type="string">
            <text:p>5.066731184</text:p>
          </table:table-cell>
          <table:table-cell office:value-type="string">
            <text:p>4.96827708</text:p>
          </table:table-cell>
          <table:table-cell office:value-type="string">
            <text:p>4.848268892</text:p>
          </table:table-cell>
          <table:table-cell office:value-type="string">
            <text:p>4.758808374</text:p>
          </table:table-cell>
          <table:table-cell office:value-type="string">
            <text:p>4.66245234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Italy</text:p>
          </table:table-cell>
          <table:table-cell office:value-type="string">
            <text:p>ITA</text:p>
          </table:table-cell>
          <table:table-cell table:number-columns-repeated="30" office:value-type="string">
            <text:p>..</text:p>
          </table:table-cell>
          <table:table-cell office:value-type="string">
            <text:p>2.061146912</text:p>
          </table:table-cell>
          <table:table-cell office:value-type="string">
            <text:p>1.963250524</text:p>
          </table:table-cell>
          <table:table-cell office:value-type="string">
            <text:p>2.018465228</text:p>
          </table:table-cell>
          <table:table-cell office:value-type="string">
            <text:p>1.939567808</text:p>
          </table:table-cell>
          <table:table-cell office:value-type="string">
            <text:p>1.895014872</text:p>
          </table:table-cell>
          <table:table-cell office:value-type="string">
            <text:p>2.55776158</text:p>
          </table:table-cell>
          <table:table-cell office:value-type="string">
            <text:p>2.528598431</text:p>
          </table:table-cell>
          <table:table-cell office:value-type="string">
            <text:p>2.524356301</text:p>
          </table:table-cell>
          <table:table-cell office:value-type="string">
            <text:p>2.392437049</text:p>
          </table:table-cell>
          <table:table-cell office:value-type="string">
            <text:p>2.236648769</text:p>
          </table:table-cell>
          <table:table-cell office:value-type="string">
            <text:p>2.156007521</text:p>
          </table:table-cell>
          <table:table-cell office:value-type="string">
            <text:p>2.057470006</text:p>
          </table:table-cell>
          <table:table-cell office:value-type="string">
            <text:p>1.986390422</text:p>
          </table:table-cell>
          <table:table-cell office:value-type="string">
            <text:p>1.890804087</text:p>
          </table:table-cell>
          <table:table-cell office:value-type="string">
            <text:p>1.811736035</text:p>
          </table:table-cell>
          <table:table-cell office:value-type="string">
            <text:p>1.823550022</text:p>
          </table:table-cell>
          <table:table-cell office:value-type="string">
            <text:p>1.800303981</text:p>
          </table:table-cell>
          <table:table-cell office:value-type="string">
            <text:p>1.78562733</text:p>
          </table:table-cell>
          <table:table-cell office:value-type="string">
            <text:p>1.762867976</text:p>
          </table:table-cell>
          <table:table-cell office:value-type="string">
            <text:p>1.33354413</text:p>
          </table:table-cell>
          <table:table-cell office:value-type="string">
            <text:p>1.469766376</text:p>
          </table:table-cell>
          <table:table-cell office:value-type="string">
            <text:p>1.503960668</text:p>
          </table:table-cell>
          <table:table-cell office:value-type="string">
            <text:p>1.440171144</text:p>
          </table:table-cell>
          <table:table-cell office:value-type="string">
            <text:p>1.434288635</text:p>
          </table:table-cell>
          <table:table-cell office:value-type="string">
            <text:p>1.403990646</text:p>
          </table:table-cell>
          <table:table-cell office:value-type="string">
            <text:p>1.40819148</text:p>
          </table:table-cell>
          <table:table-cell office:value-type="string">
            <text:p>1.39480802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Jamaica</text:p>
          </table:table-cell>
          <table:table-cell office:value-type="string">
            <text:p>JAM</text:p>
          </table:table-cell>
          <table:table-cell table:number-columns-repeated="30" office:value-type="string">
            <text:p>..</text:p>
          </table:table-cell>
          <table:table-cell office:value-type="string">
            <text:p>0.276805115</text:p>
          </table:table-cell>
          <table:table-cell office:value-type="string">
            <text:p>0.271613903</text:p>
          </table:table-cell>
          <table:table-cell office:value-type="string">
            <text:p>0.266647705</text:p>
          </table:table-cell>
          <table:table-cell office:value-type="string">
            <text:p>0.26215916</text:p>
          </table:table-cell>
          <table:table-cell office:value-type="string">
            <text:p>0.257553839</text:p>
          </table:table-cell>
          <table:table-cell office:value-type="string">
            <text:p>0.298649847</text:p>
          </table:table-cell>
          <table:table-cell office:value-type="string">
            <text:p>0.297172531</text:p>
          </table:table-cell>
          <table:table-cell office:value-type="string">
            <text:p>0.293765318</text:p>
          </table:table-cell>
          <table:table-cell office:value-type="string">
            <text:p>0.293611703</text:p>
          </table:table-cell>
          <table:table-cell office:value-type="string">
            <text:p>0.253169226</text:p>
          </table:table-cell>
          <table:table-cell office:value-type="string">
            <text:p>0.249454319</text:p>
          </table:table-cell>
          <table:table-cell office:value-type="string">
            <text:p>0.247188641</text:p>
          </table:table-cell>
          <table:table-cell office:value-type="string">
            <text:p>0.24502097</text:p>
          </table:table-cell>
          <table:table-cell office:value-type="string">
            <text:p>0.243021831</text:p>
          </table:table-cell>
          <table:table-cell office:value-type="string">
            <text:p>0.160119898</text:p>
          </table:table-cell>
          <table:table-cell office:value-type="string">
            <text:p>0.237038161</text:p>
          </table:table-cell>
          <table:table-cell office:value-type="string">
            <text:p>0.233317234</text:p>
          </table:table-cell>
          <table:table-cell office:value-type="string">
            <text:p>0.229867443</text:p>
          </table:table-cell>
          <table:table-cell office:value-type="string">
            <text:p>0.226531181</text:p>
          </table:table-cell>
          <table:table-cell office:value-type="string">
            <text:p>0.210486231</text:p>
          </table:table-cell>
          <table:table-cell office:value-type="string">
            <text:p>0.207124649</text:p>
          </table:table-cell>
          <table:table-cell office:value-type="string">
            <text:p>0.204144347</text:p>
          </table:table-cell>
          <table:table-cell office:value-type="string">
            <text:p>0.201001028</text:p>
          </table:table-cell>
          <table:table-cell office:value-type="string">
            <text:p>0.197851597</text:p>
          </table:table-cell>
          <table:table-cell office:value-type="string">
            <text:p>0.237732815</text:p>
          </table:table-cell>
          <table:table-cell office:value-type="string">
            <text:p>0.234828065</text:p>
          </table:table-cell>
          <table:table-cell office:value-type="string">
            <text:p>0.2655472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Japan</text:p>
          </table:table-cell>
          <table:table-cell office:value-type="string">
            <text:p>JPN</text:p>
          </table:table-cell>
          <table:table-cell table:number-columns-repeated="30" office:value-type="string">
            <text:p>..</text:p>
          </table:table-cell>
          <table:table-cell office:value-type="string">
            <text:p>0.391403354</text:p>
          </table:table-cell>
          <table:table-cell office:value-type="string">
            <text:p>0.384462907</text:p>
          </table:table-cell>
          <table:table-cell office:value-type="string">
            <text:p>0.367531775</text:p>
          </table:table-cell>
          <table:table-cell office:value-type="string">
            <text:p>0.365724494</text:p>
          </table:table-cell>
          <table:table-cell office:value-type="string">
            <text:p>0.350416203</text:p>
          </table:table-cell>
          <table:table-cell office:value-type="string">
            <text:p>0.376274407</text:p>
          </table:table-cell>
          <table:table-cell office:value-type="string">
            <text:p>0.367397461</text:p>
          </table:table-cell>
          <table:table-cell office:value-type="string">
            <text:p>0.36424785</text:p>
          </table:table-cell>
          <table:table-cell office:value-type="string">
            <text:p>0.374252245</text:p>
          </table:table-cell>
          <table:table-cell office:value-type="string">
            <text:p>0.375380046</text:p>
          </table:table-cell>
          <table:table-cell office:value-type="string">
            <text:p>0.367514573</text:p>
          </table:table-cell>
          <table:table-cell office:value-type="string">
            <text:p>0.372944204</text:p>
          </table:table-cell>
          <table:table-cell office:value-type="string">
            <text:p>0.375388164</text:p>
          </table:table-cell>
          <table:table-cell office:value-type="string">
            <text:p>0.37588105</text:p>
          </table:table-cell>
          <table:table-cell office:value-type="string">
            <text:p>0.376210487</text:p>
          </table:table-cell>
          <table:table-cell office:value-type="string">
            <text:p>0.407552511</text:p>
          </table:table-cell>
          <table:table-cell office:value-type="string">
            <text:p>0.377245831</text:p>
          </table:table-cell>
          <table:table-cell office:value-type="string">
            <text:p>0.360426692</text:p>
          </table:table-cell>
          <table:table-cell office:value-type="string">
            <text:p>0.360697726</text:p>
          </table:table-cell>
          <table:table-cell office:value-type="string">
            <text:p>0.389126126</text:p>
          </table:table-cell>
          <table:table-cell office:value-type="string">
            <text:p>0.390580111</text:p>
          </table:table-cell>
          <table:table-cell office:value-type="string">
            <text:p>0.39424525</text:p>
          </table:table-cell>
          <table:table-cell office:value-type="string">
            <text:p>0.395732125</text:p>
          </table:table-cell>
          <table:table-cell office:value-type="string">
            <text:p>0.393679251</text:p>
          </table:table-cell>
          <table:table-cell office:value-type="string">
            <text:p>0.392549798</text:p>
          </table:table-cell>
          <table:table-cell office:value-type="string">
            <text:p>0.391481796</text:p>
          </table:table-cell>
          <table:table-cell office:value-type="string">
            <text:p>0.3902951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Jordan</text:p>
          </table:table-cell>
          <table:table-cell office:value-type="string">
            <text:p>JOR</text:p>
          </table:table-cell>
          <table:table-cell table:number-columns-repeated="30" office:value-type="string">
            <text:p>..</text:p>
          </table:table-cell>
          <table:table-cell office:value-type="string">
            <text:p>12.78340816</text:p>
          </table:table-cell>
          <table:table-cell office:value-type="string">
            <text:p>11.66417442</text:p>
          </table:table-cell>
          <table:table-cell office:value-type="string">
            <text:p>10.86801771</text:p>
          </table:table-cell>
          <table:table-cell office:value-type="string">
            <text:p>9.977341458</text:p>
          </table:table-cell>
          <table:table-cell office:value-type="string">
            <text:p>9.237482749</text:p>
          </table:table-cell>
          <table:table-cell office:value-type="string">
            <text:p>11.13417021</text:p>
          </table:table-cell>
          <table:table-cell office:value-type="string">
            <text:p>10.76882913</text:p>
          </table:table-cell>
          <table:table-cell office:value-type="string">
            <text:p>10.93822291</text:p>
          </table:table-cell>
          <table:table-cell office:value-type="string">
            <text:p>10.71588165</text:p>
          </table:table-cell>
          <table:table-cell office:value-type="string">
            <text:p>10.51589902</text:p>
          </table:table-cell>
          <table:table-cell office:value-type="string">
            <text:p>11.46880854</text:p>
          </table:table-cell>
          <table:table-cell office:value-type="string">
            <text:p>8.316366035</text:p>
          </table:table-cell>
          <table:table-cell office:value-type="string">
            <text:p>8.198221388</text:p>
          </table:table-cell>
          <table:table-cell office:value-type="string">
            <text:p>8.126087462</text:p>
          </table:table-cell>
          <table:table-cell office:value-type="string">
            <text:p>7.838342034</text:p>
          </table:table-cell>
          <table:table-cell office:value-type="string">
            <text:p>7.63408654</text:p>
          </table:table-cell>
          <table:table-cell office:value-type="string">
            <text:p>7.365475561</text:p>
          </table:table-cell>
          <table:table-cell office:value-type="string">
            <text:p>6.805757548</text:p>
          </table:table-cell>
          <table:table-cell office:value-type="string">
            <text:p>6.523391058</text:p>
          </table:table-cell>
          <table:table-cell office:value-type="string">
            <text:p>6.047798957</text:p>
          </table:table-cell>
          <table:table-cell office:value-type="string">
            <text:p>5.834019249</text:p>
          </table:table-cell>
          <table:table-cell office:value-type="string">
            <text:p>5.610555359</text:p>
          </table:table-cell>
          <table:table-cell office:value-type="string">
            <text:p>5.665158247</text:p>
          </table:table-cell>
          <table:table-cell office:value-type="string">
            <text:p>5.509952023</text:p>
          </table:table-cell>
          <table:table-cell office:value-type="string">
            <text:p>5.254150779</text:p>
          </table:table-cell>
          <table:table-cell office:value-type="string">
            <text:p>5.035448687</text:p>
          </table:table-cell>
          <table:table-cell office:value-type="string">
            <text:p>4.85671022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Kazakhstan</text:p>
          </table:table-cell>
          <table:table-cell office:value-type="string">
            <text:p>KAZ</text:p>
          </table:table-cell>
          <table:table-cell table:number-columns-repeated="33" office:value-type="string">
            <text:p>..</text:p>
          </table:table-cell>
          <table:table-cell office:value-type="string">
            <text:p>0.185712793</text:p>
          </table:table-cell>
          <table:table-cell office:value-type="string">
            <text:p>0.223993569</text:p>
          </table:table-cell>
          <table:table-cell office:value-type="string">
            <text:p>0.936306523</text:p>
          </table:table-cell>
          <table:table-cell office:value-type="string">
            <text:p>0.945520625</text:p>
          </table:table-cell>
          <table:table-cell office:value-type="string">
            <text:p>0.893519672</text:p>
          </table:table-cell>
          <table:table-cell office:value-type="string">
            <text:p>1.16371072</text:p>
          </table:table-cell>
          <table:table-cell office:value-type="string">
            <text:p>1.309286325</text:p>
          </table:table-cell>
          <table:table-cell office:value-type="string">
            <text:p>1.28672943</text:p>
          </table:table-cell>
          <table:table-cell office:value-type="string">
            <text:p>1.283618088</text:p>
          </table:table-cell>
          <table:table-cell office:value-type="string">
            <text:p>1.225596048</text:p>
          </table:table-cell>
          <table:table-cell office:value-type="string">
            <text:p>1.292736176</text:p>
          </table:table-cell>
          <table:table-cell office:value-type="string">
            <text:p>1.268813037</text:p>
          </table:table-cell>
          <table:table-cell office:value-type="string">
            <text:p>1.270789999</text:p>
          </table:table-cell>
          <table:table-cell office:value-type="string">
            <text:p>1.002387787</text:p>
          </table:table-cell>
          <table:table-cell office:value-type="string">
            <text:p>0.984603476</text:p>
          </table:table-cell>
          <table:table-cell office:value-type="string">
            <text:p>0.966293188</text:p>
          </table:table-cell>
          <table:table-cell office:value-type="string">
            <text:p>0.938999227</text:p>
          </table:table-cell>
          <table:table-cell office:value-type="string">
            <text:p>0.923205051</text:p>
          </table:table-cell>
          <table:table-cell office:value-type="string">
            <text:p>0.800572415</text:p>
          </table:table-cell>
          <table:table-cell office:value-type="string">
            <text:p>0.793290629</text:p>
          </table:table-cell>
          <table:table-cell office:value-type="string">
            <text:p>0.786684434</text:p>
          </table:table-cell>
          <table:table-cell office:value-type="string">
            <text:p>0.77894691</text:p>
          </table:table-cell>
          <table:table-cell office:value-type="string">
            <text:p>0.773832731</text:p>
          </table:table-cell>
          <table:table-cell office:value-type="string">
            <text:p>0.76861453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Kenya</text:p>
          </table:table-cell>
          <table:table-cell office:value-type="string">
            <text:p>KEN</text:p>
          </table:table-cell>
          <table:table-cell table:number-columns-repeated="30" office:value-type="string">
            <text:p>..</text:p>
          </table:table-cell>
          <table:table-cell office:value-type="string">
            <text:p>0.226979537</text:p>
          </table:table-cell>
          <table:table-cell office:value-type="string">
            <text:p>0.218842611</text:p>
          </table:table-cell>
          <table:table-cell office:value-type="string">
            <text:p>0.253006081</text:p>
          </table:table-cell>
          <table:table-cell office:value-type="string">
            <text:p>0.243753437</text:p>
          </table:table-cell>
          <table:table-cell office:value-type="string">
            <text:p>0.215434322</text:p>
          </table:table-cell>
          <table:table-cell office:value-type="string">
            <text:p>0.276001647</text:p>
          </table:table-cell>
          <table:table-cell office:value-type="string">
            <text:p>0.267244525</text:p>
          </table:table-cell>
          <table:table-cell office:value-type="string">
            <text:p>0.259085126</text:p>
          </table:table-cell>
          <table:table-cell office:value-type="string">
            <text:p>0.251375073</text:p>
          </table:table-cell>
          <table:table-cell office:value-type="string">
            <text:p>0.243779755</text:p>
          </table:table-cell>
          <table:table-cell office:value-type="string">
            <text:p>0.222668815</text:p>
          </table:table-cell>
          <table:table-cell office:value-type="string">
            <text:p>0.237184532</text:p>
          </table:table-cell>
          <table:table-cell office:value-type="string">
            <text:p>0.233473584</text:p>
          </table:table-cell>
          <table:table-cell office:value-type="string">
            <text:p>0.227494679</text:p>
          </table:table-cell>
          <table:table-cell office:value-type="string">
            <text:p>0.223546112</text:p>
          </table:table-cell>
          <table:table-cell office:value-type="string">
            <text:p>0.220900779</text:p>
          </table:table-cell>
          <table:table-cell office:value-type="string">
            <text:p>..</text:p>
          </table:table-cell>
          <table:table-cell office:value-type="string">
            <text:p>0.206775697</text:p>
          </table:table-cell>
          <table:table-cell office:value-type="string">
            <text:p>0.199998703</text:p>
          </table:table-cell>
          <table:table-cell office:value-type="string">
            <text:p>0.194339865</text:p>
          </table:table-cell>
          <table:table-cell office:value-type="string">
            <text:p>0.188188959</text:p>
          </table:table-cell>
          <table:table-cell office:value-type="string">
            <text:p>0.182066978</text:p>
          </table:table-cell>
          <table:table-cell office:value-type="string">
            <text:p>0.176226927</text:p>
          </table:table-cell>
          <table:table-cell office:value-type="string">
            <text:p>0.170616137</text:p>
          </table:table-cell>
          <table:table-cell office:value-type="string">
            <text:p>0.165247319</text:p>
          </table:table-cell>
          <table:table-cell office:value-type="string">
            <text:p>0.16014021</text:p>
          </table:table-cell>
          <table:table-cell office:value-type="string">
            <text:p>0.1552160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Kiribati</text:p>
          </table:table-cell>
          <table:table-cell office:value-type="string">
            <text:p>KIR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Korea</text:p>
          </table:table-cell>
          <table:table-cell office:value-type="string">
            <text:p>PRK</text:p>
          </table:table-cell>
          <table:table-cell table:number-columns-repeated="30" office:value-type="string">
            <text:p>..</text:p>
          </table:table-cell>
          <table:table-cell office:value-type="string">
            <text:p>9.846523873</text:p>
          </table:table-cell>
          <table:table-cell office:value-type="string">
            <text:p>9.613880906</text:p>
          </table:table-cell>
          <table:table-cell office:value-type="string">
            <text:p>9.436098739</text:p>
          </table:table-cell>
          <table:table-cell office:value-type="string">
            <text:p>8.519537507</text:p>
          </table:table-cell>
          <table:table-cell office:value-type="string">
            <text:p>8.412592703</text:p>
          </table:table-cell>
          <table:table-cell office:value-type="string">
            <text:p>9.380899854</text:p>
          </table:table-cell>
          <table:table-cell office:value-type="string">
            <text:p>8.731731988</text:p>
          </table:table-cell>
          <table:table-cell office:value-type="string">
            <text:p>9.193744795</text:p>
          </table:table-cell>
          <table:table-cell office:value-type="string">
            <text:p>9.097386425</text:p>
          </table:table-cell>
          <table:table-cell office:value-type="string">
            <text:p>8.997941106</text:p>
          </table:table-cell>
          <table:table-cell office:value-type="string">
            <text:p>8.910668613</text:p>
          </table:table-cell>
          <table:table-cell office:value-type="string">
            <text:p>9.011553151</text:p>
          </table:table-cell>
          <table:table-cell office:value-type="string">
            <text:p>8.926719638</text:p>
          </table:table-cell>
          <table:table-cell office:value-type="string">
            <text:p>8.842399158</text:p>
          </table:table-cell>
          <table:table-cell office:value-type="string">
            <text:p>8.924876933</text:p>
          </table:table-cell>
          <table:table-cell office:value-type="string">
            <text:p>8.839168698</text:p>
          </table:table-cell>
          <table:table-cell office:value-type="string">
            <text:p>8.76344241</text:p>
          </table:table-cell>
          <table:table-cell office:value-type="string">
            <text:p>8.685851466</text:p>
          </table:table-cell>
          <table:table-cell office:value-type="string">
            <text:p>8.6020574</text:p>
          </table:table-cell>
          <table:table-cell office:value-type="string">
            <text:p>9.065703936</text:p>
          </table:table-cell>
          <table:table-cell office:value-type="string">
            <text:p>8.981282265</text:p>
          </table:table-cell>
          <table:table-cell office:value-type="string">
            <text:p>8.898393701</text:p>
          </table:table-cell>
          <table:table-cell office:value-type="string">
            <text:p>8.820751833</text:p>
          </table:table-cell>
          <table:table-cell office:value-type="string">
            <text:p>8.746357719</text:p>
          </table:table-cell>
          <table:table-cell office:value-type="string">
            <text:p>8.673134892</text:p>
          </table:table-cell>
          <table:table-cell office:value-type="string">
            <text:p>8.600512077</text:p>
          </table:table-cell>
          <table:table-cell office:value-type="string">
            <text:p>9.092611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Korea</text:p>
          </table:table-cell>
          <table:table-cell office:value-type="string">
            <text:p>KOR</text:p>
          </table:table-cell>
          <table:table-cell table:number-columns-repeated="30" office:value-type="string">
            <text:p>..</text:p>
          </table:table-cell>
          <table:table-cell office:value-type="string">
            <text:p>3.388171144</text:p>
          </table:table-cell>
          <table:table-cell office:value-type="string">
            <text:p>3.807301796</text:p>
          </table:table-cell>
          <table:table-cell office:value-type="string">
            <text:p>3.732991743</text:p>
          </table:table-cell>
          <table:table-cell office:value-type="string">
            <text:p>3.685059305</text:p>
          </table:table-cell>
          <table:table-cell office:value-type="string">
            <text:p>3.587606284</text:p>
          </table:table-cell>
          <table:table-cell office:value-type="string">
            <text:p>2.995524191</text:p>
          </table:table-cell>
          <table:table-cell office:value-type="string">
            <text:p>3.0642542</text:p>
          </table:table-cell>
          <table:table-cell office:value-type="string">
            <text:p>3.02883803</text:p>
          </table:table-cell>
          <table:table-cell office:value-type="string">
            <text:p>3.0712118</text:p>
          </table:table-cell>
          <table:table-cell office:value-type="string">
            <text:p>3.029972271</text:p>
          </table:table-cell>
          <table:table-cell office:value-type="string">
            <text:p>3.013945295</text:p>
          </table:table-cell>
          <table:table-cell office:value-type="string">
            <text:p>2.965489424</text:p>
          </table:table-cell>
          <table:table-cell office:value-type="string">
            <text:p>2.920574089</text:p>
          </table:table-cell>
          <table:table-cell office:value-type="string">
            <text:p>2.918309563</text:p>
          </table:table-cell>
          <table:table-cell office:value-type="string">
            <text:p>2.886456865</text:p>
          </table:table-cell>
          <table:table-cell office:value-type="string">
            <text:p>2.854062164</text:p>
          </table:table-cell>
          <table:table-cell office:value-type="string">
            <text:p>2.822279433</text:p>
          </table:table-cell>
          <table:table-cell office:value-type="string">
            <text:p>2.79317015</text:p>
          </table:table-cell>
          <table:table-cell office:value-type="string">
            <text:p>2.776538857</text:p>
          </table:table-cell>
          <table:table-cell office:value-type="string">
            <text:p>2.646086228</text:p>
          </table:table-cell>
          <table:table-cell office:value-type="string">
            <text:p>2.610614032</text:p>
          </table:table-cell>
          <table:table-cell office:value-type="string">
            <text:p>2.570069566</text:p>
          </table:table-cell>
          <table:table-cell office:value-type="string">
            <text:p>2.531240672</text:p>
          </table:table-cell>
          <table:table-cell office:value-type="string">
            <text:p>2.499896612</text:p>
          </table:table-cell>
          <table:table-cell office:value-type="string">
            <text:p>2.333194657</text:p>
          </table:table-cell>
          <table:table-cell office:value-type="string">
            <text:p>2.312912618</text:p>
          </table:table-cell>
          <table:table-cell office:value-type="string">
            <text:p>2.28721141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Kosovo</text:p>
          </table:table-cell>
          <table:table-cell office:value-type="string">
            <text:p>XKX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Kuwait</text:p>
          </table:table-cell>
          <table:table-cell office:value-type="string">
            <text:p>KWT</text:p>
          </table:table-cell>
          <table:table-cell table:number-columns-repeated="30" office:value-type="string">
            <text:p>..</text:p>
          </table:table-cell>
          <table:table-cell office:value-type="string">
            <text:p>0.795697776</text:p>
          </table:table-cell>
          <table:table-cell office:value-type="string">
            <text:p>1.146293403</text:p>
          </table:table-cell>
          <table:table-cell table:number-columns-repeated="3" office:value-type="string">
            <text:p>..</text:p>
          </table:table-cell>
          <table:table-cell office:value-type="string">
            <text:p>2.842131441</text:p>
          </table:table-cell>
          <table:table-cell office:value-type="string">
            <text:p>2.694031813</text:p>
          </table:table-cell>
          <table:table-cell office:value-type="string">
            <text:p>2.494191483</text:p>
          </table:table-cell>
          <table:table-cell office:value-type="string">
            <text:p>2.323382845</text:p>
          </table:table-cell>
          <table:table-cell office:value-type="string">
            <text:p>2.170507824</text:p>
          </table:table-cell>
          <table:table-cell office:value-type="string">
            <text:p>2.05545267</text:p>
          </table:table-cell>
          <table:table-cell office:value-type="string">
            <text:p>2.013010924</text:p>
          </table:table-cell>
          <table:table-cell office:value-type="string">
            <text:p>2.114549247</text:p>
          </table:table-cell>
          <table:table-cell office:value-type="string">
            <text:p>2.058659691</text:p>
          </table:table-cell>
          <table:table-cell office:value-type="string">
            <text:p>1.897312051</text:p>
          </table:table-cell>
          <table:table-cell office:value-type="string">
            <text:p>1.991930085</text:p>
          </table:table-cell>
          <table:table-cell office:value-type="string">
            <text:p>1.891086569</text:p>
          </table:table-cell>
          <table:table-cell office:value-type="string">
            <text:p>1.779349795</text:p>
          </table:table-cell>
          <table:table-cell office:value-type="string">
            <text:p>1.661914554</text:p>
          </table:table-cell>
          <table:table-cell office:value-type="string">
            <text:p>1.513479342</text:p>
          </table:table-cell>
          <table:table-cell office:value-type="string">
            <text:p>1.402080787</text:p>
          </table:table-cell>
          <table:table-cell office:value-type="string">
            <text:p>1.306612907</text:p>
          </table:table-cell>
          <table:table-cell office:value-type="string">
            <text:p>1.217342498</text:p>
          </table:table-cell>
          <table:table-cell office:value-type="string">
            <text:p>1.138517248</text:p>
          </table:table-cell>
          <table:table-cell office:value-type="string">
            <text:p>1.075799602</text:p>
          </table:table-cell>
          <table:table-cell office:value-type="string">
            <text:p>1.030042136</text:p>
          </table:table-cell>
          <table:table-cell office:value-type="string">
            <text:p>1.0138589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Kyrgyz Republic</text:p>
          </table:table-cell>
          <table:table-cell office:value-type="string">
            <text:p>KGZ</text:p>
          </table:table-cell>
          <table:table-cell table:number-columns-repeated="32" office:value-type="string">
            <text:p>..</text:p>
          </table:table-cell>
          <table:table-cell office:value-type="string">
            <text:p>0.676155761</text:p>
          </table:table-cell>
          <table:table-cell office:value-type="string">
            <text:p>0.67067132</text:p>
          </table:table-cell>
          <table:table-cell office:value-type="string">
            <text:p>0.719630354</text:p>
          </table:table-cell>
          <table:table-cell office:value-type="string">
            <text:p>0.381901992</text:p>
          </table:table-cell>
          <table:table-cell office:value-type="string">
            <text:p>0.641556159</text:p>
          </table:table-cell>
          <table:table-cell office:value-type="string">
            <text:p>0.744320234</text:p>
          </table:table-cell>
          <table:table-cell office:value-type="string">
            <text:p>0.727042606</text:p>
          </table:table-cell>
          <table:table-cell office:value-type="string">
            <text:p>0.60968327</text:p>
          </table:table-cell>
          <table:table-cell office:value-type="string">
            <text:p>0.683756676</text:p>
          </table:table-cell>
          <table:table-cell office:value-type="string">
            <text:p>0.670211768</text:p>
          </table:table-cell>
          <table:table-cell office:value-type="string">
            <text:p>0.744134674</text:p>
          </table:table-cell>
          <table:table-cell office:value-type="string">
            <text:p>0.731095996</text:p>
          </table:table-cell>
          <table:table-cell office:value-type="string">
            <text:p>0.766173011</text:p>
          </table:table-cell>
          <table:table-cell office:value-type="string">
            <text:p>0.778737355</text:p>
          </table:table-cell>
          <table:table-cell office:value-type="string">
            <text:p>0.881839399</text:p>
          </table:table-cell>
          <table:table-cell office:value-type="string">
            <text:p>0.87655735</text:p>
          </table:table-cell>
          <table:table-cell office:value-type="string">
            <text:p>0.87365021</text:p>
          </table:table-cell>
          <table:table-cell office:value-type="string">
            <text:p>0.846447741</text:p>
          </table:table-cell>
          <table:table-cell office:value-type="string">
            <text:p>0.833550574</text:p>
          </table:table-cell>
          <table:table-cell office:value-type="string">
            <text:p>0.818644549</text:p>
          </table:table-cell>
          <table:table-cell office:value-type="string">
            <text:p>0.815001786</text:p>
          </table:table-cell>
          <table:table-cell office:value-type="string">
            <text:p>0.820263731</text:p>
          </table:table-cell>
          <table:table-cell office:value-type="string">
            <text:p>0.809246996</text:p>
          </table:table-cell>
          <table:table-cell office:value-type="string">
            <text:p>0.796389389</text:p>
          </table:table-cell>
          <table:table-cell office:value-type="string">
            <text:p>0.79517066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ao PDR</text:p>
          </table:table-cell>
          <table:table-cell office:value-type="string">
            <text:p>LAO</text:p>
          </table:table-cell>
          <table:table-cell table:number-columns-repeated="30" office:value-type="string">
            <text:p>..</text:p>
          </table:table-cell>
          <table:table-cell office:value-type="string">
            <text:p>2.853921262</text:p>
          </table:table-cell>
          <table:table-cell office:value-type="string">
            <text:p>2.680529895</text:p>
          </table:table-cell>
          <table:table-cell office:value-type="string">
            <text:p>1.824339749</text:p>
          </table:table-cell>
          <table:table-cell office:value-type="string">
            <text:p>1.779107888</text:p>
          </table:table-cell>
          <table:table-cell office:value-type="string">
            <text:p>2.112553072</text:p>
          </table:table-cell>
          <table:table-cell office:value-type="string">
            <text:p>6.278338449</text:p>
          </table:table-cell>
          <table:table-cell office:value-type="string">
            <text:p>6.158089392</text:p>
          </table:table-cell>
          <table:table-cell office:value-type="string">
            <text:p>5.682501464</text:p>
          </table:table-cell>
          <table:table-cell office:value-type="string">
            <text:p>5.570242221</text:p>
          </table:table-cell>
          <table:table-cell office:value-type="string">
            <text:p>5.455558119</text:p>
          </table:table-cell>
          <table:table-cell office:value-type="string">
            <text:p>5.34305651</text:p>
          </table:table-cell>
          <table:table-cell office:value-type="string">
            <text:p>5.222240515</text:p>
          </table:table-cell>
          <table:table-cell office:value-type="string">
            <text:p>5.109593053</text:p>
          </table:table-cell>
          <table:table-cell office:value-type="string">
            <text:p>4.999277796</text:p>
          </table:table-cell>
          <table:table-cell office:value-type="string">
            <text:p>4.881602225</text:p>
          </table:table-cell>
          <table:table-cell office:value-type="string">
            <text:p>4.762936819</text:p>
          </table:table-cell>
          <table:table-cell office:value-type="string">
            <text:p>4.632309533</text:p>
          </table:table-cell>
          <table:table-cell office:value-type="string">
            <text:p>4.502856696</text:p>
          </table:table-cell>
          <table:table-cell office:value-type="string">
            <text:p>4.37780676</text:p>
          </table:table-cell>
          <table:table-cell office:value-type="string">
            <text:p>4.264024711</text:p>
          </table:table-cell>
          <table:table-cell office:value-type="string">
            <text:p>4.156203722</text:p>
          </table:table-cell>
          <table:table-cell office:value-type="string">
            <text:p>4.062107771</text:p>
          </table:table-cell>
          <table:table-cell office:value-type="string">
            <text:p>3.973356658</text:p>
          </table:table-cell>
          <table:table-cell office:value-type="string">
            <text:p>3.891225332</text:p>
          </table:table-cell>
          <table:table-cell office:value-type="string">
            <text:p>3.812869898</text:p>
          </table:table-cell>
          <table:table-cell office:value-type="string">
            <text:p>3.738971699</text:p>
          </table:table-cell>
          <table:table-cell office:value-type="string">
            <text:p>3.6631377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ate-demographic dividend</text:p>
          </table:table-cell>
          <table:table-cell office:value-type="string">
            <text:p>LTE</text:p>
          </table:table-cell>
          <table:table-cell table:number-columns-repeated="30" office:value-type="string">
            <text:p>..</text:p>
          </table:table-cell>
          <table:table-cell office:value-type="string">
            <text:p>0.905540107</text:p>
          </table:table-cell>
          <table:table-cell office:value-type="string">
            <text:p>0.872277289</text:p>
          </table:table-cell>
          <table:table-cell office:value-type="string">
            <text:p>0.960371666</text:p>
          </table:table-cell>
          <table:table-cell office:value-type="string">
            <text:p>0.876803956</text:p>
          </table:table-cell>
          <table:table-cell office:value-type="string">
            <text:p>0.838980687</text:p>
          </table:table-cell>
          <table:table-cell office:value-type="string">
            <text:p>1.117282778</text:p>
          </table:table-cell>
          <table:table-cell office:value-type="string">
            <text:p>1.065632723</text:p>
          </table:table-cell>
          <table:table-cell office:value-type="string">
            <text:p>1.0202322</text:p>
          </table:table-cell>
          <table:table-cell office:value-type="string">
            <text:p>1.01270502</text:p>
          </table:table-cell>
          <table:table-cell office:value-type="string">
            <text:p>0.972140752</text:p>
          </table:table-cell>
          <table:table-cell office:value-type="string">
            <text:p>0.958565789</text:p>
          </table:table-cell>
          <table:table-cell office:value-type="string">
            <text:p>0.935466552</text:p>
          </table:table-cell>
          <table:table-cell office:value-type="string">
            <text:p>0.911446108</text:p>
          </table:table-cell>
          <table:table-cell office:value-type="string">
            <text:p>0.898869224</text:p>
          </table:table-cell>
          <table:table-cell office:value-type="string">
            <text:p>0.888345033</text:p>
          </table:table-cell>
          <table:table-cell office:value-type="string">
            <text:p>0.884227865</text:p>
          </table:table-cell>
          <table:table-cell office:value-type="string">
            <text:p>0.862342445</text:p>
          </table:table-cell>
          <table:table-cell office:value-type="string">
            <text:p>0.795125258</text:p>
          </table:table-cell>
          <table:table-cell office:value-type="string">
            <text:p>0.787786841</text:p>
          </table:table-cell>
          <table:table-cell office:value-type="string">
            <text:p>0.797267262</text:p>
          </table:table-cell>
          <table:table-cell office:value-type="string">
            <text:p>0.791160197</text:p>
          </table:table-cell>
          <table:table-cell office:value-type="string">
            <text:p>0.783696698</text:p>
          </table:table-cell>
          <table:table-cell office:value-type="string">
            <text:p>0.785834393</text:p>
          </table:table-cell>
          <table:table-cell office:value-type="string">
            <text:p>0.775716492</text:p>
          </table:table-cell>
          <table:table-cell office:value-type="string">
            <text:p>0.776626442</text:p>
          </table:table-cell>
          <table:table-cell office:value-type="string">
            <text:p>0.783855461</text:p>
          </table:table-cell>
          <table:table-cell office:value-type="string">
            <text:p>0.7806815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atin America &amp; Caribbean</text:p>
          </table:table-cell>
          <table:table-cell office:value-type="string">
            <text:p>LCN</text:p>
          </table:table-cell>
          <table:table-cell table:number-columns-repeated="30" office:value-type="string">
            <text:p>..</text:p>
          </table:table-cell>
          <table:table-cell office:value-type="string">
            <text:p>0.946851117</text:p>
          </table:table-cell>
          <table:table-cell office:value-type="string">
            <text:p>0.906193609</text:p>
          </table:table-cell>
          <table:table-cell office:value-type="string">
            <text:p>0.810721972</text:p>
          </table:table-cell>
          <table:table-cell office:value-type="string">
            <text:p>0.785999967</text:p>
          </table:table-cell>
          <table:table-cell office:value-type="string">
            <text:p>0.745840382</text:p>
          </table:table-cell>
          <table:table-cell office:value-type="string">
            <text:p>1.087602646</text:p>
          </table:table-cell>
          <table:table-cell office:value-type="string">
            <text:p>1.069153861</text:p>
          </table:table-cell>
          <table:table-cell office:value-type="string">
            <text:p>1.031156657</text:p>
          </table:table-cell>
          <table:table-cell office:value-type="string">
            <text:p>0.991678783</text:p>
          </table:table-cell>
          <table:table-cell office:value-type="string">
            <text:p>0.957743849</text:p>
          </table:table-cell>
          <table:table-cell office:value-type="string">
            <text:p>0.944977256</text:p>
          </table:table-cell>
          <table:table-cell office:value-type="string">
            <text:p>0.929574831</text:p>
          </table:table-cell>
          <table:table-cell office:value-type="string">
            <text:p>0.906148364</text:p>
          </table:table-cell>
          <table:table-cell office:value-type="string">
            <text:p>0.896359913</text:p>
          </table:table-cell>
          <table:table-cell office:value-type="string">
            <text:p>0.864505595</text:p>
          </table:table-cell>
          <table:table-cell office:value-type="string">
            <text:p>0.842691852</text:p>
          </table:table-cell>
          <table:table-cell office:value-type="string">
            <text:p>0.931904825</text:p>
          </table:table-cell>
          <table:table-cell office:value-type="string">
            <text:p>0.928099512</text:p>
          </table:table-cell>
          <table:table-cell office:value-type="string">
            <text:p>0.905142302</text:p>
          </table:table-cell>
          <table:table-cell office:value-type="string">
            <text:p>0.903949671</text:p>
          </table:table-cell>
          <table:table-cell office:value-type="string">
            <text:p>0.88078424</text:p>
          </table:table-cell>
          <table:table-cell office:value-type="string">
            <text:p>0.869737603</text:p>
          </table:table-cell>
          <table:table-cell office:value-type="string">
            <text:p>0.860843275</text:p>
          </table:table-cell>
          <table:table-cell office:value-type="string">
            <text:p>0.853871075</text:p>
          </table:table-cell>
          <table:table-cell office:value-type="string">
            <text:p>0.889429979</text:p>
          </table:table-cell>
          <table:table-cell office:value-type="string">
            <text:p>0.886292405</text:p>
          </table:table-cell>
          <table:table-cell office:value-type="string">
            <text:p>0.88251619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atin America &amp; Caribbean (excluding high income)</text:p>
          </table:table-cell>
          <table:table-cell office:value-type="string">
            <text:p>LAC</text:p>
          </table:table-cell>
          <table:table-cell table:number-columns-repeated="30" office:value-type="string">
            <text:p>..</text:p>
          </table:table-cell>
          <table:table-cell office:value-type="string">
            <text:p>0.911305242</text:p>
          </table:table-cell>
          <table:table-cell office:value-type="string">
            <text:p>0.873479175</text:p>
          </table:table-cell>
          <table:table-cell office:value-type="string">
            <text:p>0.775225952</text:p>
          </table:table-cell>
          <table:table-cell office:value-type="string">
            <text:p>0.751643273</text:p>
          </table:table-cell>
          <table:table-cell office:value-type="string">
            <text:p>0.705270842</text:p>
          </table:table-cell>
          <table:table-cell office:value-type="string">
            <text:p>1.044753509</text:p>
          </table:table-cell>
          <table:table-cell office:value-type="string">
            <text:p>1.031549901</text:p>
          </table:table-cell>
          <table:table-cell office:value-type="string">
            <text:p>0.992020504</text:p>
          </table:table-cell>
          <table:table-cell office:value-type="string">
            <text:p>0.953118871</text:p>
          </table:table-cell>
          <table:table-cell office:value-type="string">
            <text:p>0.91998748</text:p>
          </table:table-cell>
          <table:table-cell office:value-type="string">
            <text:p>0.91124986</text:p>
          </table:table-cell>
          <table:table-cell office:value-type="string">
            <text:p>0.896226552</text:p>
          </table:table-cell>
          <table:table-cell office:value-type="string">
            <text:p>0.876291088</text:p>
          </table:table-cell>
          <table:table-cell office:value-type="string">
            <text:p>0.868752216</text:p>
          </table:table-cell>
          <table:table-cell office:value-type="string">
            <text:p>0.836414393</text:p>
          </table:table-cell>
          <table:table-cell office:value-type="string">
            <text:p>0.814513418</text:p>
          </table:table-cell>
          <table:table-cell office:value-type="string">
            <text:p>0.91779864</text:p>
          </table:table-cell>
          <table:table-cell office:value-type="string">
            <text:p>0.911109624</text:p>
          </table:table-cell>
          <table:table-cell office:value-type="string">
            <text:p>0.888296053</text:p>
          </table:table-cell>
          <table:table-cell office:value-type="string">
            <text:p>0.887786457</text:p>
          </table:table-cell>
          <table:table-cell office:value-type="string">
            <text:p>0.865780254</text:p>
          </table:table-cell>
          <table:table-cell office:value-type="string">
            <text:p>0.855465994</text:p>
          </table:table-cell>
          <table:table-cell office:value-type="string">
            <text:p>0.845976388</text:p>
          </table:table-cell>
          <table:table-cell office:value-type="string">
            <text:p>0.839159754</text:p>
          </table:table-cell>
          <table:table-cell office:value-type="string">
            <text:p>0.875659246</text:p>
          </table:table-cell>
          <table:table-cell office:value-type="string">
            <text:p>0.872986537</text:p>
          </table:table-cell>
          <table:table-cell office:value-type="string">
            <text:p>0.86526451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atin America &amp; the Caribbean (IDA &amp; IBRD countries)</text:p>
          </table:table-cell>
          <table:table-cell office:value-type="string">
            <text:p>TLA</text:p>
          </table:table-cell>
          <table:table-cell table:number-columns-repeated="30" office:value-type="string">
            <text:p>..</text:p>
          </table:table-cell>
          <table:table-cell office:value-type="string">
            <text:p>0.788773785</text:p>
          </table:table-cell>
          <table:table-cell office:value-type="string">
            <text:p>0.75199526</text:p>
          </table:table-cell>
          <table:table-cell office:value-type="string">
            <text:p>0.729561802</text:p>
          </table:table-cell>
          <table:table-cell office:value-type="string">
            <text:p>0.706977935</text:p>
          </table:table-cell>
          <table:table-cell office:value-type="string">
            <text:p>0.686379108</text:p>
          </table:table-cell>
          <table:table-cell office:value-type="string">
            <text:p>1.047320833</text:p>
          </table:table-cell>
          <table:table-cell office:value-type="string">
            <text:p>1.031874778</text:p>
          </table:table-cell>
          <table:table-cell office:value-type="string">
            <text:p>1.014258493</text:p>
          </table:table-cell>
          <table:table-cell office:value-type="string">
            <text:p>0.974457025</text:p>
          </table:table-cell>
          <table:table-cell office:value-type="string">
            <text:p>0.934410269</text:p>
          </table:table-cell>
          <table:table-cell office:value-type="string">
            <text:p>0.925290944</text:p>
          </table:table-cell>
          <table:table-cell office:value-type="string">
            <text:p>0.915601394</text:p>
          </table:table-cell>
          <table:table-cell office:value-type="string">
            <text:p>0.893240303</text:p>
          </table:table-cell>
          <table:table-cell office:value-type="string">
            <text:p>0.883745149</text:p>
          </table:table-cell>
          <table:table-cell office:value-type="string">
            <text:p>0.850404652</text:p>
          </table:table-cell>
          <table:table-cell office:value-type="string">
            <text:p>0.828530462</text:p>
          </table:table-cell>
          <table:table-cell office:value-type="string">
            <text:p>0.919992946</text:p>
          </table:table-cell>
          <table:table-cell office:value-type="string">
            <text:p>0.917179075</text:p>
          </table:table-cell>
          <table:table-cell office:value-type="string">
            <text:p>0.894033061</text:p>
          </table:table-cell>
          <table:table-cell office:value-type="string">
            <text:p>0.893876902</text:p>
          </table:table-cell>
          <table:table-cell office:value-type="string">
            <text:p>0.870482635</text:p>
          </table:table-cell>
          <table:table-cell office:value-type="string">
            <text:p>0.859434718</text:p>
          </table:table-cell>
          <table:table-cell office:value-type="string">
            <text:p>0.850625668</text:p>
          </table:table-cell>
          <table:table-cell office:value-type="string">
            <text:p>0.843552585</text:p>
          </table:table-cell>
          <table:table-cell office:value-type="string">
            <text:p>0.879949273</text:p>
          </table:table-cell>
          <table:table-cell office:value-type="string">
            <text:p>0.87694104</text:p>
          </table:table-cell>
          <table:table-cell office:value-type="string">
            <text:p>0.87320379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atvia</text:p>
          </table:table-cell>
          <table:table-cell office:value-type="string">
            <text:p>LVA</text:p>
          </table:table-cell>
          <table:table-cell table:number-columns-repeated="32" office:value-type="string">
            <text:p>..</text:p>
          </table:table-cell>
          <table:table-cell office:value-type="string">
            <text:p>0.399314138</text:p>
          </table:table-cell>
          <table:table-cell office:value-type="string">
            <text:p>0.4072905</text:p>
          </table:table-cell>
          <table:table-cell office:value-type="string">
            <text:p>0.498126215</text:p>
          </table:table-cell>
          <table:table-cell office:value-type="string">
            <text:p>0.952466847</text:p>
          </table:table-cell>
          <table:table-cell office:value-type="string">
            <text:p>1.046156777</text:p>
          </table:table-cell>
          <table:table-cell office:value-type="string">
            <text:p>0.691189383</text:p>
          </table:table-cell>
          <table:table-cell office:value-type="string">
            <text:p>0.756595148</text:p>
          </table:table-cell>
          <table:table-cell office:value-type="string">
            <text:p>0.842997324</text:p>
          </table:table-cell>
          <table:table-cell office:value-type="string">
            <text:p>0.779736394</text:p>
          </table:table-cell>
          <table:table-cell office:value-type="string">
            <text:p>0.916695313</text:p>
          </table:table-cell>
          <table:table-cell office:value-type="string">
            <text:p>0.780128425</text:p>
          </table:table-cell>
          <table:table-cell office:value-type="string">
            <text:p>0.738461538</text:p>
          </table:table-cell>
          <table:table-cell office:value-type="string">
            <text:p>0.455215449</text:p>
          </table:table-cell>
          <table:table-cell office:value-type="string">
            <text:p>0.457134916</text:p>
          </table:table-cell>
          <table:table-cell office:value-type="string">
            <text:p>1.518324841</text:p>
          </table:table-cell>
          <table:table-cell office:value-type="string">
            <text:p>1.496394569</text:p>
          </table:table-cell>
          <table:table-cell office:value-type="string">
            <text:p>0.434549841</text:p>
          </table:table-cell>
          <table:table-cell office:value-type="string">
            <text:p>0.519109932</text:p>
          </table:table-cell>
          <table:table-cell office:value-type="string">
            <text:p>0.432775805</text:p>
          </table:table-cell>
          <table:table-cell office:value-type="string">
            <text:p>0.516208463</text:p>
          </table:table-cell>
          <table:table-cell office:value-type="string">
            <text:p>0.509736838</text:p>
          </table:table-cell>
          <table:table-cell office:value-type="string">
            <text:p>0.519962242</text:p>
          </table:table-cell>
          <table:table-cell office:value-type="string">
            <text:p>0.527147082</text:p>
          </table:table-cell>
          <table:table-cell office:value-type="string">
            <text:p>0.525189825</text:p>
          </table:table-cell>
          <table:table-cell office:value-type="string">
            <text:p>0.5264347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east developed countries: UN classification</text:p>
          </table:table-cell>
          <table:table-cell office:value-type="string">
            <text:p>LDC</text:p>
          </table:table-cell>
          <table:table-cell table:number-columns-repeated="30" office:value-type="string">
            <text:p>..</text:p>
          </table:table-cell>
          <table:table-cell office:value-type="string">
            <text:p>0.873986823</text:p>
          </table:table-cell>
          <table:table-cell office:value-type="string">
            <text:p>0.82163507</text:p>
          </table:table-cell>
          <table:table-cell office:value-type="string">
            <text:p>0.757206485</text:p>
          </table:table-cell>
          <table:table-cell office:value-type="string">
            <text:p>0.751460687</text:p>
          </table:table-cell>
          <table:table-cell office:value-type="string">
            <text:p>0.702844615</text:p>
          </table:table-cell>
          <table:table-cell office:value-type="string">
            <text:p>1.189633681</text:p>
          </table:table-cell>
          <table:table-cell office:value-type="string">
            <text:p>1.196874938</text:p>
          </table:table-cell>
          <table:table-cell office:value-type="string">
            <text:p>1.222540783</text:p>
          </table:table-cell>
          <table:table-cell office:value-type="string">
            <text:p>1.183332952</text:p>
          </table:table-cell>
          <table:table-cell office:value-type="string">
            <text:p>1.227276128</text:p>
          </table:table-cell>
          <table:table-cell office:value-type="string">
            <text:p>1.197348193</text:p>
          </table:table-cell>
          <table:table-cell office:value-type="string">
            <text:p>0.952214348</text:p>
          </table:table-cell>
          <table:table-cell office:value-type="string">
            <text:p>0.977844298</text:p>
          </table:table-cell>
          <table:table-cell office:value-type="string">
            <text:p>0.954310009</text:p>
          </table:table-cell>
          <table:table-cell office:value-type="string">
            <text:p>0.879653762</text:p>
          </table:table-cell>
          <table:table-cell office:value-type="string">
            <text:p>0.863620694</text:p>
          </table:table-cell>
          <table:table-cell office:value-type="string">
            <text:p>..</text:p>
          </table:table-cell>
          <table:table-cell office:value-type="string">
            <text:p>0.821518946</text:p>
          </table:table-cell>
          <table:table-cell office:value-type="string">
            <text:p>0.816905723</text:p>
          </table:table-cell>
          <table:table-cell office:value-type="string">
            <text:p>0.850372061</text:p>
          </table:table-cell>
          <table:table-cell office:value-type="string">
            <text:p>0.864021021</text:p>
          </table:table-cell>
          <table:table-cell office:value-type="string">
            <text:p>0.902532678</text:p>
          </table:table-cell>
          <table:table-cell office:value-type="string">
            <text:p>0.88265037</text:p>
          </table:table-cell>
          <table:table-cell office:value-type="string">
            <text:p>0.848396138</text:p>
          </table:table-cell>
          <table:table-cell office:value-type="string">
            <text:p>0.791600186</text:p>
          </table:table-cell>
          <table:table-cell office:value-type="string">
            <text:p>0.770957735</text:p>
          </table:table-cell>
          <table:table-cell office:value-type="string">
            <text:p>0.72122036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ebanon</text:p>
          </table:table-cell>
          <table:table-cell office:value-type="string">
            <text:p>LBN</text:p>
          </table:table-cell>
          <table:table-cell table:number-columns-repeated="30" office:value-type="string">
            <text:p>..</text:p>
          </table:table-cell>
          <table:table-cell office:value-type="string">
            <text:p>4.608690197</text:p>
          </table:table-cell>
          <table:table-cell office:value-type="string">
            <text:p>4.48432169</text:p>
          </table:table-cell>
          <table:table-cell office:value-type="string">
            <text:p>4.455710836</text:p>
          </table:table-cell>
          <table:table-cell office:value-type="string">
            <text:p>4.309722268</text:p>
          </table:table-cell>
          <table:table-cell office:value-type="string">
            <text:p>5.653371445</text:p>
          </table:table-cell>
          <table:table-cell office:value-type="string">
            <text:p>6.912789872</text:p>
          </table:table-cell>
          <table:table-cell office:value-type="string">
            <text:p>7.299839274</text:p>
          </table:table-cell>
          <table:table-cell office:value-type="string">
            <text:p>7.799981348</text:p>
          </table:table-cell>
          <table:table-cell office:value-type="string">
            <text:p>7.106208071</text:p>
          </table:table-cell>
          <table:table-cell office:value-type="string">
            <text:p>8.196380827</text:p>
          </table:table-cell>
          <table:table-cell office:value-type="string">
            <text:p>7.460506068</text:p>
          </table:table-cell>
          <table:table-cell office:value-type="string">
            <text:p>7.90297974</text:p>
          </table:table-cell>
          <table:table-cell office:value-type="string">
            <text:p>7.463882028</text:p>
          </table:table-cell>
          <table:table-cell office:value-type="string">
            <text:p>7.049206944</text:p>
          </table:table-cell>
          <table:table-cell office:value-type="string">
            <text:p>6.690537455</text:p>
          </table:table-cell>
          <table:table-cell office:value-type="string">
            <text:p>6.400515656</text:p>
          </table:table-cell>
          <table:table-cell office:value-type="string">
            <text:p>5.544045986</text:p>
          </table:table-cell>
          <table:table-cell office:value-type="string">
            <text:p>5.417828648</text:p>
          </table:table-cell>
          <table:table-cell office:value-type="string">
            <text:p>5.350692105</text:p>
          </table:table-cell>
          <table:table-cell office:value-type="string">
            <text:p>5.447444556</text:p>
          </table:table-cell>
          <table:table-cell office:value-type="string">
            <text:p>5.228970746</text:p>
          </table:table-cell>
          <table:table-cell office:value-type="string">
            <text:p>4.971009693</text:p>
          </table:table-cell>
          <table:table-cell office:value-type="string">
            <text:p>4.619812528</text:p>
          </table:table-cell>
          <table:table-cell office:value-type="string">
            <text:p>4.28636566</text:p>
          </table:table-cell>
          <table:table-cell office:value-type="string">
            <text:p>4.024217742</text:p>
          </table:table-cell>
          <table:table-cell office:value-type="string">
            <text:p>3.834025055</text:p>
          </table:table-cell>
          <table:table-cell office:value-type="string">
            <text:p>3.69618812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esotho</text:p>
          </table:table-cell>
          <table:table-cell office:value-type="string">
            <text:p>LSO</text:p>
          </table:table-cell>
          <table:table-cell table:number-columns-repeated="30" office:value-type="string">
            <text:p>..</text:p>
          </table:table-cell>
          <table:table-cell office:value-type="string">
            <text:p>0.294642805</text:p>
          </table:table-cell>
          <table:table-cell office:value-type="string">
            <text:p>0.287923067</text:p>
          </table:table-cell>
          <table:table-cell office:value-type="string">
            <text:p>0.281200614</text:p>
          </table:table-cell>
          <table:table-cell office:value-type="string">
            <text:p>0.274644164</text:p>
          </table:table-cell>
          <table:table-cell office:value-type="string">
            <text:p>0.268550819</text:p>
          </table:table-cell>
          <table:table-cell office:value-type="string">
            <text:p>0.263031224</text:p>
          </table:table-cell>
          <table:table-cell office:value-type="string">
            <text:p>0.25885377</text:p>
          </table:table-cell>
          <table:table-cell office:value-type="string">
            <text:p>0.255207184</text:p>
          </table:table-cell>
          <table:table-cell office:value-type="string">
            <text:p>0.251938033</text:p>
          </table:table-cell>
          <table:table-cell office:value-type="string">
            <text:p>0.248886234</text:p>
          </table:table-cell>
          <table:table-cell office:value-type="string">
            <text:p>0.24759186</text:p>
          </table:table-cell>
          <table:table-cell office:value-type="string">
            <text:p>0.246408595</text:p>
          </table:table-cell>
          <table:table-cell office:value-type="string">
            <text:p>0.245009163</text:p>
          </table:table-cell>
          <table:table-cell office:value-type="string">
            <text:p>0.243497105</text:p>
          </table:table-cell>
          <table:table-cell office:value-type="string">
            <text:p>0.242025267</text:p>
          </table:table-cell>
          <table:table-cell office:value-type="string">
            <text:p>0.240663751</text:p>
          </table:table-cell>
          <table:table-cell office:value-type="string">
            <text:p>0.238576652</text:p>
          </table:table-cell>
          <table:table-cell office:value-type="string">
            <text:p>0.236733177</text:p>
          </table:table-cell>
          <table:table-cell office:value-type="string">
            <text:p>0.234955781</text:p>
          </table:table-cell>
          <table:table-cell office:value-type="string">
            <text:p>0.233050255</text:p>
          </table:table-cell>
          <table:table-cell office:value-type="string">
            <text:p>0.230950616</text:p>
          </table:table-cell>
          <table:table-cell office:value-type="string">
            <text:p>0.228742659</text:p>
          </table:table-cell>
          <table:table-cell office:value-type="string">
            <text:p>0.226334724</text:p>
          </table:table-cell>
          <table:table-cell office:value-type="string">
            <text:p>0.223789745</text:p>
          </table:table-cell>
          <table:table-cell office:value-type="string">
            <text:p>0.219894033</text:p>
          </table:table-cell>
          <table:table-cell office:value-type="string">
            <text:p>0.215927923</text:p>
          </table:table-cell>
          <table:table-cell office:value-type="string">
            <text:p>0.21216782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iberia</text:p>
          </table:table-cell>
          <table:table-cell office:value-type="string">
            <text:p>LBR</text:p>
          </table:table-cell>
          <table:table-cell table:number-columns-repeated="30" office:value-type="string">
            <text:p>..</text:p>
          </table:table-cell>
          <table:table-cell office:value-type="string">
            <text:p>1.22942254</text:p>
          </table:table-cell>
          <table:table-cell office:value-type="string">
            <text:p>0.779508286</text:p>
          </table:table-cell>
          <table:table-cell office:value-type="string">
            <text:p>0.314108826</text:p>
          </table:table-cell>
          <table:table-cell table:number-columns-repeated="2" office:value-type="string">
            <text:p>..</text:p>
          </table:table-cell>
          <table:table-cell office:value-type="string">
            <text:p>3.161745886</text:p>
          </table:table-cell>
          <table:table-cell office:value-type="string">
            <text:p>3.135314472</text:p>
          </table:table-cell>
          <table:table-cell office:value-type="string">
            <text:p>2.951855241</text:p>
          </table:table-cell>
          <table:table-cell office:value-type="string">
            <text:p>1.743370832</text:p>
          </table:table-cell>
          <table:table-cell office:value-type="string">
            <text:p>0.616938333</text:p>
          </table:table-cell>
          <table:table-cell office:value-type="string">
            <text:p>1.659475606</text:p>
          </table:table-cell>
          <table:table-cell office:value-type="string">
            <text:p>1.600133131</text:p>
          </table:table-cell>
          <table:table-cell office:value-type="string">
            <text:p>1.56212086</text:p>
          </table:table-cell>
          <table:table-cell office:value-type="string">
            <text:p>1.518376916</text:p>
          </table:table-cell>
          <table:table-cell office:value-type="string">
            <text:p>..</text:p>
          </table:table-cell>
          <table:table-cell office:value-type="string">
            <text:p>1.447064918</text:p>
          </table:table-cell>
          <table:table-cell office:value-type="string">
            <text:p>0.186320706</text:p>
          </table:table-cell>
          <table:table-cell office:value-type="string">
            <text:p>0.178953622</text:p>
          </table:table-cell>
          <table:table-cell office:value-type="string">
            <text:p>0.171420147</text:p>
          </table:table-cell>
          <table:table-cell office:value-type="string">
            <text:p>0.167756674</text:p>
          </table:table-cell>
          <table:table-cell office:value-type="string">
            <text:p>0.161686357</text:p>
          </table:table-cell>
          <table:table-cell office:value-type="string">
            <text:p>0.15753901</text:p>
          </table:table-cell>
          <table:table-cell office:value-type="string">
            <text:p>0.153278248</text:p>
          </table:table-cell>
          <table:table-cell office:value-type="string">
            <text:p>0.149486968</text:p>
          </table:table-cell>
          <table:table-cell office:value-type="string">
            <text:p>0.145566092</text:p>
          </table:table-cell>
          <table:table-cell office:value-type="string">
            <text:p>0.141646779</text:p>
          </table:table-cell>
          <table:table-cell office:value-type="string">
            <text:p>0.1377541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ibya</text:p>
          </table:table-cell>
          <table:table-cell office:value-type="string">
            <text:p>LBY</text:p>
          </table:table-cell>
          <table:table-cell table:number-columns-repeated="30" office:value-type="string">
            <text:p>..</text:p>
          </table:table-cell>
          <table:table-cell office:value-type="string">
            <text:p>6.848049739</text:p>
          </table:table-cell>
          <table:table-cell office:value-type="string">
            <text:p>6.573139553</text:p>
          </table:table-cell>
          <table:table-cell office:value-type="string">
            <text:p>6.254000721</text:p>
          </table:table-cell>
          <table:table-cell office:value-type="string">
            <text:p>6.015765552</text:p>
          </table:table-cell>
          <table:table-cell office:value-type="string">
            <text:p>5.440918427</text:p>
          </table:table-cell>
          <table:table-cell office:value-type="string">
            <text:p>5.295429025</text:p>
          </table:table-cell>
          <table:table-cell office:value-type="string">
            <text:p>4.164597614</text:p>
          </table:table-cell>
          <table:table-cell office:value-type="string">
            <text:p>4.035602019</text:p>
          </table:table-cell>
          <table:table-cell office:value-type="string">
            <text:p>3.913428976</text:p>
          </table:table-cell>
          <table:table-cell office:value-type="string">
            <text:p>3.791961967</text:p>
          </table:table-cell>
          <table:table-cell office:value-type="string">
            <text:p>4.283242723</text:p>
          </table:table-cell>
          <table:table-cell office:value-type="string">
            <text:p>4.149942579</text:p>
          </table:table-cell>
          <table:table-cell office:value-type="string">
            <text:p>4.016661005</text:p>
          </table:table-cell>
          <table:table-cell office:value-type="string">
            <text:p>3.871379122</text:p>
          </table:table-cell>
          <table:table-cell office:value-type="string">
            <text:p>3.718368791</text:p>
          </table:table-cell>
          <table:table-cell office:value-type="string">
            <text:p>3.590957779</text:p>
          </table:table-cell>
          <table:table-cell office:value-type="string">
            <text:p>3.489388586</text:p>
          </table:table-cell>
          <table:table-cell office:value-type="string">
            <text:p>3.395546294</text:p>
          </table:table-cell>
          <table:table-cell office:value-type="string">
            <text:p>3.316691687</text:p>
          </table:table-cell>
          <table:table-cell office:value-type="string">
            <text:p>3.25509819</text:p>
          </table:table-cell>
          <table:table-cell table:number-columns-repeated="2" office:value-type="string">
            <text:p>..</text:p>
          </table:table-cell>
          <table:table-cell office:value-type="string">
            <text:p>0.295043688</text:p>
          </table:table-cell>
          <table:table-cell office:value-type="string">
            <text:p>0.298371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iechtenstein</text:p>
          </table:table-cell>
          <table:table-cell office:value-type="string">
            <text:p>LIE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ithuania</text:p>
          </table:table-cell>
          <table:table-cell office:value-type="string">
            <text:p>LTU</text:p>
          </table:table-cell>
          <table:table-cell table:number-columns-repeated="32" office:value-type="string">
            <text:p>..</text:p>
          </table:table-cell>
          <table:table-cell office:value-type="string">
            <text:p>0.559402379</text:p>
          </table:table-cell>
          <table:table-cell office:value-type="string">
            <text:p>0.562107544</text:p>
          </table:table-cell>
          <table:table-cell office:value-type="string">
            <text:p>0.566064864</text:p>
          </table:table-cell>
          <table:table-cell office:value-type="string">
            <text:p>0.507443454</text:p>
          </table:table-cell>
          <table:table-cell office:value-type="string">
            <text:p>0.569303828</text:p>
          </table:table-cell>
          <table:table-cell office:value-type="string">
            <text:p>0.582941564</text:p>
          </table:table-cell>
          <table:table-cell office:value-type="string">
            <text:p>0.878785487</text:p>
          </table:table-cell>
          <table:table-cell office:value-type="string">
            <text:p>0.935971492</text:p>
          </table:table-cell>
          <table:table-cell office:value-type="string">
            <text:p>0.986692725</text:p>
          </table:table-cell>
          <table:table-cell office:value-type="string">
            <text:p>1.046290444</text:p>
          </table:table-cell>
          <table:table-cell office:value-type="string">
            <text:p>1.679115494</text:p>
          </table:table-cell>
          <table:table-cell office:value-type="string">
            <text:p>1.621275891</text:p>
          </table:table-cell>
          <table:table-cell office:value-type="string">
            <text:p>1.756474805</text:p>
          </table:table-cell>
          <table:table-cell office:value-type="string">
            <text:p>1.866708035</text:p>
          </table:table-cell>
          <table:table-cell office:value-type="string">
            <text:p>1.587506325</text:p>
          </table:table-cell>
          <table:table-cell office:value-type="string">
            <text:p>1.587993709</text:p>
          </table:table-cell>
          <table:table-cell office:value-type="string">
            <text:p>1.586942636</text:p>
          </table:table-cell>
          <table:table-cell office:value-type="string">
            <text:p>1.657921634</text:p>
          </table:table-cell>
          <table:table-cell office:value-type="string">
            <text:p>1.678418031</text:p>
          </table:table-cell>
          <table:table-cell office:value-type="string">
            <text:p>1.5615418</text:p>
          </table:table-cell>
          <table:table-cell office:value-type="string">
            <text:p>1.572799394</text:p>
          </table:table-cell>
          <table:table-cell office:value-type="string">
            <text:p>1.489640382</text:p>
          </table:table-cell>
          <table:table-cell office:value-type="string">
            <text:p>1.849595485</text:p>
          </table:table-cell>
          <table:table-cell office:value-type="string">
            <text:p>1.926808483</text:p>
          </table:table-cell>
          <table:table-cell office:value-type="string">
            <text:p>2.0019891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ow &amp; middle income</text:p>
          </table:table-cell>
          <table:table-cell office:value-type="string">
            <text:p>LMY</text:p>
          </table:table-cell>
          <table:table-cell table:number-columns-repeated="30" office:value-type="string">
            <text:p>..</text:p>
          </table:table-cell>
          <table:table-cell office:value-type="string">
            <text:p>0.957592927</text:p>
          </table:table-cell>
          <table:table-cell office:value-type="string">
            <text:p>0.874931644</text:p>
          </table:table-cell>
          <table:table-cell office:value-type="string">
            <text:p>0.911900026</text:p>
          </table:table-cell>
          <table:table-cell office:value-type="string">
            <text:p>0.851987535</text:p>
          </table:table-cell>
          <table:table-cell office:value-type="string">
            <text:p>0.813919779</text:p>
          </table:table-cell>
          <table:table-cell office:value-type="string">
            <text:p>1.130692364</text:p>
          </table:table-cell>
          <table:table-cell office:value-type="string">
            <text:p>1.114993185</text:p>
          </table:table-cell>
          <table:table-cell office:value-type="string">
            <text:p>1.082567209</text:p>
          </table:table-cell>
          <table:table-cell office:value-type="string">
            <text:p>1.066156624</text:p>
          </table:table-cell>
          <table:table-cell office:value-type="string">
            <text:p>1.035179695</text:p>
          </table:table-cell>
          <table:table-cell office:value-type="string">
            <text:p>1.024222074</text:p>
          </table:table-cell>
          <table:table-cell office:value-type="string">
            <text:p>0.963613093</text:p>
          </table:table-cell>
          <table:table-cell office:value-type="string">
            <text:p>0.948485153</text:p>
          </table:table-cell>
          <table:table-cell office:value-type="string">
            <text:p>0.929287486</text:p>
          </table:table-cell>
          <table:table-cell office:value-type="string">
            <text:p>0.891803281</text:p>
          </table:table-cell>
          <table:table-cell office:value-type="string">
            <text:p>0.90593188</text:p>
          </table:table-cell>
          <table:table-cell office:value-type="string">
            <text:p>0.912884847</text:p>
          </table:table-cell>
          <table:table-cell office:value-type="string">
            <text:p>0.843886957</text:p>
          </table:table-cell>
          <table:table-cell office:value-type="string">
            <text:p>0.844507872</text:p>
          </table:table-cell>
          <table:table-cell office:value-type="string">
            <text:p>0.856112269</text:p>
          </table:table-cell>
          <table:table-cell office:value-type="string">
            <text:p>0.8560769</text:p>
          </table:table-cell>
          <table:table-cell office:value-type="string">
            <text:p>0.846669569</text:p>
          </table:table-cell>
          <table:table-cell office:value-type="string">
            <text:p>0.840983942</text:p>
          </table:table-cell>
          <table:table-cell office:value-type="string">
            <text:p>0.797577421</text:p>
          </table:table-cell>
          <table:table-cell office:value-type="string">
            <text:p>0.795228483</text:p>
          </table:table-cell>
          <table:table-cell office:value-type="string">
            <text:p>0.792074747</text:p>
          </table:table-cell>
          <table:table-cell office:value-type="string">
            <text:p>0.78417623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ow income</text:p>
          </table:table-cell>
          <table:table-cell office:value-type="string">
            <text:p>LIC</text:p>
          </table:table-cell>
          <table:table-cell table:number-columns-repeated="30" office:value-type="string">
            <text:p>..</text:p>
          </table:table-cell>
          <table:table-cell office:value-type="string">
            <text:p>1.58794785</text:p>
          </table:table-cell>
          <table:table-cell office:value-type="string">
            <text:p>1.444398813</text:p>
          </table:table-cell>
          <table:table-cell office:value-type="string">
            <text:p>1.384946896</text:p>
          </table:table-cell>
          <table:table-cell office:value-type="string">
            <text:p>1.293436114</text:p>
          </table:table-cell>
          <table:table-cell office:value-type="string">
            <text:p>1.243334805</text:p>
          </table:table-cell>
          <table:table-cell office:value-type="string">
            <text:p>1.70933234</text:p>
          </table:table-cell>
          <table:table-cell office:value-type="string">
            <text:p>1.656597338</text:p>
          </table:table-cell>
          <table:table-cell office:value-type="string">
            <text:p>1.672924144</text:p>
          </table:table-cell>
          <table:table-cell office:value-type="string">
            <text:p>1.614200867</text:p>
          </table:table-cell>
          <table:table-cell office:value-type="string">
            <text:p>1.678279691</text:p>
          </table:table-cell>
          <table:table-cell office:value-type="string">
            <text:p>1.669233861</text:p>
          </table:table-cell>
          <table:table-cell office:value-type="string">
            <text:p>1.374464438</text:p>
          </table:table-cell>
          <table:table-cell office:value-type="string">
            <text:p>1.362532363</text:p>
          </table:table-cell>
          <table:table-cell office:value-type="string">
            <text:p>1.2982204</text:p>
          </table:table-cell>
          <table:table-cell office:value-type="string">
            <text:p>1.24068853</text:p>
          </table:table-cell>
          <table:table-cell office:value-type="string">
            <text:p>1.210230715</text:p>
          </table:table-cell>
          <table:table-cell office:value-type="string">
            <text:p>..</text:p>
          </table:table-cell>
          <table:table-cell office:value-type="string">
            <text:p>1.144633056</text:p>
          </table:table-cell>
          <table:table-cell office:value-type="string">
            <text:p>1.135380602</text:p>
          </table:table-cell>
          <table:table-cell office:value-type="string">
            <text:p>1.21530938</text:p>
          </table:table-cell>
          <table:table-cell office:value-type="string">
            <text:p>1.218728582</text:p>
          </table:table-cell>
          <table:table-cell office:value-type="string">
            <text:p>1.214590458</text:p>
          </table:table-cell>
          <table:table-cell office:value-type="string">
            <text:p>1.1845029</text:p>
          </table:table-cell>
          <table:table-cell office:value-type="string">
            <text:p>1.134062417</text:p>
          </table:table-cell>
          <table:table-cell office:value-type="string">
            <text:p>1.096247886</text:p>
          </table:table-cell>
          <table:table-cell office:value-type="string">
            <text:p>1.065108676</text:p>
          </table:table-cell>
          <table:table-cell office:value-type="string">
            <text:p>1.07393671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ower middle income</text:p>
          </table:table-cell>
          <table:table-cell office:value-type="string">
            <text:p>LMC</text:p>
          </table:table-cell>
          <table:table-cell table:number-columns-repeated="30" office:value-type="string">
            <text:p>..</text:p>
          </table:table-cell>
          <table:table-cell office:value-type="string">
            <text:p>0.845883024</text:p>
          </table:table-cell>
          <table:table-cell office:value-type="string">
            <text:p>0.850867518</text:p>
          </table:table-cell>
          <table:table-cell office:value-type="string">
            <text:p>0.816740789</text:p>
          </table:table-cell>
          <table:table-cell office:value-type="string">
            <text:p>0.791556405</text:p>
          </table:table-cell>
          <table:table-cell office:value-type="string">
            <text:p>0.726882591</text:p>
          </table:table-cell>
          <table:table-cell office:value-type="string">
            <text:p>1.055269444</text:p>
          </table:table-cell>
          <table:table-cell office:value-type="string">
            <text:p>1.04911806</text:p>
          </table:table-cell>
          <table:table-cell office:value-type="string">
            <text:p>1.026499929</text:p>
          </table:table-cell>
          <table:table-cell office:value-type="string">
            <text:p>1.004443916</text:p>
          </table:table-cell>
          <table:table-cell office:value-type="string">
            <text:p>0.977702318</text:p>
          </table:table-cell>
          <table:table-cell office:value-type="string">
            <text:p>0.968037936</text:p>
          </table:table-cell>
          <table:table-cell office:value-type="string">
            <text:p>0.949715719</text:p>
          </table:table-cell>
          <table:table-cell office:value-type="string">
            <text:p>0.941597909</text:p>
          </table:table-cell>
          <table:table-cell office:value-type="string">
            <text:p>0.925834111</text:p>
          </table:table-cell>
          <table:table-cell office:value-type="string">
            <text:p>0.897775484</text:p>
          </table:table-cell>
          <table:table-cell office:value-type="string">
            <text:p>0.931134917</text:p>
          </table:table-cell>
          <table:table-cell office:value-type="string">
            <text:p>0.895252107</text:p>
          </table:table-cell>
          <table:table-cell office:value-type="string">
            <text:p>0.86565485</text:p>
          </table:table-cell>
          <table:table-cell office:value-type="string">
            <text:p>0.855912037</text:p>
          </table:table-cell>
          <table:table-cell office:value-type="string">
            <text:p>0.852901561</text:p>
          </table:table-cell>
          <table:table-cell office:value-type="string">
            <text:p>0.849885112</text:p>
          </table:table-cell>
          <table:table-cell office:value-type="string">
            <text:p>0.839813608</text:p>
          </table:table-cell>
          <table:table-cell office:value-type="string">
            <text:p>0.83599874</text:p>
          </table:table-cell>
          <table:table-cell office:value-type="string">
            <text:p>0.809551029</text:p>
          </table:table-cell>
          <table:table-cell office:value-type="string">
            <text:p>0.795871022</text:p>
          </table:table-cell>
          <table:table-cell office:value-type="string">
            <text:p>0.79838232</text:p>
          </table:table-cell>
          <table:table-cell office:value-type="string">
            <text:p>0.7957661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Luxembourg</text:p>
          </table:table-cell>
          <table:table-cell office:value-type="string">
            <text:p>LUX</text:p>
          </table:table-cell>
          <table:table-cell table:number-columns-repeated="30" office:value-type="string">
            <text:p>..</text:p>
          </table:table-cell>
          <table:table-cell office:value-type="string">
            <text:p>0.624984375</text:p>
          </table:table-cell>
          <table:table-cell office:value-type="string">
            <text:p>0.603879321</text:p>
          </table:table-cell>
          <table:table-cell office:value-type="string">
            <text:p>0.588072709</text:p>
          </table:table-cell>
          <table:table-cell office:value-type="string">
            <text:p>0.58827682</text:p>
          </table:table-cell>
          <table:table-cell office:value-type="string">
            <text:p>0.582638537</text:p>
          </table:table-cell>
          <table:table-cell office:value-type="string">
            <text:p>0.835202596</text:p>
          </table:table-cell>
          <table:table-cell office:value-type="string">
            <text:p>0.817351198</text:p>
          </table:table-cell>
          <table:table-cell office:value-type="string">
            <text:p>0.782364582</text:p>
          </table:table-cell>
          <table:table-cell office:value-type="string">
            <text:p>0.7706474</text:p>
          </table:table-cell>
          <table:table-cell office:value-type="string">
            <text:p>0.770297335</text:p>
          </table:table-cell>
          <table:table-cell office:value-type="string">
            <text:p>0.741753293</text:p>
          </table:table-cell>
          <table:table-cell office:value-type="string">
            <text:p>0.79336535</text:p>
          </table:table-cell>
          <table:table-cell office:value-type="string">
            <text:p>0.769530689</text:p>
          </table:table-cell>
          <table:table-cell office:value-type="string">
            <text:p>0.769151882</text:p>
          </table:table-cell>
          <table:table-cell office:value-type="string">
            <text:p>0.750767153</text:p>
          </table:table-cell>
          <table:table-cell office:value-type="string">
            <text:p>0.72893817</text:p>
          </table:table-cell>
          <table:table-cell office:value-type="string">
            <text:p>0.709319672</text:p>
          </table:table-cell>
          <table:table-cell office:value-type="string">
            <text:p>0.700642255</text:p>
          </table:table-cell>
          <table:table-cell office:value-type="string">
            <text:p>0.731364276</text:p>
          </table:table-cell>
          <table:table-cell office:value-type="string">
            <text:p>0.645276931</text:p>
          </table:table-cell>
          <table:table-cell office:value-type="string">
            <text:p>0.635553146</text:p>
          </table:table-cell>
          <table:table-cell office:value-type="string">
            <text:p>0.620329555</text:p>
          </table:table-cell>
          <table:table-cell office:value-type="string">
            <text:p>0.591630196</text:p>
          </table:table-cell>
          <table:table-cell office:value-type="string">
            <text:p>0.573579631</text:p>
          </table:table-cell>
          <table:table-cell office:value-type="string">
            <text:p>0.5515055</text:p>
          </table:table-cell>
          <table:table-cell office:value-type="string">
            <text:p>0.530494598</text:p>
          </table:table-cell>
          <table:table-cell office:value-type="string">
            <text:p>0.53194884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cao SAR</text:p>
          </table:table-cell>
          <table:table-cell office:value-type="string">
            <text:p>MAC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cedonia</text:p>
          </table:table-cell>
          <table:table-cell office:value-type="string">
            <text:p>MKD</text:p>
          </table:table-cell>
          <table:table-cell table:number-columns-repeated="32" office:value-type="string">
            <text:p>..</text:p>
          </table:table-cell>
          <table:table-cell office:value-type="string">
            <text:p>1.226264125</text:p>
          </table:table-cell>
          <table:table-cell office:value-type="string">
            <text:p>1.227055594</text:p>
          </table:table-cell>
          <table:table-cell office:value-type="string">
            <text:p>1.229874639</text:p>
          </table:table-cell>
          <table:table-cell office:value-type="string">
            <text:p>2.201629944</text:p>
          </table:table-cell>
          <table:table-cell office:value-type="string">
            <text:p>2.189688159</text:p>
          </table:table-cell>
          <table:table-cell office:value-type="string">
            <text:p>2.796806511</text:p>
          </table:table-cell>
          <table:table-cell office:value-type="string">
            <text:p>3.346097173</text:p>
          </table:table-cell>
          <table:table-cell office:value-type="string">
            <text:p>2.847763415</text:p>
          </table:table-cell>
          <table:table-cell office:value-type="string">
            <text:p>2.811674071</text:p>
          </table:table-cell>
          <table:table-cell office:value-type="string">
            <text:p>3.072915559</text:p>
          </table:table-cell>
          <table:table-cell office:value-type="string">
            <text:p>2.326728853</text:p>
          </table:table-cell>
          <table:table-cell office:value-type="string">
            <text:p>2.354029949</text:p>
          </table:table-cell>
          <table:table-cell office:value-type="string">
            <text:p>2.035589285</text:p>
          </table:table-cell>
          <table:table-cell office:value-type="string">
            <text:p>2.187281991</text:p>
          </table:table-cell>
          <table:table-cell office:value-type="string">
            <text:p>2.126564144</text:p>
          </table:table-cell>
          <table:table-cell office:value-type="string">
            <text:p>2.092796814</text:p>
          </table:table-cell>
          <table:table-cell office:value-type="string">
            <text:p>2.055102712</text:p>
          </table:table-cell>
          <table:table-cell office:value-type="string">
            <text:p>0.85411046</text:p>
          </table:table-cell>
          <table:table-cell office:value-type="string">
            <text:p>0.845974483</text:p>
          </table:table-cell>
          <table:table-cell office:value-type="string">
            <text:p>0.843845361</text:p>
          </table:table-cell>
          <table:table-cell office:value-type="string">
            <text:p>0.845728542</text:p>
          </table:table-cell>
          <table:table-cell office:value-type="string">
            <text:p>0.833918814</text:p>
          </table:table-cell>
          <table:table-cell office:value-type="string">
            <text:p>0.829954726</text:p>
          </table:table-cell>
          <table:table-cell office:value-type="string">
            <text:p>1.625074483</text:p>
          </table:table-cell>
          <table:table-cell office:value-type="string">
            <text:p>1.6386657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dagascar</text:p>
          </table:table-cell>
          <table:table-cell office:value-type="string">
            <text:p>MDG</text:p>
          </table:table-cell>
          <table:table-cell table:number-columns-repeated="30" office:value-type="string">
            <text:p>..</text:p>
          </table:table-cell>
          <table:table-cell office:value-type="string">
            <text:p>0.383907476</text:p>
          </table:table-cell>
          <table:table-cell office:value-type="string">
            <text:p>0.372668294</text:p>
          </table:table-cell>
          <table:table-cell office:value-type="string">
            <text:p>0.361463141</text:p>
          </table:table-cell>
          <table:table-cell office:value-type="string">
            <text:p>0.350319725</text:p>
          </table:table-cell>
          <table:table-cell office:value-type="string">
            <text:p>0.339314368</text:p>
          </table:table-cell>
          <table:table-cell office:value-type="string">
            <text:p>0.445869489</text:p>
          </table:table-cell>
          <table:table-cell office:value-type="string">
            <text:p>0.432351087</text:p>
          </table:table-cell>
          <table:table-cell office:value-type="string">
            <text:p>0.418951176</text:p>
          </table:table-cell>
          <table:table-cell office:value-type="string">
            <text:p>0.405777416</text:p>
          </table:table-cell>
          <table:table-cell office:value-type="string">
            <text:p>0.392906832</text:p>
          </table:table-cell>
          <table:table-cell office:value-type="string">
            <text:p>0.380358348</text:p>
          </table:table-cell>
          <table:table-cell office:value-type="string">
            <text:p>0.279506361</text:p>
          </table:table-cell>
          <table:table-cell office:value-type="string">
            <text:p>0.270721914</text:p>
          </table:table-cell>
          <table:table-cell office:value-type="string">
            <text:p>0.262218948</text:p>
          </table:table-cell>
          <table:table-cell office:value-type="string">
            <text:p>0.246887832</text:p>
          </table:table-cell>
          <table:table-cell office:value-type="string">
            <text:p>0.250487597</text:p>
          </table:table-cell>
          <table:table-cell office:value-type="string">
            <text:p>..</text:p>
          </table:table-cell>
          <table:table-cell office:value-type="string">
            <text:p>0.231697455</text:p>
          </table:table-cell>
          <table:table-cell office:value-type="string">
            <text:p>0.223043699</text:p>
          </table:table-cell>
          <table:table-cell office:value-type="string">
            <text:p>0.210847746</text:p>
          </table:table-cell>
          <table:table-cell office:value-type="string">
            <text:p>0.203043185</text:p>
          </table:table-cell>
          <table:table-cell office:value-type="string">
            <text:p>0.197115992</text:p>
          </table:table-cell>
          <table:table-cell office:value-type="string">
            <text:p>0.191383303</text:p>
          </table:table-cell>
          <table:table-cell office:value-type="string">
            <text:p>0.186015974</text:p>
          </table:table-cell>
          <table:table-cell office:value-type="string">
            <text:p>0.181034658</text:p>
          </table:table-cell>
          <table:table-cell office:value-type="string">
            <text:p>0.176496082</text:p>
          </table:table-cell>
          <table:table-cell office:value-type="string">
            <text:p>0.1711790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lawi</text:p>
          </table:table-cell>
          <table:table-cell office:value-type="string">
            <text:p>MWI</text:p>
          </table:table-cell>
          <table:table-cell table:number-columns-repeated="30" office:value-type="string">
            <text:p>..</text:p>
          </table:table-cell>
          <table:table-cell office:value-type="string">
            <text:p>0.176905404</text:p>
          </table:table-cell>
          <table:table-cell office:value-type="string">
            <text:p>0.198583553</text:p>
          </table:table-cell>
          <table:table-cell office:value-type="string">
            <text:p>0.24631185</text:p>
          </table:table-cell>
          <table:table-cell office:value-type="string">
            <text:p>0.245782737</text:p>
          </table:table-cell>
          <table:table-cell office:value-type="string">
            <text:p>0.244793427</text:p>
          </table:table-cell>
          <table:table-cell office:value-type="string">
            <text:p>0.230340164</text:p>
          </table:table-cell>
          <table:table-cell office:value-type="string">
            <text:p>0.257525896</text:p>
          </table:table-cell>
          <table:table-cell office:value-type="string">
            <text:p>0.13976006</text:p>
          </table:table-cell>
          <table:table-cell office:value-type="string">
            <text:p>0.135964858</text:p>
          </table:table-cell>
          <table:table-cell office:value-type="string">
            <text:p>0.13202973</text:p>
          </table:table-cell>
          <table:table-cell office:value-type="string">
            <text:p>0.128238174</text:p>
          </table:table-cell>
          <table:table-cell office:value-type="string">
            <text:p>0.141759253</text:p>
          </table:table-cell>
          <table:table-cell office:value-type="string">
            <text:p>0.138144893</text:p>
          </table:table-cell>
          <table:table-cell office:value-type="string">
            <text:p>0.134472154</text:p>
          </table:table-cell>
          <table:table-cell office:value-type="string">
            <text:p>0.11535602</text:p>
          </table:table-cell>
          <table:table-cell office:value-type="string">
            <text:p>0.130681592</text:p>
          </table:table-cell>
          <table:table-cell office:value-type="string">
            <text:p>0.12663087</text:p>
          </table:table-cell>
          <table:table-cell office:value-type="string">
            <text:p>0.122653292</text:p>
          </table:table-cell>
          <table:table-cell office:value-type="string">
            <text:p>0.118740227</text:p>
          </table:table-cell>
          <table:table-cell office:value-type="string">
            <text:p>0.086953469</text:p>
          </table:table-cell>
          <table:table-cell office:value-type="string">
            <text:p>0.084011768</text:p>
          </table:table-cell>
          <table:table-cell office:value-type="string">
            <text:p>0.104173289</text:p>
          </table:table-cell>
          <table:table-cell office:value-type="string">
            <text:p>0.100488151</text:p>
          </table:table-cell>
          <table:table-cell office:value-type="string">
            <text:p>0.096852521</text:p>
          </table:table-cell>
          <table:table-cell office:value-type="string">
            <text:p>0.093730168</text:p>
          </table:table-cell>
          <table:table-cell office:value-type="string">
            <text:p>0.090730807</text:p>
          </table:table-cell>
          <table:table-cell office:value-type="string">
            <text:p>0.19235838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laysia</text:p>
          </table:table-cell>
          <table:table-cell office:value-type="string">
            <text:p>MYS</text:p>
          </table:table-cell>
          <table:table-cell table:number-columns-repeated="30" office:value-type="string">
            <text:p>..</text:p>
          </table:table-cell>
          <table:table-cell office:value-type="string">
            <text:p>1.833949681</text:p>
          </table:table-cell>
          <table:table-cell office:value-type="string">
            <text:p>1.753290159</text:p>
          </table:table-cell>
          <table:table-cell office:value-type="string">
            <text:p>1.703799286</text:p>
          </table:table-cell>
          <table:table-cell office:value-type="string">
            <text:p>1.489310313</text:p>
          </table:table-cell>
          <table:table-cell office:value-type="string">
            <text:p>1.448715229</text:p>
          </table:table-cell>
          <table:table-cell office:value-type="string">
            <text:p>1.719181136</text:p>
          </table:table-cell>
          <table:table-cell office:value-type="string">
            <text:p>1.669908686</text:p>
          </table:table-cell>
          <table:table-cell office:value-type="string">
            <text:p>1.519598373</text:p>
          </table:table-cell>
          <table:table-cell office:value-type="string">
            <text:p>1.448309274</text:p>
          </table:table-cell>
          <table:table-cell office:value-type="string">
            <text:p>1.350861198</text:p>
          </table:table-cell>
          <table:table-cell office:value-type="string">
            <text:p>1.217781242</text:p>
          </table:table-cell>
          <table:table-cell office:value-type="string">
            <text:p>1.231121276</text:p>
          </table:table-cell>
          <table:table-cell office:value-type="string">
            <text:p>1.194028782</text:p>
          </table:table-cell>
          <table:table-cell office:value-type="string">
            <text:p>1.200864351</text:p>
          </table:table-cell>
          <table:table-cell office:value-type="string">
            <text:p>1.224602567</text:p>
          </table:table-cell>
          <table:table-cell office:value-type="string">
            <text:p>1.237424558</text:p>
          </table:table-cell>
          <table:table-cell office:value-type="string">
            <text:p>1.201174282</text:p>
          </table:table-cell>
          <table:table-cell office:value-type="string">
            <text:p>1.175941776</text:p>
          </table:table-cell>
          <table:table-cell office:value-type="string">
            <text:p>1.157814827</text:p>
          </table:table-cell>
          <table:table-cell office:value-type="string">
            <text:p>1.120550989</text:p>
          </table:table-cell>
          <table:table-cell office:value-type="string">
            <text:p>1.093404667</text:p>
          </table:table-cell>
          <table:table-cell office:value-type="string">
            <text:p>1.044658281</text:p>
          </table:table-cell>
          <table:table-cell office:value-type="string">
            <text:p>1.000855972</text:p>
          </table:table-cell>
          <table:table-cell office:value-type="string">
            <text:p>0.952846032</text:p>
          </table:table-cell>
          <table:table-cell office:value-type="string">
            <text:p>0.925476619</text:p>
          </table:table-cell>
          <table:table-cell office:value-type="string">
            <text:p>0.901026246</text:p>
          </table:table-cell>
          <table:table-cell office:value-type="string">
            <text:p>0.88351788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ldives</text:p>
          </table:table-cell>
          <table:table-cell office:value-type="string">
            <text:p>MDV</text:p>
          </table:table-cell>
          <table:table-cell table:number-columns-repeated="38" office:value-type="string">
            <text:p>..</text:p>
          </table:table-cell>
          <table:table-cell office:value-type="string">
            <text:p>6.218286738</text:p>
          </table:table-cell>
          <table:table-cell office:value-type="string">
            <text:p>5.883045064</text:p>
          </table:table-cell>
          <table:table-cell office:value-type="string">
            <text:p>5.542499889</text:p>
          </table:table-cell>
          <table:table-cell table:number-columns-repeated="17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li</text:p>
          </table:table-cell>
          <table:table-cell office:value-type="string">
            <text:p>MLI</text:p>
          </table:table-cell>
          <table:table-cell table:number-columns-repeated="30" office:value-type="string">
            <text:p>..</text:p>
          </table:table-cell>
          <table:table-cell office:value-type="string">
            <text:p>0.569357113</text:p>
          </table:table-cell>
          <table:table-cell office:value-type="string">
            <text:p>0.558569924</text:p>
          </table:table-cell>
          <table:table-cell office:value-type="string">
            <text:p>0.503257122</text:p>
          </table:table-cell>
          <table:table-cell office:value-type="string">
            <text:p>0.490238534</text:p>
          </table:table-cell>
          <table:table-cell office:value-type="string">
            <text:p>0.476975404</text:p>
          </table:table-cell>
          <table:table-cell office:value-type="string">
            <text:p>0.58741396</text:p>
          </table:table-cell>
          <table:table-cell office:value-type="string">
            <text:p>0.572362857</text:p>
          </table:table-cell>
          <table:table-cell office:value-type="string">
            <text:p>0.555191536</text:p>
          </table:table-cell>
          <table:table-cell office:value-type="string">
            <text:p>0.539902732</text:p>
          </table:table-cell>
          <table:table-cell office:value-type="string">
            <text:p>0.526124869</text:p>
          </table:table-cell>
          <table:table-cell office:value-type="string">
            <text:p>0.510170347</text:p>
          </table:table-cell>
          <table:table-cell office:value-type="string">
            <text:p>0.495226118</text:p>
          </table:table-cell>
          <table:table-cell office:value-type="string">
            <text:p>0.479652933</text:p>
          </table:table-cell>
          <table:table-cell office:value-type="string">
            <text:p>0.372734872</text:p>
          </table:table-cell>
          <table:table-cell office:value-type="string">
            <text:p>0.324858753</text:p>
          </table:table-cell>
          <table:table-cell office:value-type="string">
            <text:p>0.328450281</text:p>
          </table:table-cell>
          <table:table-cell office:value-type="string">
            <text:p>0.305942552</text:p>
          </table:table-cell>
          <table:table-cell office:value-type="string">
            <text:p>0.28514786</text:p>
          </table:table-cell>
          <table:table-cell office:value-type="string">
            <text:p>0.266129912</text:p>
          </table:table-cell>
          <table:table-cell office:value-type="string">
            <text:p>0.251995901</text:p>
          </table:table-cell>
          <table:table-cell office:value-type="string">
            <text:p>0.236207384</text:p>
          </table:table-cell>
          <table:table-cell office:value-type="string">
            <text:p>0.224138602</text:p>
          </table:table-cell>
          <table:table-cell office:value-type="string">
            <text:p>0.136737753</text:p>
          </table:table-cell>
          <table:table-cell office:value-type="string">
            <text:p>0.19683739</text:p>
          </table:table-cell>
          <table:table-cell office:value-type="string">
            <text:p>0.219294238</text:p>
          </table:table-cell>
          <table:table-cell office:value-type="string">
            <text:p>0.243786755</text:p>
          </table:table-cell>
          <table:table-cell office:value-type="string">
            <text:p>0.2663135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lta</text:p>
          </table:table-cell>
          <table:table-cell office:value-type="string">
            <text:p>MLT</text:p>
          </table:table-cell>
          <table:table-cell table:number-columns-repeated="30" office:value-type="string">
            <text:p>..</text:p>
          </table:table-cell>
          <table:table-cell office:value-type="string">
            <text:p>1.463154121</text:p>
          </table:table-cell>
          <table:table-cell office:value-type="string">
            <text:p>1.421666193</text:p>
          </table:table-cell>
          <table:table-cell office:value-type="string">
            <text:p>1.406123669</text:p>
          </table:table-cell>
          <table:table-cell office:value-type="string">
            <text:p>1.387299275</text:p>
          </table:table-cell>
          <table:table-cell office:value-type="string">
            <text:p>1.376471965</text:p>
          </table:table-cell>
          <table:table-cell office:value-type="string">
            <text:p>1.296919475</text:p>
          </table:table-cell>
          <table:table-cell office:value-type="string">
            <text:p>1.347727058</text:p>
          </table:table-cell>
          <table:table-cell office:value-type="string">
            <text:p>1.298355416</text:p>
          </table:table-cell>
          <table:table-cell office:value-type="string">
            <text:p>1.248898997</text:p>
          </table:table-cell>
          <table:table-cell office:value-type="string">
            <text:p>1.232174009</text:p>
          </table:table-cell>
          <table:table-cell office:value-type="string">
            <text:p>1.344387184</text:p>
          </table:table-cell>
          <table:table-cell office:value-type="string">
            <text:p>1.31536091</text:p>
          </table:table-cell>
          <table:table-cell office:value-type="string">
            <text:p>1.310346119</text:p>
          </table:table-cell>
          <table:table-cell office:value-type="string">
            <text:p>1.302002604</text:p>
          </table:table-cell>
          <table:table-cell office:value-type="string">
            <text:p>1.262514677</text:p>
          </table:table-cell>
          <table:table-cell office:value-type="string">
            <text:p>1.244562816</text:p>
          </table:table-cell>
          <table:table-cell office:value-type="string">
            <text:p>1.225858254</text:p>
          </table:table-cell>
          <table:table-cell office:value-type="string">
            <text:p>1.195621634</text:p>
          </table:table-cell>
          <table:table-cell office:value-type="string">
            <text:p>1.178967225</text:p>
          </table:table-cell>
          <table:table-cell office:value-type="string">
            <text:p>1.231406974</text:p>
          </table:table-cell>
          <table:table-cell office:value-type="string">
            <text:p>1.207479904</text:p>
          </table:table-cell>
          <table:table-cell office:value-type="string">
            <text:p>1.175335691</text:p>
          </table:table-cell>
          <table:table-cell office:value-type="string">
            <text:p>1.153671166</text:p>
          </table:table-cell>
          <table:table-cell office:value-type="string">
            <text:p>1.116071429</text:p>
          </table:table-cell>
          <table:table-cell office:value-type="string">
            <text:p>1.085676713</text:p>
          </table:table-cell>
          <table:table-cell office:value-type="string">
            <text:p>1.063282798</text:p>
          </table:table-cell>
          <table:table-cell office:value-type="string">
            <text:p>1.04195711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uritania</text:p>
          </table:table-cell>
          <table:table-cell office:value-type="string">
            <text:p>MRT</text:p>
          </table:table-cell>
          <table:table-cell table:number-columns-repeated="30" office:value-type="string">
            <text:p>..</text:p>
          </table:table-cell>
          <table:table-cell office:value-type="string">
            <text:p>2.905242938</text:p>
          </table:table-cell>
          <table:table-cell office:value-type="string">
            <text:p>2.827014955</text:p>
          </table:table-cell>
          <table:table-cell office:value-type="string">
            <text:p>2.588866901</text:p>
          </table:table-cell>
          <table:table-cell office:value-type="string">
            <text:p>2.519466818</text:p>
          </table:table-cell>
          <table:table-cell office:value-type="string">
            <text:p>1.681602353</text:p>
          </table:table-cell>
          <table:table-cell office:value-type="string">
            <text:p>3.075213482</text:p>
          </table:table-cell>
          <table:table-cell office:value-type="string">
            <text:p>2.979857888</text:p>
          </table:table-cell>
          <table:table-cell office:value-type="string">
            <text:p>2.87239207</text:p>
          </table:table-cell>
          <table:table-cell office:value-type="string">
            <text:p>2.777094151</text:p>
          </table:table-cell>
          <table:table-cell office:value-type="string">
            <text:p>2.687084169</text:p>
          </table:table-cell>
          <table:table-cell office:value-type="string">
            <text:p>2.603658958</text:p>
          </table:table-cell>
          <table:table-cell office:value-type="string">
            <text:p>2.516817472</text:p>
          </table:table-cell>
          <table:table-cell office:value-type="string">
            <text:p>2.456897473</text:p>
          </table:table-cell>
          <table:table-cell office:value-type="string">
            <text:p>2.387559776</text:p>
          </table:table-cell>
          <table:table-cell office:value-type="string">
            <text:p>2.241994119</text:p>
          </table:table-cell>
          <table:table-cell office:value-type="string">
            <text:p>2.288252222</text:p>
          </table:table-cell>
          <table:table-cell office:value-type="string">
            <text:p>2.226753489</text:p>
          </table:table-cell>
          <table:table-cell office:value-type="string">
            <text:p>2.165884026</text:p>
          </table:table-cell>
          <table:table-cell office:value-type="string">
            <text:p>2.106166857</text:p>
          </table:table-cell>
          <table:table-cell office:value-type="string">
            <text:p>2.034406523</text:p>
          </table:table-cell>
          <table:table-cell office:value-type="string">
            <text:p>1.976645839</text:p>
          </table:table-cell>
          <table:table-cell office:value-type="string">
            <text:p>1.918211509</text:p>
          </table:table-cell>
          <table:table-cell office:value-type="string">
            <text:p>1.862323805</text:p>
          </table:table-cell>
          <table:table-cell office:value-type="string">
            <text:p>1.802981275</text:p>
          </table:table-cell>
          <table:table-cell office:value-type="string">
            <text:p>1.74534971</text:p>
          </table:table-cell>
          <table:table-cell office:value-type="string">
            <text:p>1.689105714</text:p>
          </table:table-cell>
          <table:table-cell office:value-type="string">
            <text:p>1.63801386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auritius</text:p>
          </table:table-cell>
          <table:table-cell office:value-type="string">
            <text:p>MUS</text:p>
          </table:table-cell>
          <table:table-cell table:number-columns-repeated="30" office:value-type="string">
            <text:p>..</text:p>
          </table:table-cell>
          <table:table-cell office:value-type="string">
            <text:p>0.222047052</text:p>
          </table:table-cell>
          <table:table-cell office:value-type="string">
            <text:p>0.218144377</text:p>
          </table:table-cell>
          <table:table-cell office:value-type="string">
            <text:p>0.214344353</text:p>
          </table:table-cell>
          <table:table-cell office:value-type="string">
            <text:p>0.21121733</text:p>
          </table:table-cell>
          <table:table-cell office:value-type="string">
            <text:p>0.207668793</text:p>
          </table:table-cell>
          <table:table-cell office:value-type="string">
            <text:p>0.369114924</text:p>
          </table:table-cell>
          <table:table-cell office:value-type="string">
            <text:p>0.364971644</text:p>
          </table:table-cell>
          <table:table-cell office:value-type="string">
            <text:p>0.358769421</text:p>
          </table:table-cell>
          <table:table-cell office:value-type="string">
            <text:p>0.352585135</text:p>
          </table:table-cell>
          <table:table-cell office:value-type="string">
            <text:p>0.345806709</text:p>
          </table:table-cell>
          <table:table-cell office:value-type="string">
            <text:p>0.340640063</text:p>
          </table:table-cell>
          <table:table-cell office:value-type="string">
            <text:p>0.298211477</text:p>
          </table:table-cell>
          <table:table-cell office:value-type="string">
            <text:p>0.372815766</text:p>
          </table:table-cell>
          <table:table-cell office:value-type="string">
            <text:p>0.373665547</text:p>
          </table:table-cell>
          <table:table-cell office:value-type="string">
            <text:p>..</text:p>
          </table:table-cell>
          <table:table-cell office:value-type="string">
            <text:p>0.368666313</text:p>
          </table:table-cell>
          <table:table-cell office:value-type="string">
            <text:p>..</text:p>
          </table:table-cell>
          <table:table-cell office:value-type="string">
            <text:p>0.366675772</text:p>
          </table:table-cell>
          <table:table-cell office:value-type="string">
            <text:p>0.362578952</text:p>
          </table:table-cell>
          <table:table-cell office:value-type="string">
            <text:p>0.35900713</text:p>
          </table:table-cell>
          <table:table-cell office:value-type="string">
            <text:p>0.352068048</text:p>
          </table:table-cell>
          <table:table-cell office:value-type="string">
            <text:p>0.439536482</text:p>
          </table:table-cell>
          <table:table-cell office:value-type="string">
            <text:p>0.43319448</text:p>
          </table:table-cell>
          <table:table-cell office:value-type="string">
            <text:p>0.425578276</text:p>
          </table:table-cell>
          <table:table-cell office:value-type="string">
            <text:p>0.418419146</text:p>
          </table:table-cell>
          <table:table-cell office:value-type="string">
            <text:p>0.420013737</text:p>
          </table:table-cell>
          <table:table-cell office:value-type="string">
            <text:p>0.42209108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table:number-columns-repeated="30" office:value-type="string">
            <text:p>..</text:p>
          </table:table-cell>
          <table:table-cell office:value-type="string">
            <text:p>0.575469845</text:p>
          </table:table-cell>
          <table:table-cell office:value-type="string">
            <text:p>0.556243602</text:p>
          </table:table-cell>
          <table:table-cell office:value-type="string">
            <text:p>0.534102262</text:p>
          </table:table-cell>
          <table:table-cell office:value-type="string">
            <text:p>0.512607448</text:p>
          </table:table-cell>
          <table:table-cell office:value-type="string">
            <text:p>0.499479514</text:p>
          </table:table-cell>
          <table:table-cell office:value-type="string">
            <text:p>0.526621365</text:p>
          </table:table-cell>
          <table:table-cell office:value-type="string">
            <text:p>0.516202917</text:p>
          </table:table-cell>
          <table:table-cell office:value-type="string">
            <text:p>0.492882811</text:p>
          </table:table-cell>
          <table:table-cell office:value-type="string">
            <text:p>0.48357908</text:p>
          </table:table-cell>
          <table:table-cell office:value-type="string">
            <text:p>0.488995544</text:p>
          </table:table-cell>
          <table:table-cell office:value-type="string">
            <text:p>0.515167595</text:p>
          </table:table-cell>
          <table:table-cell office:value-type="string">
            <text:p>0.500689763</text:p>
          </table:table-cell>
          <table:table-cell office:value-type="string">
            <text:p>0.490156442</text:p>
          </table:table-cell>
          <table:table-cell office:value-type="string">
            <text:p>0.485524925</text:p>
          </table:table-cell>
          <table:table-cell office:value-type="string">
            <text:p>0.464309033</text:p>
          </table:table-cell>
          <table:table-cell office:value-type="string">
            <text:p>0.455021483</text:p>
          </table:table-cell>
          <table:table-cell office:value-type="string">
            <text:p>0.603368304</text:p>
          </table:table-cell>
          <table:table-cell office:value-type="string">
            <text:p>0.601137407</text:p>
          </table:table-cell>
          <table:table-cell office:value-type="string">
            <text:p>0.629019759</text:p>
          </table:table-cell>
          <table:table-cell office:value-type="string">
            <text:p>0.669365989</text:p>
          </table:table-cell>
          <table:table-cell office:value-type="string">
            <text:p>0.656369815</text:p>
          </table:table-cell>
          <table:table-cell office:value-type="string">
            <text:p>0.637919552</text:p>
          </table:table-cell>
          <table:table-cell office:value-type="string">
            <text:p>0.617734455</text:p>
          </table:table-cell>
          <table:table-cell office:value-type="string">
            <text:p>0.599426094</text:p>
          </table:table-cell>
          <table:table-cell office:value-type="string">
            <text:p>0.612827396</text:p>
          </table:table-cell>
          <table:table-cell office:value-type="string">
            <text:p>0.599888066</text:p>
          </table:table-cell>
          <table:table-cell office:value-type="string">
            <text:p>0.58965564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icronesia</text:p>
          </table:table-cell>
          <table:table-cell office:value-type="string">
            <text:p>FS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iddle East &amp; North Africa</text:p>
          </table:table-cell>
          <table:table-cell office:value-type="string">
            <text:p>MEA</text:p>
          </table:table-cell>
          <table:table-cell table:number-columns-repeated="30" office:value-type="string">
            <text:p>..</text:p>
          </table:table-cell>
          <table:table-cell office:value-type="string">
            <text:p>5.504941433</text:p>
          </table:table-cell>
          <table:table-cell office:value-type="string">
            <text:p>4.170776791</text:p>
          </table:table-cell>
          <table:table-cell office:value-type="string">
            <text:p>3.936121119</text:p>
          </table:table-cell>
          <table:table-cell office:value-type="string">
            <text:p>3.815608371</text:p>
          </table:table-cell>
          <table:table-cell office:value-type="string">
            <text:p>3.629917239</text:p>
          </table:table-cell>
          <table:table-cell office:value-type="string">
            <text:p>4.529225599</text:p>
          </table:table-cell>
          <table:table-cell office:value-type="string">
            <text:p>4.685463486</text:p>
          </table:table-cell>
          <table:table-cell office:value-type="string">
            <text:p>4.629911609</text:p>
          </table:table-cell>
          <table:table-cell office:value-type="string">
            <text:p>4.471040322</text:p>
          </table:table-cell>
          <table:table-cell office:value-type="string">
            <text:p>4.303428525</text:p>
          </table:table-cell>
          <table:table-cell office:value-type="string">
            <text:p>4.199135962</text:p>
          </table:table-cell>
          <table:table-cell office:value-type="string">
            <text:p>3.906909131</text:p>
          </table:table-cell>
          <table:table-cell office:value-type="string">
            <text:p>3.762992418</text:p>
          </table:table-cell>
          <table:table-cell office:value-type="string">
            <text:p>3.657183056</text:p>
          </table:table-cell>
          <table:table-cell office:value-type="string">
            <text:p>3.188190956</text:p>
          </table:table-cell>
          <table:table-cell office:value-type="string">
            <text:p>3.26139719</text:p>
          </table:table-cell>
          <table:table-cell office:value-type="string">
            <text:p>3.472013721</text:p>
          </table:table-cell>
          <table:table-cell office:value-type="string">
            <text:p>3.227518184</text:p>
          </table:table-cell>
          <table:table-cell office:value-type="string">
            <text:p>3.326602166</text:p>
          </table:table-cell>
          <table:table-cell office:value-type="string">
            <text:p>3.300491046</text:p>
          </table:table-cell>
          <table:table-cell office:value-type="string">
            <text:p>3.282338686</text:p>
          </table:table-cell>
          <table:table-cell office:value-type="string">
            <text:p>3.040818849</text:p>
          </table:table-cell>
          <table:table-cell office:value-type="string">
            <text:p>2.932240238</text:p>
          </table:table-cell>
          <table:table-cell office:value-type="string">
            <text:p>2.406040528</text:p>
          </table:table-cell>
          <table:table-cell office:value-type="string">
            <text:p>2.385685343</text:p>
          </table:table-cell>
          <table:table-cell office:value-type="string">
            <text:p>2.369068466</text:p>
          </table:table-cell>
          <table:table-cell office:value-type="string">
            <text:p>2.3410001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iddle East &amp; North Africa (excluding high income)</text:p>
          </table:table-cell>
          <table:table-cell office:value-type="string">
            <text:p>MNA</text:p>
          </table:table-cell>
          <table:table-cell table:number-columns-repeated="30" office:value-type="string">
            <text:p>..</text:p>
          </table:table-cell>
          <table:table-cell office:value-type="string">
            <text:p>5.647089666</text:p>
          </table:table-cell>
          <table:table-cell office:value-type="string">
            <text:p>4.048619201</text:p>
          </table:table-cell>
          <table:table-cell office:value-type="string">
            <text:p>3.823391035</text:p>
          </table:table-cell>
          <table:table-cell office:value-type="string">
            <text:p>3.710004498</text:p>
          </table:table-cell>
          <table:table-cell office:value-type="string">
            <text:p>3.512184057</text:p>
          </table:table-cell>
          <table:table-cell office:value-type="string">
            <text:p>4.528562996</text:p>
          </table:table-cell>
          <table:table-cell office:value-type="string">
            <text:p>4.726688395</text:p>
          </table:table-cell>
          <table:table-cell office:value-type="string">
            <text:p>4.678796683</text:p>
          </table:table-cell>
          <table:table-cell office:value-type="string">
            <text:p>4.512023108</text:p>
          </table:table-cell>
          <table:table-cell office:value-type="string">
            <text:p>4.340229827</text:p>
          </table:table-cell>
          <table:table-cell office:value-type="string">
            <text:p>4.199555928</text:p>
          </table:table-cell>
          <table:table-cell office:value-type="string">
            <text:p>3.893987536</text:p>
          </table:table-cell>
          <table:table-cell office:value-type="string">
            <text:p>3.785374892</text:p>
          </table:table-cell>
          <table:table-cell office:value-type="string">
            <text:p>3.675000423</text:p>
          </table:table-cell>
          <table:table-cell office:value-type="string">
            <text:p>3.161486922</text:p>
          </table:table-cell>
          <table:table-cell office:value-type="string">
            <text:p>3.277929296</text:p>
          </table:table-cell>
          <table:table-cell office:value-type="string">
            <text:p>3.536314378</text:p>
          </table:table-cell>
          <table:table-cell office:value-type="string">
            <text:p>3.29240517</text:p>
          </table:table-cell>
          <table:table-cell office:value-type="string">
            <text:p>3.458206455</text:p>
          </table:table-cell>
          <table:table-cell office:value-type="string">
            <text:p>3.46068453</text:p>
          </table:table-cell>
          <table:table-cell office:value-type="string">
            <text:p>3.490526143</text:p>
          </table:table-cell>
          <table:table-cell office:value-type="string">
            <text:p>3.229448613</text:p>
          </table:table-cell>
          <table:table-cell office:value-type="string">
            <text:p>3.125533587</text:p>
          </table:table-cell>
          <table:table-cell office:value-type="string">
            <text:p>2.480447105</text:p>
          </table:table-cell>
          <table:table-cell office:value-type="string">
            <text:p>2.478101637</text:p>
          </table:table-cell>
          <table:table-cell office:value-type="string">
            <text:p>2.481105077</text:p>
          </table:table-cell>
          <table:table-cell office:value-type="string">
            <text:p>2.45060922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iddle East &amp; North Africa (IDA &amp; IBRD countries)</text:p>
          </table:table-cell>
          <table:table-cell office:value-type="string">
            <text:p>TMN</text:p>
          </table:table-cell>
          <table:table-cell table:number-columns-repeated="30" office:value-type="string">
            <text:p>..</text:p>
          </table:table-cell>
          <table:table-cell office:value-type="string">
            <text:p>5.647089666</text:p>
          </table:table-cell>
          <table:table-cell office:value-type="string">
            <text:p>4.048619201</text:p>
          </table:table-cell>
          <table:table-cell office:value-type="string">
            <text:p>3.823391035</text:p>
          </table:table-cell>
          <table:table-cell office:value-type="string">
            <text:p>3.710004498</text:p>
          </table:table-cell>
          <table:table-cell office:value-type="string">
            <text:p>3.512184057</text:p>
          </table:table-cell>
          <table:table-cell office:value-type="string">
            <text:p>4.528562996</text:p>
          </table:table-cell>
          <table:table-cell office:value-type="string">
            <text:p>4.726688395</text:p>
          </table:table-cell>
          <table:table-cell office:value-type="string">
            <text:p>4.678796683</text:p>
          </table:table-cell>
          <table:table-cell office:value-type="string">
            <text:p>4.512023108</text:p>
          </table:table-cell>
          <table:table-cell office:value-type="string">
            <text:p>4.340229827</text:p>
          </table:table-cell>
          <table:table-cell office:value-type="string">
            <text:p>4.199555928</text:p>
          </table:table-cell>
          <table:table-cell office:value-type="string">
            <text:p>3.893987536</text:p>
          </table:table-cell>
          <table:table-cell office:value-type="string">
            <text:p>3.785374892</text:p>
          </table:table-cell>
          <table:table-cell office:value-type="string">
            <text:p>3.675000423</text:p>
          </table:table-cell>
          <table:table-cell office:value-type="string">
            <text:p>3.161486922</text:p>
          </table:table-cell>
          <table:table-cell office:value-type="string">
            <text:p>3.244279535</text:p>
          </table:table-cell>
          <table:table-cell office:value-type="string">
            <text:p>3.506509915</text:p>
          </table:table-cell>
          <table:table-cell office:value-type="string">
            <text:p>3.263110845</text:p>
          </table:table-cell>
          <table:table-cell office:value-type="string">
            <text:p>3.432451089</text:p>
          </table:table-cell>
          <table:table-cell office:value-type="string">
            <text:p>3.435709753</text:p>
          </table:table-cell>
          <table:table-cell office:value-type="string">
            <text:p>3.466459084</text:p>
          </table:table-cell>
          <table:table-cell office:value-type="string">
            <text:p>3.205731789</text:p>
          </table:table-cell>
          <table:table-cell office:value-type="string">
            <text:p>3.103262749</text:p>
          </table:table-cell>
          <table:table-cell office:value-type="string">
            <text:p>2.480447105</text:p>
          </table:table-cell>
          <table:table-cell office:value-type="string">
            <text:p>2.478101637</text:p>
          </table:table-cell>
          <table:table-cell office:value-type="string">
            <text:p>2.481105077</text:p>
          </table:table-cell>
          <table:table-cell office:value-type="string">
            <text:p>2.45060922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iddle income</text:p>
          </table:table-cell>
          <table:table-cell office:value-type="string">
            <text:p>MIC</text:p>
          </table:table-cell>
          <table:table-cell table:number-columns-repeated="30" office:value-type="string">
            <text:p>..</text:p>
          </table:table-cell>
          <table:table-cell office:value-type="string">
            <text:p>0.905545551</text:p>
          </table:table-cell>
          <table:table-cell office:value-type="string">
            <text:p>0.828280635</text:p>
          </table:table-cell>
          <table:table-cell office:value-type="string">
            <text:p>0.875732541</text:p>
          </table:table-cell>
          <table:table-cell office:value-type="string">
            <text:p>0.817827895</text:p>
          </table:table-cell>
          <table:table-cell office:value-type="string">
            <text:p>0.781129874</text:p>
          </table:table-cell>
          <table:table-cell office:value-type="string">
            <text:p>1.084197617</text:p>
          </table:table-cell>
          <table:table-cell office:value-type="string">
            <text:p>1.071156531</text:p>
          </table:table-cell>
          <table:table-cell office:value-type="string">
            <text:p>1.034380293</text:p>
          </table:table-cell>
          <table:table-cell office:value-type="string">
            <text:p>1.021013275</text:p>
          </table:table-cell>
          <table:table-cell office:value-type="string">
            <text:p>0.981818482</text:p>
          </table:table-cell>
          <table:table-cell office:value-type="string">
            <text:p>0.969892704</text:p>
          </table:table-cell>
          <table:table-cell office:value-type="string">
            <text:p>0.930125566</text:p>
          </table:table-cell>
          <table:table-cell office:value-type="string">
            <text:p>0.913208624</text:p>
          </table:table-cell>
          <table:table-cell office:value-type="string">
            <text:p>0.897451846</text:p>
          </table:table-cell>
          <table:table-cell office:value-type="string">
            <text:p>0.861474513</text:p>
          </table:table-cell>
          <table:table-cell office:value-type="string">
            <text:p>0.879610627</text:p>
          </table:table-cell>
          <table:table-cell office:value-type="string">
            <text:p>0.872712308</text:p>
          </table:table-cell>
          <table:table-cell office:value-type="string">
            <text:p>0.817017891</text:p>
          </table:table-cell>
          <table:table-cell office:value-type="string">
            <text:p>0.81803792</text:p>
          </table:table-cell>
          <table:table-cell office:value-type="string">
            <text:p>0.822359856</text:p>
          </table:table-cell>
          <table:table-cell office:value-type="string">
            <text:p>0.819780764</text:p>
          </table:table-cell>
          <table:table-cell office:value-type="string">
            <text:p>0.809124435</text:p>
          </table:table-cell>
          <table:table-cell office:value-type="string">
            <text:p>0.805245834</text:p>
          </table:table-cell>
          <table:table-cell office:value-type="string">
            <text:p>0.761883899</text:p>
          </table:table-cell>
          <table:table-cell office:value-type="string">
            <text:p>0.762760282</text:p>
          </table:table-cell>
          <table:table-cell office:value-type="string">
            <text:p>0.762027513</text:p>
          </table:table-cell>
          <table:table-cell office:value-type="string">
            <text:p>0.75171067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oldova</text:p>
          </table:table-cell>
          <table:table-cell office:value-type="string">
            <text:p>MDA</text:p>
          </table:table-cell>
          <table:table-cell table:number-columns-repeated="32" office:value-type="string">
            <text:p>..</text:p>
          </table:table-cell>
          <table:table-cell office:value-type="string">
            <text:p>0.66920419</text:p>
          </table:table-cell>
          <table:table-cell office:value-type="string">
            <text:p>0.965076839</text:p>
          </table:table-cell>
          <table:table-cell office:value-type="string">
            <text:p>0.795707807</text:p>
          </table:table-cell>
          <table:table-cell office:value-type="string">
            <text:p>1.106466683</text:p>
          </table:table-cell>
          <table:table-cell office:value-type="string">
            <text:p>1.099532878</text:p>
          </table:table-cell>
          <table:table-cell office:value-type="string">
            <text:p>1.038921768</text:p>
          </table:table-cell>
          <table:table-cell office:value-type="string">
            <text:p>1.030914596</text:p>
          </table:table-cell>
          <table:table-cell office:value-type="string">
            <text:p>0.995382982</text:p>
          </table:table-cell>
          <table:table-cell office:value-type="string">
            <text:p>0.91013959</text:p>
          </table:table-cell>
          <table:table-cell office:value-type="string">
            <text:p>0.815689937</text:p>
          </table:table-cell>
          <table:table-cell office:value-type="string">
            <text:p>0.742167507</text:p>
          </table:table-cell>
          <table:table-cell office:value-type="string">
            <text:p>0.716597512</text:p>
          </table:table-cell>
          <table:table-cell office:value-type="string">
            <text:p>0.621694657</text:p>
          </table:table-cell>
          <table:table-cell office:value-type="string">
            <text:p>0.704025052</text:p>
          </table:table-cell>
          <table:table-cell office:value-type="string">
            <text:p>0.577180172</text:p>
          </table:table-cell>
          <table:table-cell office:value-type="string">
            <text:p>0.666471168</text:p>
          </table:table-cell>
          <table:table-cell office:value-type="string">
            <text:p>0.609340891</text:p>
          </table:table-cell>
          <table:table-cell office:value-type="string">
            <text:p>0.607104528</text:p>
          </table:table-cell>
          <table:table-cell office:value-type="string">
            <text:p>0.619135804</text:p>
          </table:table-cell>
          <table:table-cell office:value-type="string">
            <text:p>0.614298816</text:p>
          </table:table-cell>
          <table:table-cell office:value-type="string">
            <text:p>0.636329226</text:p>
          </table:table-cell>
          <table:table-cell office:value-type="string">
            <text:p>0.62431225</text:p>
          </table:table-cell>
          <table:table-cell office:value-type="string">
            <text:p>0.626551726</text:p>
          </table:table-cell>
          <table:table-cell office:value-type="string">
            <text:p>0.57155705</text:p>
          </table:table-cell>
          <table:table-cell office:value-type="string">
            <text:p>0.58930232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onaco</text:p>
          </table:table-cell>
          <table:table-cell office:value-type="string">
            <text:p>MCO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ongolia</text:p>
          </table:table-cell>
          <table:table-cell office:value-type="string">
            <text:p>MNG</text:p>
          </table:table-cell>
          <table:table-cell table:number-columns-repeated="30" office:value-type="string">
            <text:p>..</text:p>
          </table:table-cell>
          <table:table-cell office:value-type="string">
            <text:p>4.32820216</text:p>
          </table:table-cell>
          <table:table-cell office:value-type="string">
            <text:p>4.059552323</text:p>
          </table:table-cell>
          <table:table-cell office:value-type="string">
            <text:p>2.661286643</text:p>
          </table:table-cell>
          <table:table-cell office:value-type="string">
            <text:p>2.222255145</text:p>
          </table:table-cell>
          <table:table-cell office:value-type="string">
            <text:p>2.177676637</text:p>
          </table:table-cell>
          <table:table-cell office:value-type="string">
            <text:p>3.702539633</text:p>
          </table:table-cell>
          <table:table-cell office:value-type="string">
            <text:p>3.890887889</text:p>
          </table:table-cell>
          <table:table-cell office:value-type="string">
            <text:p>1.694317781</text:p>
          </table:table-cell>
          <table:table-cell office:value-type="string">
            <text:p>1.892663701</text:p>
          </table:table-cell>
          <table:table-cell office:value-type="string">
            <text:p>1.773759674</text:p>
          </table:table-cell>
          <table:table-cell office:value-type="string">
            <text:p>1.727285925</text:p>
          </table:table-cell>
          <table:table-cell office:value-type="string">
            <text:p>1.684785867</text:p>
          </table:table-cell>
          <table:table-cell office:value-type="string">
            <text:p>1.64281726</text:p>
          </table:table-cell>
          <table:table-cell office:value-type="string">
            <text:p>1.553743292</text:p>
          </table:table-cell>
          <table:table-cell office:value-type="string">
            <text:p>1.443463851</text:p>
          </table:table-cell>
          <table:table-cell office:value-type="string">
            <text:p>1.50382724</text:p>
          </table:table-cell>
          <table:table-cell office:value-type="string">
            <text:p>1.47196008</text:p>
          </table:table-cell>
          <table:table-cell office:value-type="string">
            <text:p>1.444083724</text:p>
          </table:table-cell>
          <table:table-cell office:value-type="string">
            <text:p>1.505056103</text:p>
          </table:table-cell>
          <table:table-cell office:value-type="string">
            <text:p>1.493423726</text:p>
          </table:table-cell>
          <table:table-cell office:value-type="string">
            <text:p>1.470841005</text:p>
          </table:table-cell>
          <table:table-cell office:value-type="string">
            <text:p>1.42430561</text:p>
          </table:table-cell>
          <table:table-cell office:value-type="string">
            <text:p>1.418976835</text:p>
          </table:table-cell>
          <table:table-cell office:value-type="string">
            <text:p>1.413682182</text:p>
          </table:table-cell>
          <table:table-cell office:value-type="string">
            <text:p>1.38632968</text:p>
          </table:table-cell>
          <table:table-cell office:value-type="string">
            <text:p>1.36801686</text:p>
          </table:table-cell>
          <table:table-cell office:value-type="string">
            <text:p>1.3792668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ontenegro</text:p>
          </table:table-cell>
          <table:table-cell office:value-type="string">
            <text:p>MNE</text:p>
          </table:table-cell>
          <table:table-cell table:number-columns-repeated="46" office:value-type="string">
            <text:p>..</text:p>
          </table:table-cell>
          <table:table-cell office:value-type="string">
            <text:p>6.4469077</text:p>
          </table:table-cell>
          <table:table-cell office:value-type="string">
            <text:p>6.048265156</text:p>
          </table:table-cell>
          <table:table-cell office:value-type="string">
            <text:p>6.049606776</text:p>
          </table:table-cell>
          <table:table-cell office:value-type="string">
            <text:p>5.339065149</text:p>
          </table:table-cell>
          <table:table-cell office:value-type="string">
            <text:p>5.291745702</text:p>
          </table:table-cell>
          <table:table-cell office:value-type="string">
            <text:p>4.949589769</text:p>
          </table:table-cell>
          <table:table-cell office:value-type="string">
            <text:p>4.900501316</text:p>
          </table:table-cell>
          <table:table-cell office:value-type="string">
            <text:p>4.900047874</text:p>
          </table:table-cell>
          <table:table-cell office:value-type="string">
            <text:p>4.904309592</text:p>
          </table:table-cell>
          <table:table-cell office:value-type="string">
            <text:p>4.859204058</text:p>
          </table:table-cell>
          <table:table-cell office:value-type="string">
            <text:p>4.86679914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orocco</text:p>
          </table:table-cell>
          <table:table-cell office:value-type="string">
            <text:p>MAR</text:p>
          </table:table-cell>
          <table:table-cell table:number-columns-repeated="30" office:value-type="string">
            <text:p>..</text:p>
          </table:table-cell>
          <table:table-cell office:value-type="string">
            <text:p>2.542799886</text:p>
          </table:table-cell>
          <table:table-cell office:value-type="string">
            <text:p>2.487442878</text:p>
          </table:table-cell>
          <table:table-cell office:value-type="string">
            <text:p>2.410255377</text:p>
          </table:table-cell>
          <table:table-cell office:value-type="string">
            <text:p>2.342560981</text:p>
          </table:table-cell>
          <table:table-cell office:value-type="string">
            <text:p>2.30773382</text:p>
          </table:table-cell>
          <table:table-cell office:value-type="string">
            <text:p>2.712679808</text:p>
          </table:table-cell>
          <table:table-cell office:value-type="string">
            <text:p>2.663279036</text:p>
          </table:table-cell>
          <table:table-cell office:value-type="string">
            <text:p>2.609715941</text:p>
          </table:table-cell>
          <table:table-cell office:value-type="string">
            <text:p>2.559468988</text:p>
          </table:table-cell>
          <table:table-cell office:value-type="string">
            <text:p>2.494352641</text:p>
          </table:table-cell>
          <table:table-cell office:value-type="string">
            <text:p>2.460327853</text:p>
          </table:table-cell>
          <table:table-cell office:value-type="string">
            <text:p>2.476773342</text:p>
          </table:table-cell>
          <table:table-cell office:value-type="string">
            <text:p>2.441494341</text:p>
          </table:table-cell>
          <table:table-cell office:value-type="string">
            <text:p>2.376369452</text:p>
          </table:table-cell>
          <table:table-cell office:value-type="string">
            <text:p>2.361353373</text:p>
          </table:table-cell>
          <table:table-cell office:value-type="string">
            <text:p>2.337814144</text:p>
          </table:table-cell>
          <table:table-cell office:value-type="string">
            <text:p>2.26844167</text:p>
          </table:table-cell>
          <table:table-cell office:value-type="string">
            <text:p>2.234119362</text:p>
          </table:table-cell>
          <table:table-cell office:value-type="string">
            <text:p>2.206033484</text:p>
          </table:table-cell>
          <table:table-cell office:value-type="string">
            <text:p>2.164736253</text:p>
          </table:table-cell>
          <table:table-cell office:value-type="string">
            <text:p>2.127596958</text:p>
          </table:table-cell>
          <table:table-cell office:value-type="string">
            <text:p>2.091721031</text:p>
          </table:table-cell>
          <table:table-cell office:value-type="string">
            <text:p>2.083761269</text:p>
          </table:table-cell>
          <table:table-cell office:value-type="string">
            <text:p>2.047783333</text:p>
          </table:table-cell>
          <table:table-cell office:value-type="string">
            <text:p>2.015080806</text:p>
          </table:table-cell>
          <table:table-cell office:value-type="string">
            <text:p>1.989142744</text:p>
          </table:table-cell>
          <table:table-cell office:value-type="string">
            <text:p>1.95984439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ozambique</text:p>
          </table:table-cell>
          <table:table-cell office:value-type="string">
            <text:p>MOZ</text:p>
          </table:table-cell>
          <table:table-cell table:number-columns-repeated="30" office:value-type="string">
            <text:p>..</text:p>
          </table:table-cell>
          <table:table-cell office:value-type="string">
            <text:p>1.09314559</text:p>
          </table:table-cell>
          <table:table-cell office:value-type="string">
            <text:p>1.056690125</text:p>
          </table:table-cell>
          <table:table-cell office:value-type="string">
            <text:p>0.779322395</text:p>
          </table:table-cell>
          <table:table-cell office:value-type="string">
            <text:p>0.744943769</text:p>
          </table:table-cell>
          <table:table-cell office:value-type="string">
            <text:p>0.156843734</text:p>
          </table:table-cell>
          <table:table-cell office:value-type="string">
            <text:p>0.164406015</text:p>
          </table:table-cell>
          <table:table-cell office:value-type="string">
            <text:p>0.14656331</text:p>
          </table:table-cell>
          <table:table-cell office:value-type="string">
            <text:p>0.079175361</text:p>
          </table:table-cell>
          <table:table-cell office:value-type="string">
            <text:p>0.076585338</text:p>
          </table:table-cell>
          <table:table-cell office:value-type="string">
            <text:p>0.074206249</text:p>
          </table:table-cell>
          <table:table-cell office:value-type="string">
            <text:p>0.071946485</text:p>
          </table:table-cell>
          <table:table-cell office:value-type="string">
            <text:p>0.126185137</text:p>
          </table:table-cell>
          <table:table-cell office:value-type="string">
            <text:p>0.122698018</text:p>
          </table:table-cell>
          <table:table-cell office:value-type="string">
            <text:p>0.088934508</text:p>
          </table:table-cell>
          <table:table-cell office:value-type="string">
            <text:p>0.116337349</text:p>
          </table:table-cell>
          <table:table-cell office:value-type="string">
            <text:p>0.113488278</text:p>
          </table:table-cell>
          <table:table-cell office:value-type="string">
            <text:p>0.111038756</text:p>
          </table:table-cell>
          <table:table-cell office:value-type="string">
            <text:p>0.108664943</text:p>
          </table:table-cell>
          <table:table-cell office:value-type="string">
            <text:p>0.10640181</text:p>
          </table:table-cell>
          <table:table-cell office:value-type="string">
            <text:p>0.10617877</text:p>
          </table:table-cell>
          <table:table-cell office:value-type="string">
            <text:p>0.104193384</text:p>
          </table:table-cell>
          <table:table-cell office:value-type="string">
            <text:p>0.102523037</text:p>
          </table:table-cell>
          <table:table-cell office:value-type="string">
            <text:p>0.101045368</text:p>
          </table:table-cell>
          <table:table-cell office:value-type="string">
            <text:p>0.098097143</text:p>
          </table:table-cell>
          <table:table-cell office:value-type="string">
            <text:p>0.095206942</text:p>
          </table:table-cell>
          <table:table-cell office:value-type="string">
            <text:p>0.09237057</text:p>
          </table:table-cell>
          <table:table-cell office:value-type="string">
            <text:p>0.08961421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Myanmar</text:p>
          </table:table-cell>
          <table:table-cell office:value-type="string">
            <text:p>MMR</text:p>
          </table:table-cell>
          <table:table-cell table:number-columns-repeated="30" office:value-type="string">
            <text:p>..</text:p>
          </table:table-cell>
          <table:table-cell office:value-type="string">
            <text:p>1.237588334</text:p>
          </table:table-cell>
          <table:table-cell office:value-type="string">
            <text:p>1.503642153</text:p>
          </table:table-cell>
          <table:table-cell office:value-type="string">
            <text:p>1.477798201</text:p>
          </table:table-cell>
          <table:table-cell office:value-type="string">
            <text:p>1.634024988</text:p>
          </table:table-cell>
          <table:table-cell office:value-type="string">
            <text:p>1.605079308</text:p>
          </table:table-cell>
          <table:table-cell office:value-type="string">
            <text:p>1.815950728</text:p>
          </table:table-cell>
          <table:table-cell office:value-type="string">
            <text:p>1.948634045</text:p>
          </table:table-cell>
          <table:table-cell office:value-type="string">
            <text:p>2.016340417</text:p>
          </table:table-cell>
          <table:table-cell office:value-type="string">
            <text:p>2.002917807</text:p>
          </table:table-cell>
          <table:table-cell office:value-type="string">
            <text:p>1.943231903</text:p>
          </table:table-cell>
          <table:table-cell office:value-type="string">
            <text:p>1.91654537</text:p>
          </table:table-cell>
          <table:table-cell office:value-type="string">
            <text:p>1.962212461</text:p>
          </table:table-cell>
          <table:table-cell office:value-type="string">
            <text:p>2.380708484</text:p>
          </table:table-cell>
          <table:table-cell office:value-type="string">
            <text:p>2.583344781</text:p>
          </table:table-cell>
          <table:table-cell office:value-type="string">
            <text:p>2.080981845</text:p>
          </table:table-cell>
          <table:table-cell office:value-type="string">
            <text:p>2.073842089</text:p>
          </table:table-cell>
          <table:table-cell office:value-type="string">
            <text:p>2.197520794</text:p>
          </table:table-cell>
          <table:table-cell office:value-type="string">
            <text:p>2.191738871</text:p>
          </table:table-cell>
          <table:table-cell office:value-type="string">
            <text:p>2.184248376</text:p>
          </table:table-cell>
          <table:table-cell office:value-type="string">
            <text:p>2.177965473</text:p>
          </table:table-cell>
          <table:table-cell office:value-type="string">
            <text:p>2.169012221</text:p>
          </table:table-cell>
          <table:table-cell office:value-type="string">
            <text:p>2.147695323</text:p>
          </table:table-cell>
          <table:table-cell office:value-type="string">
            <text:p>2.128520239</text:p>
          </table:table-cell>
          <table:table-cell office:value-type="string">
            <text:p>2.110065107</text:p>
          </table:table-cell>
          <table:table-cell office:value-type="string">
            <text:p>2.090128882</text:p>
          </table:table-cell>
          <table:table-cell office:value-type="string">
            <text:p>2.068555037</text:p>
          </table:table-cell>
          <table:table-cell office:value-type="string">
            <text:p>2.04601164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amibia</text:p>
          </table:table-cell>
          <table:table-cell office:value-type="string">
            <text:p>NAM</text:p>
          </table:table-cell>
          <table:table-cell table:number-columns-repeated="31" office:value-type="string">
            <text:p>..</text:p>
          </table:table-cell>
          <table:table-cell office:value-type="string">
            <text:p>1.704750073</text:p>
          </table:table-cell>
          <table:table-cell office:value-type="string">
            <text:p>1.642352999</text:p>
          </table:table-cell>
          <table:table-cell office:value-type="string">
            <text:p>1.582979801</text:p>
          </table:table-cell>
          <table:table-cell office:value-type="string">
            <text:p>1.526385481</text:p>
          </table:table-cell>
          <table:table-cell office:value-type="string">
            <text:p>1.508880038</text:p>
          </table:table-cell>
          <table:table-cell office:value-type="string">
            <text:p>1.492656856</text:p>
          </table:table-cell>
          <table:table-cell office:value-type="string">
            <text:p>1.047012642</text:p>
          </table:table-cell>
          <table:table-cell office:value-type="string">
            <text:p>1.545211881</text:p>
          </table:table-cell>
          <table:table-cell office:value-type="string">
            <text:p>1.482417872</text:p>
          </table:table-cell>
          <table:table-cell office:value-type="string">
            <text:p>1.427471133</text:p>
          </table:table-cell>
          <table:table-cell office:value-type="string">
            <text:p>2.292691054</text:p>
          </table:table-cell>
          <table:table-cell office:value-type="string">
            <text:p>2.243017487</text:p>
          </table:table-cell>
          <table:table-cell office:value-type="string">
            <text:p>2.200107072</text:p>
          </table:table-cell>
          <table:table-cell office:value-type="string">
            <text:p>2.159562904</text:p>
          </table:table-cell>
          <table:table-cell office:value-type="string">
            <text:p>2.11873983</text:p>
          </table:table-cell>
          <table:table-cell office:value-type="string">
            <text:p>2.077470251</text:p>
          </table:table-cell>
          <table:table-cell office:value-type="string">
            <text:p>2.0364055</text:p>
          </table:table-cell>
          <table:table-cell office:value-type="string">
            <text:p>1.994084217</text:p>
          </table:table-cell>
          <table:table-cell office:value-type="string">
            <text:p>1.975321477</text:p>
          </table:table-cell>
          <table:table-cell office:value-type="string">
            <text:p>1.927109615</text:p>
          </table:table-cell>
          <table:table-cell office:value-type="string">
            <text:p>1.865236652</text:p>
          </table:table-cell>
          <table:table-cell office:value-type="string">
            <text:p>1.802211978</text:p>
          </table:table-cell>
          <table:table-cell office:value-type="string">
            <text:p>1.73951058</text:p>
          </table:table-cell>
          <table:table-cell office:value-type="string">
            <text:p>1.678428549</text:p>
          </table:table-cell>
          <table:table-cell office:value-type="string">
            <text:p>1.631058793</text:p>
          </table:table-cell>
          <table:table-cell office:value-type="string">
            <text:p>1.65861698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auru</text:p>
          </table:table-cell>
          <table:table-cell office:value-type="string">
            <text:p>NRU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epal</text:p>
          </table:table-cell>
          <table:table-cell office:value-type="string">
            <text:p>NPL</text:p>
          </table:table-cell>
          <table:table-cell table:number-columns-repeated="30" office:value-type="string">
            <text:p>..</text:p>
          </table:table-cell>
          <table:table-cell office:value-type="string">
            <text:p>0.379642115</text:p>
          </table:table-cell>
          <table:table-cell office:value-type="string">
            <text:p>0.368943165</text:p>
          </table:table-cell>
          <table:table-cell office:value-type="string">
            <text:p>0.35758093</text:p>
          </table:table-cell>
          <table:table-cell office:value-type="string">
            <text:p>0.346097166</text:p>
          </table:table-cell>
          <table:table-cell office:value-type="string">
            <text:p>0.335021362</text:p>
          </table:table-cell>
          <table:table-cell office:value-type="string">
            <text:p>0.584405664</text:p>
          </table:table-cell>
          <table:table-cell office:value-type="string">
            <text:p>0.643028166</text:p>
          </table:table-cell>
          <table:table-cell office:value-type="string">
            <text:p>0.761385637</text:p>
          </table:table-cell>
          <table:table-cell office:value-type="string">
            <text:p>0.779640503</text:p>
          </table:table-cell>
          <table:table-cell office:value-type="string">
            <text:p>0.763056016</text:p>
          </table:table-cell>
          <table:table-cell office:value-type="string">
            <text:p>0.749287615</text:p>
          </table:table-cell>
          <table:table-cell office:value-type="string">
            <text:p>0.703094885</text:p>
          </table:table-cell>
          <table:table-cell office:value-type="string">
            <text:p>0.731160074</text:p>
          </table:table-cell>
          <table:table-cell office:value-type="string">
            <text:p>0.814088248</text:p>
          </table:table-cell>
          <table:table-cell office:value-type="string">
            <text:p>1.019759752</text:p>
          </table:table-cell>
          <table:table-cell office:value-type="string">
            <text:p>1.005534894</text:p>
          </table:table-cell>
          <table:table-cell office:value-type="string">
            <text:p>0.989602675</text:p>
          </table:table-cell>
          <table:table-cell office:value-type="string">
            <text:p>0.975680239</text:p>
          </table:table-cell>
          <table:table-cell office:value-type="string">
            <text:p>0.962949312</text:p>
          </table:table-cell>
          <table:table-cell office:value-type="string">
            <text:p>1.137743212</text:p>
          </table:table-cell>
          <table:table-cell office:value-type="string">
            <text:p>1.114640444</text:p>
          </table:table-cell>
          <table:table-cell office:value-type="string">
            <text:p>1.084514291</text:p>
          </table:table-cell>
          <table:table-cell office:value-type="string">
            <text:p>1.053570961</text:p>
          </table:table-cell>
          <table:table-cell office:value-type="string">
            <text:p>1.023203001</text:p>
          </table:table-cell>
          <table:table-cell office:value-type="string">
            <text:p>0.995177537</text:p>
          </table:table-cell>
          <table:table-cell office:value-type="string">
            <text:p>0.975398854</text:p>
          </table:table-cell>
          <table:table-cell office:value-type="string">
            <text:p>0.95027901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etherlands</text:p>
          </table:table-cell>
          <table:table-cell office:value-type="string">
            <text:p>NLD</text:p>
          </table:table-cell>
          <table:table-cell table:number-columns-repeated="30" office:value-type="string">
            <text:p>..</text:p>
          </table:table-cell>
          <table:table-cell office:value-type="string">
            <text:p>1.504598066</text:p>
          </table:table-cell>
          <table:table-cell office:value-type="string">
            <text:p>1.481313937</text:p>
          </table:table-cell>
          <table:table-cell office:value-type="string">
            <text:p>1.265448134</text:p>
          </table:table-cell>
          <table:table-cell office:value-type="string">
            <text:p>1.197079849</text:p>
          </table:table-cell>
          <table:table-cell office:value-type="string">
            <text:p>1.054078758</text:p>
          </table:table-cell>
          <table:table-cell office:value-type="string">
            <text:p>1.057773414</text:p>
          </table:table-cell>
          <table:table-cell office:value-type="string">
            <text:p>0.892726886</text:p>
          </table:table-cell>
          <table:table-cell office:value-type="string">
            <text:p>0.792940224</text:p>
          </table:table-cell>
          <table:table-cell office:value-type="string">
            <text:p>0.778170263</text:p>
          </table:table-cell>
          <table:table-cell office:value-type="string">
            <text:p>0.753445979</text:p>
          </table:table-cell>
          <table:table-cell office:value-type="string">
            <text:p>0.699828144</text:p>
          </table:table-cell>
          <table:table-cell office:value-type="string">
            <text:p>0.66928313</text:p>
          </table:table-cell>
          <table:table-cell office:value-type="string">
            <text:p>0.626553355</text:p>
          </table:table-cell>
          <table:table-cell office:value-type="string">
            <text:p>0.706179388</text:p>
          </table:table-cell>
          <table:table-cell office:value-type="string">
            <text:p>0.620639713</text:p>
          </table:table-cell>
          <table:table-cell office:value-type="string">
            <text:p>0.699333791</text:p>
          </table:table-cell>
          <table:table-cell office:value-type="string">
            <text:p>0.532021876</text:p>
          </table:table-cell>
          <table:table-cell office:value-type="string">
            <text:p>0.466116725</text:p>
          </table:table-cell>
          <table:table-cell office:value-type="string">
            <text:p>0.526146928</text:p>
          </table:table-cell>
          <table:table-cell office:value-type="string">
            <text:p>0.47932811</text:p>
          </table:table-cell>
          <table:table-cell office:value-type="string">
            <text:p>0.488171549</text:p>
          </table:table-cell>
          <table:table-cell office:value-type="string">
            <text:p>0.489273166</text:p>
          </table:table-cell>
          <table:table-cell office:value-type="string">
            <text:p>0.483109682</text:p>
          </table:table-cell>
          <table:table-cell office:value-type="string">
            <text:p>0.481666633</text:p>
          </table:table-cell>
          <table:table-cell office:value-type="string">
            <text:p>0.467174419</text:p>
          </table:table-cell>
          <table:table-cell office:value-type="string">
            <text:p>0.45723649</text:p>
          </table:table-cell>
          <table:table-cell office:value-type="string">
            <text:p>0.45644305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ew Caledonia</text:p>
          </table:table-cell>
          <table:table-cell office:value-type="string">
            <text:p>NCL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ew Zealand</text:p>
          </table:table-cell>
          <table:table-cell office:value-type="string">
            <text:p>NZL</text:p>
          </table:table-cell>
          <table:table-cell table:number-columns-repeated="30" office:value-type="string">
            <text:p>..</text:p>
          </table:table-cell>
          <table:table-cell office:value-type="string">
            <text:p>0.678447392</text:p>
          </table:table-cell>
          <table:table-cell office:value-type="string">
            <text:p>0.646030874</text:p>
          </table:table-cell>
          <table:table-cell office:value-type="string">
            <text:p>0.643380955</text:p>
          </table:table-cell>
          <table:table-cell office:value-type="string">
            <text:p>0.636577021</text:p>
          </table:table-cell>
          <table:table-cell office:value-type="string">
            <text:p>0.563821492</text:p>
          </table:table-cell>
          <table:table-cell office:value-type="string">
            <text:p>0.555869876</text:p>
          </table:table-cell>
          <table:table-cell office:value-type="string">
            <text:p>0.528265976</text:p>
          </table:table-cell>
          <table:table-cell office:value-type="string">
            <text:p>0.505771622</text:p>
          </table:table-cell>
          <table:table-cell office:value-type="string">
            <text:p>0.504192719</text:p>
          </table:table-cell>
          <table:table-cell office:value-type="string">
            <text:p>0.499024729</text:p>
          </table:table-cell>
          <table:table-cell office:value-type="string">
            <text:p>0.47695924</text:p>
          </table:table-cell>
          <table:table-cell office:value-type="string">
            <text:p>0.467915492</text:p>
          </table:table-cell>
          <table:table-cell office:value-type="string">
            <text:p>0.429016295</text:p>
          </table:table-cell>
          <table:table-cell office:value-type="string">
            <text:p>0.416329408</text:p>
          </table:table-cell>
          <table:table-cell office:value-type="string">
            <text:p>0.377115322</text:p>
          </table:table-cell>
          <table:table-cell office:value-type="string">
            <text:p>0.413104406</text:p>
          </table:table-cell>
          <table:table-cell office:value-type="string">
            <text:p>0.403590521</text:p>
          </table:table-cell>
          <table:table-cell office:value-type="string">
            <text:p>0.397285218</text:p>
          </table:table-cell>
          <table:table-cell office:value-type="string">
            <text:p>0.393591456</text:p>
          </table:table-cell>
          <table:table-cell office:value-type="string">
            <text:p>0.420121168</text:p>
          </table:table-cell>
          <table:table-cell office:value-type="string">
            <text:p>0.416120866</text:p>
          </table:table-cell>
          <table:table-cell office:value-type="string">
            <text:p>0.363288873</text:p>
          </table:table-cell>
          <table:table-cell office:value-type="string">
            <text:p>0.36189312</text:p>
          </table:table-cell>
          <table:table-cell office:value-type="string">
            <text:p>0.355051188</text:p>
          </table:table-cell>
          <table:table-cell office:value-type="string">
            <text:p>0.344845353</text:p>
          </table:table-cell>
          <table:table-cell office:value-type="string">
            <text:p>0.356122097</text:p>
          </table:table-cell>
          <table:table-cell office:value-type="string">
            <text:p>0.34508686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icaragua</text:p>
          </table:table-cell>
          <table:table-cell office:value-type="string">
            <text:p>NIC</text:p>
          </table:table-cell>
          <table:table-cell table:number-columns-repeated="30" office:value-type="string">
            <text:p>..</text:p>
          </table:table-cell>
          <table:table-cell office:value-type="string">
            <text:p>2.073168023</text:p>
          </table:table-cell>
          <table:table-cell office:value-type="string">
            <text:p>1.434576154</text:p>
          </table:table-cell>
          <table:table-cell office:value-type="string">
            <text:p>1.049284178</text:p>
          </table:table-cell>
          <table:table-cell office:value-type="string">
            <text:p>1.023434606</text:p>
          </table:table-cell>
          <table:table-cell office:value-type="string">
            <text:p>0.93110365</text:p>
          </table:table-cell>
          <table:table-cell office:value-type="string">
            <text:p>0.778021414</text:p>
          </table:table-cell>
          <table:table-cell office:value-type="string">
            <text:p>1.058853573</text:p>
          </table:table-cell>
          <table:table-cell office:value-type="string">
            <text:p>1.018071366</text:p>
          </table:table-cell>
          <table:table-cell office:value-type="string">
            <text:p>0.979596729</text:p>
          </table:table-cell>
          <table:table-cell office:value-type="string">
            <text:p>0.888496963</text:p>
          </table:table-cell>
          <table:table-cell office:value-type="string">
            <text:p>0.853520425</text:p>
          </table:table-cell>
          <table:table-cell office:value-type="string">
            <text:p>0.828682783</text:p>
          </table:table-cell>
          <table:table-cell office:value-type="string">
            <text:p>0.704707091</text:p>
          </table:table-cell>
          <table:table-cell office:value-type="string">
            <text:p>0.685541921</text:p>
          </table:table-cell>
          <table:table-cell office:value-type="string">
            <text:p>0.667473992</text:p>
          </table:table-cell>
          <table:table-cell office:value-type="string">
            <text:p>0.650405295</text:p>
          </table:table-cell>
          <table:table-cell office:value-type="string">
            <text:p>0.633021856</text:p>
          </table:table-cell>
          <table:table-cell office:value-type="string">
            <text:p>0.614022161</text:p>
          </table:table-cell>
          <table:table-cell office:value-type="string">
            <text:p>0.511064547</text:p>
          </table:table-cell>
          <table:table-cell office:value-type="string">
            <text:p>0.496736442</text:p>
          </table:table-cell>
          <table:table-cell office:value-type="string">
            <text:p>0.483215898</text:p>
          </table:table-cell>
          <table:table-cell office:value-type="string">
            <text:p>0.470278958</text:p>
          </table:table-cell>
          <table:table-cell office:value-type="string">
            <text:p>0.457894327</text:p>
          </table:table-cell>
          <table:table-cell office:value-type="string">
            <text:p>0.446169136</text:p>
          </table:table-cell>
          <table:table-cell office:value-type="string">
            <text:p>0.435276237</text:p>
          </table:table-cell>
          <table:table-cell office:value-type="string">
            <text:p>0.425729079</text:p>
          </table:table-cell>
          <table:table-cell office:value-type="string">
            <text:p>0.41629662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iger</text:p>
          </table:table-cell>
          <table:table-cell office:value-type="string">
            <text:p>NER</text:p>
          </table:table-cell>
          <table:table-cell table:number-columns-repeated="30" office:value-type="string">
            <text:p>..</text:p>
          </table:table-cell>
          <table:table-cell office:value-type="string">
            <text:p>0.154192399</text:p>
          </table:table-cell>
          <table:table-cell office:value-type="string">
            <text:p>0.149501502</text:p>
          </table:table-cell>
          <table:table-cell office:value-type="string">
            <text:p>0.144558556</text:p>
          </table:table-cell>
          <table:table-cell office:value-type="string">
            <text:p>0.139533651</text:p>
          </table:table-cell>
          <table:table-cell office:value-type="string">
            <text:p>0.134530294</text:p>
          </table:table-cell>
          <table:table-cell office:value-type="string">
            <text:p>0.27737554</text:p>
          </table:table-cell>
          <table:table-cell office:value-type="string">
            <text:p>0.267640913</text:p>
          </table:table-cell>
          <table:table-cell office:value-type="string">
            <text:p>0.258035453</text:p>
          </table:table-cell>
          <table:table-cell office:value-type="string">
            <text:p>0.248714009</text:p>
          </table:table-cell>
          <table:table-cell office:value-type="string">
            <text:p>0.239731537</text:p>
          </table:table-cell>
          <table:table-cell office:value-type="string">
            <text:p>0.231109748</text:p>
          </table:table-cell>
          <table:table-cell office:value-type="string">
            <text:p>0.223889513</text:p>
          </table:table-cell>
          <table:table-cell office:value-type="string">
            <text:p>0.216627826</text:p>
          </table:table-cell>
          <table:table-cell office:value-type="string">
            <text:p>0.20944167</text:p>
          </table:table-cell>
          <table:table-cell office:value-type="string">
            <text:p>0.18915896</text:p>
          </table:table-cell>
          <table:table-cell office:value-type="string">
            <text:p>0.182738787</text:p>
          </table:table-cell>
          <table:table-cell office:value-type="string">
            <text:p>0.176827905</text:p>
          </table:table-cell>
          <table:table-cell office:value-type="string">
            <text:p>0.170946249</text:p>
          </table:table-cell>
          <table:table-cell office:value-type="string">
            <text:p>0.165134003</text:p>
          </table:table-cell>
          <table:table-cell office:value-type="string">
            <text:p>0.170537795</text:p>
          </table:table-cell>
          <table:table-cell office:value-type="string">
            <text:p>0.164471636</text:p>
          </table:table-cell>
          <table:table-cell office:value-type="string">
            <text:p>0.158762896</text:p>
          </table:table-cell>
          <table:table-cell office:value-type="string">
            <text:p>0.153091482</text:p>
          </table:table-cell>
          <table:table-cell office:value-type="string">
            <text:p>0.147501206</text:p>
          </table:table-cell>
          <table:table-cell office:value-type="string">
            <text:p>0.14204338</text:p>
          </table:table-cell>
          <table:table-cell office:value-type="string">
            <text:p>0.136726572</text:p>
          </table:table-cell>
          <table:table-cell office:value-type="string">
            <text:p>0.1317750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igeria</text:p>
          </table:table-cell>
          <table:table-cell office:value-type="string">
            <text:p>NGA</text:p>
          </table:table-cell>
          <table:table-cell table:number-columns-repeated="30" office:value-type="string">
            <text:p>..</text:p>
          </table:table-cell>
          <table:table-cell office:value-type="string">
            <text:p>0.317659378</text:p>
          </table:table-cell>
          <table:table-cell office:value-type="string">
            <text:p>0.309787506</text:p>
          </table:table-cell>
          <table:table-cell office:value-type="string">
            <text:p>0.244293269</text:p>
          </table:table-cell>
          <table:table-cell office:value-type="string">
            <text:p>0.238316749</text:p>
          </table:table-cell>
          <table:table-cell office:value-type="string">
            <text:p>0.24463162</text:p>
          </table:table-cell>
          <table:table-cell office:value-type="string">
            <text:p>0.26556766</text:p>
          </table:table-cell>
          <table:table-cell office:value-type="string">
            <text:p>0.259322755</text:p>
          </table:table-cell>
          <table:table-cell office:value-type="string">
            <text:p>0.303855385</text:p>
          </table:table-cell>
          <table:table-cell office:value-type="string">
            <text:p>0.296372079</text:p>
          </table:table-cell>
          <table:table-cell office:value-type="string">
            <text:p>0.334733708</text:p>
          </table:table-cell>
          <table:table-cell office:value-type="string">
            <text:p>0.28036868</text:p>
          </table:table-cell>
          <table:table-cell office:value-type="string">
            <text:p>0.412246691</text:p>
          </table:table-cell>
          <table:table-cell office:value-type="string">
            <text:p>0.402000857</text:p>
          </table:table-cell>
          <table:table-cell office:value-type="string">
            <text:p>0.392352389</text:p>
          </table:table-cell>
          <table:table-cell office:value-type="string">
            <text:p>0.383250001</text:p>
          </table:table-cell>
          <table:table-cell office:value-type="string">
            <text:p>0.37569697</text:p>
          </table:table-cell>
          <table:table-cell office:value-type="string">
            <text:p>0.368953182</text:p>
          </table:table-cell>
          <table:table-cell office:value-type="string">
            <text:p>0.359712845</text:p>
          </table:table-cell>
          <table:table-cell office:value-type="string">
            <text:p>0.350416278</text:p>
          </table:table-cell>
          <table:table-cell office:value-type="string">
            <text:p>0.341190983</text:p>
          </table:table-cell>
          <table:table-cell office:value-type="string">
            <text:p>0.332097003</text:p>
          </table:table-cell>
          <table:table-cell office:value-type="string">
            <text:p>0.32355294</text:p>
          </table:table-cell>
          <table:table-cell office:value-type="string">
            <text:p>0.315076516</text:p>
          </table:table-cell>
          <table:table-cell office:value-type="string">
            <text:p>0.306682283</text:p>
          </table:table-cell>
          <table:table-cell office:value-type="string">
            <text:p>0.298558647</text:p>
          </table:table-cell>
          <table:table-cell office:value-type="string">
            <text:p>0.358489427</text:p>
          </table:table-cell>
          <table:table-cell office:value-type="string">
            <text:p>0.34872089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orth America</text:p>
          </table:table-cell>
          <table:table-cell office:value-type="string">
            <text:p>NAC</text:p>
          </table:table-cell>
          <table:table-cell table:number-columns-repeated="30" office:value-type="string">
            <text:p>..</text:p>
          </table:table-cell>
          <table:table-cell office:value-type="string">
            <text:p>1.589140012</text:p>
          </table:table-cell>
          <table:table-cell office:value-type="string">
            <text:p>1.537236209</text:p>
          </table:table-cell>
          <table:table-cell office:value-type="string">
            <text:p>1.374631418</text:p>
          </table:table-cell>
          <table:table-cell office:value-type="string">
            <text:p>1.288440435</text:p>
          </table:table-cell>
          <table:table-cell office:value-type="string">
            <text:p>1.199827067</text:p>
          </table:table-cell>
          <table:table-cell office:value-type="string">
            <text:p>1.129151218</text:p>
          </table:table-cell>
          <table:table-cell office:value-type="string">
            <text:p>1.075335755</text:p>
          </table:table-cell>
          <table:table-cell office:value-type="string">
            <text:p>1.027583423</text:p>
          </table:table-cell>
          <table:table-cell office:value-type="string">
            <text:p>1.049588325</text:p>
          </table:table-cell>
          <table:table-cell office:value-type="string">
            <text:p>1.022938072</text:p>
          </table:table-cell>
          <table:table-cell office:value-type="string">
            <text:p>0.934523549</text:p>
          </table:table-cell>
          <table:table-cell office:value-type="string">
            <text:p>0.905296963</text:p>
          </table:table-cell>
          <table:table-cell office:value-type="string">
            <text:p>0.92355372</text:p>
          </table:table-cell>
          <table:table-cell office:value-type="string">
            <text:p>0.925632818</text:p>
          </table:table-cell>
          <table:table-cell office:value-type="string">
            <text:p>0.919909711</text:p>
          </table:table-cell>
          <table:table-cell office:value-type="string">
            <text:p>0.952000287</text:p>
          </table:table-cell>
          <table:table-cell office:value-type="string">
            <text:p>0.908645133</text:p>
          </table:table-cell>
          <table:table-cell office:value-type="string">
            <text:p>0.932768796</text:p>
          </table:table-cell>
          <table:table-cell office:value-type="string">
            <text:p>0.913111846</text:p>
          </table:table-cell>
          <table:table-cell office:value-type="string">
            <text:p>0.926432415</text:p>
          </table:table-cell>
          <table:table-cell office:value-type="string">
            <text:p>0.929394734</text:p>
          </table:table-cell>
          <table:table-cell office:value-type="string">
            <text:p>0.90000001</text:p>
          </table:table-cell>
          <table:table-cell office:value-type="string">
            <text:p>0.876891783</text:p>
          </table:table-cell>
          <table:table-cell office:value-type="string">
            <text:p>0.839706234</text:p>
          </table:table-cell>
          <table:table-cell office:value-type="string">
            <text:p>0.809185303</text:p>
          </table:table-cell>
          <table:table-cell office:value-type="string">
            <text:p>0.783820309</text:p>
          </table:table-cell>
          <table:table-cell office:value-type="string">
            <text:p>0.7755670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orway</text:p>
          </table:table-cell>
          <table:table-cell office:value-type="string">
            <text:p>NOR</text:p>
          </table:table-cell>
          <table:table-cell table:number-columns-repeated="30" office:value-type="string">
            <text:p>..</text:p>
          </table:table-cell>
          <table:table-cell office:value-type="string">
            <text:p>2.369496496</text:p>
          </table:table-cell>
          <table:table-cell office:value-type="string">
            <text:p>1.916282748</text:p>
          </table:table-cell>
          <table:table-cell office:value-type="string">
            <text:p>1.677041029</text:p>
          </table:table-cell>
          <table:table-cell office:value-type="string">
            <text:p>1.489296149</text:p>
          </table:table-cell>
          <table:table-cell office:value-type="string">
            <text:p>1.518428895</text:p>
          </table:table-cell>
          <table:table-cell office:value-type="string">
            <text:p>1.38424468</text:p>
          </table:table-cell>
          <table:table-cell office:value-type="string">
            <text:p>1.352405034</text:p>
          </table:table-cell>
          <table:table-cell office:value-type="string">
            <text:p>1.471549121</text:p>
          </table:table-cell>
          <table:table-cell office:value-type="string">
            <text:p>1.214540835</text:p>
          </table:table-cell>
          <table:table-cell office:value-type="string">
            <text:p>1.301394591</text:p>
          </table:table-cell>
          <table:table-cell office:value-type="string">
            <text:p>1.122210372</text:p>
          </table:table-cell>
          <table:table-cell office:value-type="string">
            <text:p>1.104528983</text:p>
          </table:table-cell>
          <table:table-cell office:value-type="string">
            <text:p>1.09045353</text:p>
          </table:table-cell>
          <table:table-cell office:value-type="string">
            <text:p>1.103990969</text:p>
          </table:table-cell>
          <table:table-cell office:value-type="string">
            <text:p>1.031795394</text:p>
          </table:table-cell>
          <table:table-cell office:value-type="string">
            <text:p>1.93276606</text:p>
          </table:table-cell>
          <table:table-cell office:value-type="string">
            <text:p>0.648844266</text:p>
          </table:table-cell>
          <table:table-cell office:value-type="string">
            <text:p>0.753112933</text:p>
          </table:table-cell>
          <table:table-cell office:value-type="string">
            <text:p>0.731129171</text:p>
          </table:table-cell>
          <table:table-cell office:value-type="string">
            <text:p>1.017629028</text:p>
          </table:table-cell>
          <table:table-cell office:value-type="string">
            <text:p>0.937526602</text:p>
          </table:table-cell>
          <table:table-cell office:value-type="string">
            <text:p>0.930759134</text:p>
          </table:table-cell>
          <table:table-cell office:value-type="string">
            <text:p>0.965711984</text:p>
          </table:table-cell>
          <table:table-cell office:value-type="string">
            <text:p>0.955861785</text:p>
          </table:table-cell>
          <table:table-cell office:value-type="string">
            <text:p>0.947200545</text:p>
          </table:table-cell>
          <table:table-cell office:value-type="string">
            <text:p>0.90300921</text:p>
          </table:table-cell>
          <table:table-cell office:value-type="string">
            <text:p>0.86470210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Not classified</text:p>
          </table:table-cell>
          <table:table-cell office:value-type="string">
            <text:p>INX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OECD members</text:p>
          </table:table-cell>
          <table:table-cell office:value-type="string">
            <text:p>OED</text:p>
          </table:table-cell>
          <table:table-cell table:number-columns-repeated="30" office:value-type="string">
            <text:p>..</text:p>
          </table:table-cell>
          <table:table-cell office:value-type="string">
            <text:p>1.592378733</text:p>
          </table:table-cell>
          <table:table-cell office:value-type="string">
            <text:p>1.5532236</text:p>
          </table:table-cell>
          <table:table-cell office:value-type="string">
            <text:p>1.438026928</text:p>
          </table:table-cell>
          <table:table-cell office:value-type="string">
            <text:p>1.384855005</text:p>
          </table:table-cell>
          <table:table-cell office:value-type="string">
            <text:p>1.367149775</text:p>
          </table:table-cell>
          <table:table-cell office:value-type="string">
            <text:p>1.355111976</text:p>
          </table:table-cell>
          <table:table-cell office:value-type="string">
            <text:p>1.323285536</text:p>
          </table:table-cell>
          <table:table-cell office:value-type="string">
            <text:p>1.292790268</text:p>
          </table:table-cell>
          <table:table-cell office:value-type="string">
            <text:p>1.278650842</text:p>
          </table:table-cell>
          <table:table-cell office:value-type="string">
            <text:p>1.245908</text:p>
          </table:table-cell>
          <table:table-cell office:value-type="string">
            <text:p>1.170933221</text:p>
          </table:table-cell>
          <table:table-cell office:value-type="string">
            <text:p>1.121172824</text:p>
          </table:table-cell>
          <table:table-cell office:value-type="string">
            <text:p>1.110624055</text:p>
          </table:table-cell>
          <table:table-cell office:value-type="string">
            <text:p>1.095434054</text:p>
          </table:table-cell>
          <table:table-cell office:value-type="string">
            <text:p>1.04673629</text:p>
          </table:table-cell>
          <table:table-cell office:value-type="string">
            <text:p>1.077121856</text:p>
          </table:table-cell>
          <table:table-cell office:value-type="string">
            <text:p>1.024856247</text:p>
          </table:table-cell>
          <table:table-cell office:value-type="string">
            <text:p>1.014260693</text:p>
          </table:table-cell>
          <table:table-cell office:value-type="string">
            <text:p>1.002774009</text:p>
          </table:table-cell>
          <table:table-cell office:value-type="string">
            <text:p>0.979355704</text:p>
          </table:table-cell>
          <table:table-cell office:value-type="string">
            <text:p>0.97811939</text:p>
          </table:table-cell>
          <table:table-cell office:value-type="string">
            <text:p>0.951264979</text:p>
          </table:table-cell>
          <table:table-cell office:value-type="string">
            <text:p>0.94237812</text:p>
          </table:table-cell>
          <table:table-cell office:value-type="string">
            <text:p>0.919941459</text:p>
          </table:table-cell>
          <table:table-cell office:value-type="string">
            <text:p>0.900081819</text:p>
          </table:table-cell>
          <table:table-cell office:value-type="string">
            <text:p>0.868345023</text:p>
          </table:table-cell>
          <table:table-cell office:value-type="string">
            <text:p>0.86073342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Oman</text:p>
          </table:table-cell>
          <table:table-cell office:value-type="string">
            <text:p>OMN</text:p>
          </table:table-cell>
          <table:table-cell table:number-columns-repeated="30" office:value-type="string">
            <text:p>..</text:p>
          </table:table-cell>
          <table:table-cell office:value-type="string">
            <text:p>5.739158819</text:p>
          </table:table-cell>
          <table:table-cell office:value-type="string">
            <text:p>4.795885461</text:p>
          </table:table-cell>
          <table:table-cell office:value-type="string">
            <text:p>5.326004751</text:p>
          </table:table-cell>
          <table:table-cell office:value-type="string">
            <text:p>4.91394972</text:p>
          </table:table-cell>
          <table:table-cell office:value-type="string">
            <text:p>4.581319734</text:p>
          </table:table-cell>
          <table:table-cell office:value-type="string">
            <text:p>5.941556911</text:p>
          </table:table-cell>
          <table:table-cell office:value-type="string">
            <text:p>5.952721226</text:p>
          </table:table-cell>
          <table:table-cell office:value-type="string">
            <text:p>6.016696017</text:p>
          </table:table-cell>
          <table:table-cell office:value-type="string">
            <text:p>6.082176683</text:p>
          </table:table-cell>
          <table:table-cell office:value-type="string">
            <text:p>6.107403601</text:p>
          </table:table-cell>
          <table:table-cell office:value-type="string">
            <text:p>6.094054544</text:p>
          </table:table-cell>
          <table:table-cell office:value-type="string">
            <text:p>5.961452599</text:p>
          </table:table-cell>
          <table:table-cell office:value-type="string">
            <text:p>5.560990556</text:p>
          </table:table-cell>
          <table:table-cell office:value-type="string">
            <text:p>5.328364816</text:p>
          </table:table-cell>
          <table:table-cell office:value-type="string">
            <text:p>4.969031889</text:p>
          </table:table-cell>
          <table:table-cell office:value-type="string">
            <text:p>4.838621456</text:p>
          </table:table-cell>
          <table:table-cell office:value-type="string">
            <text:p>4.633134601</text:p>
          </table:table-cell>
          <table:table-cell office:value-type="string">
            <text:p>4.318527217</text:p>
          </table:table-cell>
          <table:table-cell office:value-type="string">
            <text:p>4.009766768</text:p>
          </table:table-cell>
          <table:table-cell office:value-type="string">
            <text:p>3.686980097</text:p>
          </table:table-cell>
          <table:table-cell office:value-type="string">
            <text:p>3.361438295</text:p>
          </table:table-cell>
          <table:table-cell office:value-type="string">
            <text:p>3.025948474</text:p>
          </table:table-cell>
          <table:table-cell office:value-type="string">
            <text:p>2.727903258</text:p>
          </table:table-cell>
          <table:table-cell office:value-type="string">
            <text:p>2.461899486</text:p>
          </table:table-cell>
          <table:table-cell office:value-type="string">
            <text:p>2.24071474</text:p>
          </table:table-cell>
          <table:table-cell office:value-type="string">
            <text:p>2.066003084</text:p>
          </table:table-cell>
          <table:table-cell office:value-type="string">
            <text:p>1.95080080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Other small states</text:p>
          </table:table-cell>
          <table:table-cell office:value-type="string">
            <text:p>OSS</text:p>
          </table:table-cell>
          <table:table-cell table:number-columns-repeated="31" office:value-type="string">
            <text:p>..</text:p>
          </table:table-cell>
          <table:table-cell office:value-type="string">
            <text:p>1.732621454</text:p>
          </table:table-cell>
          <table:table-cell office:value-type="string">
            <text:p>1.491339296</text:p>
          </table:table-cell>
          <table:table-cell office:value-type="string">
            <text:p>1.419968006</text:p>
          </table:table-cell>
          <table:table-cell office:value-type="string">
            <text:p>1.35981482</text:p>
          </table:table-cell>
          <table:table-cell office:value-type="string">
            <text:p>1.910389058</text:p>
          </table:table-cell>
          <table:table-cell office:value-type="string">
            <text:p>1.91333761</text:p>
          </table:table-cell>
          <table:table-cell office:value-type="string">
            <text:p>1.821061327</text:p>
          </table:table-cell>
          <table:table-cell office:value-type="string">
            <text:p>1.919044732</text:p>
          </table:table-cell>
          <table:table-cell office:value-type="string">
            <text:p>1.890598393</text:p>
          </table:table-cell>
          <table:table-cell office:value-type="string">
            <text:p>1.838455093</text:p>
          </table:table-cell>
          <table:table-cell office:value-type="string">
            <text:p>1.839659954</text:p>
          </table:table-cell>
          <table:table-cell office:value-type="string">
            <text:p>1.832523328</text:p>
          </table:table-cell>
          <table:table-cell office:value-type="string">
            <text:p>1.811868569</text:p>
          </table:table-cell>
          <table:table-cell office:value-type="string">
            <text:p>1.699644248</text:p>
          </table:table-cell>
          <table:table-cell office:value-type="string">
            <text:p>1.68399162</text:p>
          </table:table-cell>
          <table:table-cell office:value-type="string">
            <text:p>..</text:p>
          </table:table-cell>
          <table:table-cell office:value-type="string">
            <text:p>1.541672519</text:p>
          </table:table-cell>
          <table:table-cell office:value-type="string">
            <text:p>1.457141376</text:p>
          </table:table-cell>
          <table:table-cell office:value-type="string">
            <text:p>1.377523872</text:p>
          </table:table-cell>
          <table:table-cell office:value-type="string">
            <text:p>1.351693475</text:p>
          </table:table-cell>
          <table:table-cell office:value-type="string">
            <text:p>1.303297894</text:p>
          </table:table-cell>
          <table:table-cell office:value-type="string">
            <text:p>1.260207729</text:p>
          </table:table-cell>
          <table:table-cell office:value-type="string">
            <text:p>1.220323085</text:p>
          </table:table-cell>
          <table:table-cell office:value-type="string">
            <text:p>1.185884665</text:p>
          </table:table-cell>
          <table:table-cell office:value-type="string">
            <text:p>1.128729551</text:p>
          </table:table-cell>
          <table:table-cell office:value-type="string">
            <text:p>1.24052198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acific island small states</text:p>
          </table:table-cell>
          <table:table-cell office:value-type="string">
            <text:p>PSS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akistan</text:p>
          </table:table-cell>
          <table:table-cell office:value-type="string">
            <text:p>PAK</text:p>
          </table:table-cell>
          <table:table-cell table:number-columns-repeated="30" office:value-type="string">
            <text:p>..</text:p>
          </table:table-cell>
          <table:table-cell office:value-type="string">
            <text:p>1.76673031</text:p>
          </table:table-cell>
          <table:table-cell office:value-type="string">
            <text:p>1.774351148</text:p>
          </table:table-cell>
          <table:table-cell office:value-type="string">
            <text:p>1.774823112</text:p>
          </table:table-cell>
          <table:table-cell office:value-type="string">
            <text:p>1.744671375</text:p>
          </table:table-cell>
          <table:table-cell office:value-type="string">
            <text:p>1.684892703</text:p>
          </table:table-cell>
          <table:table-cell office:value-type="string">
            <text:p>2.443441055</text:p>
          </table:table-cell>
          <table:table-cell office:value-type="string">
            <text:p>2.315768419</text:p>
          </table:table-cell>
          <table:table-cell office:value-type="string">
            <text:p>2.219413095</text:p>
          </table:table-cell>
          <table:table-cell office:value-type="string">
            <text:p>2.157582533</text:p>
          </table:table-cell>
          <table:table-cell office:value-type="string">
            <text:p>2.082744336</text:p>
          </table:table-cell>
          <table:table-cell office:value-type="string">
            <text:p>2.162541886</text:p>
          </table:table-cell>
          <table:table-cell office:value-type="string">
            <text:p>2.125781956</text:p>
          </table:table-cell>
          <table:table-cell office:value-type="string">
            <text:p>2.066313807</text:p>
          </table:table-cell>
          <table:table-cell office:value-type="string">
            <text:p>1.984014648</text:p>
          </table:table-cell>
          <table:table-cell office:value-type="string">
            <text:p>1.930625478</text:p>
          </table:table-cell>
          <table:table-cell office:value-type="string">
            <text:p>1.838920544</text:p>
          </table:table-cell>
          <table:table-cell office:value-type="string">
            <text:p>1.756364433</text:p>
          </table:table-cell>
          <table:table-cell office:value-type="string">
            <text:p>1.716520178</text:p>
          </table:table-cell>
          <table:table-cell office:value-type="string">
            <text:p>1.677948211</text:p>
          </table:table-cell>
          <table:table-cell office:value-type="string">
            <text:p>1.617231108</text:p>
          </table:table-cell>
          <table:table-cell office:value-type="string">
            <text:p>1.685515007</text:p>
          </table:table-cell>
          <table:table-cell office:value-type="string">
            <text:p>1.644987093</text:p>
          </table:table-cell>
          <table:table-cell office:value-type="string">
            <text:p>1.596080922</text:p>
          </table:table-cell>
          <table:table-cell office:value-type="string">
            <text:p>1.545318562</text:p>
          </table:table-cell>
          <table:table-cell office:value-type="string">
            <text:p>1.476159357</text:p>
          </table:table-cell>
          <table:table-cell office:value-type="string">
            <text:p>1.43038921</text:p>
          </table:table-cell>
          <table:table-cell office:value-type="string">
            <text:p>1.36819266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alau</text:p>
          </table:table-cell>
          <table:table-cell office:value-type="string">
            <text:p>PLW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anama</text:p>
          </table:table-cell>
          <table:table-cell office:value-type="string">
            <text:p>PAN</text:p>
          </table:table-cell>
          <table:table-cell table:number-columns-repeated="30" office:value-type="string">
            <text:p>..</text:p>
          </table:table-cell>
          <table:table-cell office:value-type="string">
            <text:p>1.184702688</text:p>
          </table:table-cell>
          <table:table-cell office:value-type="string">
            <text:p>1.250358176</text:p>
          </table:table-cell>
          <table:table-cell office:value-type="string">
            <text:p>1.095654634</text:p>
          </table:table-cell>
          <table:table-cell office:value-type="string">
            <text:p>1.048566752</text:p>
          </table:table-cell>
          <table:table-cell office:value-type="string">
            <text:p>1.014455062</text:p>
          </table:table-cell>
          <table:table-cell office:value-type="string">
            <text:p>1.041475435</text:p>
          </table:table-cell>
          <table:table-cell office:value-type="string">
            <text:p>1.013746575</text:p>
          </table:table-cell>
          <table:table-cell office:value-type="string">
            <text:p>0.987724592</text:p>
          </table:table-cell>
          <table:table-cell office:value-type="string">
            <text:p>0.961612902</text:p>
          </table:table-cell>
          <table:table-cell office:value-type="string">
            <text:p>0.936874507</text:p>
          </table:table-cell>
          <table:table-cell office:value-type="string">
            <text:p>0.909535166</text:p>
          </table:table-cell>
          <table:table-cell office:value-type="string">
            <text:p>0.884225639</text:p>
          </table:table-cell>
          <table:table-cell office:value-type="string">
            <text:p>0.859574642</text:p>
          </table:table-cell>
          <table:table-cell office:value-type="string">
            <text:p>0.835709439</text:p>
          </table:table-cell>
          <table:table-cell office:value-type="string">
            <text:p>..</text:p>
          </table:table-cell>
          <table:table-cell office:value-type="string">
            <text:p>0.802468393</text:p>
          </table:table-cell>
          <table:table-cell office:value-type="string">
            <text:p>0.79543368</text:p>
          </table:table-cell>
          <table:table-cell office:value-type="string">
            <text:p>0.771818836</text:p>
          </table:table-cell>
          <table:table-cell office:value-type="string">
            <text:p>0.737700685</text:p>
          </table:table-cell>
          <table:table-cell office:value-type="string">
            <text:p>0.7149513</text:p>
          </table:table-cell>
          <table:table-cell office:value-type="string">
            <text:p>0.70588609</text:p>
          </table:table-cell>
          <table:table-cell office:value-type="string">
            <text:p>0.712242257</text:p>
          </table:table-cell>
          <table:table-cell office:value-type="string">
            <text:p>0.685185714</text:p>
          </table:table-cell>
          <table:table-cell office:value-type="string">
            <text:p>0.65857353</text:p>
          </table:table-cell>
          <table:table-cell office:value-type="string">
            <text:p>0.647401089</text:p>
          </table:table-cell>
          <table:table-cell office:value-type="string">
            <text:p>1.158083369</text:p>
          </table:table-cell>
          <table:table-cell office:value-type="string">
            <text:p>1.12887099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table:number-columns-repeated="30" office:value-type="string">
            <text:p>..</text:p>
          </table:table-cell>
          <table:table-cell office:value-type="string">
            <text:p>0.220522605</text:p>
          </table:table-cell>
          <table:table-cell office:value-type="string">
            <text:p>0.215103607</text:p>
          </table:table-cell>
          <table:table-cell office:value-type="string">
            <text:p>0.210533186</text:p>
          </table:table-cell>
          <table:table-cell office:value-type="string">
            <text:p>..</text:p>
          </table:table-cell>
          <table:table-cell office:value-type="string">
            <text:p>0.201153313</text:p>
          </table:table-cell>
          <table:table-cell office:value-type="string">
            <text:p>0.184398258</text:p>
          </table:table-cell>
          <table:table-cell office:value-type="string">
            <text:p>0.175066466</text:p>
          </table:table-cell>
          <table:table-cell office:value-type="string">
            <text:p>0.196406043</text:p>
          </table:table-cell>
          <table:table-cell office:value-type="string">
            <text:p>0.189639425</text:p>
          </table:table-cell>
          <table:table-cell office:value-type="string">
            <text:p>0.183986185</text:p>
          </table:table-cell>
          <table:table-cell office:value-type="string">
            <text:p>0.182056812</text:p>
          </table:table-cell>
          <table:table-cell office:value-type="string">
            <text:p>0.176738839</text:p>
          </table:table-cell>
          <table:table-cell office:value-type="string">
            <text:p>0.120825244</text:p>
          </table:table-cell>
          <table:table-cell office:value-type="string">
            <text:p>0.117432605</text:p>
          </table:table-cell>
          <table:table-cell office:value-type="string">
            <text:p>0.110530906</text:p>
          </table:table-cell>
          <table:table-cell office:value-type="string">
            <text:p>0.107822563</text:p>
          </table:table-cell>
          <table:table-cell office:value-type="string">
            <text:p>0.104896058</text:p>
          </table:table-cell>
          <table:table-cell office:value-type="string">
            <text:p>0.102461851</text:p>
          </table:table-cell>
          <table:table-cell office:value-type="string">
            <text:p>0.100070216</text:p>
          </table:table-cell>
          <table:table-cell office:value-type="string">
            <text:p>0.10094343</text:p>
          </table:table-cell>
          <table:table-cell office:value-type="string">
            <text:p>0.098618639</text:p>
          </table:table-cell>
          <table:table-cell office:value-type="string">
            <text:p>0.096657219</text:p>
          </table:table-cell>
          <table:table-cell office:value-type="string">
            <text:p>0.057937993</text:p>
          </table:table-cell>
          <table:table-cell office:value-type="string">
            <text:p>0.056543849</text:p>
          </table:table-cell>
          <table:table-cell office:value-type="string">
            <text:p>0.055319058</text:p>
          </table:table-cell>
          <table:table-cell office:value-type="string">
            <text:p>0.05406139</text:p>
          </table:table-cell>
          <table:table-cell office:value-type="string">
            <text:p>0.0998392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araguay</text:p>
          </table:table-cell>
          <table:table-cell office:value-type="string">
            <text:p>PRY</text:p>
          </table:table-cell>
          <table:table-cell table:number-columns-repeated="30" office:value-type="string">
            <text:p>..</text:p>
          </table:table-cell>
          <table:table-cell office:value-type="string">
            <text:p>0.939738118</text:p>
          </table:table-cell>
          <table:table-cell office:value-type="string">
            <text:p>0.912387947</text:p>
          </table:table-cell>
          <table:table-cell office:value-type="string">
            <text:p>0.887349338</text:p>
          </table:table-cell>
          <table:table-cell office:value-type="string">
            <text:p>0.860504664</text:p>
          </table:table-cell>
          <table:table-cell office:value-type="string">
            <text:p>0.833684175</text:p>
          </table:table-cell>
          <table:table-cell office:value-type="string">
            <text:p>1.431786987</text:p>
          </table:table-cell>
          <table:table-cell office:value-type="string">
            <text:p>1.720014979</text:p>
          </table:table-cell>
          <table:table-cell office:value-type="string">
            <text:p>1.670807086</text:p>
          </table:table-cell>
          <table:table-cell office:value-type="string">
            <text:p>1.622896379</text:p>
          </table:table-cell>
          <table:table-cell office:value-type="string">
            <text:p>1.576017871</text:p>
          </table:table-cell>
          <table:table-cell office:value-type="string">
            <text:p>1.530090765</text:p>
          </table:table-cell>
          <table:table-cell office:value-type="string">
            <text:p>1.419009803</text:p>
          </table:table-cell>
          <table:table-cell office:value-type="string">
            <text:p>1.377994094</text:p>
          </table:table-cell>
          <table:table-cell office:value-type="string">
            <text:p>1.338152284</text:p>
          </table:table-cell>
          <table:table-cell office:value-type="string">
            <text:p>0.934735593</text:p>
          </table:table-cell>
          <table:table-cell office:value-type="string">
            <text:p>0.948044507</text:p>
          </table:table-cell>
          <table:table-cell office:value-type="string">
            <text:p>0.960973392</text:p>
          </table:table-cell>
          <table:table-cell office:value-type="string">
            <text:p>0.938784058</text:p>
          </table:table-cell>
          <table:table-cell office:value-type="string">
            <text:p>0.918579255</text:p>
          </table:table-cell>
          <table:table-cell office:value-type="string">
            <text:p>0.875274577</text:p>
          </table:table-cell>
          <table:table-cell office:value-type="string">
            <text:p>0.882816744</text:p>
          </table:table-cell>
          <table:table-cell office:value-type="string">
            <text:p>0.861535503</text:p>
          </table:table-cell>
          <table:table-cell office:value-type="string">
            <text:p>0.806997061</text:p>
          </table:table-cell>
          <table:table-cell office:value-type="string">
            <text:p>0.801404426</text:p>
          </table:table-cell>
          <table:table-cell office:value-type="string">
            <text:p>0.804529135</text:p>
          </table:table-cell>
          <table:table-cell office:value-type="string">
            <text:p>0.788623738</text:p>
          </table:table-cell>
          <table:table-cell office:value-type="string">
            <text:p>0.76583618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eru</text:p>
          </table:table-cell>
          <table:table-cell office:value-type="string">
            <text:p>PER</text:p>
          </table:table-cell>
          <table:table-cell table:number-columns-repeated="30" office:value-type="string">
            <text:p>..</text:p>
          </table:table-cell>
          <table:table-cell office:value-type="string">
            <text:p>1.594647699</text:p>
          </table:table-cell>
          <table:table-cell office:value-type="string">
            <text:p>1.523047611</text:p>
          </table:table-cell>
          <table:table-cell office:value-type="string">
            <text:p>1.322761321</text:p>
          </table:table-cell>
          <table:table-cell office:value-type="string">
            <text:p>1.263079641</text:p>
          </table:table-cell>
          <table:table-cell office:value-type="string">
            <text:p>1.20825988</text:p>
          </table:table-cell>
          <table:table-cell office:value-type="string">
            <text:p>1.815147652</text:p>
          </table:table-cell>
          <table:table-cell office:value-type="string">
            <text:p>1.882485456</text:p>
          </table:table-cell>
          <table:table-cell office:value-type="string">
            <text:p>1.881471555</text:p>
          </table:table-cell>
          <table:table-cell office:value-type="string">
            <text:p>1.821388702</text:p>
          </table:table-cell>
          <table:table-cell office:value-type="string">
            <text:p>1.669955961</text:p>
          </table:table-cell>
          <table:table-cell office:value-type="string">
            <text:p>1.677839221</text:p>
          </table:table-cell>
          <table:table-cell office:value-type="string">
            <text:p>1.44026665</text:p>
          </table:table-cell>
          <table:table-cell office:value-type="string">
            <text:p>1.464228812</text:p>
          </table:table-cell>
          <table:table-cell office:value-type="string">
            <text:p>1.335017416</text:p>
          </table:table-cell>
          <table:table-cell office:value-type="string">
            <text:p>1.141605055</text:p>
          </table:table-cell>
          <table:table-cell office:value-type="string">
            <text:p>1.101461281</text:p>
          </table:table-cell>
          <table:table-cell office:value-type="string">
            <text:p>1.342323557</text:p>
          </table:table-cell>
          <table:table-cell office:value-type="string">
            <text:p>1.297893159</text:p>
          </table:table-cell>
          <table:table-cell office:value-type="string">
            <text:p>1.22653647</text:p>
          </table:table-cell>
          <table:table-cell office:value-type="string">
            <text:p>1.203112452</text:p>
          </table:table-cell>
          <table:table-cell office:value-type="string">
            <text:p>1.170166674</text:p>
          </table:table-cell>
          <table:table-cell office:value-type="string">
            <text:p>1.156242856</text:p>
          </table:table-cell>
          <table:table-cell office:value-type="string">
            <text:p>1.137577699</text:p>
          </table:table-cell>
          <table:table-cell office:value-type="string">
            <text:p>1.125960497</text:p>
          </table:table-cell>
          <table:table-cell office:value-type="string">
            <text:p>0.920222048</text:p>
          </table:table-cell>
          <table:table-cell office:value-type="string">
            <text:p>0.918080758</text:p>
          </table:table-cell>
          <table:table-cell office:value-type="string">
            <text:p>0.90115802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hilippines</text:p>
          </table:table-cell>
          <table:table-cell office:value-type="string">
            <text:p>PHL</text:p>
          </table:table-cell>
          <table:table-cell table:number-columns-repeated="30" office:value-type="string">
            <text:p>..</text:p>
          </table:table-cell>
          <table:table-cell office:value-type="string">
            <text:p>0.479307482</text:p>
          </table:table-cell>
          <table:table-cell office:value-type="string">
            <text:p>0.455645585</text:p>
          </table:table-cell>
          <table:table-cell office:value-type="string">
            <text:p>0.441324559</text:p>
          </table:table-cell>
          <table:table-cell office:value-type="string">
            <text:p>0.428585911</text:p>
          </table:table-cell>
          <table:table-cell office:value-type="string">
            <text:p>0.405768657</text:p>
          </table:table-cell>
          <table:table-cell office:value-type="string">
            <text:p>0.565614875</text:p>
          </table:table-cell>
          <table:table-cell office:value-type="string">
            <text:p>0.555633324</text:p>
          </table:table-cell>
          <table:table-cell office:value-type="string">
            <text:p>0.552620866</text:p>
          </table:table-cell>
          <table:table-cell office:value-type="string">
            <text:p>0.562331184</text:p>
          </table:table-cell>
          <table:table-cell office:value-type="string">
            <text:p>0.521906146</text:p>
          </table:table-cell>
          <table:table-cell office:value-type="string">
            <text:p>0.495771569</text:p>
          </table:table-cell>
          <table:table-cell office:value-type="string">
            <text:p>0.490972288</text:p>
          </table:table-cell>
          <table:table-cell office:value-type="string">
            <text:p>0.476166381</text:p>
          </table:table-cell>
          <table:table-cell office:value-type="string">
            <text:p>0.465605432</text:p>
          </table:table-cell>
          <table:table-cell office:value-type="string">
            <text:p>0.445106915</text:p>
          </table:table-cell>
          <table:table-cell office:value-type="string">
            <text:p>0.436309097</text:p>
          </table:table-cell>
          <table:table-cell office:value-type="string">
            <text:p>0.424485563</text:p>
          </table:table-cell>
          <table:table-cell office:value-type="string">
            <text:p>0.413959118</text:p>
          </table:table-cell>
          <table:table-cell office:value-type="string">
            <text:p>0.403684791</text:p>
          </table:table-cell>
          <table:table-cell office:value-type="string">
            <text:p>0.439677893</text:p>
          </table:table-cell>
          <table:table-cell office:value-type="string">
            <text:p>0.428428873</text:p>
          </table:table-cell>
          <table:table-cell office:value-type="string">
            <text:p>0.414606453</text:p>
          </table:table-cell>
          <table:table-cell office:value-type="string">
            <text:p>0.408545004</text:p>
          </table:table-cell>
          <table:table-cell office:value-type="string">
            <text:p>0.401628042</text:p>
          </table:table-cell>
          <table:table-cell office:value-type="string">
            <text:p>0.389301762</text:p>
          </table:table-cell>
          <table:table-cell office:value-type="string">
            <text:p>0.385041104</text:p>
          </table:table-cell>
          <table:table-cell office:value-type="string">
            <text:p>0.3782532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oland</text:p>
          </table:table-cell>
          <table:table-cell office:value-type="string">
            <text:p>POL</text:p>
          </table:table-cell>
          <table:table-cell table:number-columns-repeated="30" office:value-type="string">
            <text:p>..</text:p>
          </table:table-cell>
          <table:table-cell office:value-type="string">
            <text:p>1.776264756</text:p>
          </table:table-cell>
          <table:table-cell office:value-type="string">
            <text:p>1.719036503</text:p>
          </table:table-cell>
          <table:table-cell office:value-type="string">
            <text:p>1.514676033</text:p>
          </table:table-cell>
          <table:table-cell office:value-type="string">
            <text:p>1.461993401</text:p>
          </table:table-cell>
          <table:table-cell office:value-type="string">
            <text:p>1.449048555</text:p>
          </table:table-cell>
          <table:table-cell office:value-type="string">
            <text:p>1.736524798</text:p>
          </table:table-cell>
          <table:table-cell office:value-type="string">
            <text:p>1.574763438</text:p>
          </table:table-cell>
          <table:table-cell office:value-type="string">
            <text:p>1.541982875</text:p>
          </table:table-cell>
          <table:table-cell office:value-type="string">
            <text:p>1.532432078</text:p>
          </table:table-cell>
          <table:table-cell office:value-type="string">
            <text:p>1.538218033</text:p>
          </table:table-cell>
          <table:table-cell office:value-type="string">
            <text:p>1.37882971</text:p>
          </table:table-cell>
          <table:table-cell office:value-type="string">
            <text:p>1.297264377</text:p>
          </table:table-cell>
          <table:table-cell office:value-type="string">
            <text:p>1.061050205</text:p>
          </table:table-cell>
          <table:table-cell office:value-type="string">
            <text:p>1.065904764</text:p>
          </table:table-cell>
          <table:table-cell office:value-type="string">
            <text:p>0.938296575</text:p>
          </table:table-cell>
          <table:table-cell office:value-type="string">
            <text:p>0.924160587</text:p>
          </table:table-cell>
          <table:table-cell office:value-type="string">
            <text:p>0.854254635</text:p>
          </table:table-cell>
          <table:table-cell office:value-type="string">
            <text:p>0.819456671</text:p>
          </table:table-cell>
          <table:table-cell office:value-type="string">
            <text:p>0.814074772</text:p>
          </table:table-cell>
          <table:table-cell office:value-type="string">
            <text:p>0.680721987</text:p>
          </table:table-cell>
          <table:table-cell office:value-type="string">
            <text:p>0.673099741</text:p>
          </table:table-cell>
          <table:table-cell office:value-type="string">
            <text:p>0.652067787</text:p>
          </table:table-cell>
          <table:table-cell office:value-type="string">
            <text:p>0.947359713</text:p>
          </table:table-cell>
          <table:table-cell office:value-type="string">
            <text:p>0.945364656</text:p>
          </table:table-cell>
          <table:table-cell office:value-type="string">
            <text:p>0.939111889</text:p>
          </table:table-cell>
          <table:table-cell office:value-type="string">
            <text:p>0.942354737</text:p>
          </table:table-cell>
          <table:table-cell office:value-type="string">
            <text:p>0.96990505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ortugal</text:p>
          </table:table-cell>
          <table:table-cell office:value-type="string">
            <text:p>PRT</text:p>
          </table:table-cell>
          <table:table-cell table:number-columns-repeated="30" office:value-type="string">
            <text:p>..</text:p>
          </table:table-cell>
          <table:table-cell office:value-type="string">
            <text:p>1.827843221</text:p>
          </table:table-cell>
          <table:table-cell office:value-type="string">
            <text:p>1.759319381</text:p>
          </table:table-cell>
          <table:table-cell office:value-type="string">
            <text:p>1.683883676</text:p>
          </table:table-cell>
          <table:table-cell office:value-type="string">
            <text:p>1.426159242</text:p>
          </table:table-cell>
          <table:table-cell office:value-type="string">
            <text:p>2.535087586</text:p>
          </table:table-cell>
          <table:table-cell office:value-type="string">
            <text:p>2.157969152</text:p>
          </table:table-cell>
          <table:table-cell office:value-type="string">
            <text:p>2.130469545</text:p>
          </table:table-cell>
          <table:table-cell office:value-type="string">
            <text:p>2.01331642</text:p>
          </table:table-cell>
          <table:table-cell office:value-type="string">
            <text:p>1.844801622</text:p>
          </table:table-cell>
          <table:table-cell office:value-type="string">
            <text:p>1.751239011</text:p>
          </table:table-cell>
          <table:table-cell office:value-type="string">
            <text:p>1.725192635</text:p>
          </table:table-cell>
          <table:table-cell office:value-type="string">
            <text:p>1.681478311</text:p>
          </table:table-cell>
          <table:table-cell office:value-type="string">
            <text:p>1.653635103</text:p>
          </table:table-cell>
          <table:table-cell office:value-type="string">
            <text:p>1.693724495</text:p>
          </table:table-cell>
          <table:table-cell office:value-type="string">
            <text:p>1.669594879</text:p>
          </table:table-cell>
          <table:table-cell office:value-type="string">
            <text:p>1.689587219</text:p>
          </table:table-cell>
          <table:table-cell office:value-type="string">
            <text:p>1.645415195</text:p>
          </table:table-cell>
          <table:table-cell office:value-type="string">
            <text:p>1.638912907</text:p>
          </table:table-cell>
          <table:table-cell office:value-type="string">
            <text:p>1.640676961</text:p>
          </table:table-cell>
          <table:table-cell office:value-type="string">
            <text:p>1.657660965</text:p>
          </table:table-cell>
          <table:table-cell office:value-type="string">
            <text:p>1.645635479</text:p>
          </table:table-cell>
          <table:table-cell office:value-type="string">
            <text:p>1.66261967</text:p>
          </table:table-cell>
          <table:table-cell office:value-type="string">
            <text:p>1.675818715</text:p>
          </table:table-cell>
          <table:table-cell office:value-type="string">
            <text:p>1.507346355</text:p>
          </table:table-cell>
          <table:table-cell office:value-type="string">
            <text:p>1.48992261</text:p>
          </table:table-cell>
          <table:table-cell office:value-type="string">
            <text:p>1.410437776</text:p>
          </table:table-cell>
          <table:table-cell office:value-type="string">
            <text:p>1.43069291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ost-demographic dividend</text:p>
          </table:table-cell>
          <table:table-cell office:value-type="string">
            <text:p>PST</text:p>
          </table:table-cell>
          <table:table-cell table:number-columns-repeated="30" office:value-type="string">
            <text:p>..</text:p>
          </table:table-cell>
          <table:table-cell office:value-type="string">
            <text:p>1.588412511</text:p>
          </table:table-cell>
          <table:table-cell office:value-type="string">
            <text:p>1.539114555</text:p>
          </table:table-cell>
          <table:table-cell office:value-type="string">
            <text:p>1.464270445</text:p>
          </table:table-cell>
          <table:table-cell office:value-type="string">
            <text:p>1.383832282</text:p>
          </table:table-cell>
          <table:table-cell office:value-type="string">
            <text:p>1.328980819</text:p>
          </table:table-cell>
          <table:table-cell office:value-type="string">
            <text:p>1.400955109</text:p>
          </table:table-cell>
          <table:table-cell office:value-type="string">
            <text:p>1.379739246</text:p>
          </table:table-cell>
          <table:table-cell office:value-type="string">
            <text:p>1.310770982</text:p>
          </table:table-cell>
          <table:table-cell office:value-type="string">
            <text:p>1.300940991</text:p>
          </table:table-cell>
          <table:table-cell office:value-type="string">
            <text:p>1.261931677</text:p>
          </table:table-cell>
          <table:table-cell office:value-type="string">
            <text:p>1.176640513</text:p>
          </table:table-cell>
          <table:table-cell office:value-type="string">
            <text:p>1.159620137</text:p>
          </table:table-cell>
          <table:table-cell office:value-type="string">
            <text:p>1.158943728</text:p>
          </table:table-cell>
          <table:table-cell office:value-type="string">
            <text:p>1.133518347</text:p>
          </table:table-cell>
          <table:table-cell office:value-type="string">
            <text:p>1.073257633</text:p>
          </table:table-cell>
          <table:table-cell office:value-type="string">
            <text:p>1.109357118</text:p>
          </table:table-cell>
          <table:table-cell office:value-type="string">
            <text:p>1.026243108</text:p>
          </table:table-cell>
          <table:table-cell office:value-type="string">
            <text:p>1.017953351</text:p>
          </table:table-cell>
          <table:table-cell office:value-type="string">
            <text:p>1.007467382</text:p>
          </table:table-cell>
          <table:table-cell office:value-type="string">
            <text:p>0.97909487</text:p>
          </table:table-cell>
          <table:table-cell office:value-type="string">
            <text:p>0.98309162</text:p>
          </table:table-cell>
          <table:table-cell office:value-type="string">
            <text:p>0.950314221</text:p>
          </table:table-cell>
          <table:table-cell office:value-type="string">
            <text:p>0.933811536</text:p>
          </table:table-cell>
          <table:table-cell office:value-type="string">
            <text:p>0.894953702</text:p>
          </table:table-cell>
          <table:table-cell office:value-type="string">
            <text:p>0.889798997</text:p>
          </table:table-cell>
          <table:table-cell office:value-type="string">
            <text:p>0.885246821</text:p>
          </table:table-cell>
          <table:table-cell office:value-type="string">
            <text:p>0.88054563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re-demographic dividend</text:p>
          </table:table-cell>
          <table:table-cell office:value-type="string">
            <text:p>PRE</text:p>
          </table:table-cell>
          <table:table-cell table:number-columns-repeated="30" office:value-type="string">
            <text:p>..</text:p>
          </table:table-cell>
          <table:table-cell office:value-type="string">
            <text:p>1.56849213</text:p>
          </table:table-cell>
          <table:table-cell office:value-type="string">
            <text:p>0.911815416</text:p>
          </table:table-cell>
          <table:table-cell office:value-type="string">
            <text:p>0.801049565</text:p>
          </table:table-cell>
          <table:table-cell office:value-type="string">
            <text:p>0.795952593</text:p>
          </table:table-cell>
          <table:table-cell office:value-type="string">
            <text:p>0.749837049</text:p>
          </table:table-cell>
          <table:table-cell office:value-type="string">
            <text:p>1.123518502</text:p>
          </table:table-cell>
          <table:table-cell office:value-type="string">
            <text:p>1.116119826</text:p>
          </table:table-cell>
          <table:table-cell office:value-type="string">
            <text:p>1.101922322</text:p>
          </table:table-cell>
          <table:table-cell office:value-type="string">
            <text:p>1.091615636</text:p>
          </table:table-cell>
          <table:table-cell office:value-type="string">
            <text:p>1.057655561</text:p>
          </table:table-cell>
          <table:table-cell office:value-type="string">
            <text:p>1.054371823</text:p>
          </table:table-cell>
          <table:table-cell office:value-type="string">
            <text:p>0.857995198</text:p>
          </table:table-cell>
          <table:table-cell office:value-type="string">
            <text:p>0.840022169</text:p>
          </table:table-cell>
          <table:table-cell office:value-type="string">
            <text:p>0.848219033</text:p>
          </table:table-cell>
          <table:table-cell office:value-type="string">
            <text:p>0.615234067</text:p>
          </table:table-cell>
          <table:table-cell office:value-type="string">
            <text:p>0.628232821</text:p>
          </table:table-cell>
          <table:table-cell office:value-type="string">
            <text:p>..</text:p>
          </table:table-cell>
          <table:table-cell office:value-type="string">
            <text:p>0.676897286</text:p>
          </table:table-cell>
          <table:table-cell office:value-type="string">
            <text:p>0.764607256</text:p>
          </table:table-cell>
          <table:table-cell office:value-type="string">
            <text:p>0.833445964</text:p>
          </table:table-cell>
          <table:table-cell office:value-type="string">
            <text:p>0.93915414</text:p>
          </table:table-cell>
          <table:table-cell office:value-type="string">
            <text:p>0.991604041</text:p>
          </table:table-cell>
          <table:table-cell office:value-type="string">
            <text:p>0.967535405</text:p>
          </table:table-cell>
          <table:table-cell office:value-type="string">
            <text:p>0.704315822</text:p>
          </table:table-cell>
          <table:table-cell office:value-type="string">
            <text:p>0.680559627</text:p>
          </table:table-cell>
          <table:table-cell office:value-type="string">
            <text:p>0.67289282</text:p>
          </table:table-cell>
          <table:table-cell office:value-type="string">
            <text:p>0.61623630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Puerto Rico</text:p>
          </table:table-cell>
          <table:table-cell office:value-type="string">
            <text:p>PRI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Qatar</text:p>
          </table:table-cell>
          <table:table-cell office:value-type="string">
            <text:p>QAT</text:p>
          </table:table-cell>
          <table:table-cell table:number-columns-repeated="30" office:value-type="string">
            <text:p>..</text:p>
          </table:table-cell>
          <table:table-cell office:value-type="string">
            <text:p>4.0308839</text:p>
          </table:table-cell>
          <table:table-cell office:value-type="string">
            <text:p>3.930789517</text:p>
          </table:table-cell>
          <table:table-cell office:value-type="string">
            <text:p>2.81447343</text:p>
          </table:table-cell>
          <table:table-cell office:value-type="string">
            <text:p>2.775763422</text:p>
          </table:table-cell>
          <table:table-cell office:value-type="string">
            <text:p>3.42587771</text:p>
          </table:table-cell>
          <table:table-cell office:value-type="string">
            <text:p>3.747556492</text:p>
          </table:table-cell>
          <table:table-cell office:value-type="string">
            <text:p>3.926644948</text:p>
          </table:table-cell>
          <table:table-cell office:value-type="string">
            <text:p>3.853061224</text:p>
          </table:table-cell>
          <table:table-cell office:value-type="string">
            <text:p>3.746281498</text:p>
          </table:table-cell>
          <table:table-cell office:value-type="string">
            <text:p>3.620364859</text:p>
          </table:table-cell>
          <table:table-cell office:value-type="string">
            <text:p>3.629806912</text:p>
          </table:table-cell>
          <table:table-cell office:value-type="string">
            <text:p>3.430196888</text:p>
          </table:table-cell>
          <table:table-cell office:value-type="string">
            <text:p>3.251486769</text:p>
          </table:table-cell>
          <table:table-cell office:value-type="string">
            <text:p>2.994214405</text:p>
          </table:table-cell>
          <table:table-cell office:value-type="string">
            <text:p>2.578161255</text:p>
          </table:table-cell>
          <table:table-cell office:value-type="string">
            <text:p>2.209716862</text:p>
          </table:table-cell>
          <table:table-cell office:value-type="string">
            <text:p>1.807449403</text:p>
          </table:table-cell>
          <table:table-cell office:value-type="string">
            <text:p>1.467297605</text:p>
          </table:table-cell>
          <table:table-cell office:value-type="string">
            <text:p>1.211650015</text:p>
          </table:table-cell>
          <table:table-cell office:value-type="string">
            <text:p>1.01020824</text:p>
          </table:table-cell>
          <table:table-cell office:value-type="string">
            <text:p>0.880234411</text:p>
          </table:table-cell>
          <table:table-cell office:value-type="string">
            <text:p>0.809960593</text:p>
          </table:table-cell>
          <table:table-cell office:value-type="string">
            <text:p>0.751556454</text:p>
          </table:table-cell>
          <table:table-cell office:value-type="string">
            <text:p>0.703507402</text:p>
          </table:table-cell>
          <table:table-cell office:value-type="string">
            <text:p>0.663487176</text:p>
          </table:table-cell>
          <table:table-cell office:value-type="string">
            <text:p>0.630203182</text:p>
          </table:table-cell>
          <table:table-cell office:value-type="string">
            <text:p>1.11486188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Romania</text:p>
          </table:table-cell>
          <table:table-cell office:value-type="string">
            <text:p>ROU</text:p>
          </table:table-cell>
          <table:table-cell table:number-columns-repeated="30" office:value-type="string">
            <text:p>..</text:p>
          </table:table-cell>
          <table:table-cell office:value-type="string">
            <text:p>1.041568331</text:p>
          </table:table-cell>
          <table:table-cell office:value-type="string">
            <text:p>1.661065323</text:p>
          </table:table-cell>
          <table:table-cell office:value-type="string">
            <text:p>1.417545071</text:p>
          </table:table-cell>
          <table:table-cell office:value-type="string">
            <text:p>1.637550607</text:p>
          </table:table-cell>
          <table:table-cell office:value-type="string">
            <text:p>1.629967673</text:p>
          </table:table-cell>
          <table:table-cell office:value-type="string">
            <text:p>2.414869733</text:p>
          </table:table-cell>
          <table:table-cell office:value-type="string">
            <text:p>2.580963785</text:p>
          </table:table-cell>
          <table:table-cell office:value-type="string">
            <text:p>2.557701427</text:p>
          </table:table-cell>
          <table:table-cell office:value-type="string">
            <text:p>2.503819055</text:p>
          </table:table-cell>
          <table:table-cell office:value-type="string">
            <text:p>2.394629732</text:p>
          </table:table-cell>
          <table:table-cell office:value-type="string">
            <text:p>2.407869828</text:p>
          </table:table-cell>
          <table:table-cell office:value-type="string">
            <text:p>1.570747329</text:p>
          </table:table-cell>
          <table:table-cell office:value-type="string">
            <text:p>1.746435847</text:p>
          </table:table-cell>
          <table:table-cell office:value-type="string">
            <text:p>1.779647306</text:p>
          </table:table-cell>
          <table:table-cell office:value-type="string">
            <text:p>1.7796734</text:p>
          </table:table-cell>
          <table:table-cell office:value-type="string">
            <text:p>1.846164822</text:p>
          </table:table-cell>
          <table:table-cell office:value-type="string">
            <text:p>1.581830885</text:p>
          </table:table-cell>
          <table:table-cell office:value-type="string">
            <text:p>1.600399493</text:p>
          </table:table-cell>
          <table:table-cell office:value-type="string">
            <text:p>1.637657298</text:p>
          </table:table-cell>
          <table:table-cell office:value-type="string">
            <text:p>1.643801553</text:p>
          </table:table-cell>
          <table:table-cell office:value-type="string">
            <text:p>1.640890041</text:p>
          </table:table-cell>
          <table:table-cell office:value-type="string">
            <text:p>1.646852732</text:p>
          </table:table-cell>
          <table:table-cell office:value-type="string">
            <text:p>1.638980214</text:p>
          </table:table-cell>
          <table:table-cell office:value-type="string">
            <text:p>1.647947091</text:p>
          </table:table-cell>
          <table:table-cell office:value-type="string">
            <text:p>1.644266747</text:p>
          </table:table-cell>
          <table:table-cell office:value-type="string">
            <text:p>1.652018368</text:p>
          </table:table-cell>
          <table:table-cell office:value-type="string">
            <text:p>1.66928079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Russian Federation</text:p>
          </table:table-cell>
          <table:table-cell office:value-type="string">
            <text:p>RUS</text:p>
          </table:table-cell>
          <table:table-cell table:number-columns-repeated="32" office:value-type="string">
            <text:p>..</text:p>
          </table:table-cell>
          <table:table-cell office:value-type="string">
            <text:p>2.481562869</text:p>
          </table:table-cell>
          <table:table-cell office:value-type="string">
            <text:p>2.006094891</text:p>
          </table:table-cell>
          <table:table-cell office:value-type="string">
            <text:p>1.921133069</text:p>
          </table:table-cell>
          <table:table-cell office:value-type="string">
            <text:p>2.47876166</text:p>
          </table:table-cell>
          <table:table-cell office:value-type="string">
            <text:p>2.2561109</text:p>
          </table:table-cell>
          <table:table-cell office:value-type="string">
            <text:p>2.58292434</text:p>
          </table:table-cell>
          <table:table-cell office:value-type="string">
            <text:p>2.435661368</text:p>
          </table:table-cell>
          <table:table-cell office:value-type="string">
            <text:p>2.005260952</text:p>
          </table:table-cell>
          <table:table-cell office:value-type="string">
            <text:p>1.922194714</text:p>
          </table:table-cell>
          <table:table-cell office:value-type="string">
            <text:p>1.900984047</text:p>
          </table:table-cell>
          <table:table-cell office:value-type="string">
            <text:p>1.891573445</text:p>
          </table:table-cell>
          <table:table-cell office:value-type="string">
            <text:p>1.857746302</text:p>
          </table:table-cell>
          <table:table-cell office:value-type="string">
            <text:p>1.951126931</text:p>
          </table:table-cell>
          <table:table-cell office:value-type="string">
            <text:p>1.937400999</text:p>
          </table:table-cell>
          <table:table-cell office:value-type="string">
            <text:p>1.922982196</text:p>
          </table:table-cell>
          <table:table-cell office:value-type="string">
            <text:p>1.937498173</text:p>
          </table:table-cell>
          <table:table-cell office:value-type="string">
            <text:p>1.924449653</text:p>
          </table:table-cell>
          <table:table-cell office:value-type="string">
            <text:p>1.947568486</text:p>
          </table:table-cell>
          <table:table-cell office:value-type="string">
            <text:p>1.866953406</text:p>
          </table:table-cell>
          <table:table-cell office:value-type="string">
            <text:p>1.772308074</text:p>
          </table:table-cell>
          <table:table-cell office:value-type="string">
            <text:p>1.77603718</text:p>
          </table:table-cell>
          <table:table-cell office:value-type="string">
            <text:p>1.646605286</text:p>
          </table:table-cell>
          <table:table-cell office:value-type="string">
            <text:p>1.685678686</text:p>
          </table:table-cell>
          <table:table-cell office:value-type="string">
            <text:p>1.953105952</text:p>
          </table:table-cell>
          <table:table-cell office:value-type="string">
            <text:p>1.90808610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Rwanda</text:p>
          </table:table-cell>
          <table:table-cell office:value-type="string">
            <text:p>RWA</text:p>
          </table:table-cell>
          <table:table-cell table:number-columns-repeated="30" office:value-type="string">
            <text:p>..</text:p>
          </table:table-cell>
          <table:table-cell office:value-type="string">
            <text:p>0.182715648</text:p>
          </table:table-cell>
          <table:table-cell office:value-type="string">
            <text:p>0.929783955</text:p>
          </table:table-cell>
          <table:table-cell office:value-type="string">
            <text:p>0.962593921</text:p>
          </table:table-cell>
          <table:table-cell office:value-type="string">
            <text:p>0.999975001</text:p>
          </table:table-cell>
          <table:table-cell office:value-type="string">
            <text:p>1.021564199</text:p>
          </table:table-cell>
          <table:table-cell office:value-type="string">
            <text:p>1.594065464</text:p>
          </table:table-cell>
          <table:table-cell office:value-type="string">
            <text:p>1.312435855</text:p>
          </table:table-cell>
          <table:table-cell office:value-type="string">
            <text:p>1.914514459</text:p>
          </table:table-cell>
          <table:table-cell office:value-type="string">
            <text:p>1.553773512</text:p>
          </table:table-cell>
          <table:table-cell office:value-type="string">
            <text:p>1.457210236</text:p>
          </table:table-cell>
          <table:table-cell office:value-type="string">
            <text:p>1.94904129</text:p>
          </table:table-cell>
          <table:table-cell office:value-type="string">
            <text:p>1.945813287</text:p>
          </table:table-cell>
          <table:table-cell office:value-type="string">
            <text:p>1.910843848</text:p>
          </table:table-cell>
          <table:table-cell office:value-type="string">
            <text:p>1.420541874</text:p>
          </table:table-cell>
          <table:table-cell office:value-type="string">
            <text:p>1.205711432</text:p>
          </table:table-cell>
          <table:table-cell office:value-type="string">
            <text:p>1.176249177</text:p>
          </table:table-cell>
          <table:table-cell office:value-type="string">
            <text:p>..</text:p>
          </table:table-cell>
          <table:table-cell office:value-type="string">
            <text:p>0.734795506</text:p>
          </table:table-cell>
          <table:table-cell office:value-type="string">
            <text:p>0.71459474</text:p>
          </table:table-cell>
          <table:table-cell office:value-type="string">
            <text:p>0.694748259</text:p>
          </table:table-cell>
          <table:table-cell office:value-type="string">
            <text:p>0.675437056</text:p>
          </table:table-cell>
          <table:table-cell office:value-type="string">
            <text:p>0.657393289</text:p>
          </table:table-cell>
          <table:table-cell office:value-type="string">
            <text:p>0.639472052</text:p>
          </table:table-cell>
          <table:table-cell office:value-type="string">
            <text:p>0.621715786</text:p>
          </table:table-cell>
          <table:table-cell office:value-type="string">
            <text:p>0.604648712</text:p>
          </table:table-cell>
          <table:table-cell office:value-type="string">
            <text:p>0.588292838</text:p>
          </table:table-cell>
          <table:table-cell office:value-type="string">
            <text:p>0.57222707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amoa</text:p>
          </table:table-cell>
          <table:table-cell office:value-type="string">
            <text:p>WS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an Marino</text:p>
          </table:table-cell>
          <table:table-cell office:value-type="string">
            <text:p>SMR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table:number-columns-repeated="30" office:value-type="string">
            <text:p>..</text:p>
          </table:table-cell>
          <table:table-cell office:value-type="string">
            <text:p>3.022517757</text:p>
          </table:table-cell>
          <table:table-cell office:value-type="string">
            <text:p>2.962524071</text:p>
          </table:table-cell>
          <table:table-cell office:value-type="string">
            <text:p>2.895529303</text:p>
          </table:table-cell>
          <table:table-cell office:value-type="string">
            <text:p>2.826535515</text:p>
          </table:table-cell>
          <table:table-cell office:value-type="string">
            <text:p>2.761439262</text:p>
          </table:table-cell>
          <table:table-cell office:value-type="string">
            <text:p>2.699055331</text:p>
          </table:table-cell>
          <table:table-cell office:value-type="string">
            <text:p>2.630402188</text:p>
          </table:table-cell>
          <table:table-cell office:value-type="string">
            <text:p>2.563971078</text:p>
          </table:table-cell>
          <table:table-cell office:value-type="string">
            <text:p>2.497876805</text:p>
          </table:table-cell>
          <table:table-cell office:value-type="string">
            <text:p>2.430724356</text:p>
          </table:table-cell>
          <table:table-cell table:number-columns-repeated="1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audi Arabia</text:p>
          </table:table-cell>
          <table:table-cell office:value-type="string">
            <text:p>SAU</text:p>
          </table:table-cell>
          <table:table-cell table:number-columns-repeated="30" office:value-type="string">
            <text:p>..</text:p>
          </table:table-cell>
          <table:table-cell office:value-type="string">
            <text:p>2.893662463</text:p>
          </table:table-cell>
          <table:table-cell office:value-type="string">
            <text:p>3.671340097</text:p>
          </table:table-cell>
          <table:table-cell office:value-type="string">
            <text:p>3.213159907</text:p>
          </table:table-cell>
          <table:table-cell office:value-type="string">
            <text:p>3.152935906</text:p>
          </table:table-cell>
          <table:table-cell office:value-type="string">
            <text:p>2.956744984</text:p>
          </table:table-cell>
          <table:table-cell office:value-type="string">
            <text:p>3.151726418</text:p>
          </table:table-cell>
          <table:table-cell office:value-type="string">
            <text:p>3.123572191</text:p>
          </table:table-cell>
          <table:table-cell office:value-type="string">
            <text:p>3.063593664</text:p>
          </table:table-cell>
          <table:table-cell office:value-type="string">
            <text:p>3.004771679</text:p>
          </table:table-cell>
          <table:table-cell office:value-type="string">
            <text:p>2.932401071</text:p>
          </table:table-cell>
          <table:table-cell office:value-type="string">
            <text:p>3.388768061</text:p>
          </table:table-cell>
          <table:table-cell office:value-type="string">
            <text:p>3.283067038</text:p>
          </table:table-cell>
          <table:table-cell office:value-type="string">
            <text:p>3.120058245</text:p>
          </table:table-cell>
          <table:table-cell office:value-type="string">
            <text:p>2.971356674</text:p>
          </table:table-cell>
          <table:table-cell office:value-type="string">
            <text:p>2.814776525</text:p>
          </table:table-cell>
          <table:table-cell office:value-type="string">
            <text:p>2.707388802</text:p>
          </table:table-cell>
          <table:table-cell office:value-type="string">
            <text:p>2.886964166</text:p>
          </table:table-cell>
          <table:table-cell office:value-type="string">
            <text:p>2.752268222</text:p>
          </table:table-cell>
          <table:table-cell office:value-type="string">
            <text:p>2.654436037</text:p>
          </table:table-cell>
          <table:table-cell office:value-type="string">
            <text:p>2.680345543</text:p>
          </table:table-cell>
          <table:table-cell office:value-type="string">
            <text:p>2.531963754</text:p>
          </table:table-cell>
          <table:table-cell office:value-type="string">
            <text:p>2.374210694</text:p>
          </table:table-cell>
          <table:table-cell office:value-type="string">
            <text:p>2.222716953</text:p>
          </table:table-cell>
          <table:table-cell office:value-type="string">
            <text:p>2.123133289</text:p>
          </table:table-cell>
          <table:table-cell office:value-type="string">
            <text:p>2.029634111</text:p>
          </table:table-cell>
          <table:table-cell office:value-type="string">
            <text:p>1.935865805</text:p>
          </table:table-cell>
          <table:table-cell office:value-type="string">
            <text:p>1.87248322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enegal</text:p>
          </table:table-cell>
          <table:table-cell office:value-type="string">
            <text:p>SEN</text:p>
          </table:table-cell>
          <table:table-cell table:number-columns-repeated="30" office:value-type="string">
            <text:p>..</text:p>
          </table:table-cell>
          <table:table-cell office:value-type="string">
            <text:p>0.836048168</text:p>
          </table:table-cell>
          <table:table-cell office:value-type="string">
            <text:p>0.811037682</text:p>
          </table:table-cell>
          <table:table-cell office:value-type="string">
            <text:p>0.78647267</text:p>
          </table:table-cell>
          <table:table-cell office:value-type="string">
            <text:p>0.762827258</text:p>
          </table:table-cell>
          <table:table-cell office:value-type="string">
            <text:p>0.575727257</text:p>
          </table:table-cell>
          <table:table-cell office:value-type="string">
            <text:p>0.695548728</text:p>
          </table:table-cell>
          <table:table-cell office:value-type="string">
            <text:p>0.678412032</text:p>
          </table:table-cell>
          <table:table-cell office:value-type="string">
            <text:p>0.660344612</text:p>
          </table:table-cell>
          <table:table-cell office:value-type="string">
            <text:p>0.631978248</text:p>
          </table:table-cell>
          <table:table-cell office:value-type="string">
            <text:p>0.617041301</text:p>
          </table:table-cell>
          <table:table-cell office:value-type="string">
            <text:p>0.545016023</text:p>
          </table:table-cell>
          <table:table-cell office:value-type="string">
            <text:p>0.537747459</text:p>
          </table:table-cell>
          <table:table-cell office:value-type="string">
            <text:p>0.509510414</text:p>
          </table:table-cell>
          <table:table-cell office:value-type="string">
            <text:p>0.60635934</text:p>
          </table:table-cell>
          <table:table-cell office:value-type="string">
            <text:p>0.57034853</text:p>
          </table:table-cell>
          <table:table-cell office:value-type="string">
            <text:p>0.58497663</text:p>
          </table:table-cell>
          <table:table-cell office:value-type="string">
            <text:p>0.568318289</text:p>
          </table:table-cell>
          <table:table-cell office:value-type="string">
            <text:p>0.541543976</text:p>
          </table:table-cell>
          <table:table-cell office:value-type="string">
            <text:p>0.51588253</text:p>
          </table:table-cell>
          <table:table-cell office:value-type="string">
            <text:p>0.481418214</text:p>
          </table:table-cell>
          <table:table-cell office:value-type="string">
            <text:p>0.458315898</text:p>
          </table:table-cell>
          <table:table-cell office:value-type="string">
            <text:p>0.435772723</text:p>
          </table:table-cell>
          <table:table-cell office:value-type="string">
            <text:p>0.42192236</text:p>
          </table:table-cell>
          <table:table-cell office:value-type="string">
            <text:p>0.408377536</text:p>
          </table:table-cell>
          <table:table-cell office:value-type="string">
            <text:p>0.395396396</text:p>
          </table:table-cell>
          <table:table-cell office:value-type="string">
            <text:p>0.383090706</text:p>
          </table:table-cell>
          <table:table-cell office:value-type="string">
            <text:p>0.37147132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erbia</text:p>
          </table:table-cell>
          <table:table-cell office:value-type="string">
            <text:p>SRB</text:p>
          </table:table-cell>
          <table:table-cell table:number-columns-repeated="30" office:value-type="string">
            <text:p>..</text:p>
          </table:table-cell>
          <table:table-cell office:value-type="string">
            <text:p>5.410061633</text:p>
          </table:table-cell>
          <table:table-cell office:value-type="string">
            <text:p>5.044598429</text:p>
          </table:table-cell>
          <table:table-cell office:value-type="string">
            <text:p>4.046299113</text:p>
          </table:table-cell>
          <table:table-cell office:value-type="string">
            <text:p>2.927025165</text:p>
          </table:table-cell>
          <table:table-cell office:value-type="string">
            <text:p>3.782064635</text:p>
          </table:table-cell>
          <table:table-cell office:value-type="string">
            <text:p>4.85607996</text:p>
          </table:table-cell>
          <table:table-cell office:value-type="string">
            <text:p>4.475781133</text:p>
          </table:table-cell>
          <table:table-cell office:value-type="string">
            <text:p>4.500914526</text:p>
          </table:table-cell>
          <table:table-cell office:value-type="string">
            <text:p>4.514897679</text:p>
          </table:table-cell>
          <table:table-cell office:value-type="string">
            <text:p>4.331692487</text:p>
          </table:table-cell>
          <table:table-cell office:value-type="string">
            <text:p>4.03482497</text:p>
          </table:table-cell>
          <table:table-cell office:value-type="string">
            <text:p>5.920991601</text:p>
          </table:table-cell>
          <table:table-cell office:value-type="string">
            <text:p>3.72479035</text:p>
          </table:table-cell>
          <table:table-cell office:value-type="string">
            <text:p>3.275744819</text:p>
          </table:table-cell>
          <table:table-cell office:value-type="string">
            <text:p>3.314061563</text:p>
          </table:table-cell>
          <table:table-cell office:value-type="string">
            <text:p>3.325622927</text:p>
          </table:table-cell>
          <table:table-cell office:value-type="string">
            <text:p>0.728511196</text:p>
          </table:table-cell>
          <table:table-cell office:value-type="string">
            <text:p>0.729074868</text:p>
          </table:table-cell>
          <table:table-cell office:value-type="string">
            <text:p>0.740985678</text:p>
          </table:table-cell>
          <table:table-cell office:value-type="string">
            <text:p>0.925933874</text:p>
          </table:table-cell>
          <table:table-cell office:value-type="string">
            <text:p>0.949344602</text:p>
          </table:table-cell>
          <table:table-cell office:value-type="string">
            <text:p>0.923014977</text:p>
          </table:table-cell>
          <table:table-cell office:value-type="string">
            <text:p>0.918294914</text:p>
          </table:table-cell>
          <table:table-cell office:value-type="string">
            <text:p>0.906751189</text:p>
          </table:table-cell>
          <table:table-cell office:value-type="string">
            <text:p>0.904648738</text:p>
          </table:table-cell>
          <table:table-cell office:value-type="string">
            <text:p>0.915397738</text:p>
          </table:table-cell>
          <table:table-cell office:value-type="string">
            <text:p>1.00401226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eychelles</text:p>
          </table:table-cell>
          <table:table-cell office:value-type="string">
            <text:p>SYC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ierra Leone</text:p>
          </table:table-cell>
          <table:table-cell office:value-type="string">
            <text:p>SLE</text:p>
          </table:table-cell>
          <table:table-cell table:number-columns-repeated="30" office:value-type="string">
            <text:p>..</text:p>
          </table:table-cell>
          <table:table-cell office:value-type="string">
            <text:p>0.324307215</text:p>
          </table:table-cell>
          <table:table-cell office:value-type="string">
            <text:p>0.323517385</text:p>
          </table:table-cell>
          <table:table-cell office:value-type="string">
            <text:p>0.517676384</text:p>
          </table:table-cell>
          <table:table-cell office:value-type="string">
            <text:p>0.325804215</text:p>
          </table:table-cell>
          <table:table-cell office:value-type="string">
            <text:p>0.327622652</text:p>
          </table:table-cell>
          <table:table-cell office:value-type="string">
            <text:p>0.45900014</text:p>
          </table:table-cell>
          <table:table-cell office:value-type="string">
            <text:p>0.983507884</text:p>
          </table:table-cell>
          <table:table-cell office:value-type="string">
            <text:p>1.029803692</text:p>
          </table:table-cell>
          <table:table-cell office:value-type="string">
            <text:p>0.373819006</text:p>
          </table:table-cell>
          <table:table-cell office:value-type="string">
            <text:p>0.240054025</text:p>
          </table:table-cell>
          <table:table-cell office:value-type="string">
            <text:p>0.233522671</text:p>
          </table:table-cell>
          <table:table-cell office:value-type="string">
            <text:p>0.354700281</text:p>
          </table:table-cell>
          <table:table-cell office:value-type="string">
            <text:p>0.73650385</text:p>
          </table:table-cell>
          <table:table-cell office:value-type="string">
            <text:p>0.701998807</text:p>
          </table:table-cell>
          <table:table-cell office:value-type="string">
            <text:p>0.654655583</text:p>
          </table:table-cell>
          <table:table-cell office:value-type="string">
            <text:p>0.635276824</text:p>
          </table:table-cell>
          <table:table-cell office:value-type="string">
            <text:p>0.526584625</text:p>
          </table:table-cell>
          <table:table-cell office:value-type="string">
            <text:p>0.518054188</text:p>
          </table:table-cell>
          <table:table-cell office:value-type="string">
            <text:p>0.510904087</text:p>
          </table:table-cell>
          <table:table-cell office:value-type="string">
            <text:p>0.481087974</text:p>
          </table:table-cell>
          <table:table-cell office:value-type="string">
            <text:p>0.474123898</text:p>
          </table:table-cell>
          <table:table-cell office:value-type="string">
            <text:p>0.468222622</text:p>
          </table:table-cell>
          <table:table-cell office:value-type="string">
            <text:p>0.461937657</text:p>
          </table:table-cell>
          <table:table-cell office:value-type="string">
            <text:p>0.455464467</text:p>
          </table:table-cell>
          <table:table-cell office:value-type="string">
            <text:p>0.363534341</text:p>
          </table:table-cell>
          <table:table-cell office:value-type="string">
            <text:p>0.352416478</text:p>
          </table:table-cell>
          <table:table-cell office:value-type="string">
            <text:p>0.34379452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ingapore</text:p>
          </table:table-cell>
          <table:table-cell office:value-type="string">
            <text:p>SGP</text:p>
          </table:table-cell>
          <table:table-cell table:number-columns-repeated="30" office:value-type="string">
            <text:p>..</text:p>
          </table:table-cell>
          <table:table-cell office:value-type="string">
            <text:p>3.706321661</text:p>
          </table:table-cell>
          <table:table-cell office:value-type="string">
            <text:p>3.575923562</text:p>
          </table:table-cell>
          <table:table-cell office:value-type="string">
            <text:p>3.46122562</text:p>
          </table:table-cell>
          <table:table-cell office:value-type="string">
            <text:p>3.367821428</text:p>
          </table:table-cell>
          <table:table-cell office:value-type="string">
            <text:p>3.252534944</text:p>
          </table:table-cell>
          <table:table-cell office:value-type="string">
            <text:p>3.67589494</text:p>
          </table:table-cell>
          <table:table-cell office:value-type="string">
            <text:p>3.537251852</text:p>
          </table:table-cell>
          <table:table-cell office:value-type="string">
            <text:p>9.280171506</text:p>
          </table:table-cell>
          <table:table-cell office:value-type="string">
            <text:p>9.104307624</text:p>
          </table:table-cell>
          <table:table-cell office:value-type="string">
            <text:p>9.033112596</text:p>
          </table:table-cell>
          <table:table-cell office:value-type="string">
            <text:p>8.232531643</text:p>
          </table:table-cell>
          <table:table-cell office:value-type="string">
            <text:p>7.295368456</text:p>
          </table:table-cell>
          <table:table-cell office:value-type="string">
            <text:p>7.391704226</text:p>
          </table:table-cell>
          <table:table-cell office:value-type="string">
            <text:p>8.032327262</text:p>
          </table:table-cell>
          <table:table-cell office:value-type="string">
            <text:p>7.720053095</text:p>
          </table:table-cell>
          <table:table-cell office:value-type="string">
            <text:p>7.542619186</text:p>
          </table:table-cell>
          <table:table-cell office:value-type="string">
            <text:p>7.216600428</text:p>
          </table:table-cell>
          <table:table-cell office:value-type="string">
            <text:p>6.831389046</text:p>
          </table:table-cell>
          <table:table-cell office:value-type="string">
            <text:p>6.35146658</text:p>
          </table:table-cell>
          <table:table-cell office:value-type="string">
            <text:p>5.410915964</text:p>
          </table:table-cell>
          <table:table-cell office:value-type="string">
            <text:p>5.25210271</text:p>
          </table:table-cell>
          <table:table-cell office:value-type="string">
            <text:p>5.113189952</text:p>
          </table:table-cell>
          <table:table-cell office:value-type="string">
            <text:p>4.928272927</text:p>
          </table:table-cell>
          <table:table-cell office:value-type="string">
            <text:p>4.83133059</text:p>
          </table:table-cell>
          <table:table-cell office:value-type="string">
            <text:p>4.700710298</text:p>
          </table:table-cell>
          <table:table-cell office:value-type="string">
            <text:p>4.580442627</text:p>
          </table:table-cell>
          <table:table-cell office:value-type="string">
            <text:p>4.522647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lovak Republic</text:p>
          </table:table-cell>
          <table:table-cell office:value-type="string">
            <text:p>SVK</text:p>
          </table:table-cell>
          <table:table-cell table:number-columns-repeated="33" office:value-type="string">
            <text:p>..</text:p>
          </table:table-cell>
          <table:table-cell office:value-type="string">
            <text:p>1.309467689</text:p>
          </table:table-cell>
          <table:table-cell office:value-type="string">
            <text:p>1.912818611</text:p>
          </table:table-cell>
          <table:table-cell office:value-type="string">
            <text:p>2.055529111</text:p>
          </table:table-cell>
          <table:table-cell office:value-type="string">
            <text:p>1.852060139</text:p>
          </table:table-cell>
          <table:table-cell office:value-type="string">
            <text:p>1.793526383</text:p>
          </table:table-cell>
          <table:table-cell office:value-type="string">
            <text:p>1.902808276</text:p>
          </table:table-cell>
          <table:table-cell office:value-type="string">
            <text:p>1.860780101</text:p>
          </table:table-cell>
          <table:table-cell office:value-type="string">
            <text:p>1.593815377</text:p>
          </table:table-cell>
          <table:table-cell office:value-type="string">
            <text:p>1.431886634</text:p>
          </table:table-cell>
          <table:table-cell office:value-type="string">
            <text:p>1.177765166</text:p>
          </table:table-cell>
          <table:table-cell office:value-type="string">
            <text:p>0.827552378</text:p>
          </table:table-cell>
          <table:table-cell office:value-type="string">
            <text:p>0.747898685</text:p>
          </table:table-cell>
          <table:table-cell office:value-type="string">
            <text:p>0.75131847</text:p>
          </table:table-cell>
          <table:table-cell office:value-type="string">
            <text:p>0.64061499</text:p>
          </table:table-cell>
          <table:table-cell office:value-type="string">
            <text:p>0.641450614</text:p>
          </table:table-cell>
          <table:table-cell office:value-type="string">
            <text:p>0.63386644</text:p>
          </table:table-cell>
          <table:table-cell office:value-type="string">
            <text:p>0.618600603</text:p>
          </table:table-cell>
          <table:table-cell office:value-type="string">
            <text:p>0.588773905</text:p>
          </table:table-cell>
          <table:table-cell office:value-type="string">
            <text:p>0.590079882</text:p>
          </table:table-cell>
          <table:table-cell office:value-type="string">
            <text:p>0.584759291</text:p>
          </table:table-cell>
          <table:table-cell office:value-type="string">
            <text:p>0.583219112</text:p>
          </table:table-cell>
          <table:table-cell office:value-type="string">
            <text:p>0.582036481</text:p>
          </table:table-cell>
          <table:table-cell office:value-type="string">
            <text:p>0.578767732</text:p>
          </table:table-cell>
          <table:table-cell office:value-type="string">
            <text:p>0.57377414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lovenia</text:p>
          </table:table-cell>
          <table:table-cell office:value-type="string">
            <text:p>SVN</text:p>
          </table:table-cell>
          <table:table-cell table:number-columns-repeated="32" office:value-type="string">
            <text:p>..</text:p>
          </table:table-cell>
          <table:table-cell office:value-type="string">
            <text:p>1.597544468</text:p>
          </table:table-cell>
          <table:table-cell office:value-type="string">
            <text:p>1.279158143</text:p>
          </table:table-cell>
          <table:table-cell office:value-type="string">
            <text:p>1.811766035</text:p>
          </table:table-cell>
          <table:table-cell office:value-type="string">
            <text:p>1.371995967</text:p>
          </table:table-cell>
          <table:table-cell office:value-type="string">
            <text:p>1.489180389</text:p>
          </table:table-cell>
          <table:table-cell office:value-type="string">
            <text:p>1.463649916</text:p>
          </table:table-cell>
          <table:table-cell office:value-type="string">
            <text:p>1.435322626</text:p>
          </table:table-cell>
          <table:table-cell office:value-type="string">
            <text:p>1.456178862</text:p>
          </table:table-cell>
          <table:table-cell office:value-type="string">
            <text:p>1.404937262</text:p>
          </table:table-cell>
          <table:table-cell office:value-type="string">
            <text:p>1.248228238</text:p>
          </table:table-cell>
          <table:table-cell office:value-type="string">
            <text:p>1.372947444</text:p>
          </table:table-cell>
          <table:table-cell office:value-type="string">
            <text:p>1.142703991</text:p>
          </table:table-cell>
          <table:table-cell office:value-type="string">
            <text:p>0.990175479</text:p>
          </table:table-cell>
          <table:table-cell office:value-type="string">
            <text:p>1.178345544</text:p>
          </table:table-cell>
          <table:table-cell office:value-type="string">
            <text:p>1.073219943</text:p>
          </table:table-cell>
          <table:table-cell office:value-type="string">
            <text:p>1.154445578</text:p>
          </table:table-cell>
          <table:table-cell office:value-type="string">
            <text:p>1.158900744</text:p>
          </table:table-cell>
          <table:table-cell office:value-type="string">
            <text:p>1.160400981</text:p>
          </table:table-cell>
          <table:table-cell office:value-type="string">
            <text:p>1.160176232</text:p>
          </table:table-cell>
          <table:table-cell office:value-type="string">
            <text:p>1.183873104</text:p>
          </table:table-cell>
          <table:table-cell office:value-type="string">
            <text:p>1.332863798</text:p>
          </table:table-cell>
          <table:table-cell office:value-type="string">
            <text:p>1.338976469</text:p>
          </table:table-cell>
          <table:table-cell office:value-type="string">
            <text:p>1.333295286</text:p>
          </table:table-cell>
          <table:table-cell office:value-type="string">
            <text:p>1.307375978</text:p>
          </table:table-cell>
          <table:table-cell office:value-type="string">
            <text:p>1.32402503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mall states</text:p>
          </table:table-cell>
          <table:table-cell office:value-type="string">
            <text:p>SST</text:p>
          </table:table-cell>
          <table:table-cell table:number-columns-repeated="30" office:value-type="string">
            <text:p>..</text:p>
          </table:table-cell>
          <table:table-cell office:value-type="string">
            <text:p>1.439453871</text:p>
          </table:table-cell>
          <table:table-cell office:value-type="string">
            <text:p>1.442161099</text:p>
          </table:table-cell>
          <table:table-cell office:value-type="string">
            <text:p>1.249312581</text:p>
          </table:table-cell>
          <table:table-cell office:value-type="string">
            <text:p>1.184202302</text:p>
          </table:table-cell>
          <table:table-cell office:value-type="string">
            <text:p>1.126578933</text:p>
          </table:table-cell>
          <table:table-cell office:value-type="string">
            <text:p>1.587271255</text:p>
          </table:table-cell>
          <table:table-cell office:value-type="string">
            <text:p>1.596387567</text:p>
          </table:table-cell>
          <table:table-cell office:value-type="string">
            <text:p>1.530524709</text:p>
          </table:table-cell>
          <table:table-cell office:value-type="string">
            <text:p>1.607708582</text:p>
          </table:table-cell>
          <table:table-cell office:value-type="string">
            <text:p>1.584934814</text:p>
          </table:table-cell>
          <table:table-cell office:value-type="string">
            <text:p>1.540731503</text:p>
          </table:table-cell>
          <table:table-cell office:value-type="string">
            <text:p>1.48261894</text:p>
          </table:table-cell>
          <table:table-cell office:value-type="string">
            <text:p>1.454679825</text:p>
          </table:table-cell>
          <table:table-cell office:value-type="string">
            <text:p>1.439508014</text:p>
          </table:table-cell>
          <table:table-cell office:value-type="string">
            <text:p>1.303241206</text:p>
          </table:table-cell>
          <table:table-cell office:value-type="string">
            <text:p>1.352215781</text:p>
          </table:table-cell>
          <table:table-cell office:value-type="string">
            <text:p>..</text:p>
          </table:table-cell>
          <table:table-cell office:value-type="string">
            <text:p>1.283910188</text:p>
          </table:table-cell>
          <table:table-cell office:value-type="string">
            <text:p>1.228334716</text:p>
          </table:table-cell>
          <table:table-cell office:value-type="string">
            <text:p>1.158865136</text:p>
          </table:table-cell>
          <table:table-cell office:value-type="string">
            <text:p>1.140414575</text:p>
          </table:table-cell>
          <table:table-cell office:value-type="string">
            <text:p>1.094183201</text:p>
          </table:table-cell>
          <table:table-cell office:value-type="string">
            <text:p>1.063208405</text:p>
          </table:table-cell>
          <table:table-cell office:value-type="string">
            <text:p>1.038002164</text:p>
          </table:table-cell>
          <table:table-cell office:value-type="string">
            <text:p>1.032376002</text:p>
          </table:table-cell>
          <table:table-cell office:value-type="string">
            <text:p>0.992678813</text:p>
          </table:table-cell>
          <table:table-cell office:value-type="string">
            <text:p>1.08177282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omalia</text:p>
          </table:table-cell>
          <table:table-cell office:value-type="string">
            <text:p>SOM</text:p>
          </table:table-cell>
          <table:table-cell table:number-columns-repeated="30" office:value-type="string">
            <text:p>..</text:p>
          </table:table-cell>
          <table:table-cell office:value-type="string">
            <text:p>2.330576972</text:p>
          </table:table-cell>
          <table:table-cell table:number-columns-repeated="4" office:value-type="string">
            <text:p>..</text:p>
          </table:table-cell>
          <table:table-cell office:value-type="string">
            <text:p>11.01494116</text:p>
          </table:table-cell>
          <table:table-cell office:value-type="string">
            <text:p>10.87640106</text:p>
          </table:table-cell>
          <table:table-cell office:value-type="string">
            <text:p>10.67207005</text:p>
          </table:table-cell>
          <table:table-cell office:value-type="string">
            <text:p>10.43344229</text:p>
          </table:table-cell>
          <table:table-cell office:value-type="string">
            <text:p>2.263665409</text:p>
          </table:table-cell>
          <table:table-cell office:value-type="string">
            <text:p>2.208563484</text:p>
          </table:table-cell>
          <table:table-cell table:number-columns-repeated="8" office:value-type="string">
            <text:p>..</text:p>
          </table:table-cell>
          <table:table-cell office:value-type="string">
            <text:p>0.071065503</text:p>
          </table:table-cell>
          <table:table-cell office:value-type="string">
            <text:p>0.068870642</text:p>
          </table:table-cell>
          <table:table-cell office:value-type="string">
            <text:p>0.107137142</text:p>
          </table:table-cell>
          <table:table-cell office:value-type="string">
            <text:p>0.648886316</text:p>
          </table:table-cell>
          <table:table-cell office:value-type="string">
            <text:p>0.345073573</text:p>
          </table:table-cell>
          <table:table-cell office:value-type="string">
            <text:p>0.51525847</text:p>
          </table:table-cell>
          <table:table-cell office:value-type="string">
            <text:p>0.579841036</text:p>
          </table:table-cell>
          <table:table-cell office:value-type="string">
            <text:p>0.5613056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outh Africa</text:p>
          </table:table-cell>
          <table:table-cell office:value-type="string">
            <text:p>ZAF</text:p>
          </table:table-cell>
          <table:table-cell table:number-columns-repeated="30" office:value-type="string">
            <text:p>..</text:p>
          </table:table-cell>
          <table:table-cell office:value-type="string">
            <text:p>0.693293034</text:p>
          </table:table-cell>
          <table:table-cell office:value-type="string">
            <text:p>0.633010901</text:p>
          </table:table-cell>
          <table:table-cell office:value-type="string">
            <text:p>0.574842677</text:p>
          </table:table-cell>
          <table:table-cell office:value-type="string">
            <text:p>0.556805935</text:p>
          </table:table-cell>
          <table:table-cell office:value-type="string">
            <text:p>0.539774586</text:p>
          </table:table-cell>
          <table:table-cell office:value-type="string">
            <text:p>1.934402855</text:p>
          </table:table-cell>
          <table:table-cell office:value-type="string">
            <text:p>1.89363147</text:p>
          </table:table-cell>
          <table:table-cell office:value-type="string">
            <text:p>1.446650665</text:p>
          </table:table-cell>
          <table:table-cell office:value-type="string">
            <text:p>1.375946825</text:p>
          </table:table-cell>
          <table:table-cell office:value-type="string">
            <text:p>0.496519093</text:p>
          </table:table-cell>
          <table:table-cell office:value-type="string">
            <text:p>0.444825542</text:p>
          </table:table-cell>
          <table:table-cell office:value-type="string">
            <text:p>0.408592792</text:p>
          </table:table-cell>
          <table:table-cell office:value-type="string">
            <text:p>0.359180006</text:p>
          </table:table-cell>
          <table:table-cell office:value-type="string">
            <text:p>0.327296217</text:p>
          </table:table-cell>
          <table:table-cell office:value-type="string">
            <text:p>0.315172845</text:p>
          </table:table-cell>
          <table:table-cell office:value-type="string">
            <text:p>0.313167421</text:p>
          </table:table-cell>
          <table:table-cell office:value-type="string">
            <text:p>0.563774778</text:p>
          </table:table-cell>
          <table:table-cell office:value-type="string">
            <text:p>0.332289872</text:p>
          </table:table-cell>
          <table:table-cell office:value-type="string">
            <text:p>0.318955029</text:p>
          </table:table-cell>
          <table:table-cell office:value-type="string">
            <text:p>0.40413542</text:p>
          </table:table-cell>
          <table:table-cell office:value-type="string">
            <text:p>0.410576814</text:p>
          </table:table-cell>
          <table:table-cell office:value-type="string">
            <text:p>0.406562157</text:p>
          </table:table-cell>
          <table:table-cell office:value-type="string">
            <text:p>0.317759567</text:p>
          </table:table-cell>
          <table:table-cell office:value-type="string">
            <text:p>0.383891294</text:p>
          </table:table-cell>
          <table:table-cell office:value-type="string">
            <text:p>0.400696222</text:p>
          </table:table-cell>
          <table:table-cell office:value-type="string">
            <text:p>0.384800732</text:p>
          </table:table-cell>
          <table:table-cell office:value-type="string">
            <text:p>0.3750821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outh Asia</text:p>
          </table:table-cell>
          <table:table-cell office:value-type="string">
            <text:p>SAS</text:p>
          </table:table-cell>
          <table:table-cell table:number-columns-repeated="30" office:value-type="string">
            <text:p>..</text:p>
          </table:table-cell>
          <table:table-cell office:value-type="string">
            <text:p>0.490833225</text:p>
          </table:table-cell>
          <table:table-cell office:value-type="string">
            <text:p>0.504090716</text:p>
          </table:table-cell>
          <table:table-cell office:value-type="string">
            <text:p>0.496413962</text:p>
          </table:table-cell>
          <table:table-cell office:value-type="string">
            <text:p>0.484133644</text:p>
          </table:table-cell>
          <table:table-cell office:value-type="string">
            <text:p>0.472418151</text:p>
          </table:table-cell>
          <table:table-cell office:value-type="string">
            <text:p>0.826408347</text:p>
          </table:table-cell>
          <table:table-cell office:value-type="string">
            <text:p>0.830262239</text:p>
          </table:table-cell>
          <table:table-cell office:value-type="string">
            <text:p>0.818277545</text:p>
          </table:table-cell>
          <table:table-cell office:value-type="string">
            <text:p>0.802336989</text:p>
          </table:table-cell>
          <table:table-cell office:value-type="string">
            <text:p>0.787746434</text:p>
          </table:table-cell>
          <table:table-cell office:value-type="string">
            <text:p>0.790733593</text:p>
          </table:table-cell>
          <table:table-cell office:value-type="string">
            <text:p>0.710377307</text:p>
          </table:table-cell>
          <table:table-cell office:value-type="string">
            <text:p>0.719605557</text:p>
          </table:table-cell>
          <table:table-cell office:value-type="string">
            <text:p>0.704903475</text:p>
          </table:table-cell>
          <table:table-cell office:value-type="string">
            <text:p>0.719559483</text:p>
          </table:table-cell>
          <table:table-cell office:value-type="string">
            <text:p>0.764791858</text:p>
          </table:table-cell>
          <table:table-cell office:value-type="string">
            <text:p>0.682879652</text:p>
          </table:table-cell>
          <table:table-cell office:value-type="string">
            <text:p>0.677776914</text:p>
          </table:table-cell>
          <table:table-cell office:value-type="string">
            <text:p>0.682069994</text:p>
          </table:table-cell>
          <table:table-cell office:value-type="string">
            <text:p>0.716754284</text:p>
          </table:table-cell>
          <table:table-cell office:value-type="string">
            <text:p>0.727589155</text:p>
          </table:table-cell>
          <table:table-cell office:value-type="string">
            <text:p>0.729092234</text:p>
          </table:table-cell>
          <table:table-cell office:value-type="string">
            <text:p>0.734044304</text:p>
          </table:table-cell>
          <table:table-cell office:value-type="string">
            <text:p>0.720817463</text:p>
          </table:table-cell>
          <table:table-cell office:value-type="string">
            <text:p>0.700420555</text:p>
          </table:table-cell>
          <table:table-cell office:value-type="string">
            <text:p>0.702942394</text:p>
          </table:table-cell>
          <table:table-cell office:value-type="string">
            <text:p>0.72164010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outh Asia (IDA &amp; IBRD)</text:p>
          </table:table-cell>
          <table:table-cell office:value-type="string">
            <text:p>TSA</text:p>
          </table:table-cell>
          <table:table-cell table:number-columns-repeated="30" office:value-type="string">
            <text:p>..</text:p>
          </table:table-cell>
          <table:table-cell office:value-type="string">
            <text:p>0.490833225</text:p>
          </table:table-cell>
          <table:table-cell office:value-type="string">
            <text:p>0.504090716</text:p>
          </table:table-cell>
          <table:table-cell office:value-type="string">
            <text:p>0.496413962</text:p>
          </table:table-cell>
          <table:table-cell office:value-type="string">
            <text:p>0.484133644</text:p>
          </table:table-cell>
          <table:table-cell office:value-type="string">
            <text:p>0.472418151</text:p>
          </table:table-cell>
          <table:table-cell office:value-type="string">
            <text:p>0.826408347</text:p>
          </table:table-cell>
          <table:table-cell office:value-type="string">
            <text:p>0.830262239</text:p>
          </table:table-cell>
          <table:table-cell office:value-type="string">
            <text:p>0.818277545</text:p>
          </table:table-cell>
          <table:table-cell office:value-type="string">
            <text:p>0.802336989</text:p>
          </table:table-cell>
          <table:table-cell office:value-type="string">
            <text:p>0.787746434</text:p>
          </table:table-cell>
          <table:table-cell office:value-type="string">
            <text:p>0.790733593</text:p>
          </table:table-cell>
          <table:table-cell office:value-type="string">
            <text:p>0.710377307</text:p>
          </table:table-cell>
          <table:table-cell office:value-type="string">
            <text:p>0.719605557</text:p>
          </table:table-cell>
          <table:table-cell office:value-type="string">
            <text:p>0.704903475</text:p>
          </table:table-cell>
          <table:table-cell office:value-type="string">
            <text:p>0.719559483</text:p>
          </table:table-cell>
          <table:table-cell office:value-type="string">
            <text:p>0.764791858</text:p>
          </table:table-cell>
          <table:table-cell office:value-type="string">
            <text:p>0.682879652</text:p>
          </table:table-cell>
          <table:table-cell office:value-type="string">
            <text:p>0.677776914</text:p>
          </table:table-cell>
          <table:table-cell office:value-type="string">
            <text:p>0.682069994</text:p>
          </table:table-cell>
          <table:table-cell office:value-type="string">
            <text:p>0.716754284</text:p>
          </table:table-cell>
          <table:table-cell office:value-type="string">
            <text:p>0.727589155</text:p>
          </table:table-cell>
          <table:table-cell office:value-type="string">
            <text:p>0.729092234</text:p>
          </table:table-cell>
          <table:table-cell office:value-type="string">
            <text:p>0.734044304</text:p>
          </table:table-cell>
          <table:table-cell office:value-type="string">
            <text:p>0.720817463</text:p>
          </table:table-cell>
          <table:table-cell office:value-type="string">
            <text:p>0.700420555</text:p>
          </table:table-cell>
          <table:table-cell office:value-type="string">
            <text:p>0.702942394</text:p>
          </table:table-cell>
          <table:table-cell office:value-type="string">
            <text:p>0.72164010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outh Sudan</text:p>
          </table:table-cell>
          <table:table-cell office:value-type="string">
            <text:p>SSD</text:p>
          </table:table-cell>
          <table:table-cell table:number-columns-repeated="50" office:value-type="string">
            <text:p>..</text:p>
          </table:table-cell>
          <table:table-cell office:value-type="string">
            <text:p>3.352448676</text:p>
          </table:table-cell>
          <table:table-cell office:value-type="string">
            <text:p>4.838573662</text:p>
          </table:table-cell>
          <table:table-cell office:value-type="string">
            <text:p>4.664709562</text:p>
          </table:table-cell>
          <table:table-cell office:value-type="string">
            <text:p>3.96826929</text:p>
          </table:table-cell>
          <table:table-cell office:value-type="string">
            <text:p>3.83658074</text:p>
          </table:table-cell>
          <table:table-cell office:value-type="string">
            <text:p>3.712483597</text:p>
          </table:table-cell>
          <table:table-cell office:value-type="string">
            <text:p>3.59857068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pain</text:p>
          </table:table-cell>
          <table:table-cell office:value-type="string">
            <text:p>ESP</text:p>
          </table:table-cell>
          <table:table-cell table:number-columns-repeated="30" office:value-type="string">
            <text:p>..</text:p>
          </table:table-cell>
          <table:table-cell office:value-type="string">
            <text:p>1.686405736</text:p>
          </table:table-cell>
          <table:table-cell office:value-type="string">
            <text:p>1.562590119</text:p>
          </table:table-cell>
          <table:table-cell office:value-type="string">
            <text:p>1.246346333</text:p>
          </table:table-cell>
          <table:table-cell office:value-type="string">
            <text:p>1.266038819</text:p>
          </table:table-cell>
          <table:table-cell office:value-type="string">
            <text:p>1.296662816</text:p>
          </table:table-cell>
          <table:table-cell office:value-type="string">
            <text:p>1.702407347</text:p>
          </table:table-cell>
          <table:table-cell office:value-type="string">
            <text:p>1.678307111</text:p>
          </table:table-cell>
          <table:table-cell office:value-type="string">
            <text:p>1.593653056</text:p>
          </table:table-cell>
          <table:table-cell office:value-type="string">
            <text:p>1.547891846</text:p>
          </table:table-cell>
          <table:table-cell office:value-type="string">
            <text:p>1.47752762</text:p>
          </table:table-cell>
          <table:table-cell office:value-type="string">
            <text:p>1.323834429</text:p>
          </table:table-cell>
          <table:table-cell office:value-type="string">
            <text:p>1.179850549</text:p>
          </table:table-cell>
          <table:table-cell office:value-type="string">
            <text:p>1.319218466</text:p>
          </table:table-cell>
          <table:table-cell office:value-type="string">
            <text:p>1.13048816</text:p>
          </table:table-cell>
          <table:table-cell office:value-type="string">
            <text:p>1.073904968</text:p>
          </table:table-cell>
          <table:table-cell office:value-type="string">
            <text:p>1.034935567</text:p>
          </table:table-cell>
          <table:table-cell office:value-type="string">
            <text:p>1.013391466</text:p>
          </table:table-cell>
          <table:table-cell office:value-type="string">
            <text:p>0.98725011</text:p>
          </table:table-cell>
          <table:table-cell office:value-type="string">
            <text:p>0.964547641</text:p>
          </table:table-cell>
          <table:table-cell office:value-type="string">
            <text:p>0.951049362</text:p>
          </table:table-cell>
          <table:table-cell office:value-type="string">
            <text:p>0.946728496</text:p>
          </table:table-cell>
          <table:table-cell office:value-type="string">
            <text:p>0.913445202</text:p>
          </table:table-cell>
          <table:table-cell office:value-type="string">
            <text:p>0.913398587</text:p>
          </table:table-cell>
          <table:table-cell office:value-type="string">
            <text:p>0.915220704</text:p>
          </table:table-cell>
          <table:table-cell office:value-type="string">
            <text:p>0.864144626</text:p>
          </table:table-cell>
          <table:table-cell office:value-type="string">
            <text:p>0.867188527</text:p>
          </table:table-cell>
          <table:table-cell office:value-type="string">
            <text:p>0.86002484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ri Lanka</text:p>
          </table:table-cell>
          <table:table-cell office:value-type="string">
            <text:p>LKA</text:p>
          </table:table-cell>
          <table:table-cell table:number-columns-repeated="30" office:value-type="string">
            <text:p>..</text:p>
          </table:table-cell>
          <table:table-cell office:value-type="string">
            <text:p>0.299086644</text:p>
          </table:table-cell>
          <table:table-cell office:value-type="string">
            <text:p>1.528037332</text:p>
          </table:table-cell>
          <table:table-cell office:value-type="string">
            <text:p>1.566976567</text:p>
          </table:table-cell>
          <table:table-cell office:value-type="string">
            <text:p>1.536495898</text:p>
          </table:table-cell>
          <table:table-cell office:value-type="string">
            <text:p>1.506980608</text:p>
          </table:table-cell>
          <table:table-cell office:value-type="string">
            <text:p>3.291321812</text:p>
          </table:table-cell>
          <table:table-cell office:value-type="string">
            <text:p>3.093970988</text:p>
          </table:table-cell>
          <table:table-cell office:value-type="string">
            <text:p>3.06965468</text:p>
          </table:table-cell>
          <table:table-cell office:value-type="string">
            <text:p>2.822653272</text:p>
          </table:table-cell>
          <table:table-cell office:value-type="string">
            <text:p>2.775899697</text:p>
          </table:table-cell>
          <table:table-cell office:value-type="string">
            <text:p>2.600012694</text:p>
          </table:table-cell>
          <table:table-cell office:value-type="string">
            <text:p>2.650486894</text:p>
          </table:table-cell>
          <table:table-cell office:value-type="string">
            <text:p>3.087381153</text:p>
          </table:table-cell>
          <table:table-cell office:value-type="string">
            <text:p>2.990142955</text:p>
          </table:table-cell>
          <table:table-cell office:value-type="string">
            <text:p>2.942141736</text:p>
          </table:table-cell>
          <table:table-cell office:value-type="string">
            <text:p>2.44408663</text:p>
          </table:table-cell>
          <table:table-cell office:value-type="string">
            <text:p>2.587686427</text:p>
          </table:table-cell>
          <table:table-cell office:value-type="string">
            <text:p>2.574347892</text:p>
          </table:table-cell>
          <table:table-cell office:value-type="string">
            <text:p>2.562989375</text:p>
          </table:table-cell>
          <table:table-cell office:value-type="string">
            <text:p>2.67462284</text:p>
          </table:table-cell>
          <table:table-cell office:value-type="string">
            <text:p>2.706738858</text:p>
          </table:table-cell>
          <table:table-cell office:value-type="string">
            <text:p>2.70395007</text:p>
          </table:table-cell>
          <table:table-cell office:value-type="string">
            <text:p>2.729901847</text:p>
          </table:table-cell>
          <table:table-cell office:value-type="string">
            <text:p>2.625025518</text:p>
          </table:table-cell>
          <table:table-cell office:value-type="string">
            <text:p>2.64047886</text:p>
          </table:table-cell>
          <table:table-cell office:value-type="string">
            <text:p>3.112832429</text:p>
          </table:table-cell>
          <table:table-cell office:value-type="string">
            <text:p>3.53645919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t. Lucia</text:p>
          </table:table-cell>
          <table:table-cell office:value-type="string">
            <text:p>LCA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ub-Saharan Africa</text:p>
          </table:table-cell>
          <table:table-cell office:value-type="string">
            <text:p>SSF</text:p>
          </table:table-cell>
          <table:table-cell table:number-columns-repeated="30" office:value-type="string">
            <text:p>..</text:p>
          </table:table-cell>
          <table:table-cell office:value-type="string">
            <text:p>0.672732759</text:p>
          </table:table-cell>
          <table:table-cell office:value-type="string">
            <text:p>0.602293885</text:p>
          </table:table-cell>
          <table:table-cell office:value-type="string">
            <text:p>0.551515915</text:p>
          </table:table-cell>
          <table:table-cell office:value-type="string">
            <text:p>0.551957821</text:p>
          </table:table-cell>
          <table:table-cell office:value-type="string">
            <text:p>0.507524927</text:p>
          </table:table-cell>
          <table:table-cell office:value-type="string">
            <text:p>0.776853135</text:p>
          </table:table-cell>
          <table:table-cell office:value-type="string">
            <text:p>0.73859043</text:p>
          </table:table-cell>
          <table:table-cell office:value-type="string">
            <text:p>0.703465324</text:p>
          </table:table-cell>
          <table:table-cell office:value-type="string">
            <text:p>0.691809669</text:p>
          </table:table-cell>
          <table:table-cell office:value-type="string">
            <text:p>0.69880567</text:p>
          </table:table-cell>
          <table:table-cell office:value-type="string">
            <text:p>0.705465548</text:p>
          </table:table-cell>
          <table:table-cell office:value-type="string">
            <text:p>0.659509726</text:p>
          </table:table-cell>
          <table:table-cell office:value-type="string">
            <text:p>0.627992006</text:p>
          </table:table-cell>
          <table:table-cell office:value-type="string">
            <text:p>0.585462689</text:p>
          </table:table-cell>
          <table:table-cell office:value-type="string">
            <text:p>0.543210493</text:p>
          </table:table-cell>
          <table:table-cell office:value-type="string">
            <text:p>0.536791381</text:p>
          </table:table-cell>
          <table:table-cell office:value-type="string">
            <text:p>..</text:p>
          </table:table-cell>
          <table:table-cell office:value-type="string">
            <text:p>0.504689011</text:p>
          </table:table-cell>
          <table:table-cell office:value-type="string">
            <text:p>0.491244482</text:p>
          </table:table-cell>
          <table:table-cell office:value-type="string">
            <text:p>0.481464792</text:p>
          </table:table-cell>
          <table:table-cell office:value-type="string">
            <text:p>0.509212129</text:p>
          </table:table-cell>
          <table:table-cell office:value-type="string">
            <text:p>0.548104993</text:p>
          </table:table-cell>
          <table:table-cell office:value-type="string">
            <text:p>0.532535048</text:p>
          </table:table-cell>
          <table:table-cell office:value-type="string">
            <text:p>0.512290233</text:p>
          </table:table-cell>
          <table:table-cell office:value-type="string">
            <text:p>0.498300029</text:p>
          </table:table-cell>
          <table:table-cell office:value-type="string">
            <text:p>0.490736126</text:p>
          </table:table-cell>
          <table:table-cell office:value-type="string">
            <text:p>0.44680421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ub-Saharan Africa (excluding high income)</text:p>
          </table:table-cell>
          <table:table-cell office:value-type="string">
            <text:p>SSA</text:p>
          </table:table-cell>
          <table:table-cell table:number-columns-repeated="30" office:value-type="string">
            <text:p>..</text:p>
          </table:table-cell>
          <table:table-cell office:value-type="string">
            <text:p>0.672732759</text:p>
          </table:table-cell>
          <table:table-cell office:value-type="string">
            <text:p>0.602293885</text:p>
          </table:table-cell>
          <table:table-cell office:value-type="string">
            <text:p>0.551515915</text:p>
          </table:table-cell>
          <table:table-cell office:value-type="string">
            <text:p>0.551957821</text:p>
          </table:table-cell>
          <table:table-cell office:value-type="string">
            <text:p>0.507524927</text:p>
          </table:table-cell>
          <table:table-cell office:value-type="string">
            <text:p>0.776853135</text:p>
          </table:table-cell>
          <table:table-cell office:value-type="string">
            <text:p>0.73859043</text:p>
          </table:table-cell>
          <table:table-cell office:value-type="string">
            <text:p>0.703465324</text:p>
          </table:table-cell>
          <table:table-cell office:value-type="string">
            <text:p>0.691809669</text:p>
          </table:table-cell>
          <table:table-cell office:value-type="string">
            <text:p>0.69880567</text:p>
          </table:table-cell>
          <table:table-cell office:value-type="string">
            <text:p>0.705465548</text:p>
          </table:table-cell>
          <table:table-cell office:value-type="string">
            <text:p>0.659509726</text:p>
          </table:table-cell>
          <table:table-cell office:value-type="string">
            <text:p>0.627992006</text:p>
          </table:table-cell>
          <table:table-cell office:value-type="string">
            <text:p>0.585462689</text:p>
          </table:table-cell>
          <table:table-cell office:value-type="string">
            <text:p>0.543210493</text:p>
          </table:table-cell>
          <table:table-cell office:value-type="string">
            <text:p>0.536791381</text:p>
          </table:table-cell>
          <table:table-cell office:value-type="string">
            <text:p>..</text:p>
          </table:table-cell>
          <table:table-cell office:value-type="string">
            <text:p>0.504689011</text:p>
          </table:table-cell>
          <table:table-cell office:value-type="string">
            <text:p>0.491244482</text:p>
          </table:table-cell>
          <table:table-cell office:value-type="string">
            <text:p>0.481464792</text:p>
          </table:table-cell>
          <table:table-cell office:value-type="string">
            <text:p>0.509212129</text:p>
          </table:table-cell>
          <table:table-cell office:value-type="string">
            <text:p>0.548104993</text:p>
          </table:table-cell>
          <table:table-cell office:value-type="string">
            <text:p>0.532535048</text:p>
          </table:table-cell>
          <table:table-cell office:value-type="string">
            <text:p>0.512290233</text:p>
          </table:table-cell>
          <table:table-cell office:value-type="string">
            <text:p>0.498300029</text:p>
          </table:table-cell>
          <table:table-cell office:value-type="string">
            <text:p>0.490736126</text:p>
          </table:table-cell>
          <table:table-cell office:value-type="string">
            <text:p>0.44680421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ub-Saharan Africa (IDA &amp; IBRD countries)</text:p>
          </table:table-cell>
          <table:table-cell office:value-type="string">
            <text:p>TSS</text:p>
          </table:table-cell>
          <table:table-cell table:number-columns-repeated="30" office:value-type="string">
            <text:p>..</text:p>
          </table:table-cell>
          <table:table-cell office:value-type="string">
            <text:p>0.672732759</text:p>
          </table:table-cell>
          <table:table-cell office:value-type="string">
            <text:p>0.602293885</text:p>
          </table:table-cell>
          <table:table-cell office:value-type="string">
            <text:p>0.551515915</text:p>
          </table:table-cell>
          <table:table-cell office:value-type="string">
            <text:p>0.551957821</text:p>
          </table:table-cell>
          <table:table-cell office:value-type="string">
            <text:p>0.507524927</text:p>
          </table:table-cell>
          <table:table-cell office:value-type="string">
            <text:p>0.776853135</text:p>
          </table:table-cell>
          <table:table-cell office:value-type="string">
            <text:p>0.73859043</text:p>
          </table:table-cell>
          <table:table-cell office:value-type="string">
            <text:p>0.703465324</text:p>
          </table:table-cell>
          <table:table-cell office:value-type="string">
            <text:p>0.691809669</text:p>
          </table:table-cell>
          <table:table-cell office:value-type="string">
            <text:p>0.69880567</text:p>
          </table:table-cell>
          <table:table-cell office:value-type="string">
            <text:p>0.705465548</text:p>
          </table:table-cell>
          <table:table-cell office:value-type="string">
            <text:p>0.659509726</text:p>
          </table:table-cell>
          <table:table-cell office:value-type="string">
            <text:p>0.627992006</text:p>
          </table:table-cell>
          <table:table-cell office:value-type="string">
            <text:p>0.585462689</text:p>
          </table:table-cell>
          <table:table-cell office:value-type="string">
            <text:p>0.543210493</text:p>
          </table:table-cell>
          <table:table-cell office:value-type="string">
            <text:p>0.536791381</text:p>
          </table:table-cell>
          <table:table-cell office:value-type="string">
            <text:p>..</text:p>
          </table:table-cell>
          <table:table-cell office:value-type="string">
            <text:p>0.504689011</text:p>
          </table:table-cell>
          <table:table-cell office:value-type="string">
            <text:p>0.491244482</text:p>
          </table:table-cell>
          <table:table-cell office:value-type="string">
            <text:p>0.481464792</text:p>
          </table:table-cell>
          <table:table-cell office:value-type="string">
            <text:p>0.509212129</text:p>
          </table:table-cell>
          <table:table-cell office:value-type="string">
            <text:p>0.548104993</text:p>
          </table:table-cell>
          <table:table-cell office:value-type="string">
            <text:p>0.532535048</text:p>
          </table:table-cell>
          <table:table-cell office:value-type="string">
            <text:p>0.512290233</text:p>
          </table:table-cell>
          <table:table-cell office:value-type="string">
            <text:p>0.498300029</text:p>
          </table:table-cell>
          <table:table-cell office:value-type="string">
            <text:p>0.490736126</text:p>
          </table:table-cell>
          <table:table-cell office:value-type="string">
            <text:p>0.44680421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udan</text:p>
          </table:table-cell>
          <table:table-cell office:value-type="string">
            <text:p>SDN</text:p>
          </table:table-cell>
          <table:table-cell table:number-columns-repeated="30" office:value-type="string">
            <text:p>..</text:p>
          </table:table-cell>
          <table:table-cell office:value-type="string">
            <text:p>1.186593682</text:p>
          </table:table-cell>
          <table:table-cell office:value-type="string">
            <text:p>1.132479746</text:p>
          </table:table-cell>
          <table:table-cell office:value-type="string">
            <text:p>1.361533233</text:p>
          </table:table-cell>
          <table:table-cell office:value-type="string">
            <text:p>1.297692576</text:p>
          </table:table-cell>
          <table:table-cell office:value-type="string">
            <text:p>1.238945808</text:p>
          </table:table-cell>
          <table:table-cell office:value-type="string">
            <text:p>1.930830004</text:p>
          </table:table-cell>
          <table:table-cell office:value-type="string">
            <text:p>1.454088078</text:p>
          </table:table-cell>
          <table:table-cell office:value-type="string">
            <text:p>1.297840924</text:p>
          </table:table-cell>
          <table:table-cell office:value-type="string">
            <text:p>1.475210083</text:p>
          </table:table-cell>
          <table:table-cell office:value-type="string">
            <text:p>1.447675886</text:p>
          </table:table-cell>
          <table:table-cell office:value-type="string">
            <text:p>1.546512162</text:p>
          </table:table-cell>
          <table:table-cell office:value-type="string">
            <text:p>1.571790119</text:p>
          </table:table-cell>
          <table:table-cell office:value-type="string">
            <text:p>1.538364198</text:p>
          </table:table-cell>
          <table:table-cell office:value-type="string">
            <text:p>1.390160167</text:p>
          </table:table-cell>
          <table:table-cell office:value-type="string">
            <text:p>1.438531433</text:p>
          </table:table-cell>
          <table:table-cell office:value-type="string">
            <text:p>1.433347923</text:p>
          </table:table-cell>
          <table:table-cell office:value-type="string">
            <text:p>..</text:p>
          </table:table-cell>
          <table:table-cell office:value-type="string">
            <text:p>1.435436334</text:p>
          </table:table-cell>
          <table:table-cell office:value-type="string">
            <text:p>1.415011039</text:p>
          </table:table-cell>
          <table:table-cell office:value-type="string">
            <text:p>1.392142956</text:p>
          </table:table-cell>
          <table:table-cell office:value-type="string">
            <text:p>1.36286245</text:p>
          </table:table-cell>
          <table:table-cell office:value-type="string">
            <text:p>2.775429042</text:p>
          </table:table-cell>
          <table:table-cell office:value-type="string">
            <text:p>2.709610351</text:p>
          </table:table-cell>
          <table:table-cell office:value-type="string">
            <text:p>2.640314009</text:p>
          </table:table-cell>
          <table:table-cell office:value-type="string">
            <text:p>2.570835366</text:p>
          </table:table-cell>
          <table:table-cell office:value-type="string">
            <text:p>2.503015836</text:p>
          </table:table-cell>
          <table:table-cell office:value-type="string">
            <text:p>1.14589681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uriname</text:p>
          </table:table-cell>
          <table:table-cell office:value-type="string">
            <text:p>SUR</text:p>
          </table:table-cell>
          <table:table-cell table:number-columns-repeated="30" office:value-type="string">
            <text:p>..</text:p>
          </table:table-cell>
          <table:table-cell office:value-type="string">
            <text:p>3.026451183</text:p>
          </table:table-cell>
          <table:table-cell office:value-type="string">
            <text:p>2.947961116</text:p>
          </table:table-cell>
          <table:table-cell office:value-type="string">
            <text:p>1.442189821</text:p>
          </table:table-cell>
          <table:table-cell office:value-type="string">
            <text:p>1.417876588</text:p>
          </table:table-cell>
          <table:table-cell office:value-type="string">
            <text:p>1.391720654</text:p>
          </table:table-cell>
          <table:table-cell office:value-type="string">
            <text:p>1.230071139</text:p>
          </table:table-cell>
          <table:table-cell office:value-type="string">
            <text:p>1.197780114</text:p>
          </table:table-cell>
          <table:table-cell office:value-type="string">
            <text:p>1.169902313</text:p>
          </table:table-cell>
          <table:table-cell office:value-type="string">
            <text:p>1.145475372</text:p>
          </table:table-cell>
          <table:table-cell office:value-type="string">
            <text:p>1.12376386</text:p>
          </table:table-cell>
          <table:table-cell office:value-type="string">
            <text:p>1.222120379</text:p>
          </table:table-cell>
          <table:table-cell office:value-type="string">
            <text:p>1.200429754</text:p>
          </table:table-cell>
          <table:table-cell office:value-type="string">
            <text:p>1.178397615</text:p>
          </table:table-cell>
          <table:table-cell office:value-type="string">
            <text:p>1.040257984</text:p>
          </table:table-cell>
          <table:table-cell office:value-type="string">
            <text:p>0.566312344</text:p>
          </table:table-cell>
          <table:table-cell office:value-type="string">
            <text:p>1.111166669</text:p>
          </table:table-cell>
          <table:table-cell office:value-type="string">
            <text:p>1.088755335</text:p>
          </table:table-cell>
          <table:table-cell office:value-type="string">
            <text:p>1.066319757</text:p>
          </table:table-cell>
          <table:table-cell office:value-type="string">
            <text:p>1.044599161</text:p>
          </table:table-cell>
          <table:table-cell office:value-type="string">
            <text:p>0.941976307</text:p>
          </table:table-cell>
          <table:table-cell office:value-type="string">
            <text:p>0.923222045</text:p>
          </table:table-cell>
          <table:table-cell office:value-type="string">
            <text:p>0.906194132</text:p>
          </table:table-cell>
          <table:table-cell office:value-type="string">
            <text:p>0.890553837</text:p>
          </table:table-cell>
          <table:table-cell office:value-type="string">
            <text:p>0.923396194</text:p>
          </table:table-cell>
          <table:table-cell office:value-type="string">
            <text:p>0.908873699</text:p>
          </table:table-cell>
          <table:table-cell office:value-type="string">
            <text:p>0.895693285</text:p>
          </table:table-cell>
          <table:table-cell office:value-type="string">
            <text:p>0.88764435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waziland</text:p>
          </table:table-cell>
          <table:table-cell office:value-type="string">
            <text:p>SWZ</text:p>
          </table:table-cell>
          <table:table-cell table:number-columns-repeated="30" office:value-type="string">
            <text:p>..</text:p>
          </table:table-cell>
          <table:table-cell office:value-type="string">
            <text:p>1.240433159</text:p>
          </table:table-cell>
          <table:table-cell office:value-type="string">
            <text:p>1.204137416</text:p>
          </table:table-cell>
          <table:table-cell office:value-type="string">
            <text:p>1.173217784</text:p>
          </table:table-cell>
          <table:table-cell office:value-type="string">
            <text:p>1.145527859</text:p>
          </table:table-cell>
          <table:table-cell office:value-type="string">
            <text:p>1.118743427</text:p>
          </table:table-cell>
          <table:table-cell office:value-type="string">
            <text:p>1.091687166</text:p>
          </table:table-cell>
          <table:table-cell office:value-type="string">
            <text:p>1.06332452</text:p>
          </table:table-cell>
          <table:table-cell office:value-type="string">
            <text:p>1.034646875</text:p>
          </table:table-cell>
          <table:table-cell office:value-type="string">
            <text:p>1.006870211</text:p>
          </table:table-cell>
          <table:table-cell office:value-type="string">
            <text:p>0.981550129</text:p>
          </table:table-cell>
          <table:table-cell table:number-columns-repeated="1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weden</text:p>
          </table:table-cell>
          <table:table-cell office:value-type="string">
            <text:p>SWE</text:p>
          </table:table-cell>
          <table:table-cell table:number-columns-repeated="30" office:value-type="string">
            <text:p>..</text:p>
          </table:table-cell>
          <table:table-cell office:value-type="string">
            <text:p>1.370363218</text:p>
          </table:table-cell>
          <table:table-cell office:value-type="string">
            <text:p>1.332992821</text:p>
          </table:table-cell>
          <table:table-cell office:value-type="string">
            <text:p>1.510278416</text:p>
          </table:table-cell>
          <table:table-cell office:value-type="string">
            <text:p>1.544118101</text:p>
          </table:table-cell>
          <table:table-cell office:value-type="string">
            <text:p>1.551931967</text:p>
          </table:table-cell>
          <table:table-cell office:value-type="string">
            <text:p>2.182674039</text:p>
          </table:table-cell>
          <table:table-cell office:value-type="string">
            <text:p>2.155012555</text:p>
          </table:table-cell>
          <table:table-cell office:value-type="string">
            <text:p>1.963699269</text:p>
          </table:table-cell>
          <table:table-cell office:value-type="string">
            <text:p>1.963228965</text:p>
          </table:table-cell>
          <table:table-cell office:value-type="string">
            <text:p>1.952006176</text:p>
          </table:table-cell>
          <table:table-cell office:value-type="string">
            <text:p>1.956331057</text:p>
          </table:table-cell>
          <table:table-cell office:value-type="string">
            <text:p>1.523815036</text:p>
          </table:table-cell>
          <table:table-cell office:value-type="string">
            <text:p>1.517979981</text:p>
          </table:table-cell>
          <table:table-cell office:value-type="string">
            <text:p>1.372588794</text:p>
          </table:table-cell>
          <table:table-cell office:value-type="string">
            <text:p>0.597798671</text:p>
          </table:table-cell>
          <table:table-cell office:value-type="string">
            <text:p>0.601811199</text:p>
          </table:table-cell>
          <table:table-cell office:value-type="string">
            <text:p>0.517880781</text:p>
          </table:table-cell>
          <table:table-cell office:value-type="string">
            <text:p>0.36478574</text:p>
          </table:table-cell>
          <table:table-cell office:value-type="string">
            <text:p>0.359770614</text:p>
          </table:table-cell>
          <table:table-cell office:value-type="string">
            <text:p>0.445587129</text:p>
          </table:table-cell>
          <table:table-cell office:value-type="string">
            <text:p>0.428297203</text:p>
          </table:table-cell>
          <table:table-cell office:value-type="string">
            <text:p>0.426161089</text:p>
          </table:table-cell>
          <table:table-cell office:value-type="string">
            <text:p>0.319826396</text:p>
          </table:table-cell>
          <table:table-cell office:value-type="string">
            <text:p>0.315823255</text:p>
          </table:table-cell>
          <table:table-cell office:value-type="string">
            <text:p>0.594264559</text:p>
          </table:table-cell>
          <table:table-cell office:value-type="string">
            <text:p>0.589531844</text:p>
          </table:table-cell>
          <table:table-cell office:value-type="string">
            <text:p>0.5824291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witzerland</text:p>
          </table:table-cell>
          <table:table-cell office:value-type="string">
            <text:p>CHE</text:p>
          </table:table-cell>
          <table:table-cell table:number-columns-repeated="30" office:value-type="string">
            <text:p>..</text:p>
          </table:table-cell>
          <table:table-cell office:value-type="string">
            <text:p>0.57770955</text:p>
          </table:table-cell>
          <table:table-cell office:value-type="string">
            <text:p>0.570450952</text:p>
          </table:table-cell>
          <table:table-cell office:value-type="string">
            <text:p>0.797806085</text:p>
          </table:table-cell>
          <table:table-cell office:value-type="string">
            <text:p>0.895350649</text:p>
          </table:table-cell>
          <table:table-cell office:value-type="string">
            <text:p>1.005131065</text:p>
          </table:table-cell>
          <table:table-cell office:value-type="string">
            <text:p>0.807599044</text:p>
          </table:table-cell>
          <table:table-cell office:value-type="string">
            <text:p>0.694582612</text:p>
          </table:table-cell>
          <table:table-cell office:value-type="string">
            <text:p>0.668130311</text:p>
          </table:table-cell>
          <table:table-cell office:value-type="string">
            <text:p>0.661611585</text:p>
          </table:table-cell>
          <table:table-cell office:value-type="string">
            <text:p>0.69289963</text:p>
          </table:table-cell>
          <table:table-cell office:value-type="string">
            <text:p>0.693130229</text:p>
          </table:table-cell>
          <table:table-cell office:value-type="string">
            <text:p>0.661091625</text:p>
          </table:table-cell>
          <table:table-cell office:value-type="string">
            <text:p>0.67443571</text:p>
          </table:table-cell>
          <table:table-cell office:value-type="string">
            <text:p>0.66428378</text:p>
          </table:table-cell>
          <table:table-cell office:value-type="string">
            <text:p>0.096436805</text:p>
          </table:table-cell>
          <table:table-cell office:value-type="string">
            <text:p>2.612761012</text:p>
          </table:table-cell>
          <table:table-cell office:value-type="string">
            <text:p>0.542931481</text:p>
          </table:table-cell>
          <table:table-cell office:value-type="string">
            <text:p>0.533917083</text:p>
          </table:table-cell>
          <table:table-cell office:value-type="string">
            <text:p>0.521544552</text:p>
          </table:table-cell>
          <table:table-cell office:value-type="string">
            <text:p>0.571868618</text:p>
          </table:table-cell>
          <table:table-cell office:value-type="string">
            <text:p>0.568246808</text:p>
          </table:table-cell>
          <table:table-cell office:value-type="string">
            <text:p>0.508886121</text:p>
          </table:table-cell>
          <table:table-cell office:value-type="string">
            <text:p>0.492671377</text:p>
          </table:table-cell>
          <table:table-cell office:value-type="string">
            <text:p>0.456354963</text:p>
          </table:table-cell>
          <table:table-cell office:value-type="string">
            <text:p>0.43853546</text:p>
          </table:table-cell>
          <table:table-cell office:value-type="string">
            <text:p>0.4351611</text:p>
          </table:table-cell>
          <table:table-cell office:value-type="string">
            <text:p>0.42847617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table:number-columns-repeated="30" office:value-type="string">
            <text:p>..</text:p>
          </table:table-cell>
          <table:table-cell office:value-type="string">
            <text:p>11.43838216</text:p>
          </table:table-cell>
          <table:table-cell office:value-type="string">
            <text:p>11.08822504</text:p>
          </table:table-cell>
          <table:table-cell office:value-type="string">
            <text:p>10.77304236</text:p>
          </table:table-cell>
          <table:table-cell office:value-type="string">
            <text:p>10.384964</text:p>
          </table:table-cell>
          <table:table-cell office:value-type="string">
            <text:p>7.833592943</text:p>
          </table:table-cell>
          <table:table-cell office:value-type="string">
            <text:p>12.50713979</text:p>
          </table:table-cell>
          <table:table-cell office:value-type="string">
            <text:p>12.1869548</text:p>
          </table:table-cell>
          <table:table-cell office:value-type="string">
            <text:p>9.6577392</text:p>
          </table:table-cell>
          <table:table-cell office:value-type="string">
            <text:p>9.465173469</text:p>
          </table:table-cell>
          <table:table-cell office:value-type="string">
            <text:p>9.026813682</text:p>
          </table:table-cell>
          <table:table-cell office:value-type="string">
            <text:p>8.731910013</text:p>
          </table:table-cell>
          <table:table-cell office:value-type="string">
            <text:p>8.639237524</text:p>
          </table:table-cell>
          <table:table-cell office:value-type="string">
            <text:p>8.440835378</text:p>
          </table:table-cell>
          <table:table-cell office:value-type="string">
            <text:p>8.310681698</text:p>
          </table:table-cell>
          <table:table-cell office:value-type="string">
            <text:p>8.045439089</text:p>
          </table:table-cell>
          <table:table-cell office:value-type="string">
            <text:p>8.006050727</text:p>
          </table:table-cell>
          <table:table-cell office:value-type="string">
            <text:p>7.551841698</text:p>
          </table:table-cell>
          <table:table-cell office:value-type="string">
            <text:p>7.386997815</text:p>
          </table:table-cell>
          <table:table-cell office:value-type="string">
            <text:p>7.073821234</text:p>
          </table:table-cell>
          <table:table-cell office:value-type="string">
            <text:p>7.149837168</text:p>
          </table:table-cell>
          <table:table-cell office:value-type="string">
            <text:p>6.997892124</text:p>
          </table:table-cell>
          <table:table-cell office:value-type="string">
            <text:p>3.143066008</text:p>
          </table:table-cell>
          <table:table-cell office:value-type="string">
            <text:p>3.247595593</text:p>
          </table:table-cell>
          <table:table-cell office:value-type="string">
            <text:p>3.387120683</text:p>
          </table:table-cell>
          <table:table-cell office:value-type="string">
            <text:p>5.581550835</text:p>
          </table:table-cell>
          <table:table-cell office:value-type="string">
            <text:p>5.753250846</text:p>
          </table:table-cell>
          <table:table-cell office:value-type="string">
            <text:p>6.4247479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ajikistan</text:p>
          </table:table-cell>
          <table:table-cell office:value-type="string">
            <text:p>TJK</text:p>
          </table:table-cell>
          <table:table-cell table:number-columns-repeated="32" office:value-type="string">
            <text:p>..</text:p>
          </table:table-cell>
          <table:table-cell office:value-type="string">
            <text:p>0.170129463</text:p>
          </table:table-cell>
          <table:table-cell office:value-type="string">
            <text:p>0.167295885</text:p>
          </table:table-cell>
          <table:table-cell office:value-type="string">
            <text:p>0.164494066</text:p>
          </table:table-cell>
          <table:table-cell office:value-type="string">
            <text:p>0.9697931</text:p>
          </table:table-cell>
          <table:table-cell office:value-type="string">
            <text:p>1.239976636</text:p>
          </table:table-cell>
          <table:table-cell office:value-type="string">
            <text:p>0.527300737</text:p>
          </table:table-cell>
          <table:table-cell office:value-type="string">
            <text:p>0.51613295</text:p>
          </table:table-cell>
          <table:table-cell office:value-type="string">
            <text:p>0.503892072</text:p>
          </table:table-cell>
          <table:table-cell office:value-type="string">
            <text:p>0.346091949</text:p>
          </table:table-cell>
          <table:table-cell office:value-type="string">
            <text:p>0.335473218</text:p>
          </table:table-cell>
          <table:table-cell office:value-type="string">
            <text:p>0.324056175</text:p>
          </table:table-cell>
          <table:table-cell office:value-type="string">
            <text:p>0.312399528</text:p>
          </table:table-cell>
          <table:table-cell office:value-type="string">
            <text:p>0.502031344</text:p>
          </table:table-cell>
          <table:table-cell office:value-type="string">
            <text:p>0.525163194</text:p>
          </table:table-cell>
          <table:table-cell office:value-type="string">
            <text:p>0.663069191</text:p>
          </table:table-cell>
          <table:table-cell office:value-type="string">
            <text:p>0.641950321</text:p>
          </table:table-cell>
          <table:table-cell office:value-type="string">
            <text:p>0.622639464</text:p>
          </table:table-cell>
          <table:table-cell office:value-type="string">
            <text:p>0.578986553</text:p>
          </table:table-cell>
          <table:table-cell office:value-type="string">
            <text:p>0.561817504</text:p>
          </table:table-cell>
          <table:table-cell office:value-type="string">
            <text:p>0.547542291</text:p>
          </table:table-cell>
          <table:table-cell office:value-type="string">
            <text:p>0.533454992</text:p>
          </table:table-cell>
          <table:table-cell office:value-type="string">
            <text:p>0.520054149</text:p>
          </table:table-cell>
          <table:table-cell office:value-type="string">
            <text:p>0.507736123</text:p>
          </table:table-cell>
          <table:table-cell office:value-type="string">
            <text:p>0.496522515</text:p>
          </table:table-cell>
          <table:table-cell office:value-type="string">
            <text:p>0.48628352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anzania</text:p>
          </table:table-cell>
          <table:table-cell office:value-type="string">
            <text:p>TZA</text:p>
          </table:table-cell>
          <table:table-cell table:number-columns-repeated="30" office:value-type="string">
            <text:p>..</text:p>
          </table:table-cell>
          <table:table-cell office:value-type="string">
            <text:p>0.34822003</text:p>
          </table:table-cell>
          <table:table-cell office:value-type="string">
            <text:p>0.337027492</text:p>
          </table:table-cell>
          <table:table-cell office:value-type="string">
            <text:p>0.374575356</text:p>
          </table:table-cell>
          <table:table-cell office:value-type="string">
            <text:p>0.361881966</text:p>
          </table:table-cell>
          <table:table-cell office:value-type="string">
            <text:p>0.380314322</text:p>
          </table:table-cell>
          <table:table-cell office:value-type="string">
            <text:p>0.265125912</text:p>
          </table:table-cell>
          <table:table-cell office:value-type="string">
            <text:p>0.257834406</text:p>
          </table:table-cell>
          <table:table-cell office:value-type="string">
            <text:p>0.250945542</text:p>
          </table:table-cell>
          <table:table-cell office:value-type="string">
            <text:p>0.240248425</text:p>
          </table:table-cell>
          <table:table-cell office:value-type="string">
            <text:p>0.23387033</text:p>
          </table:table-cell>
          <table:table-cell office:value-type="string">
            <text:p>0.227541245</text:p>
          </table:table-cell>
          <table:table-cell office:value-type="string">
            <text:p>0.177593758</text:p>
          </table:table-cell>
          <table:table-cell office:value-type="string">
            <text:p>0.172748908</text:p>
          </table:table-cell>
          <table:table-cell office:value-type="string">
            <text:p>0.167973648</text:p>
          </table:table-cell>
          <table:table-cell office:value-type="string">
            <text:p>0.160915388</text:p>
          </table:table-cell>
          <table:table-cell office:value-type="string">
            <text:p>0.156217501</text:p>
          </table:table-cell>
          <table:table-cell office:value-type="string">
            <text:p>..</text:p>
          </table:table-cell>
          <table:table-cell office:value-type="string">
            <text:p>0.146963189</text:p>
          </table:table-cell>
          <table:table-cell office:value-type="string">
            <text:p>0.142322793</text:p>
          </table:table-cell>
          <table:table-cell office:value-type="string">
            <text:p>0.139778817</text:p>
          </table:table-cell>
          <table:table-cell office:value-type="string">
            <text:p>0.135380457</text:p>
          </table:table-cell>
          <table:table-cell office:value-type="string">
            <text:p>0.13118907</text:p>
          </table:table-cell>
          <table:table-cell office:value-type="string">
            <text:p>0.126851264</text:p>
          </table:table-cell>
          <table:table-cell office:value-type="string">
            <text:p>0.122848204</text:p>
          </table:table-cell>
          <table:table-cell office:value-type="string">
            <text:p>0.119101563</text:p>
          </table:table-cell>
          <table:table-cell office:value-type="string">
            <text:p>0.115360859</text:p>
          </table:table-cell>
          <table:table-cell office:value-type="string">
            <text:p>0.1117070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hailand</text:p>
          </table:table-cell>
          <table:table-cell office:value-type="string">
            <text:p>THA</text:p>
          </table:table-cell>
          <table:table-cell table:number-columns-repeated="30" office:value-type="string">
            <text:p>..</text:p>
          </table:table-cell>
          <table:table-cell office:value-type="string">
            <text:p>0.946343779</text:p>
          </table:table-cell>
          <table:table-cell office:value-type="string">
            <text:p>0.930107453</text:p>
          </table:table-cell>
          <table:table-cell office:value-type="string">
            <text:p>0.91608378</text:p>
          </table:table-cell>
          <table:table-cell office:value-type="string">
            <text:p>0.941997299</text:p>
          </table:table-cell>
          <table:table-cell office:value-type="string">
            <text:p>0.913553374</text:p>
          </table:table-cell>
          <table:table-cell office:value-type="string">
            <text:p>1.298542603</text:p>
          </table:table-cell>
          <table:table-cell office:value-type="string">
            <text:p>1.186536504</text:p>
          </table:table-cell>
          <table:table-cell office:value-type="string">
            <text:p>0.995237919</text:p>
          </table:table-cell>
          <table:table-cell office:value-type="string">
            <text:p>1.102309593</text:p>
          </table:table-cell>
          <table:table-cell office:value-type="string">
            <text:p>1.095852758</text:p>
          </table:table-cell>
          <table:table-cell office:value-type="string">
            <text:p>1.185469996</text:p>
          </table:table-cell>
          <table:table-cell office:value-type="string">
            <text:p>1.143411781</text:p>
          </table:table-cell>
          <table:table-cell office:value-type="string">
            <text:p>1.153744399</text:p>
          </table:table-cell>
          <table:table-cell office:value-type="string">
            <text:p>1.162569665</text:p>
          </table:table-cell>
          <table:table-cell office:value-type="string">
            <text:p>1.123809292</text:p>
          </table:table-cell>
          <table:table-cell office:value-type="string">
            <text:p>1.11430274</text:p>
          </table:table-cell>
          <table:table-cell office:value-type="string">
            <text:p>1.106697963</text:p>
          </table:table-cell>
          <table:table-cell office:value-type="string">
            <text:p>1.089729692</text:p>
          </table:table-cell>
          <table:table-cell office:value-type="string">
            <text:p>1.081278442</text:p>
          </table:table-cell>
          <table:table-cell office:value-type="string">
            <text:p>1.070629824</text:p>
          </table:table-cell>
          <table:table-cell office:value-type="string">
            <text:p>1.067486297</text:p>
          </table:table-cell>
          <table:table-cell office:value-type="string">
            <text:p>1.184686673</text:p>
          </table:table-cell>
          <table:table-cell office:value-type="string">
            <text:p>1.131050315</text:p>
          </table:table-cell>
          <table:table-cell office:value-type="string">
            <text:p>1.146770405</text:p>
          </table:table-cell>
          <table:table-cell office:value-type="string">
            <text:p>1.148702568</text:p>
          </table:table-cell>
          <table:table-cell office:value-type="string">
            <text:p>1.168834649</text:p>
          </table:table-cell>
          <table:table-cell office:value-type="string">
            <text:p>1.16562283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imor-Leste</text:p>
          </table:table-cell>
          <table:table-cell office:value-type="string">
            <text:p>TLS</text:p>
          </table:table-cell>
          <table:table-cell table:number-columns-repeated="44" office:value-type="string">
            <text:p>..</text:p>
          </table:table-cell>
          <table:table-cell office:value-type="string">
            <text:p>0.387553337</text:p>
          </table:table-cell>
          <table:table-cell office:value-type="string">
            <text:p>..</text:p>
          </table:table-cell>
          <table:table-cell office:value-type="string">
            <text:p>0.387574366</text:p>
          </table:table-cell>
          <table:table-cell office:value-type="string">
            <text:p>0.389752624</text:p>
          </table:table-cell>
          <table:table-cell office:value-type="string">
            <text:p>0.394052953</text:p>
          </table:table-cell>
          <table:table-cell office:value-type="string">
            <text:p>0.529725473</text:p>
          </table:table-cell>
          <table:table-cell office:value-type="string">
            <text:p>0.532008372</text:p>
          </table:table-cell>
          <table:table-cell office:value-type="string">
            <text:p>0.526995649</text:p>
          </table:table-cell>
          <table:table-cell office:value-type="string">
            <text:p>0.518639838</text:p>
          </table:table-cell>
          <table:table-cell office:value-type="string">
            <text:p>0.507486378</text:p>
          </table:table-cell>
          <table:table-cell office:value-type="string">
            <text:p>0.497545939</text:p>
          </table:table-cell>
          <table:table-cell office:value-type="string">
            <text:p>0.487937309</text:p>
          </table:table-cell>
          <table:table-cell office:value-type="string">
            <text:p>0.47756863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ogo</text:p>
          </table:table-cell>
          <table:table-cell office:value-type="string">
            <text:p>TGO</text:p>
          </table:table-cell>
          <table:table-cell table:number-columns-repeated="30" office:value-type="string">
            <text:p>..</text:p>
          </table:table-cell>
          <table:table-cell office:value-type="string">
            <text:p>0.476667143</text:p>
          </table:table-cell>
          <table:table-cell office:value-type="string">
            <text:p>0.465045711</text:p>
          </table:table-cell>
          <table:table-cell office:value-type="string">
            <text:p>0.453825007</text:p>
          </table:table-cell>
          <table:table-cell office:value-type="string">
            <text:p>0.442298315</text:p>
          </table:table-cell>
          <table:table-cell office:value-type="string">
            <text:p>0.431294979</text:p>
          </table:table-cell>
          <table:table-cell office:value-type="string">
            <text:p>0.408962786</text:p>
          </table:table-cell>
          <table:table-cell office:value-type="string">
            <text:p>0.395712506</text:p>
          </table:table-cell>
          <table:table-cell office:value-type="string">
            <text:p>0.379893208</text:p>
          </table:table-cell>
          <table:table-cell office:value-type="string">
            <text:p>0.366285651</text:p>
          </table:table-cell>
          <table:table-cell office:value-type="string">
            <text:p>0.353440043</text:p>
          </table:table-cell>
          <table:table-cell office:value-type="string">
            <text:p>0.343579339</text:p>
          </table:table-cell>
          <table:table-cell office:value-type="string">
            <text:p>0.440010731</text:p>
          </table:table-cell>
          <table:table-cell office:value-type="string">
            <text:p>0.427163802</text:p>
          </table:table-cell>
          <table:table-cell office:value-type="string">
            <text:p>0.374836311</text:p>
          </table:table-cell>
          <table:table-cell office:value-type="string">
            <text:p>0.342689608</text:p>
          </table:table-cell>
          <table:table-cell office:value-type="string">
            <text:p>0.370928066</text:p>
          </table:table-cell>
          <table:table-cell office:value-type="string">
            <text:p>0.360737547</text:p>
          </table:table-cell>
          <table:table-cell office:value-type="string">
            <text:p>0.352957147</text:p>
          </table:table-cell>
          <table:table-cell office:value-type="string">
            <text:p>0.345477977</text:p>
          </table:table-cell>
          <table:table-cell office:value-type="string">
            <text:p>0.322775452</text:p>
          </table:table-cell>
          <table:table-cell office:value-type="string">
            <text:p>0.316421026</text:p>
          </table:table-cell>
          <table:table-cell office:value-type="string">
            <text:p>0.31065787</text:p>
          </table:table-cell>
          <table:table-cell office:value-type="string">
            <text:p>0.302101457</text:p>
          </table:table-cell>
          <table:table-cell office:value-type="string">
            <text:p>0.293759877</text:p>
          </table:table-cell>
          <table:table-cell office:value-type="string">
            <text:p>0.285719201</text:p>
          </table:table-cell>
          <table:table-cell office:value-type="string">
            <text:p>0.277936919</text:p>
          </table:table-cell>
          <table:table-cell office:value-type="string">
            <text:p>0.27050705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onga</text:p>
          </table:table-cell>
          <table:table-cell office:value-type="string">
            <text:p>TON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table:number-columns-repeated="30" office:value-type="string">
            <text:p>..</text:p>
          </table:table-cell>
          <table:table-cell office:value-type="string">
            <text:p>0.431017762</text:p>
          </table:table-cell>
          <table:table-cell office:value-type="string">
            <text:p>0.4399414</text:p>
          </table:table-cell>
          <table:table-cell office:value-type="string">
            <text:p>0.420127467</text:p>
          </table:table-cell>
          <table:table-cell office:value-type="string">
            <text:p>0.406268726</text:p>
          </table:table-cell>
          <table:table-cell office:value-type="string">
            <text:p>0.393481584</text:p>
          </table:table-cell>
          <table:table-cell office:value-type="string">
            <text:p>1.319599301</text:p>
          </table:table-cell>
          <table:table-cell office:value-type="string">
            <text:p>1.280887488</text:p>
          </table:table-cell>
          <table:table-cell office:value-type="string">
            <text:p>1.256212792</text:p>
          </table:table-cell>
          <table:table-cell office:value-type="string">
            <text:p>1.321197362</text:p>
          </table:table-cell>
          <table:table-cell office:value-type="string">
            <text:p>1.318641904</text:p>
          </table:table-cell>
          <table:table-cell office:value-type="string">
            <text:p>1.299054462</text:p>
          </table:table-cell>
          <table:table-cell office:value-type="string">
            <text:p>0.459967496</text:p>
          </table:table-cell>
          <table:table-cell office:value-type="string">
            <text:p>0.452117417</text:p>
          </table:table-cell>
          <table:table-cell office:value-type="string">
            <text:p>0.43742831</text:p>
          </table:table-cell>
          <table:table-cell office:value-type="string">
            <text:p>0.314074791</text:p>
          </table:table-cell>
          <table:table-cell office:value-type="string">
            <text:p>0.457726655</text:p>
          </table:table-cell>
          <table:table-cell office:value-type="string">
            <text:p>0.453748644</text:p>
          </table:table-cell>
          <table:table-cell office:value-type="string">
            <text:p>0.602081395</text:p>
          </table:table-cell>
          <table:table-cell office:value-type="string">
            <text:p>0.598352735</text:p>
          </table:table-cell>
          <table:table-cell office:value-type="string">
            <text:p>0.611195268</text:p>
          </table:table-cell>
          <table:table-cell office:value-type="string">
            <text:p>0.605251672</text:p>
          </table:table-cell>
          <table:table-cell office:value-type="string">
            <text:p>0.601172063</text:p>
          </table:table-cell>
          <table:table-cell office:value-type="string">
            <text:p>0.599752102</text:p>
          </table:table-cell>
          <table:table-cell office:value-type="string">
            <text:p>0.599154083</text:p>
          </table:table-cell>
          <table:table-cell office:value-type="string">
            <text:p>0.595803776</text:p>
          </table:table-cell>
          <table:table-cell office:value-type="string">
            <text:p>0.599244508</text:p>
          </table:table-cell>
          <table:table-cell office:value-type="string">
            <text:p>0.6007511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unisia</text:p>
          </table:table-cell>
          <table:table-cell office:value-type="string">
            <text:p>TUN</text:p>
          </table:table-cell>
          <table:table-cell table:number-columns-repeated="30" office:value-type="string">
            <text:p>..</text:p>
          </table:table-cell>
          <table:table-cell office:value-type="string">
            <text:p>1.381559496</text:p>
          </table:table-cell>
          <table:table-cell office:value-type="string">
            <text:p>1.3414063</text:p>
          </table:table-cell>
          <table:table-cell office:value-type="string">
            <text:p>1.307878774</text:p>
          </table:table-cell>
          <table:table-cell office:value-type="string">
            <text:p>1.265613604</text:p>
          </table:table-cell>
          <table:table-cell office:value-type="string">
            <text:p>1.227970645</text:p>
          </table:table-cell>
          <table:table-cell office:value-type="string">
            <text:p>1.994482273</text:p>
          </table:table-cell>
          <table:table-cell office:value-type="string">
            <text:p>1.926445008</text:p>
          </table:table-cell>
          <table:table-cell office:value-type="string">
            <text:p>1.523266272</text:p>
          </table:table-cell>
          <table:table-cell office:value-type="string">
            <text:p>1.497323137</text:p>
          </table:table-cell>
          <table:table-cell office:value-type="string">
            <text:p>1.473149654</text:p>
          </table:table-cell>
          <table:table-cell office:value-type="string">
            <text:p>1.450132564</text:p>
          </table:table-cell>
          <table:table-cell office:value-type="string">
            <text:p>1.430306055</text:p>
          </table:table-cell>
          <table:table-cell office:value-type="string">
            <text:p>1.411600897</text:p>
          </table:table-cell>
          <table:table-cell office:value-type="string">
            <text:p>1.393665405</text:p>
          </table:table-cell>
          <table:table-cell office:value-type="string">
            <text:p>1.376285546</text:p>
          </table:table-cell>
          <table:table-cell office:value-type="string">
            <text:p>1.359293329</text:p>
          </table:table-cell>
          <table:table-cell office:value-type="string">
            <text:p>1.354392252</text:p>
          </table:table-cell>
          <table:table-cell office:value-type="string">
            <text:p>1.32171691</text:p>
          </table:table-cell>
          <table:table-cell office:value-type="string">
            <text:p>1.294114475</text:p>
          </table:table-cell>
          <table:table-cell office:value-type="string">
            <text:p>1.283581913</text:p>
          </table:table-cell>
          <table:table-cell office:value-type="string">
            <text:p>1.255791286</text:p>
          </table:table-cell>
          <table:table-cell office:value-type="string">
            <text:p>1.232888195</text:p>
          </table:table-cell>
          <table:table-cell office:value-type="string">
            <text:p>1.201831511</text:p>
          </table:table-cell>
          <table:table-cell office:value-type="string">
            <text:p>1.193337383</text:p>
          </table:table-cell>
          <table:table-cell office:value-type="string">
            <text:p>1.186111871</text:p>
          </table:table-cell>
          <table:table-cell office:value-type="string">
            <text:p>1.177054045</text:p>
          </table:table-cell>
          <table:table-cell office:value-type="string">
            <text:p>1.17066910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urkey</text:p>
          </table:table-cell>
          <table:table-cell office:value-type="string">
            <text:p>TUR</text:p>
          </table:table-cell>
          <table:table-cell table:number-columns-repeated="30" office:value-type="string">
            <text:p>..</text:p>
          </table:table-cell>
          <table:table-cell office:value-type="string">
            <text:p>3.909005072</text:p>
          </table:table-cell>
          <table:table-cell office:value-type="string">
            <text:p>4.011702596</text:p>
          </table:table-cell>
          <table:table-cell office:value-type="string">
            <text:p>3.488861907</text:p>
          </table:table-cell>
          <table:table-cell office:value-type="string">
            <text:p>3.566530534</text:p>
          </table:table-cell>
          <table:table-cell office:value-type="string">
            <text:p>3.926097199</text:p>
          </table:table-cell>
          <table:table-cell office:value-type="string">
            <text:p>3.29442852</text:p>
          </table:table-cell>
          <table:table-cell office:value-type="string">
            <text:p>3.327684301</text:p>
          </table:table-cell>
          <table:table-cell office:value-type="string">
            <text:p>3.870633912</text:p>
          </table:table-cell>
          <table:table-cell office:value-type="string">
            <text:p>3.77310013</text:p>
          </table:table-cell>
          <table:table-cell office:value-type="string">
            <text:p>3.78867823</text:p>
          </table:table-cell>
          <table:table-cell office:value-type="string">
            <text:p>3.86515363</text:p>
          </table:table-cell>
          <table:table-cell office:value-type="string">
            <text:p>3.055403548</text:p>
          </table:table-cell>
          <table:table-cell office:value-type="string">
            <text:p>3.011981052</text:p>
          </table:table-cell>
          <table:table-cell office:value-type="string">
            <text:p>3.034420544</text:p>
          </table:table-cell>
          <table:table-cell office:value-type="string">
            <text:p>2.816153842</text:p>
          </table:table-cell>
          <table:table-cell office:value-type="string">
            <text:p>2.764680025</text:p>
          </table:table-cell>
          <table:table-cell office:value-type="string">
            <text:p>2.751647988</text:p>
          </table:table-cell>
          <table:table-cell office:value-type="string">
            <text:p>2.704139441</text:p>
          </table:table-cell>
          <table:table-cell office:value-type="string">
            <text:p>2.623130517</text:p>
          </table:table-cell>
          <table:table-cell office:value-type="string">
            <text:p>2.530839443</text:p>
          </table:table-cell>
          <table:table-cell office:value-type="string">
            <text:p>2.429983522</text:p>
          </table:table-cell>
          <table:table-cell office:value-type="string">
            <text:p>2.332196946</text:p>
          </table:table-cell>
          <table:table-cell office:value-type="string">
            <text:p>2.290322952</text:p>
          </table:table-cell>
          <table:table-cell office:value-type="string">
            <text:p>2.204543583</text:p>
          </table:table-cell>
          <table:table-cell office:value-type="string">
            <text:p>2.140335004</text:p>
          </table:table-cell>
          <table:table-cell office:value-type="string">
            <text:p>1.723324842</text:p>
          </table:table-cell>
          <table:table-cell office:value-type="string">
            <text:p>1.66506539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urkmenistan</text:p>
          </table:table-cell>
          <table:table-cell office:value-type="string">
            <text:p>TKM</text:p>
          </table:table-cell>
          <table:table-cell table:number-columns-repeated="32" office:value-type="string">
            <text:p>..</text:p>
          </table:table-cell>
          <table:table-cell office:value-type="string">
            <text:p>1.937104969</text:p>
          </table:table-cell>
          <table:table-cell office:value-type="string">
            <text:p>1.872065704</text:p>
          </table:table-cell>
          <table:table-cell office:value-type="string">
            <text:p>0.969023547</text:p>
          </table:table-cell>
          <table:table-cell office:value-type="string">
            <text:p>0.688388451</text:p>
          </table:table-cell>
          <table:table-cell office:value-type="string">
            <text:p>1.095510234</text:p>
          </table:table-cell>
          <table:table-cell office:value-type="string">
            <text:p>1.065213558</text:p>
          </table:table-cell>
          <table:table-cell office:value-type="string">
            <text:p>1.095112226</text:p>
          </table:table-cell>
          <table:table-cell office:value-type="string">
            <text:p>1.067890282</text:p>
          </table:table-cell>
          <table:table-cell office:value-type="string">
            <text:p>0.795133127</text:p>
          </table:table-cell>
          <table:table-cell office:value-type="string">
            <text:p>0.93620436</text:p>
          </table:table-cell>
          <table:table-cell office:value-type="string">
            <text:p>0.916461641</text:p>
          </table:table-cell>
          <table:table-cell office:value-type="string">
            <text:p>1.489057991</text:p>
          </table:table-cell>
          <table:table-cell office:value-type="string">
            <text:p>1.307422236</text:p>
          </table:table-cell>
          <table:table-cell office:value-type="string">
            <text:p>1.277558409</text:p>
          </table:table-cell>
          <table:table-cell office:value-type="string">
            <text:p>1.057869806</text:p>
          </table:table-cell>
          <table:table-cell office:value-type="string">
            <text:p>1.031298987</text:p>
          </table:table-cell>
          <table:table-cell office:value-type="string">
            <text:p>1.003637731</text:p>
          </table:table-cell>
          <table:table-cell office:value-type="string">
            <text:p>0.977932943</text:p>
          </table:table-cell>
          <table:table-cell office:value-type="string">
            <text:p>0.955546251</text:p>
          </table:table-cell>
          <table:table-cell office:value-type="string">
            <text:p>0.933264781</text:p>
          </table:table-cell>
          <table:table-cell office:value-type="string">
            <text:p>0.914814168</text:p>
          </table:table-cell>
          <table:table-cell office:value-type="string">
            <text:p>0.89901966</text:p>
          </table:table-cell>
          <table:table-cell office:value-type="string">
            <text:p>1.466432948</text:p>
          </table:table-cell>
          <table:table-cell office:value-type="string">
            <text:p>1.440970543</text:p>
          </table:table-cell>
          <table:table-cell office:value-type="string">
            <text:p>1.61783722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Tuvalu</text:p>
          </table:table-cell>
          <table:table-cell office:value-type="string">
            <text:p>TUV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Uganda</text:p>
          </table:table-cell>
          <table:table-cell office:value-type="string">
            <text:p>UGA</text:p>
          </table:table-cell>
          <table:table-cell table:number-columns-repeated="30" office:value-type="string">
            <text:p>..</text:p>
          </table:table-cell>
          <table:table-cell office:value-type="string">
            <text:p>0.949763224</text:p>
          </table:table-cell>
          <table:table-cell office:value-type="string">
            <text:p>0.921757392</text:p>
          </table:table-cell>
          <table:table-cell office:value-type="string">
            <text:p>1.044612723</text:p>
          </table:table-cell>
          <table:table-cell office:value-type="string">
            <text:p>1.014365737</text:p>
          </table:table-cell>
          <table:table-cell office:value-type="string">
            <text:p>0.843870225</text:p>
          </table:table-cell>
          <table:table-cell office:value-type="string">
            <text:p>0.702582119</text:p>
          </table:table-cell>
          <table:table-cell office:value-type="string">
            <text:p>0.684296901</text:p>
          </table:table-cell>
          <table:table-cell office:value-type="string">
            <text:p>0.601009696</text:p>
          </table:table-cell>
          <table:table-cell office:value-type="string">
            <text:p>0.521049783</text:p>
          </table:table-cell>
          <table:table-cell office:value-type="string">
            <text:p>0.50546893</text:p>
          </table:table-cell>
          <table:table-cell office:value-type="string">
            <text:p>0.597081217</text:p>
          </table:table-cell>
          <table:table-cell office:value-type="string">
            <text:p>0.648795474</text:p>
          </table:table-cell>
          <table:table-cell office:value-type="string">
            <text:p>0.627235978</text:p>
          </table:table-cell>
          <table:table-cell office:value-type="string">
            <text:p>0.659058698</text:p>
          </table:table-cell>
          <table:table-cell office:value-type="string">
            <text:p>0.565877388</text:p>
          </table:table-cell>
          <table:table-cell office:value-type="string">
            <text:p>0.466115163</text:p>
          </table:table-cell>
          <table:table-cell office:value-type="string">
            <text:p>..</text:p>
          </table:table-cell>
          <table:table-cell office:value-type="string">
            <text:p>0.432969185</text:p>
          </table:table-cell>
          <table:table-cell office:value-type="string">
            <text:p>0.416737416</text:p>
          </table:table-cell>
          <table:table-cell office:value-type="string">
            <text:p>0.39922162</text:p>
          </table:table-cell>
          <table:table-cell office:value-type="string">
            <text:p>0.383959863</text:p>
          </table:table-cell>
          <table:table-cell office:value-type="string">
            <text:p>0.36941657</text:p>
          </table:table-cell>
          <table:table-cell office:value-type="string">
            <text:p>0.355274035</text:p>
          </table:table-cell>
          <table:table-cell office:value-type="string">
            <text:p>0.342497959</text:p>
          </table:table-cell>
          <table:table-cell office:value-type="string">
            <text:p>0.330216736</text:p>
          </table:table-cell>
          <table:table-cell office:value-type="string">
            <text:p>0.315681026</text:p>
          </table:table-cell>
          <table:table-cell office:value-type="string">
            <text:p>0.3045938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Ukraine</text:p>
          </table:table-cell>
          <table:table-cell office:value-type="string">
            <text:p>UKR</text:p>
          </table:table-cell>
          <table:table-cell table:number-columns-repeated="32" office:value-type="string">
            <text:p>..</text:p>
          </table:table-cell>
          <table:table-cell office:value-type="string">
            <text:p>1.741664848</text:p>
          </table:table-cell>
          <table:table-cell office:value-type="string">
            <text:p>1.536966823</text:p>
          </table:table-cell>
          <table:table-cell office:value-type="string">
            <text:p>1.415235634</text:p>
          </table:table-cell>
          <table:table-cell office:value-type="string">
            <text:p>2.100888686</text:p>
          </table:table-cell>
          <table:table-cell office:value-type="string">
            <text:p>1.920479162</text:p>
          </table:table-cell>
          <table:table-cell office:value-type="string">
            <text:p>1.898369567</text:p>
          </table:table-cell>
          <table:table-cell office:value-type="string">
            <text:p>1.91635997</text:p>
          </table:table-cell>
          <table:table-cell office:value-type="string">
            <text:p>1.862187913</text:p>
          </table:table-cell>
          <table:table-cell office:value-type="string">
            <text:p>1.810397157</text:p>
          </table:table-cell>
          <table:table-cell office:value-type="string">
            <text:p>1.846142372</text:p>
          </table:table-cell>
          <table:table-cell office:value-type="string">
            <text:p>1.837559802</text:p>
          </table:table-cell>
          <table:table-cell office:value-type="string">
            <text:p>1.795812068</text:p>
          </table:table-cell>
          <table:table-cell office:value-type="string">
            <text:p>1.216155481</text:p>
          </table:table-cell>
          <table:table-cell office:value-type="string">
            <text:p>1.232118319</text:p>
          </table:table-cell>
          <table:table-cell office:value-type="string">
            <text:p>0.976055099</text:p>
          </table:table-cell>
          <table:table-cell office:value-type="string">
            <text:p>0.981628839</text:p>
          </table:table-cell>
          <table:table-cell office:value-type="string">
            <text:p>0.98671786</text:p>
          </table:table-cell>
          <table:table-cell office:value-type="string">
            <text:p>0.988702808</text:p>
          </table:table-cell>
          <table:table-cell office:value-type="string">
            <text:p>0.991831088</text:p>
          </table:table-cell>
          <table:table-cell office:value-type="string">
            <text:p>0.993586982</text:p>
          </table:table-cell>
          <table:table-cell office:value-type="string">
            <text:p>1.003509879</text:p>
          </table:table-cell>
          <table:table-cell office:value-type="string">
            <text:p>0.563233847</text:p>
          </table:table-cell>
          <table:table-cell office:value-type="string">
            <text:p>0.974356187</text:p>
          </table:table-cell>
          <table:table-cell office:value-type="string">
            <text:p>1.22314235</text:p>
          </table:table-cell>
          <table:table-cell office:value-type="string">
            <text:p>1.40585023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table:number-columns-repeated="30" office:value-type="string">
            <text:p>..</text:p>
          </table:table-cell>
          <table:table-cell office:value-type="string">
            <text:p>7.023989051</text:p>
          </table:table-cell>
          <table:table-cell office:value-type="string">
            <text:p>6.54940584</text:p>
          </table:table-cell>
          <table:table-cell office:value-type="string">
            <text:p>5.072925612</text:p>
          </table:table-cell>
          <table:table-cell office:value-type="string">
            <text:p>4.70961781</text:p>
          </table:table-cell>
          <table:table-cell office:value-type="string">
            <text:p>4.788691027</text:p>
          </table:table-cell>
          <table:table-cell office:value-type="string">
            <text:p>5.303993534</text:p>
          </table:table-cell>
          <table:table-cell office:value-type="string">
            <text:p>4.664720541</text:p>
          </table:table-cell>
          <table:table-cell office:value-type="string">
            <text:p>4.426432356</text:p>
          </table:table-cell>
          <table:table-cell office:value-type="string">
            <text:p>4.18338958</text:p>
          </table:table-cell>
          <table:table-cell office:value-type="string">
            <text:p>3.940205131</text:p>
          </table:table-cell>
          <table:table-cell office:value-type="string">
            <text:p>3.724890849</text:p>
          </table:table-cell>
          <table:table-cell office:value-type="string">
            <text:p>3.457430647</text:p>
          </table:table-cell>
          <table:table-cell office:value-type="string">
            <text:p>2.011254301</text:p>
          </table:table-cell>
          <table:table-cell office:value-type="string">
            <text:p>2.233394601</text:p>
          </table:table-cell>
          <table:table-cell office:value-type="string">
            <text:p>1.967401727</text:p>
          </table:table-cell>
          <table:table-cell office:value-type="string">
            <text:p>1.741270431</text:p>
          </table:table-cell>
          <table:table-cell office:value-type="string">
            <text:p>1.486723559</text:p>
          </table:table-cell>
          <table:table-cell office:value-type="string">
            <text:p>1.257852949</text:p>
          </table:table-cell>
          <table:table-cell office:value-type="string">
            <text:p>1.077818268</text:p>
          </table:table-cell>
          <table:table-cell office:value-type="string">
            <text:p>0.951409289</text:p>
          </table:table-cell>
          <table:table-cell office:value-type="string">
            <text:p>0.865602191</text:p>
          </table:table-cell>
          <table:table-cell office:value-type="string">
            <text:p>0.829325064</text:p>
          </table:table-cell>
          <table:table-cell office:value-type="string">
            <text:p>0.811284813</text:p>
          </table:table-cell>
          <table:table-cell office:value-type="string">
            <text:p>0.993781138</text:p>
          </table:table-cell>
          <table:table-cell office:value-type="string">
            <text:p>0.989322851</text:p>
          </table:table-cell>
          <table:table-cell office:value-type="string">
            <text:p>0.982113836</text:p>
          </table:table-cell>
          <table:table-cell office:value-type="string">
            <text:p>0.9819457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table:number-columns-repeated="30" office:value-type="string">
            <text:p>..</text:p>
          </table:table-cell>
          <table:table-cell office:value-type="string">
            <text:p>1.060618332</text:p>
          </table:table-cell>
          <table:table-cell office:value-type="string">
            <text:p>1.041137343</text:p>
          </table:table-cell>
          <table:table-cell office:value-type="string">
            <text:p>1.019322174</text:p>
          </table:table-cell>
          <table:table-cell office:value-type="string">
            <text:p>0.950610188</text:p>
          </table:table-cell>
          <table:table-cell office:value-type="string">
            <text:p>0.903353956</text:p>
          </table:table-cell>
          <table:table-cell office:value-type="string">
            <text:p>0.819877721</text:p>
          </table:table-cell>
          <table:table-cell office:value-type="string">
            <text:p>0.774957878</text:p>
          </table:table-cell>
          <table:table-cell office:value-type="string">
            <text:p>0.759776114</text:p>
          </table:table-cell>
          <table:table-cell office:value-type="string">
            <text:p>0.757964538</text:p>
          </table:table-cell>
          <table:table-cell office:value-type="string">
            <text:p>0.750426418</text:p>
          </table:table-cell>
          <table:table-cell office:value-type="string">
            <text:p>0.725362896</text:p>
          </table:table-cell>
          <table:table-cell office:value-type="string">
            <text:p>0.722503669</text:p>
          </table:table-cell>
          <table:table-cell office:value-type="string">
            <text:p>0.711082223</text:p>
          </table:table-cell>
          <table:table-cell office:value-type="string">
            <text:p>0.711780755</text:p>
          </table:table-cell>
          <table:table-cell office:value-type="string">
            <text:p>0.68009285</text:p>
          </table:table-cell>
          <table:table-cell office:value-type="string">
            <text:p>0.70938454</text:p>
          </table:table-cell>
          <table:table-cell office:value-type="string">
            <text:p>0.583169114</text:p>
          </table:table-cell>
          <table:table-cell office:value-type="string">
            <text:p>0.512149138</text:p>
          </table:table-cell>
          <table:table-cell office:value-type="string">
            <text:p>0.505566125</text:p>
          </table:table-cell>
          <table:table-cell office:value-type="string">
            <text:p>0.560775819</text:p>
          </table:table-cell>
          <table:table-cell office:value-type="string">
            <text:p>0.543635564</text:p>
          </table:table-cell>
          <table:table-cell office:value-type="string">
            <text:p>0.514567782</text:p>
          </table:table-cell>
          <table:table-cell office:value-type="string">
            <text:p>0.519773135</text:p>
          </table:table-cell>
          <table:table-cell office:value-type="string">
            <text:p>0.484443799</text:p>
          </table:table-cell>
          <table:table-cell office:value-type="string">
            <text:p>0.466755216</text:p>
          </table:table-cell>
          <table:table-cell office:value-type="string">
            <text:p>0.456027882</text:p>
          </table:table-cell>
          <table:table-cell office:value-type="string">
            <text:p>0.44593181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table:number-columns-repeated="30" office:value-type="string">
            <text:p>..</text:p>
          </table:table-cell>
          <table:table-cell office:value-type="string">
            <text:p>1.70393313</text:p>
          </table:table-cell>
          <table:table-cell office:value-type="string">
            <text:p>1.64729689</text:p>
          </table:table-cell>
          <table:table-cell office:value-type="string">
            <text:p>1.467343424</text:p>
          </table:table-cell>
          <table:table-cell office:value-type="string">
            <text:p>1.375890888</text:p>
          </table:table-cell>
          <table:table-cell office:value-type="string">
            <text:p>1.277692309</text:p>
          </table:table-cell>
          <table:table-cell office:value-type="string">
            <text:p>1.198207366</text:p>
          </table:table-cell>
          <table:table-cell office:value-type="string">
            <text:p>1.135724684</text:p>
          </table:table-cell>
          <table:table-cell office:value-type="string">
            <text:p>1.088653005</text:p>
          </table:table-cell>
          <table:table-cell office:value-type="string">
            <text:p>1.115976054</text:p>
          </table:table-cell>
          <table:table-cell office:value-type="string">
            <text:p>1.087553993</text:p>
          </table:table-cell>
          <table:table-cell office:value-type="string">
            <text:p>0.991226953</text:p>
          </table:table-cell>
          <table:table-cell office:value-type="string">
            <text:p>0.961613788</text:p>
          </table:table-cell>
          <table:table-cell office:value-type="string">
            <text:p>0.987425749</text:p>
          </table:table-cell>
          <table:table-cell office:value-type="string">
            <text:p>0.99206451</text:p>
          </table:table-cell>
          <table:table-cell office:value-type="string">
            <text:p>0.980309515</text:p>
          </table:table-cell>
          <table:table-cell office:value-type="string">
            <text:p>1.016315466</text:p>
          </table:table-cell>
          <table:table-cell office:value-type="string">
            <text:p>0.972776177</text:p>
          </table:table-cell>
          <table:table-cell office:value-type="string">
            <text:p>1.001322983</text:p>
          </table:table-cell>
          <table:table-cell office:value-type="string">
            <text:p>0.980333248</text:p>
          </table:table-cell>
          <table:table-cell office:value-type="string">
            <text:p>0.994881398</text:p>
          </table:table-cell>
          <table:table-cell office:value-type="string">
            <text:p>0.999501216</text:p>
          </table:table-cell>
          <table:table-cell office:value-type="string">
            <text:p>0.967348701</text:p>
          </table:table-cell>
          <table:table-cell office:value-type="string">
            <text:p>0.941857565</text:p>
          </table:table-cell>
          <table:table-cell office:value-type="string">
            <text:p>0.901396251</text:p>
          </table:table-cell>
          <table:table-cell office:value-type="string">
            <text:p>0.864520551</text:p>
          </table:table-cell>
          <table:table-cell office:value-type="string">
            <text:p>0.83804472</text:p>
          </table:table-cell>
          <table:table-cell office:value-type="string">
            <text:p>0.82908713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Upper middle income</text:p>
          </table:table-cell>
          <table:table-cell office:value-type="string">
            <text:p>UMC</text:p>
          </table:table-cell>
          <table:table-cell table:number-columns-repeated="30" office:value-type="string">
            <text:p>..</text:p>
          </table:table-cell>
          <table:table-cell office:value-type="string">
            <text:p>0.949847604</text:p>
          </table:table-cell>
          <table:table-cell office:value-type="string">
            <text:p>0.811343921</text:p>
          </table:table-cell>
          <table:table-cell office:value-type="string">
            <text:p>0.918606585</text:p>
          </table:table-cell>
          <table:table-cell office:value-type="string">
            <text:p>0.837013373</text:p>
          </table:table-cell>
          <table:table-cell office:value-type="string">
            <text:p>0.821209335</text:p>
          </table:table-cell>
          <table:table-cell office:value-type="string">
            <text:p>1.105712295</text:p>
          </table:table-cell>
          <table:table-cell office:value-type="string">
            <text:p>1.087621317</text:p>
          </table:table-cell>
          <table:table-cell office:value-type="string">
            <text:p>1.040311189</text:p>
          </table:table-cell>
          <table:table-cell office:value-type="string">
            <text:p>1.033617194</text:p>
          </table:table-cell>
          <table:table-cell office:value-type="string">
            <text:p>0.984971266</text:p>
          </table:table-cell>
          <table:table-cell office:value-type="string">
            <text:p>0.971314088</text:p>
          </table:table-cell>
          <table:table-cell office:value-type="string">
            <text:p>0.914909634</text:p>
          </table:table-cell>
          <table:table-cell office:value-type="string">
            <text:p>0.89091288</text:p>
          </table:table-cell>
          <table:table-cell office:value-type="string">
            <text:p>0.874865217</text:p>
          </table:table-cell>
          <table:table-cell office:value-type="string">
            <text:p>0.833387941</text:p>
          </table:table-cell>
          <table:table-cell office:value-type="string">
            <text:p>0.837320705</text:p>
          </table:table-cell>
          <table:table-cell office:value-type="string">
            <text:p>0.854852356</text:p>
          </table:table-cell>
          <table:table-cell office:value-type="string">
            <text:p>0.77689654</text:p>
          </table:table-cell>
          <table:table-cell office:value-type="string">
            <text:p>0.786677645</text:p>
          </table:table-cell>
          <table:table-cell office:value-type="string">
            <text:p>0.796928707</text:p>
          </table:table-cell>
          <table:table-cell office:value-type="string">
            <text:p>0.794655103</text:p>
          </table:table-cell>
          <table:table-cell office:value-type="string">
            <text:p>0.783343414</text:p>
          </table:table-cell>
          <table:table-cell office:value-type="string">
            <text:p>0.779295111</text:p>
          </table:table-cell>
          <table:table-cell office:value-type="string">
            <text:p>0.721154672</text:p>
          </table:table-cell>
          <table:table-cell office:value-type="string">
            <text:p>0.733893204</text:p>
          </table:table-cell>
          <table:table-cell office:value-type="string">
            <text:p>0.729957672</text:p>
          </table:table-cell>
          <table:table-cell office:value-type="string">
            <text:p>0.7122781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Uruguay</text:p>
          </table:table-cell>
          <table:table-cell office:value-type="string">
            <text:p>URY</text:p>
          </table:table-cell>
          <table:table-cell table:number-columns-repeated="30" office:value-type="string">
            <text:p>..</text:p>
          </table:table-cell>
          <table:table-cell office:value-type="string">
            <text:p>1.802490321</text:p>
          </table:table-cell>
          <table:table-cell office:value-type="string">
            <text:p>1.787124838</text:p>
          </table:table-cell>
          <table:table-cell office:value-type="string">
            <text:p>1.741051344</text:p>
          </table:table-cell>
          <table:table-cell office:value-type="string">
            <text:p>1.741554679</text:p>
          </table:table-cell>
          <table:table-cell office:value-type="string">
            <text:p>1.693019073</text:p>
          </table:table-cell>
          <table:table-cell office:value-type="string">
            <text:p>1.756205536</text:p>
          </table:table-cell>
          <table:table-cell office:value-type="string">
            <text:p>1.74085885</text:p>
          </table:table-cell>
          <table:table-cell office:value-type="string">
            <text:p>1.693464139</text:p>
          </table:table-cell>
          <table:table-cell office:value-type="string">
            <text:p>1.708167449</text:p>
          </table:table-cell>
          <table:table-cell office:value-type="string">
            <text:p>1.692369151</text:p>
          </table:table-cell>
          <table:table-cell office:value-type="string">
            <text:p>1.55789183</text:p>
          </table:table-cell>
          <table:table-cell office:value-type="string">
            <text:p>1.538741223</text:p>
          </table:table-cell>
          <table:table-cell office:value-type="string">
            <text:p>1.552202187</text:p>
          </table:table-cell>
          <table:table-cell office:value-type="string">
            <text:p>1.574353093</text:p>
          </table:table-cell>
          <table:table-cell office:value-type="string">
            <text:p>1.5698152</text:p>
          </table:table-cell>
          <table:table-cell office:value-type="string">
            <text:p>1.562842969</text:p>
          </table:table-cell>
          <table:table-cell office:value-type="string">
            <text:p>..</text:p>
          </table:table-cell>
          <table:table-cell office:value-type="string">
            <text:p>1.570925148</text:p>
          </table:table-cell>
          <table:table-cell office:value-type="string">
            <text:p>1.549067151</text:p>
          </table:table-cell>
          <table:table-cell office:value-type="string">
            <text:p>1.500186056</text:p>
          </table:table-cell>
          <table:table-cell office:value-type="string">
            <text:p>1.485528954</text:p>
          </table:table-cell>
          <table:table-cell office:value-type="string">
            <text:p>1.468386419</text:p>
          </table:table-cell>
          <table:table-cell office:value-type="string">
            <text:p>1.470004684</text:p>
          </table:table-cell>
          <table:table-cell office:value-type="string">
            <text:p>1.472442189</text:p>
          </table:table-cell>
          <table:table-cell office:value-type="string">
            <text:p>1.452390138</text:p>
          </table:table-cell>
          <table:table-cell office:value-type="string">
            <text:p>1.45308671</text:p>
          </table:table-cell>
          <table:table-cell office:value-type="string">
            <text:p>1.4507938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Uzbekistan</text:p>
          </table:table-cell>
          <table:table-cell office:value-type="string">
            <text:p>UZB</text:p>
          </table:table-cell>
          <table:table-cell table:number-columns-repeated="32" office:value-type="string">
            <text:p>..</text:p>
          </table:table-cell>
          <table:table-cell office:value-type="string">
            <text:p>0.505023468</text:p>
          </table:table-cell>
          <table:table-cell office:value-type="string">
            <text:p>0.5044269</text:p>
          </table:table-cell>
          <table:table-cell office:value-type="string">
            <text:p>0.240181991</text:p>
          </table:table-cell>
          <table:table-cell office:value-type="string">
            <text:p>0.488907945</text:p>
          </table:table-cell>
          <table:table-cell office:value-type="string">
            <text:p>0.525212543</text:p>
          </table:table-cell>
          <table:table-cell office:value-type="string">
            <text:p>0.954690818</text:p>
          </table:table-cell>
          <table:table-cell office:value-type="string">
            <text:p>1.080442977</text:p>
          </table:table-cell>
          <table:table-cell office:value-type="string">
            <text:p>0.992574487</text:p>
          </table:table-cell>
          <table:table-cell office:value-type="string">
            <text:p>0.813024007</text:p>
          </table:table-cell>
          <table:table-cell office:value-type="string">
            <text:p>0.719595875</text:p>
          </table:table-cell>
          <table:table-cell office:value-type="string">
            <text:p>0.700098237</text:p>
          </table:table-cell>
          <table:table-cell office:value-type="string">
            <text:p>0.681449644</text:p>
          </table:table-cell>
          <table:table-cell office:value-type="string">
            <text:p>0.690966134</text:p>
          </table:table-cell>
          <table:table-cell office:value-type="string">
            <text:p>0.816047475</text:p>
          </table:table-cell>
          <table:table-cell office:value-type="string">
            <text:p>0.759438047</text:p>
          </table:table-cell>
          <table:table-cell office:value-type="string">
            <text:p>0.738608868</text:p>
          </table:table-cell>
          <table:table-cell office:value-type="string">
            <text:p>0.717722592</text:p>
          </table:table-cell>
          <table:table-cell office:value-type="string">
            <text:p>0.697342636</text:p>
          </table:table-cell>
          <table:table-cell office:value-type="string">
            <text:p>0.670349841</text:p>
          </table:table-cell>
          <table:table-cell office:value-type="string">
            <text:p>0.506159741</text:p>
          </table:table-cell>
          <table:table-cell office:value-type="string">
            <text:p>0.49461488</text:p>
          </table:table-cell>
          <table:table-cell office:value-type="string">
            <text:p>0.483096249</text:p>
          </table:table-cell>
          <table:table-cell office:value-type="string">
            <text:p>0.472033605</text:p>
          </table:table-cell>
          <table:table-cell office:value-type="string">
            <text:p>0.461904495</text:p>
          </table:table-cell>
          <table:table-cell office:value-type="string">
            <text:p>0.45240963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Vanuatu</text:p>
          </table:table-cell>
          <table:table-cell office:value-type="string">
            <text:p>VUT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Venezuela</text:p>
          </table:table-cell>
          <table:table-cell office:value-type="string">
            <text:p>VEN</text:p>
          </table:table-cell>
          <table:table-cell table:number-columns-repeated="30" office:value-type="string">
            <text:p>..</text:p>
          </table:table-cell>
          <table:table-cell office:value-type="string">
            <text:p>0.992161527</text:p>
          </table:table-cell>
          <table:table-cell office:value-type="string">
            <text:p>0.932462269</text:p>
          </table:table-cell>
          <table:table-cell office:value-type="string">
            <text:p>0.925807857</text:p>
          </table:table-cell>
          <table:table-cell office:value-type="string">
            <text:p>0.897073817</text:p>
          </table:table-cell>
          <table:table-cell office:value-type="string">
            <text:p>0.871082871</text:p>
          </table:table-cell>
          <table:table-cell office:value-type="string">
            <text:p>0.899761912</text:p>
          </table:table-cell>
          <table:table-cell office:value-type="string">
            <text:p>0.862382337</text:p>
          </table:table-cell>
          <table:table-cell office:value-type="string">
            <text:p>0.834963891</text:p>
          </table:table-cell>
          <table:table-cell office:value-type="string">
            <text:p>0.811791654</text:p>
          </table:table-cell>
          <table:table-cell office:value-type="string">
            <text:p>0.792196523</text:p>
          </table:table-cell>
          <table:table-cell office:value-type="string">
            <text:p>0.768151916</text:p>
          </table:table-cell>
          <table:table-cell office:value-type="string">
            <text:p>0.993896832</text:p>
          </table:table-cell>
          <table:table-cell office:value-type="string">
            <text:p>0.972166943</text:p>
          </table:table-cell>
          <table:table-cell office:value-type="string">
            <text:p>0.950491661</text:p>
          </table:table-cell>
          <table:table-cell office:value-type="string">
            <text:p>0.712487676</text:p>
          </table:table-cell>
          <table:table-cell office:value-type="string">
            <text:p>0.689540462</text:p>
          </table:table-cell>
          <table:table-cell office:value-type="string">
            <text:p>..</text:p>
          </table:table-cell>
          <table:table-cell office:value-type="string">
            <text:p>0.924704824</text:p>
          </table:table-cell>
          <table:table-cell office:value-type="string">
            <text:p>0.9036417</text:p>
          </table:table-cell>
          <table:table-cell office:value-type="string">
            <text:p>0.884071069</text:p>
          </table:table-cell>
          <table:table-cell office:value-type="string">
            <text:p>0.870241538</text:p>
          </table:table-cell>
          <table:table-cell office:value-type="string">
            <text:p>0.853406316</text:p>
          </table:table-cell>
          <table:table-cell office:value-type="string">
            <text:p>0.844864696</text:p>
          </table:table-cell>
          <table:table-cell office:value-type="string">
            <text:p>0.827113916</text:p>
          </table:table-cell>
          <table:table-cell office:value-type="string">
            <text:p>1.872106977</text:p>
          </table:table-cell>
          <table:table-cell office:value-type="string">
            <text:p>1.842672869</text:p>
          </table:table-cell>
          <table:table-cell office:value-type="string">
            <text:p>1.88449352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Vietnam</text:p>
          </table:table-cell>
          <table:table-cell office:value-type="string">
            <text:p>VNM</text:p>
          </table:table-cell>
          <table:table-cell table:number-columns-repeated="30" office:value-type="string">
            <text:p>..</text:p>
          </table:table-cell>
          <table:table-cell office:value-type="string">
            <text:p>3.164013987</text:p>
          </table:table-cell>
          <table:table-cell office:value-type="string">
            <text:p>3.053191738</text:p>
          </table:table-cell>
          <table:table-cell office:value-type="string">
            <text:p>2.454765081</text:p>
          </table:table-cell>
          <table:table-cell office:value-type="string">
            <text:p>2.395881879</text:p>
          </table:table-cell>
          <table:table-cell office:value-type="string">
            <text:p>1.910722475</text:p>
          </table:table-cell>
          <table:table-cell office:value-type="string">
            <text:p>1.657846055</text:p>
          </table:table-cell>
          <table:table-cell office:value-type="string">
            <text:p>1.620972528</text:p>
          </table:table-cell>
          <table:table-cell office:value-type="string">
            <text:p>1.416914536</text:p>
          </table:table-cell>
          <table:table-cell office:value-type="string">
            <text:p>1.299347237</text:p>
          </table:table-cell>
          <table:table-cell office:value-type="string">
            <text:p>1.267107125</text:p>
          </table:table-cell>
          <table:table-cell office:value-type="string">
            <text:p>1.238419302</text:p>
          </table:table-cell>
          <table:table-cell office:value-type="string">
            <text:p>1.207165523</text:p>
          </table:table-cell>
          <table:table-cell office:value-type="string">
            <text:p>1.180623552</text:p>
          </table:table-cell>
          <table:table-cell office:value-type="string">
            <text:p>1.157000994</text:p>
          </table:table-cell>
          <table:table-cell office:value-type="string">
            <text:p>..</text:p>
          </table:table-cell>
          <table:table-cell office:value-type="string">
            <text:p>1.049357739</text:p>
          </table:table-cell>
          <table:table-cell office:value-type="string">
            <text:p>1.030502392</text:p>
          </table:table-cell>
          <table:table-cell office:value-type="string">
            <text:p>1.011162726</text:p>
          </table:table-cell>
          <table:table-cell office:value-type="string">
            <text:p>0.99147881</text:p>
          </table:table-cell>
          <table:table-cell office:value-type="string">
            <text:p>0.973082628</text:p>
          </table:table-cell>
          <table:table-cell office:value-type="string">
            <text:p>1.005007808</text:p>
          </table:table-cell>
          <table:table-cell office:value-type="string">
            <text:p>0.985633095</text:p>
          </table:table-cell>
          <table:table-cell office:value-type="string">
            <text:p>0.967077442</text:p>
          </table:table-cell>
          <table:table-cell office:value-type="string">
            <text:p>0.949754131</text:p>
          </table:table-cell>
          <table:table-cell office:value-type="string">
            <text:p>0.933769951</text:p>
          </table:table-cell>
          <table:table-cell office:value-type="string">
            <text:p>0.924061069</text:p>
          </table:table-cell>
          <table:table-cell office:value-type="string">
            <text:p>0.9175855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table:number-columns-repeated="45" office:value-type="string">
            <text:p>..</text:p>
          </table:table-cell>
          <table:table-cell office:value-type="string">
            <text:p>7.588744266</text:p>
          </table:table-cell>
          <table:table-cell office:value-type="string">
            <text:p>7.252692886</text:p>
          </table:table-cell>
          <table:table-cell office:value-type="string">
            <text:p>6.834769449</text:p>
          </table:table-cell>
          <table:table-cell office:value-type="string">
            <text:p>6.42950223</text:p>
          </table:table-cell>
          <table:table-cell office:value-type="string">
            <text:p>6.395475658</text:p>
          </table:table-cell>
          <table:table-cell office:value-type="string">
            <text:p>6.241605876</text:p>
          </table:table-cell>
          <table:table-cell office:value-type="string">
            <text:p>5.767600709</text:p>
          </table:table-cell>
          <table:table-cell office:value-type="string">
            <text:p>5.468264051</text:p>
          </table:table-cell>
          <table:table-cell table:number-columns-repeated="5"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World</text:p>
          </table:table-cell>
          <table:table-cell office:value-type="string">
            <text:p>WLD</text:p>
          </table:table-cell>
          <table:table-cell table:number-columns-repeated="30" office:value-type="string">
            <text:p>..</text:p>
          </table:table-cell>
          <table:table-cell office:value-type="string">
            <text:p>1.104696055</text:p>
          </table:table-cell>
          <table:table-cell office:value-type="string">
            <text:p>1.030567027</text:p>
          </table:table-cell>
          <table:table-cell office:value-type="string">
            <text:p>1.028989947</text:p>
          </table:table-cell>
          <table:table-cell office:value-type="string">
            <text:p>0.973108369</text:p>
          </table:table-cell>
          <table:table-cell office:value-type="string">
            <text:p>0.93287128</text:p>
          </table:table-cell>
          <table:table-cell office:value-type="string">
            <text:p>1.191627681</text:p>
          </table:table-cell>
          <table:table-cell office:value-type="string">
            <text:p>1.171435099</text:p>
          </table:table-cell>
          <table:table-cell office:value-type="string">
            <text:p>1.138873238</text:p>
          </table:table-cell>
          <table:table-cell office:value-type="string">
            <text:p>1.122845969</text:p>
          </table:table-cell>
          <table:table-cell office:value-type="string">
            <text:p>1.089797774</text:p>
          </table:table-cell>
          <table:table-cell office:value-type="string">
            <text:p>1.06587822</text:p>
          </table:table-cell>
          <table:table-cell office:value-type="string">
            <text:p>1.011759711</text:p>
          </table:table-cell>
          <table:table-cell office:value-type="string">
            <text:p>0.996346234</text:p>
          </table:table-cell>
          <table:table-cell office:value-type="string">
            <text:p>0.974921231</text:p>
          </table:table-cell>
          <table:table-cell office:value-type="string">
            <text:p>0.93668602</text:p>
          </table:table-cell>
          <table:table-cell office:value-type="string">
            <text:p>0.953394119</text:p>
          </table:table-cell>
          <table:table-cell office:value-type="string">
            <text:p>0.948498165</text:p>
          </table:table-cell>
          <table:table-cell office:value-type="string">
            <text:p>0.887688393</text:p>
          </table:table-cell>
          <table:table-cell office:value-type="string">
            <text:p>0.885209342</text:p>
          </table:table-cell>
          <table:table-cell office:value-type="string">
            <text:p>0.888961318</text:p>
          </table:table-cell>
          <table:table-cell office:value-type="string">
            <text:p>0.888691045</text:p>
          </table:table-cell>
          <table:table-cell office:value-type="string">
            <text:p>0.875811486</text:p>
          </table:table-cell>
          <table:table-cell office:value-type="string">
            <text:p>0.86945547</text:p>
          </table:table-cell>
          <table:table-cell office:value-type="string">
            <text:p>0.830006427</text:p>
          </table:table-cell>
          <table:table-cell office:value-type="string">
            <text:p>0.821708987</text:p>
          </table:table-cell>
          <table:table-cell office:value-type="string">
            <text:p>0.816334231</text:p>
          </table:table-cell>
          <table:table-cell office:value-type="string">
            <text:p>0.80886121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Yemen</text:p>
          </table:table-cell>
          <table:table-cell office:value-type="string">
            <text:p>YEM</text:p>
          </table:table-cell>
          <table:table-cell table:number-columns-repeated="30" office:value-type="string">
            <text:p>..</text:p>
          </table:table-cell>
          <table:table-cell office:value-type="string">
            <text:p>4.949418502</text:p>
          </table:table-cell>
          <table:table-cell office:value-type="string">
            <text:p>4.659406553</text:p>
          </table:table-cell>
          <table:table-cell office:value-type="string">
            <text:p>2.21053326</text:p>
          </table:table-cell>
          <table:table-cell office:value-type="string">
            <text:p>2.071015108</text:p>
          </table:table-cell>
          <table:table-cell office:value-type="string">
            <text:p>2.107928377</text:p>
          </table:table-cell>
          <table:table-cell office:value-type="string">
            <text:p>1.994942319</text:p>
          </table:table-cell>
          <table:table-cell office:value-type="string">
            <text:p>3.073496635</text:p>
          </table:table-cell>
          <table:table-cell office:value-type="string">
            <text:p>3.843190473</text:p>
          </table:table-cell>
          <table:table-cell office:value-type="string">
            <text:p>3.429879104</text:p>
          </table:table-cell>
          <table:table-cell office:value-type="string">
            <text:p>3.2833911</text:p>
          </table:table-cell>
          <table:table-cell office:value-type="string">
            <text:p>3.224805879</text:p>
          </table:table-cell>
          <table:table-cell office:value-type="string">
            <text:p>2.872949374</text:p>
          </table:table-cell>
          <table:table-cell office:value-type="string">
            <text:p>3.097913822</text:p>
          </table:table-cell>
          <table:table-cell office:value-type="string">
            <text:p>3.037225678</text:p>
          </table:table-cell>
          <table:table-cell office:value-type="string">
            <text:p>2.953430268</text:p>
          </table:table-cell>
          <table:table-cell office:value-type="string">
            <text:p>2.924067683</text:p>
          </table:table-cell>
          <table:table-cell office:value-type="string">
            <text:p>2.855581451</text:p>
          </table:table-cell>
          <table:table-cell office:value-type="string">
            <text:p>2.783467975</text:p>
          </table:table-cell>
          <table:table-cell office:value-type="string">
            <text:p>2.710109593</text:p>
          </table:table-cell>
          <table:table-cell office:value-type="string">
            <text:p>2.63680304</text:p>
          </table:table-cell>
          <table:table-cell office:value-type="string">
            <text:p>2.568550879</text:p>
          </table:table-cell>
          <table:table-cell office:value-type="string">
            <text:p>2.529980916</text:p>
          </table:table-cell>
          <table:table-cell office:value-type="string">
            <text:p>2.489622211</text:p>
          </table:table-cell>
          <table:table-cell office:value-type="string">
            <text:p>2.448442877</text:p>
          </table:table-cell>
          <table:table-cell office:value-type="string">
            <text:p>0.349080896</text:p>
          </table:table-cell>
          <table:table-cell office:value-type="string">
            <text:p>0.332803787</text:p>
          </table:table-cell>
          <table:table-cell office:value-type="string">
            <text:p>0.31966003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Zambia</text:p>
          </table:table-cell>
          <table:table-cell office:value-type="string">
            <text:p>ZMB</text:p>
          </table:table-cell>
          <table:table-cell table:number-columns-repeated="30" office:value-type="string">
            <text:p>..</text:p>
          </table:table-cell>
          <table:table-cell office:value-type="string">
            <text:p>0.471190944</text:p>
          </table:table-cell>
          <table:table-cell office:value-type="string">
            <text:p>0.459548264</text:p>
          </table:table-cell>
          <table:table-cell office:value-type="string">
            <text:p>0.448114126</text:p>
          </table:table-cell>
          <table:table-cell office:value-type="string">
            <text:p>0.436797933</text:p>
          </table:table-cell>
          <table:table-cell office:value-type="string">
            <text:p>0.425334632</text:p>
          </table:table-cell>
          <table:table-cell office:value-type="string">
            <text:p>0.594846765</text:p>
          </table:table-cell>
          <table:table-cell office:value-type="string">
            <text:p>0.578727293</text:p>
          </table:table-cell>
          <table:table-cell office:value-type="string">
            <text:p>0.562382939</text:p>
          </table:table-cell>
          <table:table-cell office:value-type="string">
            <text:p>0.546125265</text:p>
          </table:table-cell>
          <table:table-cell office:value-type="string">
            <text:p>0.530330892</text:p>
          </table:table-cell>
          <table:table-cell office:value-type="string">
            <text:p>0.515165579</text:p>
          </table:table-cell>
          <table:table-cell office:value-type="string">
            <text:p>0.502062166</text:p>
          </table:table-cell>
          <table:table-cell office:value-type="string">
            <text:p>0.489307878</text:p>
          </table:table-cell>
          <table:table-cell office:value-type="string">
            <text:p>0.404291041</text:p>
          </table:table-cell>
          <table:table-cell office:value-type="string">
            <text:p>0.323196282</text:p>
          </table:table-cell>
          <table:table-cell office:value-type="string">
            <text:p>0.314733811</text:p>
          </table:table-cell>
          <table:table-cell office:value-type="string">
            <text:p>0.308794884</text:p>
          </table:table-cell>
          <table:table-cell office:value-type="string">
            <text:p>0.302694702</text:p>
          </table:table-cell>
          <table:table-cell office:value-type="string">
            <text:p>0.29645869</text:p>
          </table:table-cell>
          <table:table-cell office:value-type="string">
            <text:p>0.299164244</text:p>
          </table:table-cell>
          <table:table-cell office:value-type="string">
            <text:p>0.29249853</text:p>
          </table:table-cell>
          <table:table-cell office:value-type="string">
            <text:p>0.285033118</text:p>
          </table:table-cell>
          <table:table-cell office:value-type="string">
            <text:p>0.277609903</text:p>
          </table:table-cell>
          <table:table-cell office:value-type="string">
            <text:p>0.26826542</text:p>
          </table:table-cell>
          <table:table-cell office:value-type="string">
            <text:p>0.259168315</text:p>
          </table:table-cell>
          <table:table-cell office:value-type="string">
            <text:p>0.250348098</text:p>
          </table:table-cell>
          <table:table-cell office:value-type="string">
            <text:p>0.24198856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d forces personnel (% of total labor force)</text:p>
          </table:table-cell>
          <table:table-cell office:value-type="string">
            <text:p>arms_pers</text:p>
          </table:table-cell>
          <table:table-cell office:value-type="string">
            <text:p>Zimbabwe</text:p>
          </table:table-cell>
          <table:table-cell office:value-type="string">
            <text:p>ZWE</text:p>
          </table:table-cell>
          <table:table-cell table:number-columns-repeated="30" office:value-type="string">
            <text:p>..</text:p>
          </table:table-cell>
          <table:table-cell office:value-type="string">
            <text:p>1.100318212</text:p>
          </table:table-cell>
          <table:table-cell office:value-type="string">
            <text:p>1.07047101</text:p>
          </table:table-cell>
          <table:table-cell office:value-type="string">
            <text:p>1.112946442</text:p>
          </table:table-cell>
          <table:table-cell office:value-type="string">
            <text:p>1.086593094</text:p>
          </table:table-cell>
          <table:table-cell office:value-type="string">
            <text:p>0.950954415</text:p>
          </table:table-cell>
          <table:table-cell office:value-type="string">
            <text:p>1.464474189</text:p>
          </table:table-cell>
          <table:table-cell office:value-type="string">
            <text:p>1.372646087</text:p>
          </table:table-cell>
          <table:table-cell office:value-type="string">
            <text:p>1.262721714</text:p>
          </table:table-cell>
          <table:table-cell office:value-type="string">
            <text:p>1.253287303</text:p>
          </table:table-cell>
          <table:table-cell office:value-type="string">
            <text:p>1.247316884</text:p>
          </table:table-cell>
          <table:table-cell office:value-type="string">
            <text:p>1.202851576</text:p>
          </table:table-cell>
          <table:table-cell office:value-type="string">
            <text:p>1.128171405</text:p>
          </table:table-cell>
          <table:table-cell office:value-type="string">
            <text:p>1.025662866</text:p>
          </table:table-cell>
          <table:table-cell office:value-type="string">
            <text:p>0.864593435</text:p>
          </table:table-cell>
          <table:table-cell office:value-type="string">
            <text:p>0.818187724</text:p>
          </table:table-cell>
          <table:table-cell office:value-type="string">
            <text:p>0.822493355</text:p>
          </table:table-cell>
          <table:table-cell office:value-type="string">
            <text:p>0.808249341</text:p>
          </table:table-cell>
          <table:table-cell office:value-type="string">
            <text:p>0.793878852</text:p>
          </table:table-cell>
          <table:table-cell office:value-type="string">
            <text:p>0.779281502</text:p>
          </table:table-cell>
          <table:table-cell office:value-type="string">
            <text:p>0.761438363</text:p>
          </table:table-cell>
          <table:table-cell office:value-type="string">
            <text:p>0.746448931</text:p>
          </table:table-cell>
          <table:table-cell office:value-type="string">
            <text:p>0.729619627</text:p>
          </table:table-cell>
          <table:table-cell office:value-type="string">
            <text:p>0.712277476</text:p>
          </table:table-cell>
          <table:table-cell office:value-type="string">
            <text:p>0.694870189</text:p>
          </table:table-cell>
          <table:table-cell office:value-type="string">
            <text:p>0.67771014</text:p>
          </table:table-cell>
          <table:table-cell office:value-type="string">
            <text:p>0.660868715</text:p>
          </table:table-cell>
          <table:table-cell office:value-type="string">
            <text:p>0.644063911</text:p>
          </table:table-cell>
          <table:table-cell office:value-type="string">
            <text:p>.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13.06.2018</text:date>, <text:time>18:05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430" meta:object-count="0"/>
    <meta:generator>OpenOffice/4.1.5$Win32 OpenOffice.org_project/415m1$Build-9789</meta:generator>
  </office:meta>
</office:document-meta>
</file>